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9pt"/>
    </style:style>
    <style:style style:name="co2" style:family="table-column">
      <style:table-column-properties fo:break-before="auto" style:column-width="55.05pt"/>
    </style:style>
    <style:style style:name="co3" style:family="table-column">
      <style:table-column-properties fo:break-before="auto" style:column-width="710.19pt"/>
    </style:style>
    <style:style style:name="co4" style:family="table-column">
      <style:table-column-properties fo:break-before="auto" style:column-width="783.5pt"/>
    </style:style>
    <style:style style:name="co5" style:family="table-column">
      <style:table-column-properties fo:break-before="auto" style:column-width="64.01pt"/>
    </style:style>
    <style:style style:name="ro1" style:family="table-row">
      <style:table-row-properties style:row-height="33pt" fo:break-before="auto" style:use-optimal-row-height="true"/>
    </style:style>
    <style:style style:name="ro2" style:family="table-row">
      <style:table-row-properties style:row-height="134.59pt" fo:break-before="auto" style:use-optimal-row-height="true"/>
    </style:style>
    <style:style style:name="ro3" style:family="table-row">
      <style:table-row-properties style:row-height="30.76pt" fo:break-before="auto" style:use-optimal-row-height="true"/>
    </style:style>
    <style:style style:name="ro4" style:family="table-row">
      <style:table-row-properties style:row-height="76.9pt" fo:break-before="auto" style:use-optimal-row-height="true"/>
    </style:style>
    <style:style style:name="ro5" style:family="table-row">
      <style:table-row-properties style:row-height="42.29pt" fo:break-before="auto" style:use-optimal-row-height="true"/>
    </style:style>
    <style:style style:name="ro6" style:family="table-row">
      <style:table-row-properties style:row-height="88.44pt" fo:break-before="auto" style:use-optimal-row-height="true"/>
    </style:style>
    <style:style style:name="ro7" style:family="table-row">
      <style:table-row-properties style:row-height="203.81pt" fo:break-before="auto" style:use-optimal-row-height="true"/>
    </style:style>
    <style:style style:name="ro8" style:family="table-row">
      <style:table-row-properties style:row-height="100.01pt" fo:break-before="auto" style:use-optimal-row-height="true"/>
    </style:style>
    <style:style style:name="ro9" style:family="table-row">
      <style:table-row-properties style:row-height="238.45pt" fo:break-before="auto" style:use-optimal-row-height="true"/>
    </style:style>
    <style:style style:name="ro10" style:family="table-row">
      <style:table-row-properties style:row-height="123.05pt" fo:break-before="auto" style:use-optimal-row-height="true"/>
    </style:style>
    <style:style style:name="ro11" style:family="table-row">
      <style:table-row-properties style:row-height="111.49pt" fo:break-before="auto" style:use-optimal-row-height="true"/>
    </style:style>
    <style:style style:name="ro12" style:family="table-row">
      <style:table-row-properties style:row-height="157.66pt" fo:break-before="auto" style:use-optimal-row-height="true"/>
    </style:style>
    <style:style style:name="ro13" style:family="table-row">
      <style:table-row-properties style:row-height="353.79pt" fo:break-before="auto" style:use-optimal-row-height="true"/>
    </style:style>
    <style:style style:name="ro14" style:family="table-row">
      <style:table-row-properties style:row-height="169.2pt" fo:break-before="auto" style:use-optimal-row-height="true"/>
    </style:style>
    <style:style style:name="ro15" style:family="table-row">
      <style:table-row-properties style:row-height="457.65pt" fo:break-before="auto" style:use-optimal-row-height="true"/>
    </style:style>
    <style:style style:name="ro16" style:family="table-row">
      <style:table-row-properties style:row-height="146.15pt" fo:break-before="auto" style:use-optimal-row-height="true"/>
    </style:style>
    <style:style style:name="ro17" style:family="table-row">
      <style:table-row-properties style:row-height="311.5pt" fo:break-before="auto" style:use-optimal-row-height="true"/>
    </style:style>
    <style:style style:name="ro18" style:family="table-row">
      <style:table-row-properties style:row-height="53.8pt" fo:break-before="auto" style:use-optimal-row-height="true"/>
    </style:style>
    <style:style style:name="ro19" style:family="table-row">
      <style:table-row-properties style:row-height="65.34pt" fo:break-before="auto" style:use-optimal-row-height="true"/>
    </style:style>
    <style:style style:name="ro20" style:family="table-row">
      <style:table-row-properties style:row-height="746.16pt" fo:break-before="auto" style:use-optimal-row-height="true"/>
    </style:style>
    <style:style style:name="ro21" style:family="table-row">
      <style:table-row-properties style:row-height="192.3pt" fo:break-before="auto" style:use-optimal-row-height="true"/>
    </style:style>
    <style:style style:name="ro22" style:family="table-row">
      <style:table-row-properties style:row-height="215.35pt" fo:break-before="auto" style:use-optimal-row-height="true"/>
    </style:style>
    <style:style style:name="ro23" style:family="table-row">
      <style:table-row-properties style:row-height="142.3pt" fo:break-before="auto" style:use-optimal-row-height="true"/>
    </style:style>
    <style:style style:name="ro24" style:family="table-row">
      <style:table-row-properties style:row-height="861.51pt" fo:break-before="auto" style:use-optimal-row-height="true"/>
    </style:style>
    <style:style style:name="ro25" style:family="table-row">
      <style:table-row-properties style:row-height="284.6pt" fo:break-before="auto" style:use-optimal-row-height="true"/>
    </style:style>
    <style:style style:name="ro26" style:family="table-row">
      <style:table-row-properties style:row-height="249.99pt" fo:break-before="auto" style:use-optimal-row-height="true"/>
    </style:style>
    <style:style style:name="ro27" style:family="table-row">
      <style:table-row-properties style:row-height="515.34pt" fo:break-before="auto" style:use-optimal-row-height="true"/>
    </style:style>
    <style:style style:name="ro28" style:family="table-row">
      <style:table-row-properties style:row-height="342.31pt" fo:break-before="auto" style:use-optimal-row-height="true"/>
    </style:style>
    <style:style style:name="ro29" style:family="table-row">
      <style:table-row-properties style:row-height="273.06pt" fo:break-before="auto" style:use-optimal-row-height="true"/>
    </style:style>
    <style:style style:name="ro30" style:family="table-row">
      <style:table-row-properties style:row-height="376.89pt" fo:break-before="auto" style:use-optimal-row-height="true"/>
    </style:style>
    <style:style style:name="ro31" style:family="table-row">
      <style:table-row-properties style:row-height="261.5pt" fo:break-before="auto" style:use-optimal-row-height="true"/>
    </style:style>
    <style:style style:name="ro32" style:family="table-row">
      <style:table-row-properties style:row-height="365.36pt" fo:break-before="auto" style:use-optimal-row-height="true"/>
    </style:style>
    <style:style style:name="ro33" style:family="table-row">
      <style:table-row-properties style:row-height="642.3pt" fo:break-before="auto" style:use-optimal-row-height="true"/>
    </style:style>
    <style:style style:name="ro34" style:family="table-row">
      <style:table-row-properties style:row-height="319.21pt" fo:break-before="auto" style:use-optimal-row-height="true"/>
    </style:style>
    <style:style style:name="ro35" style:family="table-row">
      <style:table-row-properties style:row-height="330.75pt" fo:break-before="auto" style:use-optimal-row-height="true"/>
    </style:style>
    <style:style style:name="ro36" style:family="table-row">
      <style:table-row-properties style:row-height="180.74pt" fo:break-before="auto" style:use-optimal-row-height="true"/>
    </style:style>
    <style:style style:name="ro37" style:family="table-row">
      <style:table-row-properties style:row-height="503.8pt" fo:break-before="auto" style:use-optimal-row-height="true"/>
    </style:style>
    <style:style style:name="ro38" style:family="table-row">
      <style:table-row-properties style:row-height="153.81pt" fo:break-before="auto" style:use-optimal-row-height="true"/>
    </style:style>
    <style:style style:name="ro39" style:family="table-row">
      <style:table-row-properties style:row-height="30.6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padding="10.01pt" style:vertical-align="middl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table-cell-properties fo:wrap-option="wrap" fo:padding="10.01pt" style:vertical-align="middle"/>
    </style:style>
  </office:automatic-styles>
  <office:body>
    <office:spreadsheet>
      <table:calculation-settings table:automatic-find-labels="false" table:use-regular-expressions="false" table:use-wildcards="true"/>
      <table:table table:name="sample_conclusion_df"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table:style-name="ce1"/>
          <table:table-cell table:style-name="ce1" office:value-type="string" calcext:value-type="string">
            <text:p>ID</text:p>
          </table:table-cell>
          <table:table-cell table:style-name="ce1" office:value-type="string" calcext:value-type="string">
            <text:p>Argument</text:p>
          </table:table-cell>
          <table:table-cell table:style-name="ce1" office:value-type="string" calcext:value-type="string">
            <text:p>Conclusion</text:p>
          </table:table-cell>
          <table:table-cell table:style-name="ce1" office:value-type="string" calcext:value-type="string">
            <text:p>Valid</text:p>
          </table:table-cell>
          <table:table-cell table:style-name="ce1" table:number-columns-repeated="1019"/>
        </table:table-row>
        <table:table-row table:style-name="ro2">
          <table:table-cell office:value-type="float" office:value="0" calcext:value-type="float">
            <text:p>0</text:p>
          </table:table-cell>
          <table:table-cell office:value-type="string" calcext:value-type="string">
            <text:p>t3_ax8k7o</text:p>
          </table:table-cell>
          <table:table-cell office:value-type="string" calcext:value-type="string">
            <text:p>a few years back i would use notepad for my programming in c which was fine at the time. i then spent time using vscode to code in python. i made a huge project with hundreds of lines of python code, but it needed a couple of lines of python code and i was near a computer that did only had notepad installed and needed a quick fix. so i added the couple of lines of python code using notepad and everything looks indented like it should like in vscode, but when i tried to interpret the code with the python interpreter it gave indentation error issues. in this instance its terrible to transition from vscode to notepad to make a few additions and in this sense it is terrible to use notepad to code in python. this flaw in notepad might cause people to avoid using notepad altogether and settle with something like vscode, because people don't want to switch text ors just to code in a different language. in that sense more people may transition to vscode and leave other text ors just because how supportive vscode is. as stated before i used notepad for c so i'm not attacking a text or. notepad is more light weight than vscode, but not by a significant amount. the light theme notepad has is the only theme i like that is light. normally i would prefer dark themes like vscode's dark theme is quite nice. i really hope you can change my view that notepad isn't a terrible or to code in and that maybe i could be wrong.</text:p>
          </table:table-cell>
          <table:table-cell office:value-type="string" calcext:value-type="string">
            <text:p>Python (programming language) is terrible to code in and notepad is the only good text-to-code language.</text:p>
          </table:table-cell>
          <table:table-cell table:number-columns-repeated="1020"/>
        </table:table-row>
        <table:table-row table:style-name="ro3">
          <table:table-cell office:value-type="float" office:value="1" calcext:value-type="float">
            <text:p>1</text:p>
          </table:table-cell>
          <table:table-cell table:number-columns-repeated="2"/>
          <table:table-cell office:value-type="string" calcext:value-type="string">
            <text:p>Time spent using notepad for programming in Python is terrible and should be replaced with something like VSCode.</text:p>
          </table:table-cell>
          <table:table-cell table:number-columns-repeated="1020"/>
        </table:table-row>
        <table:table-row table:style-name="ro3">
          <table:table-cell office:value-type="float" office:value="2" calcext:value-type="float">
            <text:p>2</text:p>
          </table:table-cell>
          <table:table-cell table:number-columns-repeated="2"/>
          <table:table-cell office:value-type="string" calcext:value-type="string">
            <text:p>Lightweight text editors like Notepad are terrible to code in.</text:p>
          </table:table-cell>
          <table:table-cell table:number-columns-repeated="1020"/>
        </table:table-row>
        <table:table-row table:style-name="ro3">
          <table:table-cell office:value-type="float" office:value="3" calcext:value-type="float">
            <text:p>3</text:p>
          </table:table-cell>
          <table:table-cell table:number-columns-repeated="2"/>
          <table:table-cell office:value-type="string" calcext:value-type="string">
            <text:p><text:s/>Notepad++ is a terrible text editor to code in Python</text:p>
          </table:table-cell>
          <table:table-cell table:number-columns-repeated="1020"/>
        </table:table-row>
        <table:table-row table:style-name="ro3">
          <table:table-cell office:value-type="float" office:value="4" calcext:value-type="float">
            <text:p>4</text:p>
          </table:table-cell>
          <table:table-cell table:number-columns-repeated="2"/>
          <table:table-cell office:value-type="string" calcext:value-type="string">
            <text:p>Light-ondark color scheme of notepad is bad and should be replaced by CSSode.</text:p>
          </table:table-cell>
          <table:table-cell table:number-columns-repeated="1020"/>
        </table:table-row>
        <table:table-row table:style-name="ro3">
          <table:table-cell office:value-type="float" office:value="5" calcext:value-type="float">
            <text:p>5</text:p>
          </table:table-cell>
          <table:table-cell table:number-columns-repeated="2"/>
          <table:table-cell office:value-type="string" calcext:value-type="string">
            <text:p>Language interpretation is difficult when using notepad to code in Python.</text:p>
          </table:table-cell>
          <table:table-cell table:number-columns-repeated="1020"/>
        </table:table-row>
        <table:table-row table:style-name="ro3">
          <table:table-cell office:value-type="float" office:value="6" calcext:value-type="float">
            <text:p>6</text:p>
          </table:table-cell>
          <table:table-cell table:number-columns-repeated="2"/>
          <table:table-cell office:value-type="string" calcext:value-type="string">
            <text:p>Python (programming language) is such a terrible tool for code.</text:p>
          </table:table-cell>
          <table:table-cell table:number-columns-repeated="1020"/>
        </table:table-row>
        <table:table-row table:style-name="ro4">
          <table:table-cell office:value-type="float" office:value="7" calcext:value-type="float">
            <text:p>7</text:p>
          </table:table-cell>
          <table:table-cell office:value-type="string" calcext:value-type="string">
            <text:p>t3_a6n62c</text:p>
          </table:table-cell>
          <table:table-cell office:value-type="string" calcext:value-type="string">
            <text:p>i'm in the college application process so i've thought about this a lot. although i grew up dreaming of going to an ivy, i didn't even waste my time money applying to one. the reason being they give zero merit scholarships. although i had a decent chance of acceptance, even if i got a letter from every top 20 school, i wouldn't attend unless i got a full ride atleast. why? because i get free tuition 10k a year allowance if i stay in state. aside from my parents paying for food and housing not a problem. i don't think it's ever worth it to pay so much to get a slightly better education. grad school is a different story. for now though, i'm sold on paying the least amount to go to any decent college.</text:p>
          </table:table-cell>
          <table:table-cell office:value-type="string" calcext:value-type="string">
            <text:p><text:s/>It isn't worth having to pay so much to attend a top college</text:p>
          </table:table-cell>
          <table:table-cell table:number-columns-repeated="1020"/>
        </table:table-row>
        <table:table-row table:style-name="ro3">
          <table:table-cell office:value-type="float" office:value="8" calcext:value-type="float">
            <text:p>8</text:p>
          </table:table-cell>
          <table:table-cell table:number-columns-repeated="2"/>
          <table:table-cell office:value-type="string" calcext:value-type="string">
            <text:p>Free education is better than paid college.</text:p>
          </table:table-cell>
          <table:table-cell table:number-columns-repeated="1020"/>
        </table:table-row>
        <table:table-row table:style-name="ro5">
          <table:table-cell office:value-type="float" office:value="9" calcext:value-type="float">
            <text:p>9</text:p>
          </table:table-cell>
          <table:table-cell table:number-columns-repeated="2"/>
          <table:table-cell office:value-type="string" calcext:value-type="string">
            <text:p>Graduate school (or any college for that matter) costs more money than I believe that is reasonable, and that this means that I wouldn't be able to get into a decent college once I move to a good state.</text:p>
          </table:table-cell>
          <table:table-cell table:number-columns-repeated="1020"/>
        </table:table-row>
        <table:table-row table:style-name="ro3">
          <table:table-cell office:value-type="float" office:value="10" calcext:value-type="float">
            <text:p>10</text:p>
          </table:table-cell>
          <table:table-cell table:number-columns-repeated="2"/>
          <table:table-cell office:value-type="string" calcext:value-type="string">
            <text:p>Education is not worth the cost of going to an Ivy League college.</text:p>
          </table:table-cell>
          <table:table-cell table:number-columns-repeated="1020"/>
        </table:table-row>
        <table:table-row table:style-name="ro3">
          <table:table-cell office:value-type="float" office:value="11" calcext:value-type="float">
            <text:p>11</text:p>
          </table:table-cell>
          <table:table-cell table:number-columns-repeated="2"/>
          <table:table-cell office:value-type="string" calcext:value-type="string">
            <text:p>Record chart: if I can afford to pay more than a little bit of money, I should be paying the least.</text:p>
          </table:table-cell>
          <table:table-cell table:number-columns-repeated="1020"/>
        </table:table-row>
        <table:table-row table:style-name="ro3">
          <table:table-cell office:value-type="float" office:value="12" calcext:value-type="float">
            <text:p>12</text:p>
          </table:table-cell>
          <table:table-cell table:number-columns-repeated="2"/>
          <table:table-cell office:value-type="string" calcext:value-type="string">
            <text:p>Reason 1: I don't think it's worth the money to go to an Ivy League college.</text:p>
          </table:table-cell>
          <table:table-cell table:number-columns-repeated="1020"/>
        </table:table-row>
        <table:table-row table:style-name="ro3">
          <table:table-cell office:value-type="float" office:value="13" calcext:value-type="float">
            <text:p>13</text:p>
          </table:table-cell>
          <table:table-cell table:number-columns-repeated="2"/>
          <table:table-cell office:value-type="string" calcext:value-type="string">
            <text:p>Graduate school is not worth it if you don't get a full scholarship.</text:p>
          </table:table-cell>
          <table:table-cell table:number-columns-repeated="1020"/>
        </table:table-row>
        <table:table-row table:style-name="ro6">
          <table:table-cell office:value-type="float" office:value="14" calcext:value-type="float">
            <text:p>14</text:p>
          </table:table-cell>
          <table:table-cell office:value-type="string" calcext:value-type="string">
            <text:p>t3_d0x3k6</text:p>
          </table:table-cell>
          <table:table-cell office:value-type="string" calcext:value-type="string">
            <text:p>i believe that the only purpose of law should be to protect us from other people's malicious intentions. i do not believe it is at all the government's responsibility to ensure that i make healthy choices or that i live a safe or healthy lifestyle. anything i choose to do with my life should be legal so long as i'm not causing harm or suffering to anyone else. i know one argument is that some laws exist in the best interest of society people living longer lives and having more opportunities to reproduce offspring is a societal good , but it should be my choice and not my legal obligation to concern myself with the wellbeing of society. to be clear i'm not advocating some survival of the fittest anarchist utopia. i believe that laws are important, but i believe that their sole purpose should be to protect us from other people with malicious intent to cause harm or suffering.</text:p>
          </table:table-cell>
          <table:table-cell office:value-type="string" calcext:value-type="string">
            <text:p>Government is not obligated to protect me from other people's malicious intentions.</text:p>
          </table:table-cell>
          <table:table-cell table:number-columns-repeated="1020"/>
        </table:table-row>
        <table:table-row table:style-name="ro3">
          <table:table-cell office:value-type="float" office:value="15" calcext:value-type="float">
            <text:p>15</text:p>
          </table:table-cell>
          <table:table-cell table:number-columns-repeated="2"/>
          <table:table-cell office:value-type="string" calcext:value-type="string">
            <text:p>Laws should ONLY exist to protect us from the malicious intent of others.</text:p>
          </table:table-cell>
          <table:table-cell table:number-columns-repeated="1020"/>
        </table:table-row>
        <table:table-row table:style-name="ro3">
          <table:table-cell office:value-type="float" office:value="16" calcext:value-type="float">
            <text:p>16</text:p>
          </table:table-cell>
          <table:table-cell table:number-columns-repeated="2"/>
          <table:table-cell office:value-type="string" calcext:value-type="string">
            <text:p>Law of obligations and laws are mostly irrelevant and should be abandoned</text:p>
          </table:table-cell>
          <table:table-cell table:number-columns-repeated="1020"/>
        </table:table-row>
        <table:table-row table:style-name="ro3">
          <table:table-cell office:value-type="float" office:value="17" calcext:value-type="float">
            <text:p>17</text:p>
          </table:table-cell>
          <table:table-cell table:number-columns-repeated="2"/>
          <table:table-cell office:value-type="string" calcext:value-type="string">
            <text:p>Argument that the only purpose of law should be to protect us from other people's malicious intentions.</text:p>
          </table:table-cell>
          <table:table-cell table:number-columns-repeated="1020"/>
        </table:table-row>
        <table:table-row table:style-name="ro3">
          <table:table-cell office:value-type="float" office:value="18" calcext:value-type="float">
            <text:p>18</text:p>
          </table:table-cell>
          <table:table-cell table:number-columns-repeated="2"/>
          <table:table-cell office:value-type="string" calcext:value-type="string">
            <text:p>Health promotion (and all other moral issues) should be restricted or no further at all.</text:p>
          </table:table-cell>
          <table:table-cell table:number-columns-repeated="1020"/>
        </table:table-row>
        <table:table-row table:style-name="ro3">
          <table:table-cell office:value-type="float" office:value="19" calcext:value-type="float">
            <text:p>19</text:p>
          </table:table-cell>
          <table:table-cell table:number-columns-repeated="2"/>
          <table:table-cell office:value-type="string" calcext:value-type="string">
            <text:p>Malice (law) should be a requirement</text:p>
          </table:table-cell>
          <table:table-cell table:number-columns-repeated="1020"/>
        </table:table-row>
        <table:table-row table:style-name="ro3">
          <table:table-cell office:value-type="float" office:value="20" calcext:value-type="float">
            <text:p>20</text:p>
          </table:table-cell>
          <table:table-cell table:number-columns-repeated="2"/>
          <table:table-cell office:value-type="string" calcext:value-type="string">
            <text:p>Law should not exist to protect me from other people's malicious intentions.</text:p>
          </table:table-cell>
          <table:table-cell table:number-columns-repeated="1020"/>
        </table:table-row>
        <table:table-row table:style-name="ro7">
          <table:table-cell office:value-type="float" office:value="21" calcext:value-type="float">
            <text:p>21</text:p>
          </table:table-cell>
          <table:table-cell office:value-type="string" calcext:value-type="string">
            <text:p>t3_bx46xe</text:p>
          </table:table-cell>
          <table:table-cell office:value-type="string" calcext:value-type="string">
            <text:p>if you agree that there is such a thing as hate, then you must necessarily agree that there is such a thing as hateful. hate speech: abusive or threatening speech or writing that expresses prejudice against a particular group, especially on the basis of race, religion, or sexual orientation. we can acknowledge hate speech without legally restricting free speech. acknowledging hate speech is not necessarily the same as advocating for or implementing laws that would restrict hate speech. i believe that those who refuse to acknowledge that hate speech exists generally do so because they fear that by acknowledging it, they're giving a foothold to laws and to a lesser extent policies by private entities to ban certain speech. raising the point 'but who decides what is hate speech? ' doesn't actually disprove the existence of hate speech. appealing to the 'free market place of ideas' doesn't disprove the existence of hate speech and doesn't even guarantee that good ideas prevail over bad ideas. good ideas being ones that have integrity and or facilitate some goal and bad ideas being ones that lack integrity and or don't facilitate some goal, or worse, is counter productive. by integrity i just mean ideas that are honest, rational, and objective . we can more or less objectively evaluate whether some speech is hateful or not. what speech should be banned, by who, where, when, why, and how is a different conversation. and if you must know, here is my position on free speech. i think it is very useful to think of free speech as generally the lesser of two evils that is free speech for all, or free speech for some or no one . that is, i think a society that has free speech is generally better than one that doesn't, but i also acknowledge that free speech has a cost itself. after all, it's ridiculous to deny that speech has no consequences for society individuals, if such were the case we would not ever desire to see the rise or decline of certain ideas. if enough people have hate for a group in society, it stands to reason that there will be increasingly adverse consequences for that group as hate for them increases though the exact details depends on their position and numbers, as well as the position and numbers of those who hate them . it should be obvious, but i think a society with less hate speech is better as well.</text:p>
          </table:table-cell>
          <table:table-cell office:value-type="string" calcext:value-type="string">
            <text:p>Sexual orientation/race should not be a component of hate speech and should not make the "free market of ideas" into a target..</text:p>
          </table:table-cell>
          <table:table-cell table:number-columns-repeated="1020"/>
        </table:table-row>
        <table:table-row table:style-name="ro3">
          <table:table-cell office:value-type="float" office:value="22" calcext:value-type="float">
            <text:p>22</text:p>
          </table:table-cell>
          <table:table-cell table:number-columns-repeated="2"/>
          <table:table-cell office:value-type="string" calcext:value-type="string">
            <text:p>Society should embrace hate speech and not ban it.</text:p>
          </table:table-cell>
          <table:table-cell table:number-columns-repeated="1020"/>
        </table:table-row>
        <table:table-row table:style-name="ro3">
          <table:table-cell office:value-type="float" office:value="23" calcext:value-type="float">
            <text:p>23</text:p>
          </table:table-cell>
          <table:table-cell table:number-columns-repeated="2"/>
          <table:table-cell office:value-type="string" calcext:value-type="string">
            <text:p>Freedom of speech is not just fundamental, it is completely necessary.</text:p>
          </table:table-cell>
          <table:table-cell table:number-columns-repeated="1020"/>
        </table:table-row>
        <table:table-row table:style-name="ro3">
          <table:table-cell office:value-type="float" office:value="24" calcext:value-type="float">
            <text:p>24</text:p>
          </table:table-cell>
          <table:table-cell table:number-columns-repeated="2"/>
          <table:table-cell office:value-type="string" calcext:value-type="string">
            <text:p>Free market place of ideas is the best way to deal with hate speech.</text:p>
          </table:table-cell>
          <table:table-cell table:number-columns-repeated="1020"/>
        </table:table-row>
        <table:table-row table:style-name="ro3">
          <table:table-cell office:value-type="float" office:value="25" calcext:value-type="float">
            <text:p>25</text:p>
          </table:table-cell>
          <table:table-cell table:number-columns-repeated="2"/>
          <table:table-cell office:value-type="string" calcext:value-type="string">
            <text:p><text:s/>Hate Speech exists and is not mutually exclusive with Free Speech</text:p>
          </table:table-cell>
          <table:table-cell table:number-columns-repeated="1020"/>
        </table:table-row>
        <table:table-row table:style-name="ro3">
          <table:table-cell office:value-type="float" office:value="26" calcext:value-type="float">
            <text:p>26</text:p>
          </table:table-cell>
          <table:table-cell table:number-columns-repeated="2"/>
          <table:table-cell office:value-type="string" calcext:value-type="string">
            <text:p>Free market place of ideas is more useful than hate speech, regardless of political ideology.</text:p>
          </table:table-cell>
          <table:table-cell table:number-columns-repeated="1020"/>
        </table:table-row>
        <table:table-row table:style-name="ro3">
          <table:table-cell office:value-type="float" office:value="27" calcext:value-type="float">
            <text:p>27</text:p>
          </table:table-cell>
          <table:table-cell table:number-columns-repeated="2"/>
          <table:table-cell office:value-type="string" calcext:value-type="string">
            <text:p>Freedom of speech is the best way to deal with hate speech.</text:p>
          </table:table-cell>
          <table:table-cell table:number-columns-repeated="1020"/>
        </table:table-row>
        <table:table-row table:style-name="ro6">
          <table:table-cell office:value-type="float" office:value="28" calcext:value-type="float">
            <text:p>28</text:p>
          </table:table-cell>
          <table:table-cell office:value-type="string" calcext:value-type="string">
            <text:p>t3_b7ywk5</text:p>
          </table:table-cell>
          <table:table-cell office:value-type="string" calcext:value-type="string">
            <text:p>oh god. here comes the downvotes. i expect it and don't care, but at least read my reasoning after. amp; x200b; let me start with that i'm homophobic. i honestly hate the word 'homophobe,' because i'm not scared of gay people at all. that doesn't mean i go out of my way in public, find any gay person i see and call him or her disparaging names, but i wouldn't be accepting of a gay child, i'm against gay marriage, i find it quite disgusting, and i will never accept is as natural. the reason i say it's 100 fine with being homophobic is because i think it's equally as accepted as being against homophobes. i couldn't think of any reason for there to be an imbalance. both viewpoints stem from personal values, so being homophobic should be embraced and treated equally as acceptable as those who push tolerance of lgbt people.</text:p>
          </table:table-cell>
          <table:table-cell office:value-type="string" calcext:value-type="string">
            <text:p>Balance disorder in which being homophobic is acceptable from a gay point of view is equally acceptable as being against homophobia</text:p>
          </table:table-cell>
          <table:table-cell table:number-columns-repeated="1020"/>
        </table:table-row>
        <table:table-row table:style-name="ro3">
          <table:table-cell office:value-type="float" office:value="29" calcext:value-type="float">
            <text:p>29</text:p>
          </table:table-cell>
          <table:table-cell table:number-columns-repeated="2"/>
          <table:table-cell office:value-type="string" calcext:value-type="string">
            <text:p>Reasoning that being homophobic is fine is the same as being against homophobia.</text:p>
          </table:table-cell>
          <table:table-cell table:number-columns-repeated="1020"/>
        </table:table-row>
        <table:table-row table:style-name="ro3">
          <table:table-cell office:value-type="float" office:value="30" calcext:value-type="float">
            <text:p>30</text:p>
          </table:table-cell>
          <table:table-cell table:number-columns-repeated="2"/>
          <table:table-cell office:value-type="string" calcext:value-type="string">
            <text:p>Value (ethics) should be as important to me as having a gay lifestyle.</text:p>
          </table:table-cell>
          <table:table-cell table:number-columns-repeated="1020"/>
        </table:table-row>
        <table:table-row table:style-name="ro3">
          <table:table-cell office:value-type="float" office:value="31" calcext:value-type="float">
            <text:p>31</text:p>
          </table:table-cell>
          <table:table-cell table:number-columns-repeated="2"/>
          <table:table-cell office:value-type="string" calcext:value-type="string">
            <text:p>God forbid I'm homophobic. I'm 100 fine with being homophobic and I think it's equally fine as being against homophobes.</text:p>
          </table:table-cell>
          <table:table-cell table:number-columns-repeated="1020"/>
        </table:table-row>
        <table:table-row table:style-name="ro3">
          <table:table-cell office:value-type="float" office:value="32" calcext:value-type="float">
            <text:p>32</text:p>
          </table:table-cell>
          <table:table-cell table:number-columns-repeated="2"/>
          <table:table-cell office:value-type="string" calcext:value-type="string">
            <text:p>Same-sex marriage is not wrong, that's the same thing as being homosexual</text:p>
          </table:table-cell>
          <table:table-cell table:number-columns-repeated="1020"/>
        </table:table-row>
        <table:table-row table:style-name="ro3">
          <table:table-cell office:value-type="float" office:value="33" calcext:value-type="float">
            <text:p>33</text:p>
          </table:table-cell>
          <table:table-cell table:number-columns-repeated="2"/>
          <table:table-cell office:value-type="string" calcext:value-type="string">
            <text:p>Homophobia is perfectly fine as long as it's not being used as an excuse for being anti-gay.</text:p>
          </table:table-cell>
          <table:table-cell table:number-columns-repeated="1020"/>
        </table:table-row>
        <table:table-row table:style-name="ro3">
          <table:table-cell office:value-type="float" office:value="34" calcext:value-type="float">
            <text:p>34</text:p>
          </table:table-cell>
          <table:table-cell table:number-columns-repeated="2"/>
          <table:table-cell office:value-type="string" calcext:value-type="string">
            <text:p><text:s/>It's 100% fine to be homophobic/hating of people who are LGBT.</text:p>
          </table:table-cell>
          <table:table-cell table:number-columns-repeated="1020"/>
        </table:table-row>
        <table:table-row table:style-name="ro8">
          <table:table-cell office:value-type="float" office:value="35" calcext:value-type="float">
            <text:p>35</text:p>
          </table:table-cell>
          <table:table-cell office:value-type="string" calcext:value-type="string">
            <text:p>t3_baugfe</text:p>
          </table:table-cell>
          <table:table-cell office:value-type="string" calcext:value-type="string">
            <text:p>the russiagate thing has always been nonsense in my view. trump has done many things that are directly against the interests of russia: 1 invasion and occupation of syria 2 hijacking russia germany oil deal 3 u. s. support for nato troops in the black sea 4 backing rebels in ukraine but trump has certain dictators that it seems like he will do the bidding of. s. a. 1 trump's non response to the assassination of jamal kashoggi 2 u. s. backing of the genocide campaign in yemen 3 rick perry signing off on secret nuclear technology deal with the saudis nuclear proliferation in the m. e. 4 foreign emoluments violations apparent in the quid pro quo transactions between trump admin and the saudi government there are other countries that trump had shown puppetlike loyalty to. turkish president erodgan's soldiers attacked american protesters, to which trump responded with nothing. there is a leaked recording of benjamin netanyahu saying that he could get trump to do whatever he wants him to, and this is reflected in trump admins policies.</text:p>
          </table:table-cell>
          <table:table-cell office:value-type="string" calcext:value-type="string">
            <text:p>President of Turkey is actually a nice person and I believe that the Russian/Russia collusion thing is bullshit.</text:p>
          </table:table-cell>
          <table:table-cell table:number-columns-repeated="1020"/>
        </table:table-row>
        <table:table-row table:style-name="ro3">
          <table:table-cell office:value-type="float" office:value="36" calcext:value-type="float">
            <text:p>36</text:p>
          </table:table-cell>
          <table:table-cell table:number-columns-repeated="2"/>
          <table:table-cell office:value-type="string" calcext:value-type="string">
            <text:p>Assassination of Jamal Kashoggi is not directly against the interests of Russia.</text:p>
          </table:table-cell>
          <table:table-cell table:number-columns-repeated="1020"/>
        </table:table-row>
        <table:table-row table:style-name="ro3">
          <table:table-cell office:value-type="float" office:value="37" calcext:value-type="float">
            <text:p>37</text:p>
          </table:table-cell>
          <table:table-cell table:number-columns-repeated="2"/>
          <table:table-cell office:value-type="string" calcext:value-type="string">
            <text:p>Presidency of Donald Trump is a puppet, but he has been shown a lot of character..</text:p>
          </table:table-cell>
          <table:table-cell table:number-columns-repeated="1020"/>
        </table:table-row>
        <table:table-row table:style-name="ro3">
          <table:table-cell office:value-type="float" office:value="38" calcext:value-type="float">
            <text:p>38</text:p>
          </table:table-cell>
          <table:table-cell table:number-columns-repeated="2"/>
          <table:table-cell office:value-type="string" calcext:value-type="string">
            <text:p><text:s/>Donald Trump is not a puppet of Russia, but is a puppet of Saudi Arabia and others</text:p>
          </table:table-cell>
          <table:table-cell table:number-columns-repeated="1020"/>
        </table:table-row>
        <table:table-row table:style-name="ro3">
          <table:table-cell office:value-type="float" office:value="39" calcext:value-type="float">
            <text:p>39</text:p>
          </table:table-cell>
          <table:table-cell table:number-columns-repeated="2"/>
          <table:table-cell office:value-type="string" calcext:value-type="string">
            <text:p>President of Turkey has shown puppetlike loyalty to the U.S.</text:p>
          </table:table-cell>
          <table:table-cell table:number-columns-repeated="1020"/>
        </table:table-row>
        <table:table-row table:style-name="ro3">
          <table:table-cell office:value-type="float" office:value="40" calcext:value-type="float">
            <text:p>40</text:p>
          </table:table-cell>
          <table:table-cell table:number-columns-repeated="2"/>
          <table:table-cell office:value-type="string" calcext:value-type="string">
            <text:p>Russian interference in the 2016 United States elections was not Russia, nor was it a result of Russia.</text:p>
          </table:table-cell>
          <table:table-cell table:number-columns-repeated="1020"/>
        </table:table-row>
        <table:table-row table:style-name="ro3">
          <table:table-cell office:value-type="float" office:value="41" calcext:value-type="float">
            <text:p>41</text:p>
          </table:table-cell>
          <table:table-cell table:number-columns-repeated="2"/>
          <table:table-cell office:value-type="string" calcext:value-type="string">
            <text:p>Presidency of Donald Trump is a puppet for the interests of Russia.</text:p>
          </table:table-cell>
          <table:table-cell table:number-columns-repeated="1020"/>
        </table:table-row>
        <table:table-row table:style-name="ro9">
          <table:table-cell office:value-type="float" office:value="42" calcext:value-type="float">
            <text:p>42</text:p>
          </table:table-cell>
          <table:table-cell office:value-type="string" calcext:value-type="string">
            <text:p>t3_cu661g</text:p>
          </table:table-cell>
          <table:table-cell office:value-type="string" calcext:value-type="string">
            <text:p>you could go out and find the most racist conspiracy believing birtherism supporting anti obama nut job from the obama years and they wouldn't hold even a candle to the average liberal anti trump person. the average democrat senator. there was no republican senators repeating the racism and birther conspiracy is under obama but you had high level democrat congress people like adam schiff maxine waters nancy pelosi thomas swalwell pushing he's racist russia conspiracy theories at the mueller report debunked the democrats are the party of racism in conspiracy theories. they deliberately push lies and conspiracy theories to the public that resulted in violence from groups like antifa and democracy now and other liberals i took to the streets with weapons. what kind of treason democrats committed against their own country is not comparable to anything republicans did it's not comparable to anything else in history since the time the democrats seceded and started the civil warr i don't care what policies democrats percent to support i don't care what policies republicans can't pretend to support. the democrat party is the most dangerous threat to america. greater than isis. greater than any white supremacist. the democrat party launched a treasonous coup against the president and literally lied to their millions of uneducated racist followers. they pushed me in stream ridiculous racist conspiracy theories that they knew were false. the democrats cannot safely be considered just a political party. they should be considered a terrorist group. alex jones. deplatformed for potentially inspiring violence with his conspiracy theories and what should happen to the democrat party? surely they can't be allowed on the internet or on tv. and if they couldn't be allowed on the internet or tv by the alex jones standard then they certainly shouldn't be allowed to running the government some of them i assume are nice people. but we're not talking about a fringe group of radicals. we're talking about the average liberal. the top democrat senators. not even minor ones. we're talking about the speaker of the house. third in line to the presidency. we're talkin about house chairman adam schiff. who is on the house intelligence committee privy to the most classified documents the government had. isn't that people that should be in those positions. they are a dangerous threat to the country. they attempted to undermine the democracy. they attempted to push for the very division that russia had wanted. i don't know what legal power republican senate or the president might have but they should use all of it to literally make the democrat party at legal. for the safety of the country the democrat party should not be allowed to exist and all of its members should be in prison for treasonn</text:p>
          </table:table-cell>
          <table:table-cell office:value-type="string" calcext:value-type="string">
            <text:p>Streaming conspiracy theories on the internet is dangerous and the Democratic Party should be deplatformed.</text:p>
          </table:table-cell>
          <table:table-cell table:number-columns-repeated="1020"/>
        </table:table-row>
        <table:table-row table:style-name="ro3">
          <table:table-cell office:value-type="float" office:value="43" calcext:value-type="float">
            <text:p>43</text:p>
          </table:table-cell>
          <table:table-cell table:number-columns-repeated="2"/>
          <table:table-cell office:value-type="string" calcext:value-type="string">
            <text:p>Classified information on the American Dem party is the least important thing.</text:p>
          </table:table-cell>
          <table:table-cell table:number-columns-repeated="1020"/>
        </table:table-row>
        <table:table-row table:style-name="ro3">
          <table:table-cell office:value-type="float" office:value="44" calcext:value-type="float">
            <text:p>44</text:p>
          </table:table-cell>
          <table:table-cell table:number-columns-repeated="2"/>
          <table:table-cell office:value-type="string" calcext:value-type="string">
            <text:p>Political party is the most dangerous threat to America and should be de-platformed.</text:p>
          </table:table-cell>
          <table:table-cell table:number-columns-repeated="1020"/>
        </table:table-row>
        <table:table-row table:style-name="ro5">
          <table:table-cell office:value-type="float" office:value="45" calcext:value-type="float">
            <text:p>45</text:p>
          </table:table-cell>
          <table:table-cell table:number-columns-repeated="2"/>
          <table:table-cell office:value-type="string" calcext:value-type="string">
            <text:p><text:s/>You could go out and find the most racist conspiracy believing birtherism supporting anti-obama nut job from the Obama years and they wouldn't hold even a candle to the AVERAGE liberal anti-trump person.</text:p>
          </table:table-cell>
          <table:table-cell table:number-columns-repeated="1020"/>
        </table:table-row>
        <table:table-row table:style-name="ro3">
          <table:table-cell office:value-type="float" office:value="46" calcext:value-type="float">
            <text:p>46</text:p>
          </table:table-cell>
          <table:table-cell table:number-columns-repeated="2"/>
          <table:table-cell office:value-type="string" calcext:value-type="string">
            <text:p>Internet conspiracy theorists should be deplatformed and the Democratic Party should be considered a terrorist group.</text:p>
          </table:table-cell>
          <table:table-cell table:number-columns-repeated="1020"/>
        </table:table-row>
        <table:table-row table:style-name="ro3">
          <table:table-cell office:value-type="float" office:value="47" calcext:value-type="float">
            <text:p>47</text:p>
          </table:table-cell>
          <table:table-cell table:number-columns-repeated="2"/>
          <table:table-cell office:value-type="string" calcext:value-type="string">
            <text:p>White supremacy is the most dangerous threat to America and the Republican Party is the least dangerous.</text:p>
          </table:table-cell>
          <table:table-cell table:number-columns-repeated="1020"/>
        </table:table-row>
        <table:table-row table:style-name="ro3">
          <table:table-cell office:value-type="float" office:value="48" calcext:value-type="float">
            <text:p>48</text:p>
          </table:table-cell>
          <table:table-cell table:number-columns-repeated="2"/>
          <table:table-cell office:value-type="string" calcext:value-type="string">
            <text:p>Conspiracy theory can be proven to be dangerous, therefore you should be extremely vigilant.</text:p>
          </table:table-cell>
          <table:table-cell table:number-columns-repeated="1020"/>
        </table:table-row>
        <table:table-row table:style-name="ro7">
          <table:table-cell office:value-type="float" office:value="49" calcext:value-type="float">
            <text:p>49</text:p>
          </table:table-cell>
          <table:table-cell office:value-type="string" calcext:value-type="string">
            <text:p>t3_b536em</text:p>
          </table:table-cell>
          <table:table-cell office:value-type="string" calcext:value-type="string">
            <text:p>the context for this discussion comes from a law that will be put into action very soon in my country of the uk: on april 1st, porn websites will require people connecting from the uk to provide some proof of identification for entry. this can be done in a number of ways, namely sending a picture of your passport driving license to the website or buying a 'porn license' from your local shop which will cost around 5 . the arguments against this enforcement are plentiful and convincing, usually involving security risks of sending highly private documents to services you cant trust, or the idea of publicly displaying your private interests by buying the license. i agree with these arguments strongly and i doubt many people see good in them, but i think the discussion should be focused on a different area: should there even be an age restriction on pornography? it is well documented and normal for young teenagers to masturbate once their sexual hormones start developing. the safest way they can do this is through the use of pornography between two consenting adults. this allows the person to stimulate themselves without directly violating the consent of anyone else, as well as giving them an environment to learn about topics such as consent and safe sex without the awkward nature of being taught this in the classroom or by your parents. say someone never had access to any pornography while growing up. how are they going to understand when another person wishes to have sex with them? will they even know if they themselves consent, and how they can express that? what happens if a teen gets so sexually frustrated he starts lashing out at his friends and family and starts exploring sex masturbation in unsafe ways as a result? a better society would technically and legally allow people of all ages to view pornographic material, however greater emphasis would have to be put on parents to make sure their child is learning about themselves safely and in their own time. i admit this is a fairly hard topic to discuss, i've spent more time trying to find the safest way to word some sentences than i have actually thinking about my point of view on this haha. feel free to argue either minimum age for watching porn being good or proof of identity to check that minimum age being good, but i think it's more likely my opinion is going to change regarding the former.</text:p>
          </table:table-cell>
          <table:table-cell office:value-type="string" calcext:value-type="string">
            <text:p>Pornography should be available to people of all ages, regardless of age.</text:p>
          </table:table-cell>
          <table:table-cell table:number-columns-repeated="1020"/>
        </table:table-row>
        <table:table-row table:style-name="ro3">
          <table:table-cell office:value-type="float" office:value="50" calcext:value-type="float">
            <text:p>50</text:p>
          </table:table-cell>
          <table:table-cell table:number-columns-repeated="2"/>
          <table:table-cell office:value-type="string" calcext:value-type="string">
            <text:p><text:s/>It is currently illegal in many countries for people under 18 to view pornography. Enforcing this law should be considered ethically wrong.</text:p>
          </table:table-cell>
          <table:table-cell table:number-columns-repeated="1020"/>
        </table:table-row>
        <table:table-row table:style-name="ro3">
          <table:table-cell office:value-type="float" office:value="51" calcext:value-type="float">
            <text:p>51</text:p>
          </table:table-cell>
          <table:table-cell table:number-columns-repeated="2"/>
          <table:table-cell office:value-type="string" calcext:value-type="string">
            <text:p>Safe sex porn should be legally required to be viewed at all times</text:p>
          </table:table-cell>
          <table:table-cell table:number-columns-repeated="1020"/>
        </table:table-row>
        <table:table-row table:style-name="ro3">
          <table:table-cell office:value-type="float" office:value="52" calcext:value-type="float">
            <text:p>52</text:p>
          </table:table-cell>
          <table:table-cell table:number-columns-repeated="2"/>
          <table:table-cell office:value-type="string" calcext:value-type="string">
            <text:p>Age of majority should be lowered to 18</text:p>
          </table:table-cell>
          <table:table-cell table:number-columns-repeated="1020"/>
        </table:table-row>
        <table:table-row table:style-name="ro3">
          <table:table-cell office:value-type="float" office:value="53" calcext:value-type="float">
            <text:p>53</text:p>
          </table:table-cell>
          <table:table-cell table:number-columns-repeated="2"/>
          <table:table-cell office:value-type="string" calcext:value-type="string">
            <text:p>Adolescence should not be allowed to watch pornography.</text:p>
          </table:table-cell>
          <table:table-cell table:number-columns-repeated="1020"/>
        </table:table-row>
        <table:table-row table:style-name="ro3">
          <table:table-cell office:value-type="float" office:value="54" calcext:value-type="float">
            <text:p>54</text:p>
          </table:table-cell>
          <table:table-cell table:number-columns-repeated="2"/>
          <table:table-cell office:value-type="string" calcext:value-type="string">
            <text:p>Society should not have a minimum age for viewing pornography.</text:p>
          </table:table-cell>
          <table:table-cell table:number-columns-repeated="1020"/>
        </table:table-row>
        <table:table-row table:style-name="ro3">
          <table:table-cell office:value-type="float" office:value="55" calcext:value-type="float">
            <text:p>55</text:p>
          </table:table-cell>
          <table:table-cell table:number-columns-repeated="2"/>
          <table:table-cell office:value-type="string" calcext:value-type="string">
            <text:p>April 1st (UK) should be the legal date for adults to watch porn</text:p>
          </table:table-cell>
          <table:table-cell table:number-columns-repeated="1020"/>
        </table:table-row>
        <table:table-row table:style-name="ro10">
          <table:table-cell office:value-type="float" office:value="56" calcext:value-type="float">
            <text:p>56</text:p>
          </table:table-cell>
          <table:table-cell office:value-type="string" calcext:value-type="string">
            <text:p>t3_afc0x6</text:p>
          </table:table-cell>
          <table:table-cell office:value-type="string" calcext:value-type="string">
            <text:p>today, incest seems to be commonly accepted as wrong, whether ethically or legally. it is often one part of the holy trinity of sins awful arguments associate with homosexuality together with bestiality and pedophilia. it seems that even among liberals, incestuous relationships are frowned upon or shuddered at, whether they are romantic or sexual. incest is also often alluded to in movies, most dramatically as a horrifying plot twist, e. g. when a character realises he has been tricked into having sex with his sister, and that is enough to crumble his world. i don't see how incestuous relationships between consenting adults should be illegal or taboo. perhaps the power dynamic between family members makes the consent invalid? but then what about relationships between an employee and her superior, or a couple with a big age gap, or one with huge income disparity? or that inbred babies have a higher chance of genetic problems? but surely we can't police relationships based on the predicted health of potential offspring; if not, older women, homosexuals, anyone with herary conditions, etc. would all be disallowed to date. i see why we might be instinctively averse to the idea of incest i think it's evolutionary. but i don't see why we should be, or why we shouldn't try not to be.</text:p>
          </table:table-cell>
          <table:table-cell office:value-type="string" calcext:value-type="string">
            <text:p>Family incest should be legal.</text:p>
          </table:table-cell>
          <table:table-cell table:number-columns-repeated="1020"/>
        </table:table-row>
        <table:table-row table:style-name="ro3">
          <table:table-cell office:value-type="float" office:value="57" calcext:value-type="float">
            <text:p>57</text:p>
          </table:table-cell>
          <table:table-cell table:number-columns-repeated="2"/>
          <table:table-cell office:value-type="string" calcext:value-type="string">
            <text:p>Age disparity in sexual relationships should be a valid reason for not to be disallowed</text:p>
          </table:table-cell>
          <table:table-cell table:number-columns-repeated="1020"/>
        </table:table-row>
        <table:table-row table:style-name="ro3">
          <table:table-cell office:value-type="float" office:value="58" calcext:value-type="float">
            <text:p>58</text:p>
          </table:table-cell>
          <table:table-cell table:number-columns-repeated="2"/>
          <table:table-cell office:value-type="string" calcext:value-type="string">
            <text:p>Trinity and incest should not be illegal or taboo.</text:p>
          </table:table-cell>
          <table:table-cell table:number-columns-repeated="1020"/>
        </table:table-row>
        <table:table-row table:style-name="ro5">
          <table:table-cell office:value-type="float" office:value="59" calcext:value-type="float">
            <text:p>59</text:p>
          </table:table-cell>
          <table:table-cell table:number-columns-repeated="2"/>
          <table:table-cell office:value-type="string" calcext:value-type="string">
            <text:p>Economic inequality and sex/sexual differences are a perfectly logical reason to believe that sexual and reproductive incestuous relationships should not be considered wrong or taboo</text:p>
          </table:table-cell>
          <table:table-cell table:number-columns-repeated="1020"/>
        </table:table-row>
        <table:table-row table:style-name="ro3">
          <table:table-cell office:value-type="float" office:value="60" calcext:value-type="float">
            <text:p>60</text:p>
          </table:table-cell>
          <table:table-cell table:number-columns-repeated="2"/>
          <table:table-cell office:value-type="string" calcext:value-type="string">
            <text:p>Genetic disorder could be caused by incest</text:p>
          </table:table-cell>
          <table:table-cell table:number-columns-repeated="1020"/>
        </table:table-row>
        <table:table-row table:style-name="ro3">
          <table:table-cell office:value-type="float" office:value="61" calcext:value-type="float">
            <text:p>61</text:p>
          </table:table-cell>
          <table:table-cell table:number-columns-repeated="2"/>
          <table:table-cell office:value-type="string" calcext:value-type="string">
            <text:p>Police should be allowed to ban incestuous relationships between consenting adults.</text:p>
          </table:table-cell>
          <table:table-cell table:number-columns-repeated="1020"/>
        </table:table-row>
        <table:table-row table:style-name="ro3">
          <table:table-cell office:value-type="float" office:value="62" calcext:value-type="float">
            <text:p>62</text:p>
          </table:table-cell>
          <table:table-cell table:number-columns-repeated="2"/>
          <table:table-cell office:value-type="string" calcext:value-type="string">
            <text:p><text:s/>Incestuous relationships between consenting adults should not be illegal or taboo.</text:p>
          </table:table-cell>
          <table:table-cell table:number-columns-repeated="1020"/>
        </table:table-row>
        <table:table-row table:style-name="ro10">
          <table:table-cell office:value-type="float" office:value="63" calcext:value-type="float">
            <text:p>63</text:p>
          </table:table-cell>
          <table:table-cell office:value-type="string" calcext:value-type="string">
            <text:p>t3_boy2zj</text:p>
          </table:table-cell>
          <table:table-cell office:value-type="string" calcext:value-type="string">
            <text:p>ok. so i am the artistic director of a small circus arts collaborative. i am also someone who doesn t eat any animal products i am not vegan, i do not share their belief systems i do it for my own health, eat what you want . i am also someone who strongly believes in animal rights. in this case i do not believe animals, under any circumstances, should be used for circus arts. often i speak out against it. now, however, i am in a spot. one of our circus members is a horse trainer, a horse rider and before entering our circus, and still outside of the circus, she does horse rides and petting zoos for hire. she is overwhelmingly good with her horses, they trust her, they love her, i have seen her with her horses. she loves them and is connected in a way to them that i only have ever been connected to cats. she would like to use her horses in circus productions, she tells me it s safe, humane and ok and that she can prove it. i trust her but am having a severely hard time accepting this idea. in a meeting the other day i wouldn t even let myself answer her. i held my tongue as all of my beliefs bubbled to the surface. told her i would have to think about it. i respect her, love her work and she is, by far, one of our most active and respected members. please help me with this view.</text:p>
          </table:table-cell>
          <table:table-cell office:value-type="string" calcext:value-type="string">
            <text:p>Animal rights, in any circumstances, should not be part of circus arts</text:p>
          </table:table-cell>
          <table:table-cell table:number-columns-repeated="1020"/>
        </table:table-row>
        <table:table-row table:style-name="ro3">
          <table:table-cell office:value-type="float" office:value="64" calcext:value-type="float">
            <text:p>64</text:p>
          </table:table-cell>
          <table:table-cell table:number-columns-repeated="2"/>
          <table:table-cell office:value-type="string" calcext:value-type="string">
            <text:p>Artistic director: I do not believe animals should be used for circus arts. </text:p>
          </table:table-cell>
          <table:table-cell table:number-columns-repeated="1020"/>
        </table:table-row>
        <table:table-row table:style-name="ro3">
          <table:table-cell office:value-type="float" office:value="65" calcext:value-type="float">
            <text:p>65</text:p>
          </table:table-cell>
          <table:table-cell table:number-columns-repeated="2"/>
          <table:table-cell office:value-type="string" calcext:value-type="string">
            <text:p>Horse trainer of a small circus should not use her horses in circus shows. </text:p>
          </table:table-cell>
          <table:table-cell table:number-columns-repeated="1020"/>
        </table:table-row>
        <table:table-row table:style-name="ro3">
          <table:table-cell office:value-type="float" office:value="66" calcext:value-type="float">
            <text:p>66</text:p>
          </table:table-cell>
          <table:table-cell table:number-columns-repeated="2"/>
          <table:table-cell office:value-type="string" calcext:value-type="string">
            <text:p>Cat and dog trainers should not be allowed to use their horses in circus productions.</text:p>
          </table:table-cell>
          <table:table-cell table:number-columns-repeated="1020"/>
        </table:table-row>
        <table:table-row table:style-name="ro5">
          <table:table-cell office:value-type="float" office:value="67" calcext:value-type="float">
            <text:p>67</text:p>
          </table:table-cell>
          <table:table-cell table:number-columns-repeated="2"/>
          <table:table-cell office:value-type="string" calcext:value-type="string">
            <text:p><text:s/>Animals, no matter how humanely they are treated, no matter what do not belong in the circus and are not here for our entertainment. Animals are not here for that purpose and their lives are as important to them as ours are to us.</text:p>
          </table:table-cell>
          <table:table-cell table:number-columns-repeated="1020"/>
        </table:table-row>
        <table:table-row table:style-name="ro3">
          <table:table-cell office:value-type="float" office:value="68" calcext:value-type="float">
            <text:p>68</text:p>
          </table:table-cell>
          <table:table-cell table:number-columns-repeated="2"/>
          <table:table-cell office:value-type="string" calcext:value-type="string">
            <text:p>Animal rights should not be a part of circus arts.</text:p>
          </table:table-cell>
          <table:table-cell table:number-columns-repeated="1020"/>
        </table:table-row>
        <table:table-row table:style-name="ro3">
          <table:table-cell office:value-type="float" office:value="69" calcext:value-type="float">
            <text:p>69</text:p>
          </table:table-cell>
          <table:table-cell table:number-columns-repeated="2"/>
          <table:table-cell office:value-type="string" calcext:value-type="string">
            <text:p>Horse trainers should not be used in circus arts.</text:p>
          </table:table-cell>
          <table:table-cell table:number-columns-repeated="1020"/>
        </table:table-row>
        <table:table-row table:style-name="ro8">
          <table:table-cell office:value-type="float" office:value="70" calcext:value-type="float">
            <text:p>70</text:p>
          </table:table-cell>
          <table:table-cell office:value-type="string" calcext:value-type="string">
            <text:p>t3_ckrmfe</text:p>
          </table:table-cell>
          <table:table-cell office:value-type="string" calcext:value-type="string">
            <text:p>why are students forced to buy the latest ion of 500 textbooks? why are colleges allowed to keep on raising tuition fees? how student loans become a trillion dollar problem in america? children born to a poor family and can not afford a college education will likely remain poor. even children from middle class families who graduate are stuck with a student loan that will severely hinder their financial independence. the whole situation just seems asinine to me. tuition fees keeps inflating because the student loan amounts will always meet it. get this: approximately 60 of college attendees in america borrow money to get through college. among many other issues, there are two that i believe contribute the most to the problem of social mobility: 1 education being too expensive for the poor 2 lack of quality employment opportunities for those without an education in other words, the poor are doomed to remain poor.</text:p>
          </table:table-cell>
          <table:table-cell office:value-type="string" calcext:value-type="string">
            <text:p>Student Loans are a huge problem in America and will likely continue to be for the rest of our lifetimes.</text:p>
          </table:table-cell>
          <table:table-cell table:number-columns-repeated="1020"/>
        </table:table-row>
        <table:table-row table:style-name="ro3">
          <table:table-cell office:value-type="float" office:value="71" calcext:value-type="float">
            <text:p>71</text:p>
          </table:table-cell>
          <table:table-cell table:number-columns-repeated="2"/>
          <table:table-cell office:value-type="string" calcext:value-type="string">
            <text:p><text:s/>The lack of affordable education is one of if not the greatest impediment to social mobility, and the privatization of education is the culprit</text:p>
          </table:table-cell>
          <table:table-cell table:number-columns-repeated="1020"/>
        </table:table-row>
        <table:table-row table:style-name="ro3">
          <table:table-cell office:value-type="float" office:value="72" calcext:value-type="float">
            <text:p>72</text:p>
          </table:table-cell>
          <table:table-cell table:number-columns-repeated="2"/>
          <table:table-cell office:value-type="string" calcext:value-type="string">
            <text:p>College tuition fees and student loans are the biggest barrier to social mobility in America.</text:p>
          </table:table-cell>
          <table:table-cell table:number-columns-repeated="1020"/>
        </table:table-row>
        <table:table-row table:style-name="ro3">
          <table:table-cell office:value-type="float" office:value="73" calcext:value-type="float">
            <text:p>73</text:p>
          </table:table-cell>
          <table:table-cell table:number-columns-repeated="2"/>
          <table:table-cell office:value-type="string" calcext:value-type="string">
            <text:p>Child Loans are a huge problem in America and will continue to be for the rest of our lives.</text:p>
          </table:table-cell>
          <table:table-cell table:number-columns-repeated="1020"/>
        </table:table-row>
        <table:table-row table:style-name="ro3">
          <table:table-cell office:value-type="float" office:value="74" calcext:value-type="float">
            <text:p>74</text:p>
          </table:table-cell>
          <table:table-cell table:number-columns-repeated="2"/>
          <table:table-cell office:value-type="string" calcext:value-type="string">
            <text:p>Undergraduate education costs too much money.</text:p>
          </table:table-cell>
          <table:table-cell table:number-columns-repeated="1020"/>
        </table:table-row>
        <table:table-row table:style-name="ro3">
          <table:table-cell office:value-type="float" office:value="75" calcext:value-type="float">
            <text:p>75</text:p>
          </table:table-cell>
          <table:table-cell table:number-columns-repeated="2"/>
          <table:table-cell office:value-type="string" calcext:value-type="string">
            <text:p>Middle class US students should not have to pay for college.</text:p>
          </table:table-cell>
          <table:table-cell table:number-columns-repeated="1020"/>
        </table:table-row>
        <table:table-row table:style-name="ro3">
          <table:table-cell office:value-type="float" office:value="76" calcext:value-type="float">
            <text:p>76</text:p>
          </table:table-cell>
          <table:table-cell table:number-columns-repeated="2"/>
          <table:table-cell office:value-type="string" calcext:value-type="string">
            <text:p>Tuition payments should be more strict.</text:p>
          </table:table-cell>
          <table:table-cell table:number-columns-repeated="1020"/>
        </table:table-row>
        <table:table-row table:style-name="ro2">
          <table:table-cell office:value-type="float" office:value="77" calcext:value-type="float">
            <text:p>77</text:p>
          </table:table-cell>
          <table:table-cell office:value-type="string" calcext:value-type="string">
            <text:p>t3_bi62z3</text:p>
          </table:table-cell>
          <table:table-cell office:value-type="string" calcext:value-type="string">
            <text:p>getting pedophiles help before any issue comes up is the only way to help potential victims. everything we have seen shows the only way to effectively deal with mental health issues is to destigmatize it so people willingly come forward and get help. the two arguments i expect to hear: gt;but therapy is confidential. there are mandatory reporting laws if you an imminent hazard and some people would consider any one with pedophilia an imminent threat. also no matter what psychologists won't say any pedophile is zero threat. add the cultural view and it becomes unrealistic that people would come forward. gt; well a bullet is the only cure. this just heightens the fear to come forward. it is also wrong. part of dealing with any mental illness is management. there is also the problem of research. we dont have good population samples to make real conclusions. we use people who are convinced or very small samples of people who are atypical from the majority of the population being studied. destigmatizion is the only way to come up with the best methods to help people who are just distressed not clinical. none of that would ever lessen the act of child abuse. it would in fact enforce the taboo against child abuse. to abuse a child when you have been every help to deal shows a willingness to harm. this would show us the percentage of child abusers who aren't pedophiles more than anything.</text:p>
          </table:table-cell>
          <table:table-cell office:value-type="string" calcext:value-type="string">
            <text:p><text:s/>If pedophilia is a mental illness everyone needs to treat it like all other mental illnesses and destigmatize it.</text:p>
          </table:table-cell>
          <table:table-cell table:number-columns-repeated="1020"/>
        </table:table-row>
        <table:table-row table:style-name="ro3">
          <table:table-cell office:value-type="float" office:value="78" calcext:value-type="float">
            <text:p>78</text:p>
          </table:table-cell>
          <table:table-cell table:number-columns-repeated="2"/>
          <table:table-cell office:value-type="string" calcext:value-type="string">
            <text:p>Child abuse should be discouraged and made better with destigmatizing.</text:p>
          </table:table-cell>
          <table:table-cell table:number-columns-repeated="1020"/>
        </table:table-row>
        <table:table-row table:style-name="ro3">
          <table:table-cell office:value-type="float" office:value="79" calcext:value-type="float">
            <text:p>79</text:p>
          </table:table-cell>
          <table:table-cell table:number-columns-repeated="2"/>
          <table:table-cell office:value-type="string" calcext:value-type="string">
            <text:p>Mental disorder and sex abuse should be destigmatized</text:p>
          </table:table-cell>
          <table:table-cell table:number-columns-repeated="1020"/>
        </table:table-row>
        <table:table-row table:style-name="ro3">
          <table:table-cell office:value-type="float" office:value="80" calcext:value-type="float">
            <text:p>80</text:p>
          </table:table-cell>
          <table:table-cell table:number-columns-repeated="2"/>
          <table:table-cell office:value-type="string" calcext:value-type="string">
            <text:p>Culture is the only way to deal with pedophiles.</text:p>
          </table:table-cell>
          <table:table-cell table:number-columns-repeated="1020"/>
        </table:table-row>
        <table:table-row table:style-name="ro3">
          <table:table-cell office:value-type="float" office:value="81" calcext:value-type="float">
            <text:p>81</text:p>
          </table:table-cell>
          <table:table-cell table:number-columns-repeated="2"/>
          <table:table-cell office:value-type="string" calcext:value-type="string">
            <text:p>Mental health should be destigmatized.</text:p>
          </table:table-cell>
          <table:table-cell table:number-columns-repeated="1020"/>
        </table:table-row>
        <table:table-row table:style-name="ro3">
          <table:table-cell office:value-type="float" office:value="82" calcext:value-type="float">
            <text:p>82</text:p>
          </table:table-cell>
          <table:table-cell table:number-columns-repeated="2"/>
          <table:table-cell office:value-type="string" calcext:value-type="string">
            <text:p>Psychologist's should not be allowed to diagnose and treat pedophiles.</text:p>
          </table:table-cell>
          <table:table-cell table:number-columns-repeated="1020"/>
        </table:table-row>
        <table:table-row table:style-name="ro3">
          <table:table-cell office:value-type="float" office:value="83" calcext:value-type="float">
            <text:p>83</text:p>
          </table:table-cell>
          <table:table-cell table:number-columns-repeated="2"/>
          <table:table-cell office:value-type="string" calcext:value-type="string">
            <text:p>Mental disorder is the only way to deal with child abuse.</text:p>
          </table:table-cell>
          <table:table-cell table:number-columns-repeated="1020"/>
        </table:table-row>
        <table:table-row table:style-name="ro4">
          <table:table-cell office:value-type="float" office:value="84" calcext:value-type="float">
            <text:p>84</text:p>
          </table:table-cell>
          <table:table-cell office:value-type="string" calcext:value-type="string">
            <text:p>t3_bghrup</text:p>
          </table:table-cell>
          <table:table-cell office:value-type="string" calcext:value-type="string">
            <text:p>it was a treasure trove of tear shedding memes that brightened the day for incels and non incels alike. i feel that the misogyny and toxicity associated with the sub was blown way out of proportion. it also provided incels with the ability to congregate and exchange their experiences as a form of group therapy. banning the sub just made incels feel more marginalized than they already are. if you support the freedom of speech you have to support it absolutely and not selectively. i truly believe that the banning of the sub was a crime against the freedom of speech as well as internet culture. the core value of reddit is supposed to be the freedom of speech,even what some might consider to be hate speech. reddit has broken it. cmv.</text:p>
          </table:table-cell>
          <table:table-cell office:value-type="string" calcext:value-type="string">
            <text:p>Democracy was right to ban the Incels subreddit</text:p>
          </table:table-cell>
          <table:table-cell table:number-columns-repeated="1020"/>
        </table:table-row>
        <table:table-row table:style-name="ro3">
          <table:table-cell office:value-type="float" office:value="85" calcext:value-type="float">
            <text:p>85</text:p>
          </table:table-cell>
          <table:table-cell table:number-columns-repeated="2"/>
          <table:table-cell office:value-type="string" calcext:value-type="string">
            <text:p>Freedom of speech is a core value of Reddit and banning the Incels sub was a violation of it.</text:p>
          </table:table-cell>
          <table:table-cell table:number-columns-repeated="1020"/>
        </table:table-row>
        <table:table-row table:style-name="ro5">
          <table:table-cell office:value-type="float" office:value="86" calcext:value-type="float">
            <text:p>86</text:p>
          </table:table-cell>
          <table:table-cell table:number-columns-repeated="2"/>
          <table:table-cell office:value-type="string" calcext:value-type="string">
            <text:p>Misogyny and toxicity associated with /r/Incels was blown way out of proportion. Reddit banning the sub was a crime against the freedom of speech as well as internet culture.</text:p>
          </table:table-cell>
          <table:table-cell table:number-columns-repeated="1020"/>
        </table:table-row>
        <table:table-row table:style-name="ro3">
          <table:table-cell office:value-type="float" office:value="87" calcext:value-type="float">
            <text:p>87</text:p>
          </table:table-cell>
          <table:table-cell table:number-columns-repeated="2"/>
          <table:table-cell office:value-type="string" calcext:value-type="string">
            <text:p>Group psychotherapy r/incels has broken reddit</text:p>
          </table:table-cell>
          <table:table-cell table:number-columns-repeated="1020"/>
        </table:table-row>
        <table:table-row table:style-name="ro3">
          <table:table-cell office:value-type="float" office:value="88" calcext:value-type="float">
            <text:p>88</text:p>
          </table:table-cell>
          <table:table-cell table:number-columns-repeated="2"/>
          <table:table-cell office:value-type="string" calcext:value-type="string">
            <text:p>Hate speech on Reddit made it worse than it was and ruined the subreddit and caused incipient problems</text:p>
          </table:table-cell>
          <table:table-cell table:number-columns-repeated="1020"/>
        </table:table-row>
        <table:table-row table:style-name="ro3">
          <table:table-cell office:value-type="float" office:value="89" calcext:value-type="float">
            <text:p>89</text:p>
          </table:table-cell>
          <table:table-cell table:number-columns-repeated="2"/>
          <table:table-cell office:value-type="string" calcext:value-type="string">
            <text:p><text:s/>r/Incels should never have been banned. Reddit was wrong in it's decision to ban the sub.</text:p>
          </table:table-cell>
          <table:table-cell table:number-columns-repeated="1020"/>
        </table:table-row>
        <table:table-row table:style-name="ro3">
          <table:table-cell office:value-type="float" office:value="90" calcext:value-type="float">
            <text:p>90</text:p>
          </table:table-cell>
          <table:table-cell table:number-columns-repeated="2"/>
          <table:table-cell office:value-type="string" calcext:value-type="string">
            <text:p>Internet culture would be better without /r/incels. </text:p>
          </table:table-cell>
          <table:table-cell table:number-columns-repeated="1020"/>
        </table:table-row>
        <table:table-row table:style-name="ro11">
          <table:table-cell office:value-type="float" office:value="91" calcext:value-type="float">
            <text:p>91</text:p>
          </table:table-cell>
          <table:table-cell office:value-type="string" calcext:value-type="string">
            <text:p>t3_auch81</text:p>
          </table:table-cell>
          <table:table-cell office:value-type="string" calcext:value-type="string">
            <text:p>first of all, i want to clarify that i am neither an anti vaxxer nor a flat earther, i trust in vaccines and know the earth to be a sphere. the point i'm making is that the average person simpy accepts these facts to be true with very little actual knowledge about the issue other than 'everyone believes this to be true'. anti vaxxers and flat earthers referred from this point on as sceptics raise very valid and genuinely interesting questions about risks and components of vaccines, medicine and laws of science. questions many simply do not ask. this is a smart thing to do. what they fail to do is to actually research sufficiently about the things they ask because many of their questions and concerns can actually be answered by experts. this is on one hand their own fault but also due to the hostility to those who dare to questions the things we find to be fundamentally true if someone asked us to our face if gravity was real our first instinct would be to call them a moron . of course this doesn't apply to every sceptic, the 'facebook moms' who get their whole research of social media and others exist, but i do think this applies to a majority of sceptics.</text:p>
          </table:table-cell>
          <table:table-cell office:value-type="string" calcext:value-type="string">
            <text:p>Social media / Reddit has led to the rise of Skepticism</text:p>
          </table:table-cell>
          <table:table-cell table:number-columns-repeated="1020"/>
        </table:table-row>
        <table:table-row table:style-name="ro3">
          <table:table-cell office:value-type="float" office:value="92" calcext:value-type="float">
            <text:p>92</text:p>
          </table:table-cell>
          <table:table-cell table:number-columns-repeated="2"/>
          <table:table-cell office:value-type="string" calcext:value-type="string">
            <text:p><text:s/>"Anti-Vaxxers" and "Flat-Earthers" are smart, just not smart enough.</text:p>
          </table:table-cell>
          <table:table-cell table:number-columns-repeated="1020"/>
        </table:table-row>
        <table:table-row table:style-name="ro3">
          <table:table-cell office:value-type="float" office:value="93" calcext:value-type="float">
            <text:p>93</text:p>
          </table:table-cell>
          <table:table-cell table:number-columns-repeated="2"/>
          <table:table-cell office:value-type="string" calcext:value-type="string">
            <text:p>Average people who are anti-vaxxers and flat-earthers don't actually research sufficiently about the things they claim to know to be true.</text:p>
          </table:table-cell>
          <table:table-cell table:number-columns-repeated="1020"/>
        </table:table-row>
        <table:table-row table:style-name="ro3">
          <table:table-cell office:value-type="float" office:value="94" calcext:value-type="float">
            <text:p>94</text:p>
          </table:table-cell>
          <table:table-cell table:number-columns-repeated="2"/>
          <table:table-cell office:value-type="string" calcext:value-type="string">
            <text:p>Handling the Flat Earther/Anti-Vaxxer issue as "everyone believes this to be true" is a self-defeating way of thinking.</text:p>
          </table:table-cell>
          <table:table-cell table:number-columns-repeated="1020"/>
        </table:table-row>
        <table:table-row table:style-name="ro5">
          <table:table-cell office:value-type="float" office:value="95" calcext:value-type="float">
            <text:p>95</text:p>
          </table:table-cell>
          <table:table-cell table:number-columns-repeated="2"/>
          <table:table-cell office:value-type="string" calcext:value-type="string">
            <text:p>Mothers who believe in vaccines, medicine and laws of science but are sceptical of the Flat Earther/Anti-Vaxxer movement are no more intelligent than those who don't believe in gravity.</text:p>
          </table:table-cell>
          <table:table-cell table:number-columns-repeated="1020"/>
        </table:table-row>
        <table:table-row table:style-name="ro3">
          <table:table-cell office:value-type="float" office:value="96" calcext:value-type="float">
            <text:p>96</text:p>
          </table:table-cell>
          <table:table-cell table:number-columns-repeated="2"/>
          <table:table-cell office:value-type="string" calcext:value-type="string">
            <text:p>Vaccine hesitancy is a sign of hypocrisy and I think it is in everyone's best interest to actively research anything before trusting it.</text:p>
          </table:table-cell>
          <table:table-cell table:number-columns-repeated="1020"/>
        </table:table-row>
        <table:table-row table:style-name="ro3">
          <table:table-cell office:value-type="float" office:value="97" calcext:value-type="float">
            <text:p>97</text:p>
          </table:table-cell>
          <table:table-cell table:number-columns-repeated="2"/>
          <table:table-cell office:value-type="string" calcext:value-type="string">
            <text:p>Modern flat Earth societies and anti-vaccines make people illogical and unwell by accepting information they have</text:p>
          </table:table-cell>
          <table:table-cell table:number-columns-repeated="1020"/>
        </table:table-row>
        <table:table-row table:style-name="ro12">
          <table:table-cell office:value-type="float" office:value="98" calcext:value-type="float">
            <text:p>98</text:p>
          </table:table-cell>
          <table:table-cell office:value-type="string" calcext:value-type="string">
            <text:p>t3_aa0m4t</text:p>
          </table:table-cell>
          <table:table-cell office:value-type="string" calcext:value-type="string">
            <text:p>the recent rise of the incel community has raised an interesting question. if men must conform to women s standards of attractiveness in order to find a partner, should not the same standard be applied to women? while each woman is different when it comes to what she finds attractive, there is a definite overlap in certain traits that a majority of women find attractive. being in good shape, having a well paying job, partaking in interesting hobbies, and being confident, kind, and emotionally supportive are qualities that a man can work towards to increase his attractiveness to most not all of women. any man that whines about not getting laid while doing nothing but sitting around playing video games and jerking off all day will usually be laughed at, and with good reason. you are not owed the affections of a woman simply for existing . the same can be said of men. while again all men are different, there are general traits that make women more desirable to men. things like physical beauty, being in shape, not having tons of previous sexual partners, and being nurturing and caring are all qualities that will make a woman more attractive to the majority of men not all . however, there seems to be a recent movement that is attempting to shame men for having standards, and also encouraging women not to conform to them. while this may not seem like a bad thing, it reveals a massive double standard wherein one sex s desires in a partner are taken as normal women s and the other sex s desires are taken as oppressive sexist men s . my view is that either both men s and women s desires need to be taken seriously and seem as a biological desire rather than a sexist standard , or, both need to be treated as an outdated mindset. so change my view guys! can t wait to hear from you!</text:p>
          </table:table-cell>
          <table:table-cell office:value-type="string" calcext:value-type="string">
            <text:p>Man’s standards of attractiveness should not be applied to women.</text:p>
          </table:table-cell>
          <table:table-cell table:number-columns-repeated="1020"/>
        </table:table-row>
        <table:table-row table:style-name="ro3">
          <table:table-cell office:value-type="float" office:value="99" calcext:value-type="float">
            <text:p>99</text:p>
          </table:table-cell>
          <table:table-cell table:number-columns-repeated="2"/>
          <table:table-cell office:value-type="string" calcext:value-type="string">
            <text:p>Thing (assembly) is different between men and women when it comes to women’s standards of attractiveness.</text:p>
          </table:table-cell>
          <table:table-cell table:number-columns-repeated="1020"/>
        </table:table-row>
        <table:table-row table:style-name="ro3">
          <table:table-cell office:value-type="float" office:value="100" calcext:value-type="float">
            <text:p>100</text:p>
          </table:table-cell>
          <table:table-cell table:number-columns-repeated="2"/>
          <table:table-cell office:value-type="string" calcext:value-type="string">
            <text:p>Physical attractiveness, not sexuality, should be the only criteria a man should set on a woman, not the gender of a woman</text:p>
          </table:table-cell>
          <table:table-cell table:number-columns-repeated="1020"/>
        </table:table-row>
        <table:table-row table:style-name="ro3">
          <table:table-cell office:value-type="float" office:value="101" calcext:value-type="float">
            <text:p>101</text:p>
          </table:table-cell>
          <table:table-cell table:number-columns-repeated="2"/>
          <table:table-cell office:value-type="string" calcext:value-type="string">
            <text:p>Woman’s standards of attractiveness should not be applied to men.</text:p>
          </table:table-cell>
          <table:table-cell table:number-columns-repeated="1020"/>
        </table:table-row>
        <table:table-row table:style-name="ro3">
          <table:table-cell office:value-type="float" office:value="102" calcext:value-type="float">
            <text:p>102</text:p>
          </table:table-cell>
          <table:table-cell table:number-columns-repeated="2"/>
          <table:table-cell office:value-type="string" calcext:value-type="string">
            <text:p>If What Women Find Attractive is an Acceptable Metric to Gauge Desirability, Then Men’s Should be as well.</text:p>
          </table:table-cell>
          <table:table-cell table:number-columns-repeated="1020"/>
        </table:table-row>
        <table:table-row table:style-name="ro3">
          <table:table-cell office:value-type="float" office:value="103" calcext:value-type="float">
            <text:p>103</text:p>
          </table:table-cell>
          <table:table-cell table:number-columns-repeated="2"/>
          <table:table-cell office:value-type="string" calcext:value-type="string">
            <text:p>Video game culture of the Incel community is extremely hypocritical in its emphasis on men's standards of attractiveness in order to find a partner</text:p>
          </table:table-cell>
          <table:table-cell table:number-columns-repeated="1020"/>
        </table:table-row>
        <table:table-row table:style-name="ro3">
          <table:table-cell office:value-type="float" office:value="104" calcext:value-type="float">
            <text:p>104</text:p>
          </table:table-cell>
          <table:table-cell table:number-columns-repeated="2"/>
          <table:table-cell office:value-type="string" calcext:value-type="string">
            <text:p>Sexual partner standards should apply to women.</text:p>
          </table:table-cell>
          <table:table-cell table:number-columns-repeated="1020"/>
        </table:table-row>
        <table:table-row table:style-name="ro13">
          <table:table-cell office:value-type="float" office:value="105" calcext:value-type="float">
            <text:p>105</text:p>
          </table:table-cell>
          <table:table-cell office:value-type="string" calcext:value-type="string">
            <text:p>t3_cmy1kh</text:p>
          </table:table-cell>
          <table:table-cell office:value-type="string" calcext:value-type="string">
            <text:p>don't get me wrong, it's not a bad movie, but i just feel it has the potential to be a good movie, but is instead mediocre, which makes it hurt even more. i just watched an hour of it and turned it off because it was too much. my three main problems with it: 1. logan is a dick. it feels like the writer made him a dick so he is edgy, ooh not like your typical superhero, our hero is dark, brooding, he cusses, and treats everyone like a dick, for no other reason than to be a dick this video does a very good job of describing him . he is perpetually pissed off, whenever he tries to converse with characters it is a conflict, be it xavier, laura or anyone, he treats everyone horribly for no reason whatsoever. that is not wolverine's character. wolverine is sometimes a dick to people, but if the situation calls for it, he can work under pressure as a part of a team even if he despises it and do it well. he is depressed and it is possible to understand him, but depression is not a pass to be an asshole, nor does it turn people into assholes. 2. the movie is very heavy handed with the way it treats feelings and characters. good characters are obviously very good except logan. you know him, you know he is good, he has a pass to be a dick , and bad ones are obviously very bad. bad characters are shown doing bad things just for the sake of being bad. the movie tells you, 'be outraged' when the video of the mexican nurse is playing, or 'this character is evil. see how he treats good guys? he is evil'. bad guys have a very generic, propaganda like backstory an eeeeeeeeeeevil corporation, which does eeeeeeevil things, and those things come back to bite the corporation in the ass, so of course they learn nothing and do even more eeeeeeeeeeevil things, at ridiculous costs, and also it of course turns out that this corporation has managed to poison the entire worlds' food and water supply with a special virus, seriously? how does this corporation even make money when it seems they spend billions on their evil things and henchmen, and why is their ceo not kicked out by the shareholders? it feels like the movie was shot in the ussr because of the amount of anti capitalist propaganda it has . on a similar note, all moral choices are prefaced with 'you have to help me us them! ' , which could very well be a moment where the movie is paused and says 'you are about to witness a character make a choice. take note, the choice this character makes is the correct one. you will be given a test on choices after the film. ' seriously, nobody in the real world talks in a remotely similar way, and it feels directed at the audience, kinda like how a fable is. whatever immersion there was, breaks at that moment. 3. logic gives way to the plot. let's take the first girl rescue scene to show what i mean. the bad guy comes in, and asks about the girl. he gets knocked out. instead of finishing the bad guy and hiding him somewhere it will take time to find him before running off asap, logan so conveniently for the plot! tells the sniffer guy to throw him by the road, while he gets xavier wouldn't it be more logical to swap the roles? logan can stand up for himself, sniffer can not . sniffer is caught just laying the bad guy on the road nuh, wouldn't be suspicious at all , when the bad guys are coming by. the bad guys decide to go get the girl, but it turns out the girl can fight and do it well, and the bad guys' henchmen are defenseless against the team of the girl and logan yes, the bad guys knew, conveniently they didn't bring any means to restrain her except for 'just dogpile and outnumber, she can't cut us all' . the henchmen don't seem to have the upper hand at all, but instead of finishing them all off because they are all obviously just cannon fodder, the good guys decide to run. conveniently for them, a train was passing by, and of course the bad guys which are, at least judging by uniforms, mexican law enforcement had no contingency plans like you know, a helicopter, or at least locking the nearest border crossings when you know you are hunting americans and they escaped. so convenient for the plot, all of this. all this combines into making the movie a mediocre one to me. to change my view you could explain why any of these points is wrong, or just show anything that is good with the movie.</text:p>
          </table:table-cell>
          <table:table-cell office:value-type="string" calcext:value-type="string">
            <text:p>Corporation is a bad movie.</text:p>
          </table:table-cell>
          <table:table-cell table:number-columns-repeated="1020"/>
        </table:table-row>
        <table:table-row table:style-name="ro3">
          <table:table-cell office:value-type="float" office:value="106" calcext:value-type="float">
            <text:p>106</text:p>
          </table:table-cell>
          <table:table-cell table:number-columns-repeated="2"/>
          <table:table-cell office:value-type="string" calcext:value-type="string">
            <text:p>Border control was a terrible movie, </text:p>
          </table:table-cell>
          <table:table-cell table:number-columns-repeated="1020"/>
        </table:table-row>
        <table:table-row table:style-name="ro3">
          <table:table-cell office:value-type="float" office:value="107" calcext:value-type="float">
            <text:p>107</text:p>
          </table:table-cell>
          <table:table-cell table:number-columns-repeated="2"/>
          <table:table-cell office:value-type="string" calcext:value-type="string">
            <text:p>Writer/Producer Logan Logan is a bad movie</text:p>
          </table:table-cell>
          <table:table-cell table:number-columns-repeated="1020"/>
        </table:table-row>
        <table:table-row table:style-name="ro3">
          <table:table-cell office:value-type="float" office:value="108" calcext:value-type="float">
            <text:p>108</text:p>
          </table:table-cell>
          <table:table-cell table:number-columns-repeated="2"/>
          <table:table-cell office:value-type="string" calcext:value-type="string">
            <text:p>Film noir is a bad movie.</text:p>
          </table:table-cell>
          <table:table-cell table:number-columns-repeated="1020"/>
        </table:table-row>
        <table:table-row table:style-name="ro3">
          <table:table-cell office:value-type="float" office:value="109" calcext:value-type="float">
            <text:p>109</text:p>
          </table:table-cell>
          <table:table-cell table:number-columns-repeated="2"/>
          <table:table-cell office:value-type="string" calcext:value-type="string">
            <text:p><text:s/>Logan is a mediocre movie.</text:p>
          </table:table-cell>
          <table:table-cell table:number-columns-repeated="1020"/>
        </table:table-row>
        <table:table-row table:style-name="ro3">
          <table:table-cell office:value-type="float" office:value="110" calcext:value-type="float">
            <text:p>110</text:p>
          </table:table-cell>
          <table:table-cell table:number-columns-repeated="2"/>
          <table:table-cell office:value-type="string" calcext:value-type="string">
            <text:p>Contingency plan is a terrible movie, and one of the worst in the series..</text:p>
          </table:table-cell>
          <table:table-cell table:number-columns-repeated="1020"/>
        </table:table-row>
        <table:table-row table:style-name="ro3">
          <table:table-cell office:value-type="float" office:value="111" calcext:value-type="float">
            <text:p>111</text:p>
          </table:table-cell>
          <table:table-cell table:number-columns-repeated="2"/>
          <table:table-cell office:value-type="string" calcext:value-type="string">
            <text:p>Chief executive officer Logan is a terrible movie.</text:p>
          </table:table-cell>
          <table:table-cell table:number-columns-repeated="1020"/>
        </table:table-row>
        <table:table-row table:style-name="ro14">
          <table:table-cell office:value-type="float" office:value="112" calcext:value-type="float">
            <text:p>112</text:p>
          </table:table-cell>
          <table:table-cell office:value-type="string" calcext:value-type="string">
            <text:p>t3_cvz3ha</text:p>
          </table:table-cell>
          <table:table-cell office:value-type="string" calcext:value-type="string">
            <text:p>i'd like to preface this by saying that murder is rarely justifiable, and even more rarely is it justifiable to murder a child. timothy mcveigh is not innocent, or morally good, and i don't wish for this to precede from the false pretense that i think what he did was harmless, or morally correct. for the unfamiliar, timothy mcveigh is a domestic terrorist responsible for the oklahoma city bombing. the bombing happened april 19th, 1995, and killed 168 people, including 25 children. the target was the alfred p. murrah federal building, and housed fourteen federal agencies, including the dea, atf, social security administration, and recruiting offices for the army and marine corps. the attack was carried out in protest to the waco siege, the ruby ridge incident, and an act of retaliation against what tim saw as a tyrannical, oppressive government. that's the short and sweet of it, but there's a lot more to the story if you ever want to look into it. however, i believe that this act is inspirational in a number of ways. first and foremost, the attack was carried out almost exclusively by himself. two co conspirators helped him gather supplies, but refused to help him construct the bomb, position it, or set it off. additionally, the response to the bombing the deadliest act of terrorism in the u. s. until 9 11, and still the deadliest act of domestic terrorism brought the federal government to a screeching halt for about a day and a half. and this was all done by one man. nonviolent protest is wonderful, but sometimes it just doesn't work. if one disgruntled guy with some books, and two friends, could bring the government to a stop for a day and a half, imagine what an citizen's revolt could accomplish. this is mostly in reference to the things going on in hong kong. i completely understand the idea behind nonviolent, peaceful protest, but when it doesn't work, sometimes you might need to grab a book and some friends, and rent a truck.</text:p>
          </table:table-cell>
          <table:table-cell office:value-type="string" calcext:value-type="string">
            <text:p><text:s/>Timothy McVeigh, while technically a domestic terrorist, should be an inspiration to the working class, the underpowered, and the unheard.</text:p>
          </table:table-cell>
          <table:table-cell table:number-columns-repeated="1020"/>
        </table:table-row>
        <table:table-row table:style-name="ro3">
          <table:table-cell office:value-type="float" office:value="113" calcext:value-type="float">
            <text:p>113</text:p>
          </table:table-cell>
          <table:table-cell table:number-columns-repeated="2"/>
          <table:table-cell office:value-type="string" calcext:value-type="string">
            <text:p>Waco siege was inspiring for a good reason, and the Boston bombing was inspirational.</text:p>
          </table:table-cell>
          <table:table-cell table:number-columns-repeated="1020"/>
        </table:table-row>
        <table:table-row table:style-name="ro3">
          <table:table-cell office:value-type="float" office:value="114" calcext:value-type="float">
            <text:p>114</text:p>
          </table:table-cell>
          <table:table-cell table:number-columns-repeated="2"/>
          <table:table-cell office:value-type="string" calcext:value-type="string">
            <text:p>Conspiracy (criminal) terrorism is inspirational</text:p>
          </table:table-cell>
          <table:table-cell table:number-columns-repeated="1020"/>
        </table:table-row>
        <table:table-row table:style-name="ro3">
          <table:table-cell office:value-type="float" office:value="115" calcext:value-type="float">
            <text:p>115</text:p>
          </table:table-cell>
          <table:table-cell table:number-columns-repeated="2"/>
          <table:table-cell office:value-type="string" calcext:value-type="string">
            <text:p>Bombing the Oklahoma City Federal building was an inspirational act of domestic terrorism.</text:p>
          </table:table-cell>
          <table:table-cell table:number-columns-repeated="1020"/>
        </table:table-row>
        <table:table-row table:style-name="ro3">
          <table:table-cell office:value-type="float" office:value="116" calcext:value-type="float">
            <text:p>116</text:p>
          </table:table-cell>
          <table:table-cell table:number-columns-repeated="2"/>
          <table:table-cell office:value-type="string" calcext:value-type="string">
            <text:p>Nonviolent resistance to the Boston bombing will never work.</text:p>
          </table:table-cell>
          <table:table-cell table:number-columns-repeated="1020"/>
        </table:table-row>
        <table:table-row table:style-name="ro3">
          <table:table-cell office:value-type="float" office:value="117" calcext:value-type="float">
            <text:p>117</text:p>
          </table:table-cell>
          <table:table-cell table:number-columns-repeated="2"/>
          <table:table-cell office:value-type="string" calcext:value-type="string">
            <text:p>Oklahoma City bombing is inspirational and should be considered a terrorist act.</text:p>
          </table:table-cell>
          <table:table-cell table:number-columns-repeated="1020"/>
        </table:table-row>
        <table:table-row table:style-name="ro3">
          <table:table-cell office:value-type="float" office:value="118" calcext:value-type="float">
            <text:p>118</text:p>
          </table:table-cell>
          <table:table-cell table:number-columns-repeated="2"/>
          <table:table-cell office:value-type="string" calcext:value-type="string">
            <text:p>Booker McGuinness' response to the Oklahoma City bombing was inspirational, and a good reminder of nonviolent, peaceful protest.</text:p>
          </table:table-cell>
          <table:table-cell table:number-columns-repeated="1020"/>
        </table:table-row>
        <table:table-row table:style-name="ro10">
          <table:table-cell office:value-type="float" office:value="119" calcext:value-type="float">
            <text:p>119</text:p>
          </table:table-cell>
          <table:table-cell office:value-type="string" calcext:value-type="string">
            <text:p>t3_cu190j</text:p>
          </table:table-cell>
          <table:table-cell office:value-type="string" calcext:value-type="string">
            <text:p>also posted elsewhere quite honestly this guy gets a little too much love and a little too much hate from each camp. let me clarify a few things; 1. he actually used preferred pr0nons prior to the mandated use of them, at students request. his refusal to do so was in response to mandated speech, which he found egregious on those grounds alone. 2. he'd be considered a leftist by almost all metrics in the states, and parts of europe. he has campaigned and supported ndp a canadian progressive party in his lifetime, supports universal healthcare and other social programs, and recognizes poor situations that people are in that they have little control over. the latter statement derived from clinical psychology lectures . 3. much of his dissatisfaction with '4th wave f inism' is due to the fact it makes assertions he finds to be unfounded not that he simply doesn't like them or wants women to be put in their traditional roles or asserts what's best for them. any calm approach to his interviews or writings can show that. now, i think he also gets a little too much love. his discussion with zizek demonstrates he has a lot of work to do in more theoretical aspects of philosophy and materialism. on top of that his arguments for god are pretty piss poor, and he makes pretty unscientific claims in debates with guys like harris and dilahunty</text:p>
          </table:table-cell>
          <table:table-cell office:value-type="string" calcext:value-type="string">
            <text:p>Clinical psychology professor Stephen Frener is a great guy and he deserves too much love from the SJ community.</text:p>
          </table:table-cell>
          <table:table-cell table:number-columns-repeated="1020"/>
        </table:table-row>
        <table:table-row table:style-name="ro3">
          <table:table-cell office:value-type="float" office:value="120" calcext:value-type="float">
            <text:p>120</text:p>
          </table:table-cell>
          <table:table-cell table:number-columns-repeated="2"/>
          <table:table-cell office:value-type="string" calcext:value-type="string">
            <text:p><text:s/>Jordan Peterson is unfairly hated</text:p>
          </table:table-cell>
          <table:table-cell table:number-columns-repeated="1020"/>
        </table:table-row>
        <table:table-row table:style-name="ro3">
          <table:table-cell office:value-type="float" office:value="121" calcext:value-type="float">
            <text:p>121</text:p>
          </table:table-cell>
          <table:table-cell table:number-columns-repeated="2"/>
          <table:table-cell office:value-type="string" calcext:value-type="string">
            <text:p>Universal health care is for Bernie</text:p>
          </table:table-cell>
          <table:table-cell table:number-columns-repeated="1020"/>
        </table:table-row>
        <table:table-row table:style-name="ro3">
          <table:table-cell office:value-type="float" office:value="122" calcext:value-type="float">
            <text:p>122</text:p>
          </table:table-cell>
          <table:table-cell table:number-columns-repeated="2"/>
          <table:table-cell office:value-type="string" calcext:value-type="string">
            <text:p>Scientific method is the only way of rationalizing religious intolerance.</text:p>
          </table:table-cell>
          <table:table-cell table:number-columns-repeated="1020"/>
        </table:table-row>
        <table:table-row table:style-name="ro3">
          <table:table-cell office:value-type="float" office:value="123" calcext:value-type="float">
            <text:p>123</text:p>
          </table:table-cell>
          <table:table-cell table:number-columns-repeated="2"/>
          <table:table-cell office:value-type="string" calcext:value-type="string">
            <text:p>Left-wing politics is a bubble and Ron Swanson is a bad guy.</text:p>
          </table:table-cell>
          <table:table-cell table:number-columns-repeated="1020"/>
        </table:table-row>
        <table:table-row table:style-name="ro3">
          <table:table-cell office:value-type="float" office:value="124" calcext:value-type="float">
            <text:p>124</text:p>
          </table:table-cell>
          <table:table-cell table:number-columns-repeated="2"/>
          <table:table-cell office:value-type="string" calcext:value-type="string">
            <text:p>Student-favorite philosopher, philosopher, writer, and philosopher, Carl Sagan, gets a little too much love and hate from each camp.</text:p>
          </table:table-cell>
          <table:table-cell table:number-columns-repeated="1020"/>
        </table:table-row>
        <table:table-row table:style-name="ro3">
          <table:table-cell office:value-type="float" office:value="125" calcext:value-type="float">
            <text:p>125</text:p>
          </table:table-cell>
          <table:table-cell table:number-columns-repeated="2"/>
          <table:table-cell office:value-type="string" calcext:value-type="string">
            <text:p>Canadians have too much respect for George W. Bush.</text:p>
          </table:table-cell>
          <table:table-cell table:number-columns-repeated="1020"/>
        </table:table-row>
        <table:table-row table:style-name="ro15">
          <table:table-cell office:value-type="float" office:value="126" calcext:value-type="float">
            <text:p>126</text:p>
          </table:table-cell>
          <table:table-cell office:value-type="string" calcext:value-type="string">
            <text:p>t3_b23zt2</text:p>
          </table:table-cell>
          <table:table-cell office:value-type="string" calcext:value-type="string">
            <text:p>before i start, i am not writing this with a very specific issue in mind, i have always believed this. i am sick of that perfectly true, but ideologically pointless argument that while you have free speech, privately owned platforms like reddit, youtube, fb etc don't have any obligation to allow you to express yourself on their platforms. this is very insincere way to 'support free speech' and is actually just the opposite, supporting censorship. i am personally from an european country that like most european countries doesn't even have anything like the right to free speech, although ironically i have to say that due to less pc culture there is very little censorship actually happening. but as a liberal, i have strong respect for the us 1st amendment, and since i agree ideologically, i naturally also believe that the principle should be upheld in private institutions and platforms as well. first, all big platforms used for communication and exchange of ideas are in fact privately owned although they are all from us : youtube, fb, reddit, even google apparently can remove content from appearing when you search for it. the point of free speech is partially being able to speak freely without fear of persecution, but the other important point is being able to exercise it in the first place, share your thoughts and ideas. people don't need to listen to them, but if your thoughts and ideas are virtually removed from every platform accessible to a normal person, this is the equivalent of burning books. you are made invisible. another aspect of it which oddly many other liberals seem to not care about is my right as a consumer of ideas to have access to everything and choose for myself what is good and what is bad for me. the discussion is often phrased as to protect people from upsetting content, but even if the content is trashing everything important to me and relevant to my identity, it is so much more disrespectful for someone else to decide that i should be protected from the chance of being exposed to it after which i can easily ignore it. again, it is book burning. , free speech is only your true value if it can actually be heard. having said that, i completely understand that certain environments need to exist where content is censored for two reasons first is that the content is very specific or that the whole point is some very specific formatting of submitted ideas e. g. changemyview can't accept askreddit posts, a channel focused on history can't show sitcoms . that is fine, compartmentalization is ok as long as the rules of it are clear and there is possibility for all kinds of content to be developed in it's own compartment. second is the emotional need for people to have safe spaces where their own ideas never get questioned or provoked again, this is fine too as long as everyone is entitled to the same, and opposite spaces. the real fear is free speech can influence people to do violent things, but i think that nothing short of providing illegal information e. g. doxxing an individual, or telling people where to go buy illegal weapons and organizing attacks should matter. art has since its inception had the liberty to examine all kinds of topics in its own way. some of the greatest works of literature include a book that is written from a pedophile's pov, book from a killer's pov, serial killer's pov there are classic paintings depicting torture and suffering. songs that talk about war, violence and hatred. human mind can go to dark places and get incredible inspiration from them that can intellectually enrich us. understanding the world around us, the good, the bad and the ugly, makes us informed. there will always be someone who snapps and who will go and do horrible things, and at every moment in time there was something else to blame for it satanic influence, a book, a song, a movie, a video game, a youtube video as we move through time these scapegoats are always whatever is relevant and still pretty new, but the principle is the same. actions are the responsibility of the person who committed them, ideas and thoughts need to remain visible for us to see, judge, discuss etc. there are bad ideas and bad ideologies, but the only way they should be addressed is though better ideas and better ideologies, not removal. furthermore, in judging what is a bad idea ideology, there is huge hypocrisy. many, maybe all, big and popular ideologies have resulted with some misinterpretation, radicalism, violence and harm to others from religions, to systems like communism, capitalism etc. so it is completely disingenuous to talk about misinterpretation when convenient but run and ban a piece of writing or a youtube video which is much less popular as soon as it gets linked to something violent. if a privately owned platform has a monopoly over communication, then they should be obliged to withhold the ideological principles of free speech, and the fact that they are pushed to do the opposite is shameful. in fear of bad ideas getting through, we are making it so that few people decide which ideas we can hear in the first place. you can't honestly stand by free speech and be ok with this as long as it affects ideas you don't like either. gt; the value of free speech us 1st amendment is completely compromised if you exclude from it the private platforms which have complete monopoly over communications, and idea knowledge exchange. if this is a true value you hold, you would insist that the principle of it is maintained so that no idea gets muted, and respect the dignity of the consumers of ideas to choose for themselves what to take in and what to make of it. what is the point of free speech if you can't exercise it?</text:p>
          </table:table-cell>
          <table:table-cell office:value-type="string" calcext:value-type="string">
            <text:p>Privately held company that do not allow you to express yourself on their platforms are inherently selfish</text:p>
          </table:table-cell>
          <table:table-cell table:number-columns-repeated="1020"/>
        </table:table-row>
        <table:table-row table:style-name="ro3">
          <table:table-cell office:value-type="float" office:value="127" calcext:value-type="float">
            <text:p>127</text:p>
          </table:table-cell>
          <table:table-cell table:number-columns-repeated="2"/>
          <table:table-cell office:value-type="string" calcext:value-type="string">
            <text:p>Private university/society are in no position to restrict or censor content from being written, read or watched</text:p>
          </table:table-cell>
          <table:table-cell table:number-columns-repeated="1020"/>
        </table:table-row>
        <table:table-row table:style-name="ro3">
          <table:table-cell office:value-type="float" office:value="128" calcext:value-type="float">
            <text:p>128</text:p>
          </table:table-cell>
          <table:table-cell table:number-columns-repeated="2"/>
          <table:table-cell office:value-type="string" calcext:value-type="string">
            <text:p>Literature censorship is wrong</text:p>
          </table:table-cell>
          <table:table-cell table:number-columns-repeated="1020"/>
        </table:table-row>
        <table:table-row table:style-name="ro3">
          <table:table-cell office:value-type="float" office:value="129" calcext:value-type="float">
            <text:p>129</text:p>
          </table:table-cell>
          <table:table-cell table:number-columns-repeated="2"/>
          <table:table-cell office:value-type="string" calcext:value-type="string">
            <text:p><text:s/>You don't really value free speech unless you extend it to large privately owned platforms and corporations</text:p>
          </table:table-cell>
          <table:table-cell table:number-columns-repeated="1020"/>
        </table:table-row>
        <table:table-row table:style-name="ro3">
          <table:table-cell office:value-type="float" office:value="130" calcext:value-type="float">
            <text:p>130</text:p>
          </table:table-cell>
          <table:table-cell table:number-columns-repeated="2"/>
          <table:table-cell office:value-type="string" calcext:value-type="string">
            <text:p>Video game and book censorship should be allowed in public.</text:p>
          </table:table-cell>
          <table:table-cell table:number-columns-repeated="1020"/>
        </table:table-row>
        <table:table-row table:style-name="ro3">
          <table:table-cell office:value-type="float" office:value="131" calcext:value-type="float">
            <text:p>131</text:p>
          </table:table-cell>
          <table:table-cell table:number-columns-repeated="2"/>
          <table:table-cell office:value-type="string" calcext:value-type="string">
            <text:p>Articles and ideas should not be censored on privately owned platforms.</text:p>
          </table:table-cell>
          <table:table-cell table:number-columns-repeated="1020"/>
        </table:table-row>
        <table:table-row table:style-name="ro3">
          <table:table-cell office:value-type="float" office:value="132" calcext:value-type="float">
            <text:p>132</text:p>
          </table:table-cell>
          <table:table-cell table:number-columns-repeated="2"/>
          <table:table-cell office:value-type="string" calcext:value-type="string">
            <text:p>Privately held company platforms have no obligation to allow you to express yourself on their platforms.</text:p>
          </table:table-cell>
          <table:table-cell table:number-columns-repeated="1020"/>
        </table:table-row>
        <table:table-row table:style-name="ro16">
          <table:table-cell office:value-type="float" office:value="133" calcext:value-type="float">
            <text:p>133</text:p>
          </table:table-cell>
          <table:table-cell office:value-type="string" calcext:value-type="string">
            <text:p>t3_cm1ex1</text:p>
          </table:table-cell>
          <table:table-cell office:value-type="string" calcext:value-type="string">
            <text:p>i've been wanting to post this for a while, but i figure now is as good a time as any. also, i'm more of a right leaning independent rather than a full on republican. with that in mind, let's begin. after the recent mass shootings and previous ones that got media attention , and especially during trump's presidency, many politicians and commentators mostly on the left try to make the case that either the nra or president trump or both is to blame. more often it is the former. however, i don't currently think that that is the case. as stated in in the title, i think that the blame for a mass shooting should be placed solely on the person or, god forbid, persons who perpetrated it. i am well aware that the nra is an industry lobbying group doubling or more likely posing as a public interest group. still, i don't think they bear responsibility for any shootings that occur. while they do represent gun manufacturers, what happens to the guns after they are made is totally out of their control. what someone does with a gun is up to the individual. president trump, meanwhile, has said very questionable things both during and before his presidency. however, he has no control over how people interpret what he says. again, it is up to the individual as to how to interpret his speech. i stopped supporting trump a long time ago, but for that reason i feel that he is not implicit in the recent mass shooting. it could be that the nra and trump are in some way responsible for mass shootings, but the only conclusion i can reach right now is that the perpetrator is the only one who should get the blame.</text:p>
          </table:table-cell>
          <table:table-cell office:value-type="string" calcext:value-type="string">
            <text:p>President (corporate title) Trump is not the only person responsible for mass shootings.</text:p>
          </table:table-cell>
          <table:table-cell table:number-columns-repeated="1020"/>
        </table:table-row>
        <table:table-row table:style-name="ro3">
          <table:table-cell office:value-type="float" office:value="134" calcext:value-type="float">
            <text:p>134</text:p>
          </table:table-cell>
          <table:table-cell table:number-columns-repeated="2"/>
          <table:table-cell office:value-type="string" calcext:value-type="string">
            <text:p>Centre-right politics should not be trying to make the case that either the NRA or President Trump is to blame for mass shootings.</text:p>
          </table:table-cell>
          <table:table-cell table:number-columns-repeated="1020"/>
        </table:table-row>
        <table:table-row table:style-name="ro5">
          <table:table-cell office:value-type="float" office:value="135" calcext:value-type="float">
            <text:p>135</text:p>
          </table:table-cell>
          <table:table-cell table:number-columns-repeated="2"/>
          <table:table-cell office:value-type="string" calcext:value-type="string">
            <text:p>Mass shooting incidents where the perpetrator should not be held responsible and the victim is not responsible should be solely on the person/or persons who perpetrated the event.</text:p>
          </table:table-cell>
          <table:table-cell table:number-columns-repeated="1020"/>
        </table:table-row>
        <table:table-row table:style-name="ro3">
          <table:table-cell office:value-type="float" office:value="136" calcext:value-type="float">
            <text:p>136</text:p>
          </table:table-cell>
          <table:table-cell table:number-columns-repeated="2"/>
          <table:table-cell office:value-type="string" calcext:value-type="string">
            <text:p>Presidency of Donald Trump and the NRA are not directly responsible for the recent mass shooting in Las Vegas.</text:p>
          </table:table-cell>
          <table:table-cell table:number-columns-repeated="1020"/>
        </table:table-row>
        <table:table-row table:style-name="ro3">
          <table:table-cell office:value-type="float" office:value="137" calcext:value-type="float">
            <text:p>137</text:p>
          </table:table-cell>
          <table:table-cell table:number-columns-repeated="2"/>
          <table:table-cell office:value-type="string" calcext:value-type="string">
            <text:p>Time and again, the blame for mass shootings should be placed solely on the person or, god forbid, persons who perpetrated it.</text:p>
          </table:table-cell>
          <table:table-cell table:number-columns-repeated="1020"/>
        </table:table-row>
        <table:table-row table:style-name="ro3">
          <table:table-cell office:value-type="float" office:value="138" calcext:value-type="float">
            <text:p>138</text:p>
          </table:table-cell>
          <table:table-cell table:number-columns-repeated="2"/>
          <table:table-cell office:value-type="string" calcext:value-type="string">
            <text:p>Advocacy group NRA and the president should not be held responsible for mass shootings.</text:p>
          </table:table-cell>
          <table:table-cell table:number-columns-repeated="1020"/>
        </table:table-row>
        <table:table-row table:style-name="ro3">
          <table:table-cell office:value-type="float" office:value="139" calcext:value-type="float">
            <text:p>139</text:p>
          </table:table-cell>
          <table:table-cell table:number-columns-repeated="2"/>
          <table:table-cell office:value-type="string" calcext:value-type="string">
            <text:p><text:s/>The blame for a mass shooting should be placed on the shooter and not on the NRA/President Trump</text:p>
          </table:table-cell>
          <table:table-cell table:number-columns-repeated="1020"/>
        </table:table-row>
        <table:table-row table:style-name="ro10">
          <table:table-cell office:value-type="float" office:value="140" calcext:value-type="float">
            <text:p>140</text:p>
          </table:table-cell>
          <table:table-cell office:value-type="string" calcext:value-type="string">
            <text:p>t3_d17t35</text:p>
          </table:table-cell>
          <table:table-cell office:value-type="string" calcext:value-type="string">
            <text:p>if you believe that speech is a power struggle and that all racial groups are competing for power then you would have to conclude that white and asian people would need to start solidifying their positions and fighting against diversity. white and asian people make up the large majority of top research scientists and the innovations that make the modern world possible. you could add in indian people but i want to keep this simple. at least 90 of the modern world was created by these demographics that is a very very rough estimate but i challenge anyone to prove me wrong . amp; x200b; if the social scientist of the modern world are correct and all groups are interacting in a manner to gain power and exert their will then it is only rational for white people and asian people to start discriminating and to start excluding people from their companies. why would we give power to people that are of the belief that power is the goal? if the game is dominance why should i support affirmative action. if you believe in conflict theory then rationally you believe that white people and asian people should lobby against affirmative action because it reduces the level of power our groups can gain. if power is the goal, then we are at war with each other.</text:p>
          </table:table-cell>
          <table:table-cell office:value-type="string" calcext:value-type="string">
            <text:p>White people should push against affirmative action.</text:p>
          </table:table-cell>
          <table:table-cell table:number-columns-repeated="1020"/>
        </table:table-row>
        <table:table-row table:style-name="ro5">
          <table:table-cell office:value-type="float" office:value="141" calcext:value-type="float">
            <text:p>141</text:p>
          </table:table-cell>
          <table:table-cell table:number-columns-repeated="2"/>
          <table:table-cell office:value-type="string" calcext:value-type="string">
            <text:p>Social science is correct and affirmative action is only rational for white people and asian people to start discriminating and to start excluding people from their companies.</text:p>
          </table:table-cell>
          <table:table-cell table:number-columns-repeated="1020"/>
        </table:table-row>
        <table:table-row table:style-name="ro3">
          <table:table-cell office:value-type="float" office:value="142" calcext:value-type="float">
            <text:p>142</text:p>
          </table:table-cell>
          <table:table-cell table:number-columns-repeated="2"/>
          <table:table-cell office:value-type="string" calcext:value-type="string">
            <text:p>Indian people and white people should lobby against affirmative action.</text:p>
          </table:table-cell>
          <table:table-cell table:number-columns-repeated="1020"/>
        </table:table-row>
        <table:table-row table:style-name="ro3">
          <table:table-cell office:value-type="float" office:value="143" calcext:value-type="float">
            <text:p>143</text:p>
          </table:table-cell>
          <table:table-cell table:number-columns-repeated="2"/>
          <table:table-cell office:value-type="string" calcext:value-type="string">
            <text:p><text:s/>If Conflict theory is correct then White people and Asian people need to start fighting against diversity rhetoric</text:p>
          </table:table-cell>
          <table:table-cell table:number-columns-repeated="1020"/>
        </table:table-row>
        <table:table-row table:style-name="ro3">
          <table:table-cell office:value-type="float" office:value="144" calcext:value-type="float">
            <text:p>144</text:p>
          </table:table-cell>
          <table:table-cell table:number-columns-repeated="2"/>
          <table:table-cell office:value-type="string" calcext:value-type="string">
            <text:p>Demography is a power struggle and affirmative action reduces the level of power our groups can gain.</text:p>
          </table:table-cell>
          <table:table-cell table:number-columns-repeated="1020"/>
        </table:table-row>
        <table:table-row table:style-name="ro5">
          <table:table-cell office:value-type="float" office:value="145" calcext:value-type="float">
            <text:p>145</text:p>
          </table:table-cell>
          <table:table-cell table:number-columns-repeated="2"/>
          <table:table-cell office:value-type="string" calcext:value-type="string">
            <text:p>Social science and the social scientist of the modern world are correct. White people and Asian people should oppose affirmative action because it decreases the level of power their groups can gain.</text:p>
          </table:table-cell>
          <table:table-cell table:number-columns-repeated="1020"/>
        </table:table-row>
        <table:table-row table:style-name="ro3">
          <table:table-cell office:value-type="float" office:value="146" calcext:value-type="float">
            <text:p>146</text:p>
          </table:table-cell>
          <table:table-cell table:number-columns-repeated="2"/>
          <table:table-cell office:value-type="string" calcext:value-type="string">
            <text:p>Indian people and white people should vote against affirmative action when that vote is taken on.</text:p>
          </table:table-cell>
          <table:table-cell table:number-columns-repeated="1020"/>
        </table:table-row>
        <table:table-row table:style-name="ro17">
          <table:table-cell office:value-type="float" office:value="147" calcext:value-type="float">
            <text:p>147</text:p>
          </table:table-cell>
          <table:table-cell office:value-type="string" calcext:value-type="string">
            <text:p>t3_bg6omw</text:p>
          </table:table-cell>
          <table:table-cell office:value-type="string" calcext:value-type="string">
            <text:p>my wife and i are having a disagreement about what home to finalize on. here's the breakdown: my wife and i have a combined income of about 300k. we live in the sf bay area. we both put 15 of our income into espp and max out our 401k. this results in about 8. 8k take home pay before espp being taken out, or 12k per month if we factor in the espp that's taken out. we have about 370k saved up to put towards a home down payment. i get about 25k in restricted stock per year divided up quarterly . amp; x200b; here's why i think we should stick with a 1m starter home instead of a 1. 3m: more money to spend as we want. this is big for both of us. we're both 30, and want to travel. if we go with the 1m home, then we will be able to save about 4k a month instead of about 2. 6k month due to a smaller mortgage. that means on average we will have 1. 5k we can use whatever on per month that we would not have otherwise had. more money for the future. we expect to have children in about 4 7 years. this will give us a head start on saving up cash for them. pay less interest over 10 year term we expect to stay in the house. i looked at zillow's ammortization calculator and we end up paying a crazy amount of interest. a cheaper house means we can pay off our mortgage faster before we shift to a bigger home and forfeit less money to the bank. forfeiting stock growth . if we go with this approach, we'd have to sell our espp as soon as they vest otherwise we'll be burning into our savings. yes, i realize this is take home pay we would have used on stocks etfs anyway, but this leaves no chance for the espp stock to grow and we work at pretty big tech companies that i expect the stock to keep going up. therefore we're giving up potential growth of our portfolio. better prepared if a recession hits. i've been hearing that a recession could hit in the next few years. if we do end up seeing a recession, and if one of us by chance gets fired not that we're expecting to , then we can better support ourselves with one person working until we can get rehired. amp; x200b; couple arguments my wife is making in favor of 1. 3m: the more expensive house is in a better location for commutes. the more expensive home is in mountain view, which is more strategically located along a commuter line and goes against the traffic to san jose, making us better situated for future jobs. the other one is located more east closer to san jose, which goes against the traffic and is hell to drive through. while i agree, i don't know if this is worth a 200k difference the more expensive house is likely to appreciate better. it's in a better school district, and the house is newer so those are long term gains we will realize later, not in the near term. the 1m apartment hasn't appreciated much in the past few years, esp. given it's a condo aka glorified apartment . the 1m house is older . the 1. 3m house is a brand new construction townhome, whereas the 1m would be a condo both 2 bed 2baths . she doesn't like the fact that it smells a bit. the newer home is 'our home' and has its own garage, etc. fiber internet. the old house only supports up to 250 mbps, which i think is more than enough for conference video calls, etc. we will get higher compensation. generally we've both been getting smaller upticks in stock bonuses and minor raises every year, so she's arguing that it's not right to look at this in a snapshot, but rather account for the fact that our total compensation will go up in the coming years. amp; x200b; i'm not convinced the above arguments are enough to say we should go dump 200k more into our mortgage, but would love to see if someone can tip me over the fence with some arguments that haven't been brought up above maybe from folks who have more wisdom about this space than i.</text:p>
          </table:table-cell>
          <table:table-cell office:value-type="string" calcext:value-type="string">
            <text:p>School district: I think we should stick with a 1m starter home instead of a 1.5m house. amp; X200b; couple arguments my wife is making in favor of 1. 5m: more money to spend as we want. more money for the future. less money for a recession. better prepared if a recession hits. less debt. less interest over 10 year term we expect to stay in the house. this will give us a head start on saving up cash for them. if we do end up seeing a recession, we can better support ourselves with</text:p>
          </table:table-cell>
          <table:table-cell table:number-columns-repeated="1020"/>
        </table:table-row>
        <table:table-row table:style-name="ro3">
          <table:table-cell office:value-type="float" office:value="148" calcext:value-type="float">
            <text:p>148</text:p>
          </table:table-cell>
          <table:table-cell table:number-columns-repeated="2"/>
          <table:table-cell office:value-type="string" calcext:value-type="string">
            <text:p>Mortgage loan rates are too high and we should stick with a 1m starter home instead of a 1.5m home.</text:p>
          </table:table-cell>
          <table:table-cell table:number-columns-repeated="1020"/>
        </table:table-row>
        <table:table-row table:style-name="ro3">
          <table:table-cell office:value-type="float" office:value="149" calcext:value-type="float">
            <text:p>149</text:p>
          </table:table-cell>
          <table:table-cell table:number-columns-repeated="2"/>
          <table:table-cell office:value-type="string" calcext:value-type="string">
            <text:p>Mortgage loanes make financial sense, but the 1M-mortgage loan makes more sense than 1.2M.</text:p>
          </table:table-cell>
          <table:table-cell table:number-columns-repeated="1020"/>
        </table:table-row>
        <table:table-row table:style-name="ro3">
          <table:table-cell office:value-type="float" office:value="150" calcext:value-type="float">
            <text:p>150</text:p>
          </table:table-cell>
          <table:table-cell table:number-columns-repeated="2"/>
          <table:table-cell office:value-type="string" calcext:value-type="string">
            <text:p>Commuter rail is preferable to starting a 1m starter home</text:p>
          </table:table-cell>
          <table:table-cell table:number-columns-repeated="1020"/>
        </table:table-row>
        <table:table-row table:style-name="ro3">
          <table:table-cell office:value-type="float" office:value="151" calcext:value-type="float">
            <text:p>151</text:p>
          </table:table-cell>
          <table:table-cell table:number-columns-repeated="2"/>
          <table:table-cell office:value-type="string" calcext:value-type="string">
            <text:p>School district should not make us keep a 1M starter home, but a 1.3M.</text:p>
          </table:table-cell>
          <table:table-cell table:number-columns-repeated="1020"/>
        </table:table-row>
        <table:table-row table:style-name="ro3">
          <table:table-cell office:value-type="float" office:value="152" calcext:value-type="float">
            <text:p>152</text:p>
          </table:table-cell>
          <table:table-cell table:number-columns-repeated="2"/>
          <table:table-cell office:value-type="string" calcext:value-type="string">
            <text:p><text:s/>I should buy a $1M home vs. a $1.32M home in a slightly better location.</text:p>
          </table:table-cell>
          <table:table-cell table:number-columns-repeated="1020"/>
        </table:table-row>
        <table:table-row table:style-name="ro18">
          <table:table-cell office:value-type="float" office:value="153" calcext:value-type="float">
            <text:p>153</text:p>
          </table:table-cell>
          <table:table-cell table:number-columns-repeated="2"/>
          <table:table-cell office:value-type="string" calcext:value-type="string">
            <text:p>Apartment Rentals are better than buying a $1m starter home. My wife and I are having a disagreement about what home to finalize on. amp; X200b; here's why we should stick with a 1m starter house instead of a 1.5m house. 1. a cheaper house means you can pay off your mortgage faster before moving to a bigger home and forfeit less money to the bank. 2. more money for the future. 3. better prepared for a recession. 4. less money for travel. 5. less debt. 6. less</text:p>
          </table:table-cell>
          <table:table-cell table:number-columns-repeated="1020"/>
        </table:table-row>
        <table:table-row table:style-name="ro8">
          <table:table-cell office:value-type="float" office:value="154" calcext:value-type="float">
            <text:p>154</text:p>
          </table:table-cell>
          <table:table-cell office:value-type="string" calcext:value-type="string">
            <text:p>t3_daya6i</text:p>
          </table:table-cell>
          <table:table-cell office:value-type="string" calcext:value-type="string">
            <text:p>the blatant lies about africa is not true in thr slightest. the media has brainwashed you into believing africa is actually real. think about it, where in the flat earth does africa fit? that's right no where. i saw a video while browsing through some pinneal gland detox videos about how they created 'africa' to cover up that the earth is actually flat. historic records even say so. slavery existed, but they didn't come from africa. they came from madagascar are brazil. they have tricked some into believing they are actually from africa! ! ask an ordinary person if they have been to africa? the answer is obvious. the only answer to that is madagascar, which is actually known as south africa. yah! they fooled you into believing madagasvsr and south africa are actually seperated! i actually browsed through thr flat earth map and came across no signs of africa. africa is a lie. ebola is just a synonym for straight white people.</text:p>
          </table:table-cell>
          <table:table-cell office:value-type="string" calcext:value-type="string">
            <text:p>No symbol on the earth is clearly Africa</text:p>
          </table:table-cell>
          <table:table-cell table:number-columns-repeated="1020"/>
        </table:table-row>
        <table:table-row table:style-name="ro3">
          <table:table-cell office:value-type="float" office:value="155" calcext:value-type="float">
            <text:p>155</text:p>
          </table:table-cell>
          <table:table-cell table:number-columns-repeated="2"/>
          <table:table-cell office:value-type="string" calcext:value-type="string">
            <text:p><text:s/>The existence of Africa is a hoax</text:p>
          </table:table-cell>
          <table:table-cell table:number-columns-repeated="1020"/>
        </table:table-row>
        <table:table-row table:style-name="ro3">
          <table:table-cell office:value-type="float" office:value="156" calcext:value-type="float">
            <text:p>156</text:p>
          </table:table-cell>
          <table:table-cell table:number-columns-repeated="2"/>
          <table:table-cell office:value-type="string" calcext:value-type="string">
            <text:p>Video: Africa is a lie.</text:p>
          </table:table-cell>
          <table:table-cell table:number-columns-repeated="1020"/>
        </table:table-row>
        <table:table-row table:style-name="ro3">
          <table:table-cell office:value-type="float" office:value="157" calcext:value-type="float">
            <text:p>157</text:p>
          </table:table-cell>
          <table:table-cell table:number-columns-repeated="2"/>
          <table:table-cell office:value-type="string" calcext:value-type="string">
            <text:p>History is a lie. Africa is not a real country.</text:p>
          </table:table-cell>
          <table:table-cell table:number-columns-repeated="1020"/>
        </table:table-row>
        <table:table-row table:style-name="ro3">
          <table:table-cell office:value-type="float" office:value="158" calcext:value-type="float">
            <text:p>158</text:p>
          </table:table-cell>
          <table:table-cell table:number-columns-repeated="2"/>
          <table:table-cell office:value-type="string" calcext:value-type="string">
            <text:p>White people are being brainwashed into believing Africa is actually real.</text:p>
          </table:table-cell>
          <table:table-cell table:number-columns-repeated="1020"/>
        </table:table-row>
        <table:table-row table:style-name="ro3">
          <table:table-cell office:value-type="float" office:value="159" calcext:value-type="float">
            <text:p>159</text:p>
          </table:table-cell>
          <table:table-cell table:number-columns-repeated="2"/>
          <table:table-cell office:value-type="string" calcext:value-type="string">
            <text:p>Flat Earth Maps make Africa a lie</text:p>
          </table:table-cell>
          <table:table-cell table:number-columns-repeated="1020"/>
        </table:table-row>
        <table:table-row table:style-name="ro3">
          <table:table-cell office:value-type="float" office:value="160" calcext:value-type="float">
            <text:p>160</text:p>
          </table:table-cell>
          <table:table-cell table:number-columns-repeated="2"/>
          <table:table-cell office:value-type="string" calcext:value-type="string">
            <text:p>Slavery and Apartheid were not true. Africa is a lie.</text:p>
          </table:table-cell>
          <table:table-cell table:number-columns-repeated="1020"/>
        </table:table-row>
        <table:table-row table:style-name="ro12">
          <table:table-cell office:value-type="float" office:value="161" calcext:value-type="float">
            <text:p>161</text:p>
          </table:table-cell>
          <table:table-cell office:value-type="string" calcext:value-type="string">
            <text:p>t3_cg3ek0</text:p>
          </table:table-cell>
          <table:table-cell office:value-type="string" calcext:value-type="string">
            <text:p>family feud is one of the longest running game shows ever. despite its longevity, the scoring system is completely broken and makes no sense. before i go on, i want to qualify what competitiveness means. in order for a game or competition to he competitive, the better player or team should win a significant majority of the time. for example, basketball is competitive because lebron james could wipe the floor with an inferior player 99 times out of 100. chess is competitive because a grandmaster will easily defeat a lower elo player any game. family feud, however, is the antithesis of competitiveness. focusing on the head to head component, two teams battle over 4 rounds to accumulate 300 points before the other. by getting points through correct answers, a smarter family should be able to beat an inferior one more often than not. however, the fourth round is triple points, rendering the first three all but meaningless. it is impossible to get 300 points through the first three rounds, even when round 3 is double points. family a can sweep rounds 1 3, score about 240 points, and still have to clinch round 4 to win. it s ridiculous. the game essentially comes down to the coin flip buzzer before round 4 to determine if you pass or play. since round 4 typically has only top 4 answers, it s extremely difficult to steal that round, so an inferior family can steal the round with a quick trigger finger and outright win the game or force a tiebreak. and let s not get started with the god awful payout if you don t win fast money but that s a rant for another day. tldr family feud sucks and the only relevant part of the head to head portion is round 4. they should just skip the first 3 rounds to and go straight to the meaningful part. cmv</text:p>
          </table:table-cell>
          <table:table-cell office:value-type="string" calcext:value-type="string">
            <text:p>Basketball and chess are not competitive because the better player wins a significant majority of the time. Family Feud is one of the worst games to ever air.</text:p>
          </table:table-cell>
          <table:table-cell table:number-columns-repeated="1020"/>
        </table:table-row>
        <table:table-row table:style-name="ro3">
          <table:table-cell office:value-type="float" office:value="162" calcext:value-type="float">
            <text:p>162</text:p>
          </table:table-cell>
          <table:table-cell table:number-columns-repeated="2"/>
          <table:table-cell office:value-type="string" calcext:value-type="string">
            <text:p>Coin flipping buzzer should be scrapped from Family Feudal. </text:p>
          </table:table-cell>
          <table:table-cell table:number-columns-repeated="1020"/>
        </table:table-row>
        <table:table-row table:style-name="ro3">
          <table:table-cell office:value-type="float" office:value="163" calcext:value-type="float">
            <text:p>163</text:p>
          </table:table-cell>
          <table:table-cell table:number-columns-repeated="2"/>
          <table:table-cell office:value-type="string" calcext:value-type="string">
            <text:p><text:s/>Family Feud is the worst game show in terms of fair scoring and competitiveness.</text:p>
          </table:table-cell>
          <table:table-cell table:number-columns-repeated="1020"/>
        </table:table-row>
        <table:table-row table:style-name="ro3">
          <table:table-cell office:value-type="float" office:value="164" calcext:value-type="float">
            <text:p>164</text:p>
          </table:table-cell>
          <table:table-cell table:number-columns-repeated="2"/>
          <table:table-cell office:value-type="string" calcext:value-type="string">
            <text:p>Chess and Family Feud are not competitive</text:p>
          </table:table-cell>
          <table:table-cell table:number-columns-repeated="1020"/>
        </table:table-row>
        <table:table-row table:style-name="ro3">
          <table:table-cell office:value-type="float" office:value="165" calcext:value-type="float">
            <text:p>165</text:p>
          </table:table-cell>
          <table:table-cell table:number-columns-repeated="2"/>
          <table:table-cell office:value-type="string" calcext:value-type="string">
            <text:p>Triple point and round 4 in family feud sucks, it's incredibly difficult to get 300 points through the first three rounds.</text:p>
          </table:table-cell>
          <table:table-cell table:number-columns-repeated="1020"/>
        </table:table-row>
        <table:table-row table:style-name="ro3">
          <table:table-cell office:value-type="float" office:value="166" calcext:value-type="float">
            <text:p>166</text:p>
          </table:table-cell>
          <table:table-cell table:number-columns-repeated="2"/>
          <table:table-cell office:value-type="string" calcext:value-type="string">
            <text:p>Singular point of a curve (or round of four in a board game) are meaningless and should be replaced..</text:p>
          </table:table-cell>
          <table:table-cell table:number-columns-repeated="1020"/>
        </table:table-row>
        <table:table-row table:style-name="ro3">
          <table:table-cell office:value-type="float" office:value="167" calcext:value-type="float">
            <text:p>167</text:p>
          </table:table-cell>
          <table:table-cell table:number-columns-repeated="2"/>
          <table:table-cell office:value-type="string" calcext:value-type="string">
            <text:p>Game show ‘Family Feud’ is completely broken and makes no sense.</text:p>
          </table:table-cell>
          <table:table-cell table:number-columns-repeated="1020"/>
        </table:table-row>
        <table:table-row table:style-name="ro19">
          <table:table-cell office:value-type="float" office:value="168" calcext:value-type="float">
            <text:p>168</text:p>
          </table:table-cell>
          <table:table-cell office:value-type="string" calcext:value-type="string">
            <text:p>t3_c2m6n8</text:p>
          </table:table-cell>
          <table:table-cell office:value-type="string" calcext:value-type="string">
            <text:p>as much as i try, there s not really a way i can come off as anything different than a guy wearing girl s clothes or makeup to most people, i come off as a gay guy. i ve been trying to boost my confidence with voice training trying to make my voice sound more feminine yes it s possible to not sound like a cartoon character or a guy s falsetto, it s just hard , but i haven t had too much luck with that yet. it s more of a self confidence thing than anything else; if y all can convince me it s my right, i genuinely won t care what other people think of me.</text:p>
          </table:table-cell>
          <table:table-cell office:value-type="string" calcext:value-type="string">
            <text:p>I don’t think I can come off as anything different than a guy wearing girl’s clothes or makeup to most people, I’m just trying to be more feminine..</text:p>
          </table:table-cell>
          <table:table-cell table:number-columns-repeated="1020"/>
        </table:table-row>
        <table:table-row table:style-name="ro5">
          <table:table-cell office:value-type="float" office:value="169" calcext:value-type="float">
            <text:p>169</text:p>
          </table:table-cell>
          <table:table-cell table:number-columns-repeated="2"/>
          <table:table-cell office:value-type="string" calcext:value-type="string">
            <text:p>Confidence is the only way I can come off as anything different than a guy wearing girl’s clothes or makeup to most people, I don’t care what other people think of me. I’m just trying to boost my confidence. Please.</text:p>
          </table:table-cell>
          <table:table-cell table:number-columns-repeated="1020"/>
        </table:table-row>
        <table:table-row table:style-name="ro18">
          <table:table-cell office:value-type="float" office:value="170" calcext:value-type="float">
            <text:p>170</text:p>
          </table:table-cell>
          <table:table-cell table:number-columns-repeated="2"/>
          <table:table-cell office:value-type="string" calcext:value-type="string">
            <text:p>Girl’s clothes and makeup don’t make me any different than a guy. I come off as a gay guy to most people. I don't care what other people think of me. I want to be comfortable with who I am. Please.Hello! i'm a transgender man who has been trying to transition for a few years now. i think you're looking at it the wrong way. it's not that you're trying to look different, it's that you want to feel comfortable with yourself and who you are. i'm not saying that you can</text:p>
          </table:table-cell>
          <table:table-cell table:number-columns-repeated="1020"/>
        </table:table-row>
        <table:table-row table:style-name="ro3">
          <table:table-cell office:value-type="float" office:value="171" calcext:value-type="float">
            <text:p>171</text:p>
          </table:table-cell>
          <table:table-cell table:number-columns-repeated="2"/>
          <table:table-cell office:value-type="string" calcext:value-type="string">
            <text:p>Human voice training is pointless because people will just make me look like an outcast.</text:p>
          </table:table-cell>
          <table:table-cell table:number-columns-repeated="1020"/>
        </table:table-row>
        <table:table-row table:style-name="ro3">
          <table:table-cell office:value-type="float" office:value="172" calcext:value-type="float">
            <text:p>172</text:p>
          </table:table-cell>
          <table:table-cell table:number-columns-repeated="2"/>
          <table:table-cell office:value-type="string" calcext:value-type="string">
            <text:p>Character (arts) is the hardest part of being gay -.</text:p>
          </table:table-cell>
          <table:table-cell table:number-columns-repeated="1020"/>
        </table:table-row>
        <table:table-row table:style-name="ro3">
          <table:table-cell office:value-type="float" office:value="173" calcext:value-type="float">
            <text:p>173</text:p>
          </table:table-cell>
          <table:table-cell table:number-columns-repeated="2"/>
          <table:table-cell office:value-type="string" calcext:value-type="string">
            <text:p><text:s/>I am trans. I don’t feel comfortable asking other people to use my name and pronouns.</text:p>
          </table:table-cell>
          <table:table-cell table:number-columns-repeated="1020"/>
        </table:table-row>
        <table:table-row table:style-name="ro3">
          <table:table-cell office:value-type="float" office:value="174" calcext:value-type="float">
            <text:p>174</text:p>
          </table:table-cell>
          <table:table-cell table:number-columns-repeated="2"/>
          <table:table-cell office:value-type="string" calcext:value-type="string">
            <text:p>Voice therapy is not my right and I think I will not ever make any effort to do so.</text:p>
          </table:table-cell>
          <table:table-cell table:number-columns-repeated="1020"/>
        </table:table-row>
        <table:table-row table:style-name="ro10">
          <table:table-cell office:value-type="float" office:value="175" calcext:value-type="float">
            <text:p>175</text:p>
          </table:table-cell>
          <table:table-cell office:value-type="string" calcext:value-type="string">
            <text:p>t3_d6fry1</text:p>
          </table:table-cell>
          <table:table-cell office:value-type="string" calcext:value-type="string">
            <text:p>it seems like a lot of vegans i know smoke cigarettes and i just can t help but laugh at how hypocritical their being. you know that eating meat is so bad for the environment right? takes drag of a cigarette that contains 100 toxic chemicals that is polluting our environment and giving people secondhand smoke i even met a vegan once who thought horseback riding was bad! yeah lady i m sure horseback riding is so much worse than the chemicals you re putting into the air with smoking. i m pretty sure that me eating meat and not smoking has done way less harm to the environment than vegans who don t eat meat but do smoke. lso don t they realize that mass smoking will harm the air quality and by proxy harm the animals that have to breathe said air? ook at countries like china and south korea who didn t get the message that smoking is bad for them, their air quality is horrid. lso not to mention the fact that animals are still killed when farming these vegetables that vegans eat long story short, i refuse to believe you really care about the environment and the people and animals who live on it if you re a willing participant in filling the atmosphere with toxic chemicals from cigarettes. also before i get any hate from this yes i m aware smoking is an addiction but they did make that first choice to pick up a cigarette</text:p>
          </table:table-cell>
          <table:table-cell office:value-type="string" calcext:value-type="string">
            <text:p>Air pollution, and the effects of smoking, on public health and the environment should be a major concern for all who are eating meat or not who are smokers</text:p>
          </table:table-cell>
          <table:table-cell table:number-columns-repeated="1020"/>
        </table:table-row>
        <table:table-row table:style-name="ro3">
          <table:table-cell office:value-type="float" office:value="176" calcext:value-type="float">
            <text:p>176</text:p>
          </table:table-cell>
          <table:table-cell table:number-columns-repeated="2"/>
          <table:table-cell office:value-type="string" calcext:value-type="string">
            <text:p>Country Vegans don’t care about the environment if they’re willing to partake in mass smoking cigarettes.</text:p>
          </table:table-cell>
          <table:table-cell table:number-columns-repeated="1020"/>
        </table:table-row>
        <table:table-row table:style-name="ro3">
          <table:table-cell office:value-type="float" office:value="177" calcext:value-type="float">
            <text:p>177</text:p>
          </table:table-cell>
          <table:table-cell table:number-columns-repeated="2"/>
          <table:table-cell office:value-type="string" calcext:value-type="string">
            <text:p>Natural environment is more important than the environment</text:p>
          </table:table-cell>
          <table:table-cell table:number-columns-repeated="1020"/>
        </table:table-row>
        <table:table-row table:style-name="ro3">
          <table:table-cell office:value-type="float" office:value="178" calcext:value-type="float">
            <text:p>178</text:p>
          </table:table-cell>
          <table:table-cell table:number-columns-repeated="2"/>
          <table:table-cell office:value-type="string" calcext:value-type="string">
            <text:p>Atmosphere of Earth, I believe the majority of vegans are hypocrites and shouldn’t smoke cigarettes</text:p>
          </table:table-cell>
          <table:table-cell table:number-columns-repeated="1020"/>
        </table:table-row>
        <table:table-row table:style-name="ro5">
          <table:table-cell office:value-type="float" office:value="179" calcext:value-type="float">
            <text:p>179</text:p>
          </table:table-cell>
          <table:table-cell table:number-columns-repeated="2"/>
          <table:table-cell office:value-type="string" calcext:value-type="string">
            <text:p>Veganism is hypocritical. I don’t care about the environment and the people and animals who live on it if you’re willing to fill the atmosphere with toxic chemicals from cigarettes. I think it’s hypocritical to eat meat but not smoke cigarettes.</text:p>
          </table:table-cell>
          <table:table-cell table:number-columns-repeated="1020"/>
        </table:table-row>
        <table:table-row table:style-name="ro3">
          <table:table-cell office:value-type="float" office:value="180" calcext:value-type="float">
            <text:p>180</text:p>
          </table:table-cell>
          <table:table-cell table:number-columns-repeated="2"/>
          <table:table-cell office:value-type="string" calcext:value-type="string">
            <text:p>Cigarette smokers are hypocrites.</text:p>
          </table:table-cell>
          <table:table-cell table:number-columns-repeated="1020"/>
        </table:table-row>
        <table:table-row table:style-name="ro3">
          <table:table-cell office:value-type="float" office:value="181" calcext:value-type="float">
            <text:p>181</text:p>
          </table:table-cell>
          <table:table-cell table:number-columns-repeated="2"/>
          <table:table-cell office:value-type="string" calcext:value-type="string">
            <text:p><text:s/>Vegans who smoke cigarettes are hypocrites if they think eating meat causes the environment harm</text:p>
          </table:table-cell>
          <table:table-cell table:number-columns-repeated="1020"/>
        </table:table-row>
        <table:table-row table:style-name="ro7">
          <table:table-cell office:value-type="float" office:value="182" calcext:value-type="float">
            <text:p>182</text:p>
          </table:table-cell>
          <table:table-cell office:value-type="string" calcext:value-type="string">
            <text:p>t3_asaizc</text:p>
          </table:table-cell>
          <table:table-cell office:value-type="string" calcext:value-type="string">
            <text:p>1. violation of human rights, so a trial: involuntary commitment to mental institutions is a serious violation of human rights such as right to freedom, right to privacy and right to dignity. it's common practice to lock people up, take away their phones, not allowing them to meet anyone, not allowing them to leave the premises and then feeding medications against their will. it's a silent punishment for a crime they didn't commit. it's way worse than locking people up in a jail for murder, because they on the other hand are allowed to have lawyers, question the judgment in a higher court, appeal to the state etc. in other words they are recognized by state and people. so when the nature of 'punishment' is mostly same, why can't be the process too? assume sanity and anyone claiming otherwise must provide evidences. proven 'guilty' would mean that its a unanimous decision for the better of society or the person is 'insane' and incapable of independence. proven 'innocent' would mean that the person is not a threat to anyone including himself, is capable of independence and as such doesn't need to be restrained. i'd allow 'impulsively' suicidal or sh tendencies to be restrained but not others. 2. corruption: private institutions, rehab facilities etc. can deem anyone mentally unfit with mild distress and order immediate hospitalization to make huge sums of money and fear no one if they have the nod of the caregiver, exploiting the individual who is vulnerable. it can be used as a tool to exercise hidden vendetta or social control. there are laws but most people aren't aware of their rights before it's too late. here the 'doctor' is the jury of a person's fate, a jury who only earns his bread if he deems people as guilty. there are no private courts for trial of a felony, neither for punishment of one, even if the person claims to be an expert in criminal law or have an experience in judgment like a former jury , because it'd be illegal as well as unethical to do something like that, for the same reasons they don't have the authority to decide people's fate and might have incentives in giving judgments in a certain way. this argument is only applicable to mental health and not other medical fields because unlike others, mental health has no 'tests' to come to a diagnosis. amp; x200b;</text:p>
          </table:table-cell>
          <table:table-cell office:value-type="string" calcext:value-type="string">
            <text:p>Human rights should be made available for law enforcement to be used by the state and for judicial and punishment, in other words, trial or punishment should be available by state or court.</text:p>
          </table:table-cell>
          <table:table-cell table:number-columns-repeated="1020"/>
        </table:table-row>
        <table:table-row table:style-name="ro3">
          <table:table-cell office:value-type="float" office:value="183" calcext:value-type="float">
            <text:p>183</text:p>
          </table:table-cell>
          <table:table-cell table:number-columns-repeated="2"/>
          <table:table-cell office:value-type="string" calcext:value-type="string">
            <text:p>Private university should be used as the legal precedent for trial of "incestions"</text:p>
          </table:table-cell>
          <table:table-cell table:number-columns-repeated="1020"/>
        </table:table-row>
        <table:table-row table:style-name="ro3">
          <table:table-cell office:value-type="float" office:value="184" calcext:value-type="float">
            <text:p>184</text:p>
          </table:table-cell>
          <table:table-cell table:number-columns-repeated="2"/>
          <table:table-cell office:value-type="string" calcext:value-type="string">
            <text:p><text:s/>All mental institutions must be nationalized and involuntary admissions must go through a trial</text:p>
          </table:table-cell>
          <table:table-cell table:number-columns-repeated="1020"/>
        </table:table-row>
        <table:table-row table:style-name="ro3">
          <table:table-cell office:value-type="float" office:value="185" calcext:value-type="float">
            <text:p>185</text:p>
          </table:table-cell>
          <table:table-cell table:number-columns-repeated="2"/>
          <table:table-cell office:value-type="string" calcext:value-type="string">
            <text:p>Suicide and involuntary commitment should be legal</text:p>
          </table:table-cell>
          <table:table-cell table:number-columns-repeated="1020"/>
        </table:table-row>
        <table:table-row table:style-name="ro3">
          <table:table-cell office:value-type="float" office:value="186" calcext:value-type="float">
            <text:p>186</text:p>
          </table:table-cell>
          <table:table-cell table:number-columns-repeated="2"/>
          <table:table-cell office:value-type="string" calcext:value-type="string">
            <text:p>Psychiatric hospital is not a trial and the concept of private courts is wrong.</text:p>
          </table:table-cell>
          <table:table-cell table:number-columns-repeated="1020"/>
        </table:table-row>
        <table:table-row table:style-name="ro3">
          <table:table-cell office:value-type="float" office:value="187" calcext:value-type="float">
            <text:p>187</text:p>
          </table:table-cell>
          <table:table-cell table:number-columns-repeated="2"/>
          <table:table-cell office:value-type="string" calcext:value-type="string">
            <text:p>Law enforcement should be able to forcibly commit mentally ill people to mental institutions.</text:p>
          </table:table-cell>
          <table:table-cell table:number-columns-repeated="1020"/>
        </table:table-row>
        <table:table-row table:style-name="ro3">
          <table:table-cell office:value-type="float" office:value="188" calcext:value-type="float">
            <text:p>188</text:p>
          </table:table-cell>
          <table:table-cell table:number-columns-repeated="2"/>
          <table:table-cell office:value-type="string" calcext:value-type="string">
            <text:p>Human rights should be protected by a trial rather than involuntary commitment to mental institutions.</text:p>
          </table:table-cell>
          <table:table-cell table:number-columns-repeated="1020"/>
        </table:table-row>
        <table:table-row table:style-name="ro9">
          <table:table-cell office:value-type="float" office:value="189" calcext:value-type="float">
            <text:p>189</text:p>
          </table:table-cell>
          <table:table-cell office:value-type="string" calcext:value-type="string">
            <text:p>t3_c2upzz</text:p>
          </table:table-cell>
          <table:table-cell office:value-type="string" calcext:value-type="string">
            <text:p>just take a note i don t state that germany was, both sides had it s ups and downs. so i live in poland, entire war can be tracked to partition of czechoslovakia. what league of nations did? abosolutely nothing. first sudetland then almost entire country was annexed which was against rules already. good job allies so far, even we and hungary got slice, but that s actuall cultural thing rather than conquest. then in 1939 war breaks out when germany attacks poland. first two weeks and our friends that guaranteed us did nothing literally nothing. after a month we have fallen, though not surrendered beacuse we had a law that transmists direct leadership to our government body abroad. wars goes on etc. we fight in many battles, like battle of england where our pilots were better than almost all british pilots and for sure squadron 501 was one with highest number of shot to lost planes. what those people got? nothing, british government went as far as faking strength of it s own pilots and lowering the impact that we made and our pilots were left woth nothing, not even with a roof over head. same goes to other batalions fightning in both belgium and africa and then italy, they gained nothing. but in the end war ended and peace was restored and everyone was happy, expect not. poland stopped being independent state, left with many others as satelite states of ussr, being robbed for next decades. not even talking about people killed by communist regime in that time. how do people expect me to consider allies goid guys? beacuse of intentions? that s not good enough, in war only the result matters. so many people were killed, innocent peopleabd for what? so we can celebrate some d days? or ends of war? take a note i don t want to offend any soldiers fighting on any side one more counterargument to your to be comment, i care little for allies rescuing other places, like france or norway. even germans did that by freeing virtually enslaved population of ukraine. all i want is directy how good allies were for any polish citizen. so after war ussr puppet government was installed. you could say that soviets were helping allies and some sources will even list them as part. if that was the case then why my country became satelite state? beacuse soviets aren t good and should have been destroyed, i would kill for operation unthinkable to happen. but allies had chance to rehabilitate by not acknowledging new fake government and sticking to polish government on emigration, but no. the polish government on emigration finally gave power back to first free elected president lech wa sa and that was already in the end of 20th century. in the end allies seem as backstabing bunch of liers for me. give me as a polish citizen a reason to think otherwise. i d like to see some light on the other side, but i doubt there s much.</text:p>
          </table:table-cell>
          <table:table-cell office:value-type="string" calcext:value-type="string">
            <text:p><text:s/>Allies were not the good guys during war for me people.</text:p>
          </table:table-cell>
          <table:table-cell table:number-columns-repeated="1020"/>
        </table:table-row>
        <table:table-row table:style-name="ro3">
          <table:table-cell office:value-type="float" office:value="190" calcext:value-type="float">
            <text:p>190</text:p>
          </table:table-cell>
          <table:table-cell table:number-columns-repeated="2"/>
          <table:table-cell office:value-type="string" calcext:value-type="string">
            <text:p>Germans should have been allies of the UK, the US, France, and Germany during WW2.</text:p>
          </table:table-cell>
          <table:table-cell table:number-columns-repeated="1020"/>
        </table:table-row>
        <table:table-row table:style-name="ro3">
          <table:table-cell office:value-type="float" office:value="191" calcext:value-type="float">
            <text:p>191</text:p>
          </table:table-cell>
          <table:table-cell table:number-columns-repeated="2"/>
          <table:table-cell office:value-type="string" calcext:value-type="string">
            <text:p>Normandy landings were the most important battle on history</text:p>
          </table:table-cell>
          <table:table-cell table:number-columns-repeated="1020"/>
        </table:table-row>
        <table:table-row table:style-name="ro3">
          <table:table-cell office:value-type="float" office:value="192" calcext:value-type="float">
            <text:p>192</text:p>
          </table:table-cell>
          <table:table-cell table:number-columns-repeated="2"/>
          <table:table-cell office:value-type="string" calcext:value-type="string">
            <text:p>Lawrence of Arabia was a bad ally. I don’t think I should have to consider allies anymore..</text:p>
          </table:table-cell>
          <table:table-cell table:number-columns-repeated="1020"/>
        </table:table-row>
        <table:table-row table:style-name="ro3">
          <table:table-cell office:value-type="float" office:value="193" calcext:value-type="float">
            <text:p>193</text:p>
          </table:table-cell>
          <table:table-cell table:number-columns-repeated="2"/>
          <table:table-cell office:value-type="string" calcext:value-type="string">
            <text:p>Government of the United Kingdom, the USA and Canada have no place in the NATO in regards to World War 2.</text:p>
          </table:table-cell>
          <table:table-cell table:number-columns-repeated="1020"/>
        </table:table-row>
        <table:table-row table:style-name="ro3">
          <table:table-cell office:value-type="float" office:value="194" calcext:value-type="float">
            <text:p>194</text:p>
          </table:table-cell>
          <table:table-cell table:number-columns-repeated="2"/>
          <table:table-cell office:value-type="string" calcext:value-type="string">
            <text:p>Aircraft pilot is a good ally.</text:p>
          </table:table-cell>
          <table:table-cell table:number-columns-repeated="1020"/>
        </table:table-row>
        <table:table-row table:style-name="ro3">
          <table:table-cell office:value-type="float" office:value="195" calcext:value-type="float">
            <text:p>195</text:p>
          </table:table-cell>
          <table:table-cell table:number-columns-repeated="2"/>
          <table:table-cell office:value-type="string" calcext:value-type="string">
            <text:p>Country’s Relations with Allies are a zero sum game and the result doesn’t matter.</text:p>
          </table:table-cell>
          <table:table-cell table:number-columns-repeated="1020"/>
        </table:table-row>
        <table:table-row table:style-name="ro11">
          <table:table-cell office:value-type="float" office:value="196" calcext:value-type="float">
            <text:p>196</text:p>
          </table:table-cell>
          <table:table-cell office:value-type="string" calcext:value-type="string">
            <text:p>t3_cg0v2n</text:p>
          </table:table-cell>
          <table:table-cell office:value-type="string" calcext:value-type="string">
            <text:p>title pretty much says it all. i am not a smoker myself but i do not support taxes on cigarettes. it is in effect legislating morality, which i believe goes against the constitution. furthermore, it is a regressive tax since most smokers are lower income. i am not justifying a person's decision to smoke, but it is a personal choice that usually doesn't affect other people. i support laws preventing smoking in most enclosed public spaces bars, restaurants, etc bc of secondhand smoke, but smoking in general is a personal choice. making it more expensive doesn't really help anyone. cigarettes are notable for how much money poor people spend on them, money they could save or do something else with. raising taxes on cigarettes only exacerbates the cycle of poverty. sometimes a part of the taxes go to treatment programs, but these are largely ineffective and still expensive for most people. if we must have cigarette taxes i would rather they go to pay for lung cancer treatments for smokers. but i don't think we should have them at all. am i missing something? or are non smokers using the law to punish people's personal choices?</text:p>
          </table:table-cell>
          <table:table-cell office:value-type="string" calcext:value-type="string">
            <text:p>Taxing cigarettes is regressive and should not be done.</text:p>
          </table:table-cell>
          <table:table-cell table:number-columns-repeated="1020"/>
        </table:table-row>
        <table:table-row table:style-name="ro3">
          <table:table-cell office:value-type="float" office:value="197" calcext:value-type="float">
            <text:p>197</text:p>
          </table:table-cell>
          <table:table-cell table:number-columns-repeated="2"/>
          <table:table-cell office:value-type="string" calcext:value-type="string">
            <text:p><text:s/>Taxes on cigarettes are unconstitutional and regressive</text:p>
          </table:table-cell>
          <table:table-cell table:number-columns-repeated="1020"/>
        </table:table-row>
        <table:table-row table:style-name="ro3">
          <table:table-cell office:value-type="float" office:value="198" calcext:value-type="float">
            <text:p>198</text:p>
          </table:table-cell>
          <table:table-cell table:number-columns-repeated="2"/>
          <table:table-cell office:value-type="string" calcext:value-type="string">
            <text:p>Lawrence of New York is wrong to tax cigarettes.</text:p>
          </table:table-cell>
          <table:table-cell table:number-columns-repeated="1020"/>
        </table:table-row>
        <table:table-row table:style-name="ro3">
          <table:table-cell office:value-type="float" office:value="199" calcext:value-type="float">
            <text:p>199</text:p>
          </table:table-cell>
          <table:table-cell table:number-columns-repeated="2"/>
          <table:table-cell office:value-type="string" calcext:value-type="string">
            <text:p>Passive smoking taxes are detrimental to the health of smokers and do not benefit anyone.</text:p>
          </table:table-cell>
          <table:table-cell table:number-columns-repeated="1020"/>
        </table:table-row>
        <table:table-row table:style-name="ro3">
          <table:table-cell office:value-type="float" office:value="200" calcext:value-type="float">
            <text:p>200</text:p>
          </table:table-cell>
          <table:table-cell table:number-columns-repeated="2"/>
          <table:table-cell office:value-type="string" calcext:value-type="string">
            <text:p>Public space should not have cigarettes</text:p>
          </table:table-cell>
          <table:table-cell table:number-columns-repeated="1020"/>
        </table:table-row>
        <table:table-row table:style-name="ro3">
          <table:table-cell office:value-type="float" office:value="201" calcext:value-type="float">
            <text:p>201</text:p>
          </table:table-cell>
          <table:table-cell table:number-columns-repeated="2"/>
          <table:table-cell office:value-type="string" calcext:value-type="string">
            <text:p>Cigarette taxes are regressive and should be abolished.</text:p>
          </table:table-cell>
          <table:table-cell table:number-columns-repeated="1020"/>
        </table:table-row>
        <table:table-row table:style-name="ro3">
          <table:table-cell office:value-type="float" office:value="202" calcext:value-type="float">
            <text:p>202</text:p>
          </table:table-cell>
          <table:table-cell table:number-columns-repeated="2"/>
          <table:table-cell office:value-type="string" calcext:value-type="string">
            <text:p>Lung cancer treatments should not be tax-raided on cigarettes</text:p>
          </table:table-cell>
          <table:table-cell table:number-columns-repeated="1020"/>
        </table:table-row>
        <table:table-row table:style-name="ro20">
          <table:table-cell office:value-type="float" office:value="203" calcext:value-type="float">
            <text:p>203</text:p>
          </table:table-cell>
          <table:table-cell office:value-type="string" calcext:value-type="string">
            <text:p>t3_c7ij48</text:p>
          </table:table-cell>
          <table:table-cell office:value-type="string" calcext:value-type="string">
            <text:p>i'll start this with a link to a pdf of ur fascism 1. cult of tradition this is probably the most abstract of eco's points. it's not just tradition in the sense of older values, but also a combination of various values into a syncretic, but also contradictory ideology. like how many conservatives consider the us to founded on 'judeo christian values' while ignoring anything from the founding fathers that goes against that. or using religion to justify conservatism on every stance but ignoring any part of their own religion that goes against them which i'll expand on for point 4 . 2. rejection of modernism we see the gop reject modernism constantly. the whole 'back in my day' line may be somewhat of a joke nowadays, but there is a serious contingent of people in america that genuinely think modern advances have made the world a worse place. whether this be rejection of technological advances like automation, the internet, and cell phones, or advances in modern ideology and thinking, most of which is highly secular. 3. action for action's sake i'll let mr. eco's words here prove most of my point: gt;action being beautiful in itself, it must be taken before, or without, any previous reflection. thinking is a form of emasculation. therefore culture is suspect insofar as it is identified with critical attitudes. distrust of the intellectual world has always been a symptom of ur fascism, from goering s alleged statement when i hear talk of culture i reach for my gun to the frequent use of such expressions as degenerate intellectuals, eggheads, effete snobs, universities are a nest of reds. i don't think i need to delve too deeply into the gop's rejection of higher education and intellectuals. how often do we hear that college is a 'breeding ground for leftists socialists liberals atheists'? 4. religious opposition to critical analysis gt;no syncretistic faith can withstand analytical criticism. the critical spirit makes distinctions, and to distinguish is a sign of modernism. in modern culture the scientific community praises disagreement as a way to improve knowledge. for ur fascism, disagreement is treason. there is a very common thing among many religious conservative groups, evangelicals in particular. anyone who has read the bible should be able to tell that jesus was not a very conservative figure. in fact many biblical figures who various 'liberal' ideas. especially on immigration and the poor wealthy. exodus 22:21 moses gives god s law: you shall not wrong or oppress a resident alien; for you were aliens in the land of egypt. leviticus 19:33 34 and 24:22 when the alien resides with you in your land, you shall not oppress the alien. the alien who resides with you shall be to you as the citizen among you; you shall love the alien as yourself, for you were aliens in the land of egypt: i am the lord your god. deuteronomy 24:14 you shall not withhold the wages of poor and needy laborers, whether other israelites or aliens who reside in your land luke 16:13 no servant can serve two masters, for either he will hate the one and love the other, or he will be devoted to the one and despise the other. you cannot serve god and money. proverbs 28:20 a faithful man will abound with blessings, but whoever hastens to be rich will not go unpunished. mark 10:25 'children, how hard it is to enter the kingdom of god! it is easier for a camel to go through the eye of a needle than for someone who is rich to enter the kingdom of god. ' if you use any of these bible verses, or any others which oppose conservative thinking, it will by and large be met with immediate rejection. this is because the kind of faith held by so many conservative christians is an immutable kind of faith. these kind of people hold that their beliefs are the true beliefs of the bible and therefore the mere act of questioning these beliefs is tantamount to betraying god. 5. fear of difference we see this most clearly today with the vilification of immigrants, previously with muslims after 9 11, and always african americans. i mean, how often has trump literally used the words 'invaders' to describe the people migrating towards the us. no one in america would stand for the way immigrant children are being treated if it was happening to citizens, or even probably just white immigrants. but the hispanic immigrant has become an 'other' to the modern gop. 6. appeal to economic anxiety gt;ur fascism derives from individual or social frustration. that is why one of the most typical features of the historical fascism was the appeal to a frustrated middle class, a class suffering from an economic crisis or feelings of political humiliation, and frightened by the pressure of lower social groups. in our time, when the old proletarians are becoming petty bourgeois and the lumpen are largely excluded from the political scene , the fascism of tomorrow will find its audience in this new majority again i think eco himself shows the link and i don't think i need to go too deep describing how the gop uses the 'others' to stir fear among working class people. industrial and mining jobs are drying up and white people are set to lose their status as a majority within the us over the next few decades. perfect time to exploit fear. the white hegemony on american politics is dying, and to a privileged class that feels like oppression. 7. obsession with a plot globalism deep state. seems obvious enough 8. enemies who are simultaneously overwhelmingly strong and pathetically weak this type of thinking was most obviously seen in how nazi germany viewed jewish people. now we see it with sjw's or liberals in general. on one hand, the average 'liberal sjw' is ripping up the social fabric of america and actively undermining the government. at the same time, the average 'liberal sjw' is a weak willed pushover who cries whenever someone disagrees with them and can never leave their parent's home because they can't handle reality. 9. pacifism is trafficking with the enemy because life is permanent warfare. it was conservatives who invaded afghanistan and iraq twice . yes there were some liberals who got wrapped up during the initial zealousness after 9 11, but it has always been conservatives who have the most 'troop worship'. the simple act of saying we should decrease military spending is often related to somehow betraying 'the troops'. and this isn't just warfare in the sense of invading another nation, like it seems trump and bolton want to do with iran. conservatives have led several domestic 'wars' too, drugs, terrorism, and now i would say immigration. i mean we know how disastrous the war on drugs was, but almost every conservative will still defend it and take a 'hard on crime' approach. fascism requires a constant enemy, and the gop has always had an enemy to be found. 10. contempt for the weak how often do we see rhetoric blaming poor people for their own misfortune from the right? 'pull yourself up by your bootstrap' kind of thinking has infested modern us conservatism. if you are poor in america, it is your own fault most republicans say. eco also had another point along with this: gt; every citizen belongs to the best people of the world, the members of the party are the best among the citizens, every citizen can or ought to become a member of the party american exceptionalism, literally this except the party part, is also a huge part of conservative thinking. 11. everybody is a hero this again ties most clearly into military troop worship. but there is also no shortage of it domestically too. how many right wing anti government militias, or just average joes, are there that purport themselves to be the guardians of freedom and liberty? this point also has to do with glorification of death. how often do you hear stuff like 'the government can take my guns from my cold dead hands'? it's not just about their guns, but about heroically dying against a government they view as oppressive. 12. machismo eco's words here are pretty self explanatory with how they relate to the gop. gt; since both permanent war and heroism are difficult games to play, the ur fascist transfers his will to power to sexual matters. this is the origin of machismo which implies both disdain for women and intolerance and condemnation of nonstandard sexual habits, from chastity to homosexuality . since even sex is a difficult game to play, the ur fascist hero tends to play with weapons doing so becomes an ersatz phallic exercise 13. selective populism for a fascist, people are not considered individuals within the realm of politics and government, but rather a single entity for whom the leader in our case trump acts as their interpreter. now obviously the people are not a single entity because there are various views on every topic, but fascism demands order and similarity, and as eco wrote earlier disagreement is diversity, and diversity is the enemy. so the leader can choose a group of people who become 'the people' and all others are then exactly that 'others'. and we already know how fascists view 'others'. 14. newspeak the simplification or changing of language to simplify an issue as to reduce critical thinking. rather than debating the merits of the aca, you can simply say 'death panel'. rather than talk about if and how earth should be inherited you can simply say 'death tax'. i will happily accept arguments debating how i relate the gop to these points, the validity of ur fascism itself, or any other angle i have overlooked. i can also talk more on any of these points, i just didn't want the post to be a huge block of text.</text:p>
          </table:table-cell>
          <table:table-cell office:value-type="string" calcext:value-type="string">
            <text:p><text:s/>Using Ur-Fascism by Umberto Eco as a guideline, the GOP is a fascist party.</text:p>
          </table:table-cell>
          <table:table-cell table:number-columns-repeated="1020"/>
        </table:table-row>
        <table:table-row table:style-name="ro3">
          <table:table-cell office:value-type="float" office:value="204" calcext:value-type="float">
            <text:p>204</text:p>
          </table:table-cell>
          <table:table-cell table:number-columns-repeated="2"/>
          <table:table-cell office:value-type="string" calcext:value-type="string">
            <text:p>History is full of cults of tradition, and U.S. Conservatism is a form of U-Fascism.</text:p>
          </table:table-cell>
          <table:table-cell table:number-columns-repeated="1020"/>
        </table:table-row>
        <table:table-row table:style-name="ro3">
          <table:table-cell office:value-type="float" office:value="205" calcext:value-type="float">
            <text:p>205</text:p>
          </table:table-cell>
          <table:table-cell table:number-columns-repeated="2"/>
          <table:table-cell office:value-type="string" calcext:value-type="string">
            <text:p>PDF of U.F.K. Environmentalist's "Cult of Tradition" is a sign of a growing fascism in America.</text:p>
          </table:table-cell>
          <table:table-cell table:number-columns-repeated="1020"/>
        </table:table-row>
        <table:table-row table:style-name="ro5">
          <table:table-cell office:value-type="float" office:value="206" calcext:value-type="float">
            <text:p>206</text:p>
          </table:table-cell>
          <table:table-cell table:number-columns-repeated="2"/>
          <table:table-cell office:value-type="string" calcext:value-type="string">
            <text:p>The Guardian Economics Editor-At-Large Egoist's The Unabomber was right that US conservatism is racist and not just a good concept, but the real reason to expect liberalism from the United States.</text:p>
          </table:table-cell>
          <table:table-cell table:number-columns-repeated="1020"/>
        </table:table-row>
        <table:table-row table:style-name="ro3">
          <table:table-cell office:value-type="float" office:value="207" calcext:value-type="float">
            <text:p>207</text:p>
          </table:table-cell>
          <table:table-cell table:number-columns-repeated="2"/>
          <table:table-cell office:value-type="string" calcext:value-type="string">
            <text:p>African Americans would be better off without the GOP and conservatives are largely at fault for the lack of diversity in society.</text:p>
          </table:table-cell>
          <table:table-cell table:number-columns-repeated="1020"/>
        </table:table-row>
        <table:table-row table:style-name="ro5">
          <table:table-cell office:value-type="float" office:value="208" calcext:value-type="float">
            <text:p>208</text:p>
          </table:table-cell>
          <table:table-cell table:number-columns-repeated="2"/>
          <table:table-cell office:value-type="string" calcext:value-type="string">
            <text:p>Mobile phone company CEO, Bill Clinton's ur-fascination was a good thing he wrote, and in the 21st century the GOP has become a legitimate, if not the norm, platform for conservatives and not a mainstream one.</text:p>
          </table:table-cell>
          <table:table-cell table:number-columns-repeated="1020"/>
        </table:table-row>
        <table:table-row table:style-name="ro3">
          <table:table-cell office:value-type="float" office:value="209" calcext:value-type="float">
            <text:p>209</text:p>
          </table:table-cell>
          <table:table-cell table:number-columns-repeated="2"/>
          <table:table-cell office:value-type="string" calcext:value-type="string">
            <text:p>Bible-based conservatism is a cult of tradition and a form of U.S. Fascism.</text:p>
          </table:table-cell>
          <table:table-cell table:number-columns-repeated="1020"/>
        </table:table-row>
        <table:table-row table:style-name="ro16">
          <table:table-cell office:value-type="float" office:value="210" calcext:value-type="float">
            <text:p>210</text:p>
          </table:table-cell>
          <table:table-cell office:value-type="string" calcext:value-type="string">
            <text:p>t3_ag4pjx</text:p>
          </table:table-cell>
          <table:table-cell office:value-type="string" calcext:value-type="string">
            <text:p>the united states government is currently undergoing a partial 'shutdown,' during which 'non essential' employees are either not being paid while working, or are not working at all, that is, furloughed. leaving aside the first group, let's examine the second group which is the majority of government workers affected by the shutdown . these people will eventually be paid. shutdowns have always ended up giving affected workers back pay eventually. however, they will not need to work extra hours or overtime without pay to compensate for the time they were out of work. in fact, they are at liberty to work other jobs, conduct self employment activities, or generally do anything else to earn money while on furlough, after which they will earn their salaries on top of this. at worst, they can do whatever they wish with their time. this is, at worst, a cash flow problem, not a lost revenue problem. cash flow problems can be solved by planning. furloughed government employees will eventually come out ahead in all of this, with, at most, some short term belt tightening and perhaps a small opportunity cost from time value of money as the worst consequences. we, the taxpayers who work in the private sector, are paying for all of this. furloughed government employees therefore do not deserve our sympathy or charity in fact, it looks like we are the suckers here: if a private business goes on hiatus or has to go into austerity, those employees affected will not receive back pay, nor will there be a widespread national charity effort to assist them. furloughed government employees are not 'harmed' by the shutdown. far from it, they are helped.</text:p>
          </table:table-cell>
          <table:table-cell office:value-type="string" calcext:value-type="string">
            <text:p>Privately held company workers should not be hurt by government shutdowns</text:p>
          </table:table-cell>
          <table:table-cell table:number-columns-repeated="1020"/>
        </table:table-row>
        <table:table-row table:style-name="ro5">
          <table:table-cell office:value-type="float" office:value="211" calcext:value-type="float">
            <text:p>211</text:p>
          </table:table-cell>
          <table:table-cell table:number-columns-repeated="2"/>
          <table:table-cell office:value-type="string" calcext:value-type="string">
            <text:p>Federal government of the United States employees are not being harmed by the partial government shutdown, and will eventually come out ahead in all of this, with, at most, some short term belt tightening and perhaps a small opportunity cost from time value of money as the worst consequences.</text:p>
          </table:table-cell>
          <table:table-cell table:number-columns-repeated="1020"/>
        </table:table-row>
        <table:table-row table:style-name="ro3">
          <table:table-cell office:value-type="float" office:value="212" calcext:value-type="float">
            <text:p>212</text:p>
          </table:table-cell>
          <table:table-cell table:number-columns-repeated="2"/>
          <table:table-cell office:value-type="string" calcext:value-type="string">
            <text:p>Federal government of the United States will eventually be reopened, no matter how long they are on furlough, without any significant consequences</text:p>
          </table:table-cell>
          <table:table-cell table:number-columns-repeated="1020"/>
        </table:table-row>
        <table:table-row table:style-name="ro3">
          <table:table-cell office:value-type="float" office:value="213" calcext:value-type="float">
            <text:p>213</text:p>
          </table:table-cell>
          <table:table-cell table:number-columns-repeated="2"/>
          <table:table-cell office:value-type="string" calcext:value-type="string">
            <text:p><text:s/>U.S. government employees currently furloughed are being benefited by the government shutdown, not harmed, and deserve neither sympathy nor charity.</text:p>
          </table:table-cell>
          <table:table-cell table:number-columns-repeated="1020"/>
        </table:table-row>
        <table:table-row table:style-name="ro3">
          <table:table-cell office:value-type="float" office:value="214" calcext:value-type="float">
            <text:p>214</text:p>
          </table:table-cell>
          <table:table-cell table:number-columns-repeated="2"/>
          <table:table-cell office:value-type="string" calcext:value-type="string">
            <text:p>Civil service employees affected by the partial government shutdown do not deserve our sympathy or charity.</text:p>
          </table:table-cell>
          <table:table-cell table:number-columns-repeated="1020"/>
        </table:table-row>
        <table:table-row table:style-name="ro3">
          <table:table-cell office:value-type="float" office:value="215" calcext:value-type="float">
            <text:p>215</text:p>
          </table:table-cell>
          <table:table-cell table:number-columns-repeated="2"/>
          <table:table-cell office:value-type="string" calcext:value-type="string">
            <text:p>Time and again, government employees are not "harmed" by the government shutdown.</text:p>
          </table:table-cell>
          <table:table-cell table:number-columns-repeated="1020"/>
        </table:table-row>
        <table:table-row table:style-name="ro3">
          <table:table-cell office:value-type="float" office:value="216" calcext:value-type="float">
            <text:p>216</text:p>
          </table:table-cell>
          <table:table-cell table:number-columns-repeated="2"/>
          <table:table-cell office:value-type="string" calcext:value-type="string">
            <text:p>Civil service employees are not "harmed" in the United States government shutdown.</text:p>
          </table:table-cell>
          <table:table-cell table:number-columns-repeated="1020"/>
        </table:table-row>
        <table:table-row table:style-name="ro19">
          <table:table-cell office:value-type="float" office:value="217" calcext:value-type="float">
            <text:p>217</text:p>
          </table:table-cell>
          <table:table-cell office:value-type="string" calcext:value-type="string">
            <text:p>t3_csbrxr</text:p>
          </table:table-cell>
          <table:table-cell office:value-type="string" calcext:value-type="string">
            <text:p>there should be an exclusive list for people who are organ blood donors that put you as a priority in case you require a transplant yourself. if you are ineligible to be an organ donor, as long as you attempt to be one you should be set on this list. this process would encourage everyone to be an organ donor, resulting in more organs to be accessible for those who need them. if you are against being an organ donor yourself, in my opinion you don't deserve a transplant. if you're not willing to help others after death, why should you deserve someone else helping you?</text:p>
          </table:table-cell>
          <table:table-cell office:value-type="string" calcext:value-type="string">
            <text:p>People who are not willing to be an organ donor themselves should be put on an exclusive list for organ donors.</text:p>
          </table:table-cell>
          <table:table-cell table:number-columns-repeated="1020"/>
        </table:table-row>
        <table:table-row table:style-name="ro3">
          <table:table-cell office:value-type="float" office:value="218" calcext:value-type="float">
            <text:p>218</text:p>
          </table:table-cell>
          <table:table-cell table:number-columns-repeated="2"/>
          <table:table-cell office:value-type="string" calcext:value-type="string">
            <text:p>Organ (anatomy) should be a priority in most transplant requests.</text:p>
          </table:table-cell>
          <table:table-cell table:number-columns-repeated="1020"/>
        </table:table-row>
        <table:table-row table:style-name="ro3">
          <table:table-cell office:value-type="float" office:value="219" calcext:value-type="float">
            <text:p>219</text:p>
          </table:table-cell>
          <table:table-cell table:number-columns-repeated="2"/>
          <table:table-cell office:value-type="string" calcext:value-type="string">
            <text:p><text:s/>There should be an exclusive list for people who are organ/blood donors that put you as a priority in case you require a transplant yourself.</text:p>
          </table:table-cell>
          <table:table-cell table:number-columns-repeated="1020"/>
        </table:table-row>
        <table:table-row table:style-name="ro3">
          <table:table-cell office:value-type="float" office:value="220" calcext:value-type="float">
            <text:p>220</text:p>
          </table:table-cell>
          <table:table-cell table:number-columns-repeated="2"/>
          <table:table-cell office:value-type="string" calcext:value-type="string">
            <text:p>Organ donation should be a priority in case you require a transplant.</text:p>
          </table:table-cell>
          <table:table-cell table:number-columns-repeated="1020"/>
        </table:table-row>
        <table:table-row table:style-name="ro3">
          <table:table-cell office:value-type="float" office:value="221" calcext:value-type="float">
            <text:p>221</text:p>
          </table:table-cell>
          <table:table-cell table:number-columns-repeated="2"/>
          <table:table-cell office:value-type="string" calcext:value-type="string">
            <text:p>Afterlife organ transplants should be priority for people who are organ blood donors.</text:p>
          </table:table-cell>
          <table:table-cell table:number-columns-repeated="1020"/>
        </table:table-row>
        <table:table-row table:style-name="ro3">
          <table:table-cell office:value-type="float" office:value="222" calcext:value-type="float">
            <text:p>222</text:p>
          </table:table-cell>
          <table:table-cell table:number-columns-repeated="2"/>
          <table:table-cell office:value-type="string" calcext:value-type="string">
            <text:p>Blood donation should be an exclusive and top priority.</text:p>
          </table:table-cell>
          <table:table-cell table:number-columns-repeated="1020"/>
        </table:table-row>
        <table:table-row table:style-name="ro3">
          <table:table-cell office:value-type="float" office:value="223" calcext:value-type="float">
            <text:p>223</text:p>
          </table:table-cell>
          <table:table-cell table:number-columns-repeated="2"/>
          <table:table-cell office:value-type="string" calcext:value-type="string">
            <text:p>Organ donation should be an exclusive list for people who are organ blood donors that put you as a priority in case you require a transplant yourself.</text:p>
          </table:table-cell>
          <table:table-cell table:number-columns-repeated="1020"/>
        </table:table-row>
        <table:table-row table:style-name="ro21">
          <table:table-cell office:value-type="float" office:value="224" calcext:value-type="float">
            <text:p>224</text:p>
          </table:table-cell>
          <table:table-cell office:value-type="string" calcext:value-type="string">
            <text:p>t3_a3e3xx</text:p>
          </table:table-cell>
          <table:table-cell office:value-type="string" calcext:value-type="string">
            <text:p>with the recent case about a rapist being acquitted due to the victim wearing a thong, i would like to share my view about this commotion in general. i would like to compare raping to housebreaking. to take precaution against break ins, people and the police always advise the public to install cctv cameras, get strong locks and dont leave keys outside like under a mat. i find it similar to when parents tell their daughters not to dress so provocatively or get drunk outside. it is not wrong for you not to heed such advise. maybe you choose not to install additional security systems out of convenience or wanting to save money, just as how some girls wanting just to have a good time hence drinking in excess, or wanting to wear provocatively as those clothes are in fact just comfortable. when something happens to you, i. e you get raped or your house broken into, no one should ever blame you for it. victim blaming is plain wrong, no one is ever asking for a crime to occur to them. i know some people will make remarks like 'you deserved it' in both cases in both cases, rapists and robbers are both criminals and should be dealt with severely by the law. again, i know many cases they get away due to flaws in the legal system criminals are always in the wrong and the blame never should fall on the victims. here's where i find it weird between the 2 crimes. when people give precautionary advice to dissuade robbers, people seem to take it. when people give advice on how to attract less attention from sexual predators and decrease the chances of you being a victim, people act out claim that they should be able to do what they want. they also claim that we should focus on teaching boys to stop treating women as tools to fulfil their lust. at the end of the day, no matter how much you educate people, crimes will still occur, there will still be sex predators, there will still be robbers. that is the sad and harsh reality of our society. when people tell you to dress less provocatively, they care about you and dont want you to become a victim. in my view, we should start heeding this advice more, rather than just bashing it and claiming it is victim blaming.</text:p>
          </table:table-cell>
          <table:table-cell office:value-type="string" calcext:value-type="string">
            <text:p>Housebreaking is not a crime and telling people not to dress provocatively is not victim blaming.</text:p>
          </table:table-cell>
          <table:table-cell table:number-columns-repeated="1020"/>
        </table:table-row>
        <table:table-row table:style-name="ro3">
          <table:table-cell office:value-type="float" office:value="225" calcext:value-type="float">
            <text:p>225</text:p>
          </table:table-cell>
          <table:table-cell table:number-columns-repeated="2"/>
          <table:table-cell office:value-type="string" calcext:value-type="string">
            <text:p>Crime prevention is not victim blaming.</text:p>
          </table:table-cell>
          <table:table-cell table:number-columns-repeated="1020"/>
        </table:table-row>
        <table:table-row table:style-name="ro3">
          <table:table-cell office:value-type="float" office:value="226" calcext:value-type="float">
            <text:p>226</text:p>
          </table:table-cell>
          <table:table-cell table:number-columns-repeated="2"/>
          <table:table-cell office:value-type="string" calcext:value-type="string">
            <text:p>Education about how to avoid being raped is not victim blaming.</text:p>
          </table:table-cell>
          <table:table-cell table:number-columns-repeated="1020"/>
        </table:table-row>
        <table:table-row table:style-name="ro3">
          <table:table-cell office:value-type="float" office:value="227" calcext:value-type="float">
            <text:p>227</text:p>
          </table:table-cell>
          <table:table-cell table:number-columns-repeated="2"/>
          <table:table-cell office:value-type="string" calcext:value-type="string">
            <text:p>Sexual predator advice is not wrong..</text:p>
          </table:table-cell>
          <table:table-cell table:number-columns-repeated="1020"/>
        </table:table-row>
        <table:table-row table:style-name="ro3">
          <table:table-cell office:value-type="float" office:value="228" calcext:value-type="float">
            <text:p>228</text:p>
          </table:table-cell>
          <table:table-cell table:number-columns-repeated="2"/>
          <table:table-cell office:value-type="string" calcext:value-type="string">
            <text:p>Closed-circuit television shows/toy-videos/tips such as "In public" are really dumb and people should take heed more.</text:p>
          </table:table-cell>
          <table:table-cell table:number-columns-repeated="1020"/>
        </table:table-row>
        <table:table-row table:style-name="ro3">
          <table:table-cell office:value-type="float" office:value="229" calcext:value-type="float">
            <text:p>229</text:p>
          </table:table-cell>
          <table:table-cell table:number-columns-repeated="2"/>
          <table:table-cell office:value-type="string" calcext:value-type="string">
            <text:p>Victim blaming is not a bad thing</text:p>
          </table:table-cell>
          <table:table-cell table:number-columns-repeated="1020"/>
        </table:table-row>
        <table:table-row table:style-name="ro3">
          <table:table-cell office:value-type="float" office:value="230" calcext:value-type="float">
            <text:p>230</text:p>
          </table:table-cell>
          <table:table-cell table:number-columns-repeated="2"/>
          <table:table-cell office:value-type="string" calcext:value-type="string">
            <text:p><text:s/>Raping should be treated like a housebreaking case, yet our reactions are too different.</text:p>
          </table:table-cell>
          <table:table-cell table:number-columns-repeated="1020"/>
        </table:table-row>
        <table:table-row table:style-name="ro11">
          <table:table-cell office:value-type="float" office:value="231" calcext:value-type="float">
            <text:p>231</text:p>
          </table:table-cell>
          <table:table-cell office:value-type="string" calcext:value-type="string">
            <text:p>t3_agafuf</text:p>
          </table:table-cell>
          <table:table-cell office:value-type="string" calcext:value-type="string">
            <text:p>i have been thinking about this for a while now, and decided to research the topic and look at some data. what i've found is that diverse prison populations are very openly racist. it wasn't news for me that prisoners are often forced to self segregate, but once i learned that aryan brotherhood is responsible for a quarter of all prison murders in the us, it blew my mind a little bit. why was it created in the first place? what i've found is that gangs like ab were created one of the main reasons, but not the only one because of interracial violence within prisons. to me it seems like it makes complete sense to segregate groups that can't live along relatively peacefully as much as it's possible in prisons, of course to minimize impact of 'racial gangs' on prisoners and reduce violence. i tried to find if there was a relation between violence and racial compositions of prisons, but, sadly, didn't find much. however, it seems most likely that racial diversity of the incarcerated does cause more violence and tensions than its absence. and i don't see anything immoral about racial segregation in this context, as it would change just that, composition of prisons, and not treatment depending on race.</text:p>
          </table:table-cell>
          <table:table-cell office:value-type="string" calcext:value-type="string">
            <text:p><text:s/>prisons should be racially segregated if the prison population is diverse</text:p>
          </table:table-cell>
          <table:table-cell table:number-columns-repeated="1020"/>
        </table:table-row>
        <table:table-row table:style-name="ro3">
          <table:table-cell office:value-type="float" office:value="232" calcext:value-type="float">
            <text:p>232</text:p>
          </table:table-cell>
          <table:table-cell table:number-columns-repeated="2"/>
          <table:table-cell office:value-type="string" calcext:value-type="string">
            <text:p>News that diverse prison populations are very openly racist is a good thing, and should be corrected.</text:p>
          </table:table-cell>
          <table:table-cell table:number-columns-repeated="1020"/>
        </table:table-row>
        <table:table-row table:style-name="ro3">
          <table:table-cell office:value-type="float" office:value="233" calcext:value-type="float">
            <text:p>233</text:p>
          </table:table-cell>
          <table:table-cell table:number-columns-repeated="2"/>
          <table:table-cell office:value-type="string" calcext:value-type="string">
            <text:p>Racial segregation should exist in all states in the US..</text:p>
          </table:table-cell>
          <table:table-cell table:number-columns-repeated="1020"/>
        </table:table-row>
        <table:table-row table:style-name="ro3">
          <table:table-cell office:value-type="float" office:value="234" calcext:value-type="float">
            <text:p>234</text:p>
          </table:table-cell>
          <table:table-cell table:number-columns-repeated="2"/>
          <table:table-cell office:value-type="string" calcext:value-type="string">
            <text:p>Prisoners should be segregated based on race.</text:p>
          </table:table-cell>
          <table:table-cell table:number-columns-repeated="1020"/>
        </table:table-row>
        <table:table-row table:style-name="ro3">
          <table:table-cell office:value-type="float" office:value="235" calcext:value-type="float">
            <text:p>235</text:p>
          </table:table-cell>
          <table:table-cell table:number-columns-repeated="2"/>
          <table:table-cell office:value-type="string" calcext:value-type="string">
            <text:p>Prison overcrowding of the incarcerated leads to more violence than it causes</text:p>
          </table:table-cell>
          <table:table-cell table:number-columns-repeated="1020"/>
        </table:table-row>
        <table:table-row table:style-name="ro3">
          <table:table-cell office:value-type="float" office:value="236" calcext:value-type="float">
            <text:p>236</text:p>
          </table:table-cell>
          <table:table-cell table:number-columns-repeated="2"/>
          <table:table-cell office:value-type="string" calcext:value-type="string">
            <text:p>Race (human categorization) should not be a factor in the composition of prison populations.</text:p>
          </table:table-cell>
          <table:table-cell table:number-columns-repeated="1020"/>
        </table:table-row>
        <table:table-row table:style-name="ro3">
          <table:table-cell office:value-type="float" office:value="237" calcext:value-type="float">
            <text:p>237</text:p>
          </table:table-cell>
          <table:table-cell table:number-columns-repeated="2"/>
          <table:table-cell office:value-type="string" calcext:value-type="string">
            <text:p>Race (human categorization) is a good thing in prisons</text:p>
          </table:table-cell>
          <table:table-cell table:number-columns-repeated="1020"/>
        </table:table-row>
        <table:table-row table:style-name="ro22">
          <table:table-cell office:value-type="float" office:value="238" calcext:value-type="float">
            <text:p>238</text:p>
          </table:table-cell>
          <table:table-cell office:value-type="string" calcext:value-type="string">
            <text:p>t3_bnuqqc</text:p>
          </table:table-cell>
          <table:table-cell office:value-type="string" calcext:value-type="string">
            <text:p>first let me define the terms i'm working with. heliocentrism the sun is the center of the universe geocentrism the earth is the center of the universe amp; x200b; i think as science has progressed it's taken for granted the way it views the world. why should we consider the sun the center of the universe? what is it the center of? if we're in an astronomy class and we happen to be looking at our specific solar system it might be helpful to have the sun at the center of the diagram, but then we're just saying our solar system is the center of the universe. why didn't we fundamentally change the way we saw the world when we found out that our solar system is rotating around the milky way? and even if we did, why would that then be the center of the universe? placing a center of the universe in space outside the observer is like asking if 0 is a positive or negative number, it just doesn't make sense in the first place. amp; x200b; saying that something is at the center necessarily means it's in relation to an observer, and given that the only conscious observers we know live on a spherical planet, it would be as accurate as we could reasonably get to say that the center of the earth is the center of the universe. if we try to place the center of the universe outside of our planets gravity on us, then we run into an infinite regress of things which all other things revolve around; but if we say that the center of our universe is that which most immediately exerts gravitational force on us then we can at least end an infinite regress and go to the center of the spherical ish planet we live on. amp; x200b; i get that all of space time is relative, but if we're going to take the trouble of defining a center to the universe at all then placing it as the solar system is far more arbitrary than placing it on the earth we live on. i think if you asked most people today they'd say the center of the universe is the sun, but why shouldn't our instinct be to think that everything revolves around us? it's just as accurate to say that than to say everything revolves around the sun, and in my opinion more accurate; especially if we're the only consciousness in the universe. when we're taking our science classes and get to the chapter on the solar system, sure we can put the sun at the center of the diagram; but outside of talking about the solar system as a frame of reference, we should think of ourselves as being at the center of the universe because it's the most accurate and least arbitrary placement</text:p>
          </table:table-cell>
          <table:table-cell office:value-type="string" calcext:value-type="string">
            <text:p>Science is wrong to place the center of the universe outside of the observer.</text:p>
          </table:table-cell>
          <table:table-cell table:number-columns-repeated="1020"/>
        </table:table-row>
        <table:table-row table:style-name="ro3">
          <table:table-cell office:value-type="float" office:value="239" calcext:value-type="float">
            <text:p>239</text:p>
          </table:table-cell>
          <table:table-cell table:number-columns-repeated="2"/>
          <table:table-cell office:value-type="string" calcext:value-type="string">
            <text:p>Solar System is the center of the universe</text:p>
          </table:table-cell>
          <table:table-cell table:number-columns-repeated="1020"/>
        </table:table-row>
        <table:table-row table:style-name="ro3">
          <table:table-cell office:value-type="float" office:value="240" calcext:value-type="float">
            <text:p>240</text:p>
          </table:table-cell>
          <table:table-cell table:number-columns-repeated="2"/>
          <table:table-cell office:value-type="string" calcext:value-type="string">
            <text:p>Milky Way (including the solar system) is the better way to describe the center of the universe than "center of the earth".</text:p>
          </table:table-cell>
          <table:table-cell table:number-columns-repeated="1020"/>
        </table:table-row>
        <table:table-row table:style-name="ro3">
          <table:table-cell office:value-type="float" office:value="241" calcext:value-type="float">
            <text:p>241</text:p>
          </table:table-cell>
          <table:table-cell table:number-columns-repeated="2"/>
          <table:table-cell office:value-type="string" calcext:value-type="string">
            <text:p>Solar System Should be Discovered</text:p>
          </table:table-cell>
          <table:table-cell table:number-columns-repeated="1020"/>
        </table:table-row>
        <table:table-row table:style-name="ro3">
          <table:table-cell office:value-type="float" office:value="242" calcext:value-type="float">
            <text:p>242</text:p>
          </table:table-cell>
          <table:table-cell table:number-columns-repeated="2"/>
          <table:table-cell office:value-type="string" calcext:value-type="string">
            <text:p>Astronomy is wrong to place the Sun at the center of the universe.</text:p>
          </table:table-cell>
          <table:table-cell table:number-columns-repeated="1020"/>
        </table:table-row>
        <table:table-row table:style-name="ro3">
          <table:table-cell office:value-type="float" office:value="243" calcext:value-type="float">
            <text:p>243</text:p>
          </table:table-cell>
          <table:table-cell table:number-columns-repeated="2"/>
          <table:table-cell office:value-type="string" calcext:value-type="string">
            <text:p><text:s/>We should return to Geocentrism</text:p>
          </table:table-cell>
          <table:table-cell table:number-columns-repeated="1020"/>
        </table:table-row>
        <table:table-row table:style-name="ro3">
          <table:table-cell office:value-type="float" office:value="244" calcext:value-type="float">
            <text:p>244</text:p>
          </table:table-cell>
          <table:table-cell table:number-columns-repeated="2"/>
          <table:table-cell office:value-type="string" calcext:value-type="string">
            <text:p>Accuracy and precision in terms of definition of a center should be more accurate than the idea that the earth is the center of the universe or the solar system..</text:p>
          </table:table-cell>
          <table:table-cell table:number-columns-repeated="1020"/>
        </table:table-row>
        <table:table-row table:style-name="ro8">
          <table:table-cell office:value-type="float" office:value="245" calcext:value-type="float">
            <text:p>245</text:p>
          </table:table-cell>
          <table:table-cell office:value-type="string" calcext:value-type="string">
            <text:p>t3_arg05k</text:p>
          </table:table-cell>
          <table:table-cell office:value-type="string" calcext:value-type="string">
            <text:p>cmv: anti vax parents should, by law, be required to register on an online registry database similar to a sexual offender database in order to protect children's safety amp; public health. furthermore, their pediatricians doctors should be required to submit patient data relative to vaccinations to the registry similar to several state's prescription drug registry database . amp; x200b; more info: i'm the last person i can imagine who would advocate for more government in our lives and i'm also the last person who would be on the side of anything close to big pharma, and my daughter experienced an adverse reaction when 25 years ago she received a dpt vaccine. however, vaccinations are our collective defense of viruses and bacterium that can wipe out humanity. amp; x200b; if sexual offender databases affirm community amp; child safety, then an anti vax database will do as much or more to protect our children and our future.</text:p>
          </table:table-cell>
          <table:table-cell office:value-type="string" calcext:value-type="string">
            <text:p>Sex offender registration should be required to register on an online registry database similar to a sexual offender database in order to protect children's safety &amp;amp; public health.</text:p>
          </table:table-cell>
          <table:table-cell table:number-columns-repeated="1020"/>
        </table:table-row>
        <table:table-row table:style-name="ro3">
          <table:table-cell office:value-type="float" office:value="246" calcext:value-type="float">
            <text:p>246</text:p>
          </table:table-cell>
          <table:table-cell table:number-columns-repeated="2"/>
          <table:table-cell office:value-type="string" calcext:value-type="string">
            <text:p>Adverse effect vaccine vaccinations should be required to register on an online registry</text:p>
          </table:table-cell>
          <table:table-cell table:number-columns-repeated="1020"/>
        </table:table-row>
        <table:table-row table:style-name="ro3">
          <table:table-cell office:value-type="float" office:value="247" calcext:value-type="float">
            <text:p>247</text:p>
          </table:table-cell>
          <table:table-cell table:number-columns-repeated="2"/>
          <table:table-cell office:value-type="string" calcext:value-type="string">
            <text:p>Pediatrics should be required to register anti-vax parents.</text:p>
          </table:table-cell>
          <table:table-cell table:number-columns-repeated="1020"/>
        </table:table-row>
        <table:table-row table:style-name="ro3">
          <table:table-cell office:value-type="float" office:value="248" calcext:value-type="float">
            <text:p>248</text:p>
          </table:table-cell>
          <table:table-cell table:number-columns-repeated="2"/>
          <table:table-cell office:value-type="string" calcext:value-type="string">
            <text:p>Public health community must register on an online registry in order to protect children's safety.</text:p>
          </table:table-cell>
          <table:table-cell table:number-columns-repeated="1020"/>
        </table:table-row>
        <table:table-row table:style-name="ro3">
          <table:table-cell office:value-type="float" office:value="249" calcext:value-type="float">
            <text:p>249</text:p>
          </table:table-cell>
          <table:table-cell table:number-columns-repeated="2"/>
          <table:table-cell office:value-type="string" calcext:value-type="string">
            <text:p>Online and offline anti-vax parents should register in order to protect their children's safety &amp;amp; public health.</text:p>
          </table:table-cell>
          <table:table-cell table:number-columns-repeated="1020"/>
        </table:table-row>
        <table:table-row table:style-name="ro5">
          <table:table-cell office:value-type="float" office:value="250" calcext:value-type="float">
            <text:p>250</text:p>
          </table:table-cell>
          <table:table-cell table:number-columns-repeated="2"/>
          <table:table-cell office:value-type="string" calcext:value-type="string">
            <text:p>Vaccination opponents should be required to register on an online registry database similar to a sexual offender database in order to protect children's safety amp; public health.</text:p>
          </table:table-cell>
          <table:table-cell table:number-columns-repeated="1020"/>
        </table:table-row>
        <table:table-row table:style-name="ro3">
          <table:table-cell office:value-type="float" office:value="251" calcext:value-type="float">
            <text:p>251</text:p>
          </table:table-cell>
          <table:table-cell table:number-columns-repeated="2"/>
          <table:table-cell office:value-type="string" calcext:value-type="string">
            <text:p><text:s/>Anti-vax parents should be required to register their spawn.</text:p>
          </table:table-cell>
          <table:table-cell table:number-columns-repeated="1020"/>
        </table:table-row>
        <table:table-row table:style-name="ro11">
          <table:table-cell office:value-type="float" office:value="252" calcext:value-type="float">
            <text:p>252</text:p>
          </table:table-cell>
          <table:table-cell office:value-type="string" calcext:value-type="string">
            <text:p>t3_adgdeb</text:p>
          </table:table-cell>
          <table:table-cell office:value-type="string" calcext:value-type="string">
            <text:p>israel is an illegitmate state built upon the ethnic cleansing of an entire nation , it doesn't have a right to exist : the argument of 'jews were there' doesn't work because land is not racially inherited this is assuming jews can verify their israelite ancestry the argument of 'god gave us the land' doesn't work because it is a religious book and god is not a real estate agent no offense the argument of 'palestinians didn't exist back then' is also unvalid because even if we assume they weren't their own unique nation which is true , most thought of themselves as a contiuation of arabs or syrians levantines they still lived there for centuries the argument of 'israel is the only demoracy in the middle east' doesn't work because land rights are not determined by how democratic a country is the argument of 'palestinians did x' doesn't work because both sides commited atrocities and zionists commited much more massacres than palestinians the argument of 'they won the wars' doesn't work because winning a war doesn't make it morally acceptable to do whatever you want , by that argument you can justify the holocaust and the armeanian genocides and probably all atrocities .</text:p>
          </table:table-cell>
          <table:table-cell office:value-type="string" calcext:value-type="string">
            <text:p>The Holocaust is justifiable and Palestine is no different.</text:p>
          </table:table-cell>
          <table:table-cell table:number-columns-repeated="1020"/>
        </table:table-row>
        <table:table-row table:style-name="ro19">
          <table:table-cell office:value-type="float" office:value="253" calcext:value-type="float">
            <text:p>253</text:p>
          </table:table-cell>
          <table:table-cell table:number-columns-repeated="2"/>
          <table:table-cell office:value-type="string" calcext:value-type="string">
            <text:p>Israel is an illegal state built upon the ethnic cleansing of an entire nation, it doesn't have a right to exist : the argument of "Jews were there" doesn't work because land is not racially inherited this is assuming jews can verify their israelite ancestry. the argument "Palestinians didn't exist back then" is also unvalid because even if we assume they weren't their own unique nation which is true, most thought of themselves as a contiuation of arabs or syrians levantines they still lived there for centuries for centuries the argument</text:p>
          </table:table-cell>
          <table:table-cell table:number-columns-repeated="1020"/>
        </table:table-row>
        <table:table-row table:style-name="ro3">
          <table:table-cell office:value-type="float" office:value="254" calcext:value-type="float">
            <text:p>254</text:p>
          </table:table-cell>
          <table:table-cell table:number-columns-repeated="2"/>
          <table:table-cell office:value-type="string" calcext:value-type="string">
            <text:p>Ethnic cleansing is the only valid argument against Israel.</text:p>
          </table:table-cell>
          <table:table-cell table:number-columns-repeated="1020"/>
        </table:table-row>
        <table:table-row table:style-name="ro3">
          <table:table-cell office:value-type="float" office:value="255" calcext:value-type="float">
            <text:p>255</text:p>
          </table:table-cell>
          <table:table-cell table:number-columns-repeated="2"/>
          <table:table-cell office:value-type="string" calcext:value-type="string">
            <text:p>Israel is an illegal state built upon the ethnic cleansing of an entire nation and it doesn't have a right to exist</text:p>
          </table:table-cell>
          <table:table-cell table:number-columns-repeated="1020"/>
        </table:table-row>
        <table:table-row table:style-name="ro3">
          <table:table-cell office:value-type="float" office:value="256" calcext:value-type="float">
            <text:p>256</text:p>
          </table:table-cell>
          <table:table-cell table:number-columns-repeated="2"/>
          <table:table-cell office:value-type="string" calcext:value-type="string">
            <text:p>Middle East and Israel has no valid argument</text:p>
          </table:table-cell>
          <table:table-cell table:number-columns-repeated="1020"/>
        </table:table-row>
        <table:table-row table:style-name="ro3">
          <table:table-cell office:value-type="float" office:value="257" calcext:value-type="float">
            <text:p>257</text:p>
          </table:table-cell>
          <table:table-cell table:number-columns-repeated="2"/>
          <table:table-cell office:value-type="string" calcext:value-type="string">
            <text:p><text:s/>Israel doesn't have a right to exist</text:p>
          </table:table-cell>
          <table:table-cell table:number-columns-repeated="1020"/>
        </table:table-row>
        <table:table-row table:style-name="ro3">
          <table:table-cell office:value-type="float" office:value="258" calcext:value-type="float">
            <text:p>258</text:p>
          </table:table-cell>
          <table:table-cell table:number-columns-repeated="2"/>
          <table:table-cell office:value-type="string" calcext:value-type="string">
            <text:p>Religious text (in Hebrew/Arabic) doesn't work because it is a religious book and the idea that "No Israel was there" is invalid</text:p>
          </table:table-cell>
          <table:table-cell table:number-columns-repeated="1020"/>
        </table:table-row>
        <table:table-row table:style-name="ro23">
          <table:table-cell office:value-type="float" office:value="259" calcext:value-type="float">
            <text:p>259</text:p>
          </table:table-cell>
          <table:table-cell office:value-type="string" calcext:value-type="string">
            <text:p>t3_d4r99f</text:p>
          </table:table-cell>
          <table:table-cell office:value-type="string" calcext:value-type="string">
            <text:p>the purity movement is popular in many religions, with purity rings and signing pledges to remain abstinent. i was required to sign such pledge in public school. if the narrative was this is a safe way to stay pregnancy and disease free but here are the other options i would have no issue with it. the issue is purity is tied to worth by the people who preach it, calling your virginity a gift you can only give to the right man most people purity is hardcore preached to are girls and you are less worthy of love if you give that gift to multiple people. it s a sin to sleep with someone outside of marriage but never have a caveat for abuse and i believe that s the most damaging part. i was personally abused and it effected my self esteem and self worth because i felt used and less worthy of caring who i slept with now cuz well i ve already lost this so who cares if the number is 2 or 20 and that only led to me getting more hurt. it s also not stressed to boys basically at all. the mindset is oh dude good job! for guys but oh wow what a hoe for girls regardless of the circumstances. it s an unhealthy double standard my sex ed teacher purposely kept stressing how ineffective birth control was as a scare tactic. she didn t want us to say well i m on birth control and we have a condom so this is fine she wanted us to be too terrified to touch a guy. overall purity is damaging to the self esteem and future relationships of people raised with the strict purity mindset. tldr: purity hurts people if they don t stay pure by accident or force</text:p>
          </table:table-cell>
          <table:table-cell office:value-type="string" calcext:value-type="string">
            <text:p>Sex education should be mandatory and required to sign a pledge to abstain from relationships</text:p>
          </table:table-cell>
          <table:table-cell table:number-columns-repeated="1020"/>
        </table:table-row>
        <table:table-row table:style-name="ro3">
          <table:table-cell office:value-type="float" office:value="260" calcext:value-type="float">
            <text:p>260</text:p>
          </table:table-cell>
          <table:table-cell table:number-columns-repeated="2"/>
          <table:table-cell office:value-type="string" calcext:value-type="string">
            <text:p>Birth control is preferable to keeping the purity movement out of public school/school </text:p>
          </table:table-cell>
          <table:table-cell table:number-columns-repeated="1020"/>
        </table:table-row>
        <table:table-row table:style-name="ro5">
          <table:table-cell office:value-type="float" office:value="261" calcext:value-type="float">
            <text:p>261</text:p>
          </table:table-cell>
          <table:table-cell table:number-columns-repeated="2"/>
          <table:table-cell office:value-type="string" calcext:value-type="string">
            <text:p>Double standard in regard to sexuality/sexuality in the same way that it is with sex ed should be discouraged, that it shouldn’t be a norm for women to use birth control but are forced to.</text:p>
          </table:table-cell>
          <table:table-cell table:number-columns-repeated="1020"/>
        </table:table-row>
        <table:table-row table:style-name="ro3">
          <table:table-cell office:value-type="float" office:value="262" calcext:value-type="float">
            <text:p>262</text:p>
          </table:table-cell>
          <table:table-cell table:number-columns-repeated="2"/>
          <table:table-cell office:value-type="string" calcext:value-type="string">
            <text:p>Narrative of the purity movement is damaging to the self esteem and future relationships of people raised with the strict purity mindset.</text:p>
          </table:table-cell>
          <table:table-cell table:number-columns-repeated="1020"/>
        </table:table-row>
        <table:table-row table:style-name="ro3">
          <table:table-cell office:value-type="float" office:value="263" calcext:value-type="float">
            <text:p>263</text:p>
          </table:table-cell>
          <table:table-cell table:number-columns-repeated="2"/>
          <table:table-cell office:value-type="string" calcext:value-type="string">
            <text:p>Birth control is the only way to stay pregnancy and disease free.</text:p>
          </table:table-cell>
          <table:table-cell table:number-columns-repeated="1020"/>
        </table:table-row>
        <table:table-row table:style-name="ro3">
          <table:table-cell office:value-type="float" office:value="264" calcext:value-type="float">
            <text:p>264</text:p>
          </table:table-cell>
          <table:table-cell table:number-columns-repeated="2"/>
          <table:table-cell office:value-type="string" calcext:value-type="string">
            <text:p><text:s/>The Purity movement is damaging</text:p>
          </table:table-cell>
          <table:table-cell table:number-columns-repeated="1020"/>
        </table:table-row>
        <table:table-row table:style-name="ro3">
          <table:table-cell office:value-type="float" office:value="265" calcext:value-type="float">
            <text:p>265</text:p>
          </table:table-cell>
          <table:table-cell table:number-columns-repeated="2"/>
          <table:table-cell office:value-type="string" calcext:value-type="string">
            <text:p>Sin is a sin if you don’t stay pure by accident or force.</text:p>
          </table:table-cell>
          <table:table-cell table:number-columns-repeated="1020"/>
        </table:table-row>
        <table:table-row table:style-name="ro14">
          <table:table-cell office:value-type="float" office:value="266" calcext:value-type="float">
            <text:p>266</text:p>
          </table:table-cell>
          <table:table-cell office:value-type="string" calcext:value-type="string">
            <text:p>t3_cxwghe</text:p>
          </table:table-cell>
          <table:table-cell office:value-type="string" calcext:value-type="string">
            <text:p>incest is probably the most widely spread taboo in human culture, but i find all the argument against it to be inconsistent. 1 'incest produces offspring with disabilities' : this one is only partially true. incest itself doesn't increase the chances of genetic disorders, and everyone that remembers gregor mendel's studies should know that. but beside this, incest is a sexual activity between closely related individuals, so it doesn't really require procreation, as it comprehends non reproductive activities such as oral sex and anal sex, as well as safe sex to avoid unwanted pregnancies. banning the sexual intercourse to prevent the pregnancy seems excessive to me. also, if the two individuals are homosexual, the problem of a pregnancy is non existent. another counter argument could be: if we prohibit incest to prevent the birth of a child with genetic disorders, does that mean that we should also forbid people who have genetic disorders or carry a recessive gene that may cause a disorder to reproduce? 2 'incest is abuse rape pedophilia' : i get this, because the majority of reported cases of incest usually involve an older relative that violates a younger one e. g. a father and his daughter or a brother and a younger sister , but i think that this argument misses the point. the thing that makes these sexual acts immoral and punishable is not the fact that they involve two close relatives, but the fact that they are non consensual and or feature an adult having sex with a minor. a consensual intercourse between two adults is not harmful. 3 incest is disgusting : this is probably the argument that i understand the most, but also the most fallacious one. nothing can be considered inherently wrong just because it's considered disgusting by one's subjective views. it's not wrong to eat garlic bread with strawberry jam , even though many people including me would consider it disgusting.</text:p>
          </table:table-cell>
          <table:table-cell office:value-type="string" calcext:value-type="string">
            <text:p>Individuals should be allowed to engage in incest.</text:p>
          </table:table-cell>
          <table:table-cell table:number-columns-repeated="1020"/>
        </table:table-row>
        <table:table-row table:style-name="ro3">
          <table:table-cell office:value-type="float" office:value="267" calcext:value-type="float">
            <text:p>267</text:p>
          </table:table-cell>
          <table:table-cell table:number-columns-repeated="2"/>
          <table:table-cell office:value-type="string" calcext:value-type="string">
            <text:p>Genetic disorder are not always immoral</text:p>
          </table:table-cell>
          <table:table-cell table:number-columns-repeated="1020"/>
        </table:table-row>
        <table:table-row table:style-name="ro3">
          <table:table-cell office:value-type="float" office:value="268" calcext:value-type="float">
            <text:p>268</text:p>
          </table:table-cell>
          <table:table-cell table:number-columns-repeated="2"/>
          <table:table-cell office:value-type="string" calcext:value-type="string">
            <text:p>Dominance (genetics) doesn't always make sense, which leads to inconsistent stances on incest.</text:p>
          </table:table-cell>
          <table:table-cell table:number-columns-repeated="1020"/>
        </table:table-row>
        <table:table-row table:style-name="ro3">
          <table:table-cell office:value-type="float" office:value="269" calcext:value-type="float">
            <text:p>269</text:p>
          </table:table-cell>
          <table:table-cell table:number-columns-repeated="2"/>
          <table:table-cell office:value-type="string" calcext:value-type="string">
            <text:p>Sexual intercourse between two persons should not be restricted to preventing child bearing.</text:p>
          </table:table-cell>
          <table:table-cell table:number-columns-repeated="1020"/>
        </table:table-row>
        <table:table-row table:style-name="ro3">
          <table:table-cell office:value-type="float" office:value="270" calcext:value-type="float">
            <text:p>270</text:p>
          </table:table-cell>
          <table:table-cell table:number-columns-repeated="2"/>
          <table:table-cell office:value-type="string" calcext:value-type="string">
            <text:p><text:s/>There's no consistent argument against incest</text:p>
          </table:table-cell>
          <table:table-cell table:number-columns-repeated="1020"/>
        </table:table-row>
        <table:table-row table:style-name="ro3">
          <table:table-cell office:value-type="float" office:value="271" calcext:value-type="float">
            <text:p>271</text:p>
          </table:table-cell>
          <table:table-cell table:number-columns-repeated="2"/>
          <table:table-cell office:value-type="string" calcext:value-type="string">
            <text:p>Human sexual activity between closely related individuals is not inherently wrong.</text:p>
          </table:table-cell>
          <table:table-cell table:number-columns-repeated="1020"/>
        </table:table-row>
        <table:table-row table:style-name="ro3">
          <table:table-cell office:value-type="float" office:value="272" calcext:value-type="float">
            <text:p>272</text:p>
          </table:table-cell>
          <table:table-cell table:number-columns-repeated="2"/>
          <table:table-cell office:value-type="string" calcext:value-type="string">
            <text:p>Incest is not inherently wrong.</text:p>
          </table:table-cell>
          <table:table-cell table:number-columns-repeated="1020"/>
        </table:table-row>
        <table:table-row table:style-name="ro10">
          <table:table-cell office:value-type="float" office:value="273" calcext:value-type="float">
            <text:p>273</text:p>
          </table:table-cell>
          <table:table-cell office:value-type="string" calcext:value-type="string">
            <text:p>t3_b9dct9</text:p>
          </table:table-cell>
          <table:table-cell office:value-type="string" calcext:value-type="string">
            <text:p>i m posting this because i m not particularly educated in this area at all. sorry in advance if my language is not particularly politically correct, feel free to correct it and give me statistics. i want to understand both sides of the argument. but it feels like to me being white is generally not as positive as it is made out to be. 1. being white pretty much automatically makes you racist. there is far more crime committed by people of color on white people than white people on people of color. but when it is the latter it is a hate crime. 2. being white does not necessarily give priviledge . take for example the rapidly growing population of under or unemployed white males. they do not seem to have any sort of advantage over other under or unemployed males of other ethnicities. in fact, affirmative action seems to suggest the opposite. white males are less likely to get jobs or into schools than equally qualified minority groups. 3. taking pride in ones culture is encouraged for other groups. but i genuinely feel ashamed of people taking pride in white culture. 4. i am currently taking a cultural diversity class at university big ten , and everyone that i have talked to has agreed that they would also not consider being white a positive thing. regardless of the race of the person i asked.</text:p>
          </table:table-cell>
          <table:table-cell office:value-type="string" calcext:value-type="string">
            <text:p>Minority group can not claim superiority over the white group</text:p>
          </table:table-cell>
          <table:table-cell table:number-columns-repeated="1020"/>
        </table:table-row>
        <table:table-row table:style-name="ro3">
          <table:table-cell office:value-type="float" office:value="274" calcext:value-type="float">
            <text:p>274</text:p>
          </table:table-cell>
          <table:table-cell table:number-columns-repeated="2"/>
          <table:table-cell office:value-type="string" calcext:value-type="string">
            <text:p><text:s/>Being white is actually a bad thing.</text:p>
          </table:table-cell>
          <table:table-cell table:number-columns-repeated="1020"/>
        </table:table-row>
        <table:table-row table:style-name="ro3">
          <table:table-cell office:value-type="float" office:value="275" calcext:value-type="float">
            <text:p>275</text:p>
          </table:table-cell>
          <table:table-cell table:number-columns-repeated="2"/>
          <table:table-cell office:value-type="string" calcext:value-type="string">
            <text:p>White people should stop taking pride in being white and just try to be more accepting.</text:p>
          </table:table-cell>
          <table:table-cell table:number-columns-repeated="1020"/>
        </table:table-row>
        <table:table-row table:style-name="ro3">
          <table:table-cell office:value-type="float" office:value="276" calcext:value-type="float">
            <text:p>276</text:p>
          </table:table-cell>
          <table:table-cell table:number-columns-repeated="2"/>
          <table:table-cell office:value-type="string" calcext:value-type="string">
            <text:p>Racism is not a positive thing</text:p>
          </table:table-cell>
          <table:table-cell table:number-columns-repeated="1020"/>
        </table:table-row>
        <table:table-row table:style-name="ro3">
          <table:table-cell office:value-type="float" office:value="277" calcext:value-type="float">
            <text:p>277</text:p>
          </table:table-cell>
          <table:table-cell table:number-columns-repeated="2"/>
          <table:table-cell office:value-type="string" calcext:value-type="string">
            <text:p>Ethnic group white racism is generally not a positive thing.</text:p>
          </table:table-cell>
          <table:table-cell table:number-columns-repeated="1020"/>
        </table:table-row>
        <table:table-row table:style-name="ro3">
          <table:table-cell office:value-type="float" office:value="278" calcext:value-type="float">
            <text:p>278</text:p>
          </table:table-cell>
          <table:table-cell table:number-columns-repeated="2"/>
          <table:table-cell office:value-type="string" calcext:value-type="string">
            <text:p>Language: Being white is generally not as positive as it is made out to be.</text:p>
          </table:table-cell>
          <table:table-cell table:number-columns-repeated="1020"/>
        </table:table-row>
        <table:table-row table:style-name="ro3">
          <table:table-cell office:value-type="float" office:value="279" calcext:value-type="float">
            <text:p>279</text:p>
          </table:table-cell>
          <table:table-cell table:number-columns-repeated="2"/>
          <table:table-cell office:value-type="string" calcext:value-type="string">
            <text:p>Population growth is not a good indicator of whether or not being white is a positive or negative thing.</text:p>
          </table:table-cell>
          <table:table-cell table:number-columns-repeated="1020"/>
        </table:table-row>
        <table:table-row table:style-name="ro24">
          <table:table-cell office:value-type="float" office:value="280" calcext:value-type="float">
            <text:p>280</text:p>
          </table:table-cell>
          <table:table-cell office:value-type="string" calcext:value-type="string">
            <text:p>t3_cyu2hp</text:p>
          </table:table-cell>
          <table:table-cell office:value-type="string" calcext:value-type="string">
            <text:p>this is going to be a long post but it's something i've been thinking about recently, so i thought i'd share my thoughts and see what people have to say. i was spurred to write this after waking up to the notification of yet another shooting that happened in texas a few days ago. i think that almost every single bit of rhetoric surrounding mass shootings is completely pointless nonsense, or at the very least not helpful. every time one of these tragedies happen, people repeat the same talking points over and over, and yet nothing seems to be getting done politically because nothing can be done, but we'll get to that later , because this isn't a political problem, it's a cultural one; not to say that politics aren't a part of culture, or that political terrorism hasn't taken the form of blind violence as it obviously has especially recently , but repeated tragedies such as the ones that seem to be happening all around us, that strike us on such a personal level, on both the scale and volume they seem to be occurring, requires a deeper analysis on the conditions that lead people to commit these violent acts beyond 'it's the guns' or 'it's psych meds' or 'it's trump' or 'it's the news' or whatever else. first, we must identify why the common explanations for these shootings are incorrect, or at the very least ill informed, and then, we have to identify the real cause. 1. it's the news media; shooters all want to become famous. i don't buy this. now, don't get me wrong. the media has definitely played a role in the normalization of these occurrences. however, there are a number of things that people aren't putting into perspective. first of all, it's not 'the media's' fault. if it weren't fox news or cnn or some other conglomerate reporting on these things, it would be the hundreds of thousands of clickbait news article websites, social media homepages, or, you guessed it, reddit, posting about it for the world to see. massive tragedies like these are never, ever going to just be sweat under the rug in the current social media landscape and they never will be, ever again, and i'm not sure if they were to be, that it would even be a good thing. is it not ok for people to know that these things are going on, who's doing them, and why? i think it is. now, people could argue that copy cat occurrences are through the roof because of the over reporting of these tragedies, however, it's not obvious that if all reporting ended from this point on, that people would just stop killing each other by the dozens. there have probably been a few shooters who have gone on their rampages to inspire a week's worth of cheap notoriety, but think about it: nobody who isn't already on the edge of a violent outburst, who's willing to end the lives of as many innocent strangers as they possibly can in the shortest amount of time possible, before either blowing their own brains out or spending the rest of their life in a prison cell, is going to do something like this for such a small payoff. the act itself is the motivation; notoriety may be to these people the proverbial 'icing on the cake' but it's not why they're committing the act; if that were the case, columbine never would have happened and neither would any of the shootings that happened afterwards. mass shooters are people just like you and me, they know that their time in the spotlight is only going to last for as long as the media can milk their story before the next one comes around, so i find it very hard to believe that any rational person would commit a shooting for that. now, you could argue that these people aren't rational, and it wouldn't matter to them anyways because they know their lives are going to be either literally or essentially over after the fact anyways, and that's likely part of the motivation to begin with! you wouldn't be wrong, like i said, the reporting and copy cat culture it's created is a problem but it's not one that we can do anything about and it's not something that's ever going to change at this point, so, my position stands that this rhetoric is quite literally pointless. 2. it's because we have assault weapons and it's too easy to buy guns. i don't buy this. guns are guns are guns; you aim them at things, and then things die when you pull the trigger. bullets will kill you whether they're big or small, hollow tipped or buckshot, automatically sprayed or precisely aimed at you one at a time. the hysteria surrounding the voldemort of firearms, the ar 15, is hilarious to me. most of the people appealing to these memes have probably never shot a real weapon before or been around guns in general. you don't need an 'assault weapon' to kill a lot of people. you don't need a 'fully automatic weapon' to kill a lot of people. you don't need anything aside from bullets and good aim and anybody who's proficient at any fps game can prove that to you. there isn't as big of a difference between a 'big bad assault gun' and a 'cute little handgun' as you might think if you're not in the loop. guns can be modded extensively with scopes, extended barrels, high capacity magazines, grips, lasers, flashlights, stocks, mods that turn the gun automatic, and whatever the hell else you can imagine, so the gun that the shooters use really isn't nearly as important as things such as the targeted area they're going to attack, their own stamina and aim, and most importantly, their own resolve and resilience to kill people. making guns harder to buy won't change anything at this point: there are already too many guns in america and there'll be a second civil war before the right gives them up. plus, you can't just 'make guns harder to buy' because there are no real world, applicable hoops you could put in the way of buying a firearm that would accurately weed out violent, yet to be murderers from your local redneck. there is no minority report or psycho pass style test you could give someone beforehand to determine whether or not they're going to kill a ton of people before they do; people have this cartoonish image of what a mass shooter is, like they're all trench coat wearing, half werewolf half vampire people that you can just immediately weed out as 'evil'. you can't. then, there's the problem that even if you couldn't buy them legally by any means, there are dozens of ways to get them illegally, just like with drugs, whether it be through people selling them who already have them, organized crime, 3d printing, internet black markets, or simply stealing them, it really doesn't matter. if someone is dedicated to the idea of going six stars on some poor, unsuspecting bystanders, not having immediate access to an ar 15 isn't going to be the end of that. it may just slow them down, but it's not stopping anyone. again, nothing here is going to change because of the political gridlock this country has memed itself into, so this discussion is and will remain a fruitless one. 3. it's because our country has a lack of mental health resources for the shooters. i think this one is misguided. most of the mass shooters aren't 'mentally ill'. it's not even clear to me that people who keep repeating these memes are familiar with what the term 'mentally ill' even means, or what it implies for those who actually do suffer from real mental illnesses. a violent, rampaging outburst by some idiot with a deathwish does not automatically make them 'mentally ill'. many of the people who have done these things have written manifestos explaining in painful detail exactly why they've decided to go about doing it and seem to be rationally functioning and fully engaged in the act both beforehand, and after, if they survive long enough to make it to trial. even if this country had an abundance of mental health resources, it's not obvious that these people would just forthrightly turn their lives around, seek help, and change their minds about committing a mass shooting. people who wind up doing shit like this are usually at the tail end of a very, very, very long and depressing road, driven by resentment, anger, nihilism, and narcissism. the idea that somebody who'd commit an act like this would even have the self awareness to realize that what they're doing is clearly stupid and pointless in every way contradicts the fact that they're the type of person who'd even think that it was a good idea in the first place; there are no 'fence sitting shooters'. it only adds to the problem that the healthcare system as we currently have it set up actively discourages people from coming forth with violent fantasies. just like people who commit false rape accusations aren't going to come forth and admit that they lied because of the fear of imprisonment, nobody in their right mind is going to go mouth off to some therapist about their shooter fantasies just to get institutionalized and fed pills while wearing a straight jacket in a padded cell. at the end of the day, mental health resources like therapy and medications aren't some cure all magical pill that you can push people through like a conveyor belt to turn them into happy go lucky, functioning members of society. most people who struggle with real mental health issues are stuck in a fucked up, life long struggle, even with therapy and medication at their disposal the whole time because mental illness is indiscriminate. people condescendingly push the idea of 'therapy' onto each other all the time, especially in far left echo chambers like reddit, because virtue signalling that you're woke to the idea of mental health support makes people feel like they're somehow compassionate and progressive, despite not realizing that real mental therapy is often a horrific struggle undertaken by doctors who are dealing with patients who are so fucked up in the head that you literally cannot even imagine helping them; just because therapy helped you get over your breakup or whatever other shit you went through and felt bad about for 3 weeks does not mean that it's similar in practice or in scope when dealing with people who are nearly insane and on the edge of committing a terrorist attack. 4. it's because of political polarization and radical, reactionary positions by far right leaning bigots. i think this has some merits, only insofar as the killers admit to doing their shooting for political reasons. it doesn't explain the rest, and it doesn't explain the meta problem, which is why people are willing to go to such extremes in the first place before engaging in some other form of literally anything else. 5. it's because of bullying in schools. again, this only has merits insofar as the killers admit to doing their shooting for this reason in particular, and given that the vast majority of mass shooters seem to be at the very least in their late 20's, i find it hard to believe that bullying is the cause, not in the least because many, many, many people get bullied in school and 99. 9999999 of them don't go terminator light yagami sicko mode on their entire classroom for it. 6. it's because of video games, rock music, gay marriage, whatever the fuck else. fuck off with that dumb shit.</text:p>
          </table:table-cell>
          <table:table-cell office:value-type="string" calcext:value-type="string">
            <text:p>Video game developers should stop talking about mass shootings.</text:p>
          </table:table-cell>
          <table:table-cell table:number-columns-repeated="1020"/>
        </table:table-row>
        <table:table-row table:style-name="ro3">
          <table:table-cell office:value-type="float" office:value="281" calcext:value-type="float">
            <text:p>281</text:p>
          </table:table-cell>
          <table:table-cell table:number-columns-repeated="2"/>
          <table:table-cell office:value-type="string" calcext:value-type="string">
            <text:p>Rock music and music culture have led to mass shootings and that's just fine</text:p>
          </table:table-cell>
          <table:table-cell table:number-columns-repeated="1020"/>
        </table:table-row>
        <table:table-row table:style-name="ro3">
          <table:table-cell office:value-type="float" office:value="282" calcext:value-type="float">
            <text:p>282</text:p>
          </table:table-cell>
          <table:table-cell table:number-columns-repeated="2"/>
          <table:table-cell office:value-type="string" calcext:value-type="string">
            <text:p>Mass (liturgy) shootings are completely pointless, and people need to stop talking about them.</text:p>
          </table:table-cell>
          <table:table-cell table:number-columns-repeated="1020"/>
        </table:table-row>
        <table:table-row table:style-name="ro3">
          <table:table-cell office:value-type="float" office:value="283" calcext:value-type="float">
            <text:p>283</text:p>
          </table:table-cell>
          <table:table-cell table:number-columns-repeated="2"/>
          <table:table-cell office:value-type="string" calcext:value-type="string">
            <text:p>Video game fans are being too quick to dismiss mass shootings, yet they don't have enough context to understand the reasons behind them</text:p>
          </table:table-cell>
          <table:table-cell table:number-columns-repeated="1020"/>
        </table:table-row>
        <table:table-row table:style-name="ro3">
          <table:table-cell office:value-type="float" office:value="284" calcext:value-type="float">
            <text:p>284</text:p>
          </table:table-cell>
          <table:table-cell table:number-columns-repeated="2"/>
          <table:table-cell office:value-type="string" calcext:value-type="string">
            <text:p><text:s/>The rhetoric surrounding mass shootings in America is pointless and not helpful.</text:p>
          </table:table-cell>
          <table:table-cell table:number-columns-repeated="1020"/>
        </table:table-row>
        <table:table-row table:style-name="ro3">
          <table:table-cell office:value-type="float" office:value="285" calcext:value-type="float">
            <text:p>285</text:p>
          </table:table-cell>
          <table:table-cell table:number-columns-repeated="2"/>
          <table:table-cell office:value-type="string" calcext:value-type="string">
            <text:p>Social media is the primary culprit for mass shooting events.</text:p>
          </table:table-cell>
          <table:table-cell table:number-columns-repeated="1020"/>
        </table:table-row>
        <table:table-row table:style-name="ro3">
          <table:table-cell office:value-type="float" office:value="286" calcext:value-type="float">
            <text:p>286</text:p>
          </table:table-cell>
          <table:table-cell table:number-columns-repeated="2"/>
          <table:table-cell office:value-type="string" calcext:value-type="string">
            <text:p>Country wide rhetoric surrounding mass shootings is completely pointless nonsense, or at the very least not helpful.</text:p>
          </table:table-cell>
          <table:table-cell table:number-columns-repeated="1020"/>
        </table:table-row>
        <table:table-row table:style-name="ro25">
          <table:table-cell office:value-type="float" office:value="287" calcext:value-type="float">
            <text:p>287</text:p>
          </table:table-cell>
          <table:table-cell office:value-type="string" calcext:value-type="string">
            <text:p>t3_bb5n12</text:p>
          </table:table-cell>
          <table:table-cell office:value-type="string" calcext:value-type="string">
            <text:p>on this subreddit, other subreddits, the internet in general, and in real life, there is controversy on using the word 'black' versus using the word 'african american'. the problem with this debate is that it is describing two mostly different concepts. amp; x200b; 'black' is a race a large group of people who look similar . a black person is generally means a dark skinned person who is probably of african or melanesian descent regardless of their ethnicity or nationality. amp; x200b; 'african american' is an ethnicity a group of people who have the same language, religion, culture, ancestry, history and or background . african american typically refers to the people who are descended from african slaves brought to the southeastern united states from 1619 until 1865. amp; x200b; the big confusion is that not a lot of people know sociology well and they think that 'race', 'ethnicity', and 'nationality' all mean the same thing. african american is thought to be a synonym for black people in general, but that is wrong. calling all black people 'african american' is like calling all east asian looking people 'han chinese'. you cannot assume a person's ethnic group by physical appearance alone. amp; x200b; the 'african' part in african american solely refers to a person's ancestry genetics, it does not have anything to do with language or culture there is no one african language or single african culture . the 'american' part refers to the united states of america. african immigrants to the usa generally have their own specific ethnic group they are a part of like 'yoruba' or 'afrikaner' or 'afro haitian', so while calling african immigrants or caribbean immigrants 'african american' is correct in the nationality sense, those people are not a part of the african american ethnic group due to having a different culture, genetics, and history compared to the descendants of slaves who have been living in the usa for centuries. amp; x200b; let me use another example. if i want to describe the descendants of african slaves in trinidad and tobago 'afro trinidadian' is the best term to use. with that word, the reader not only knows what race the group of people in question are black and what their nationality is trinidad and tobagonian , but they also know that i am referring to a very specific group of people with a very specific culture and history regardless of where these group of people are currently located . using the word 'black' wouldn't be useful because there are billions of black people spread across dozens of nations and the definition of 'black' changes depending on the nation and time period . using the word 'trinidadian and tobagonian' wouldn't be useful because there are several ethnicities within trinidad and tobago and 37 of the island's ethnic population is indo trinidadian . amp; x200b; in order to change my view, you have to provide an alternative term to use when referring to the group of people descended from african slaves within the usa. because that is the whole purpose of the word, to differentiate that group of people from other ethnicities like afro puerto ricans or south asian americans. 'black american' could work, although that currently means anybody within the confines of the us that is generally black. 'descendant of slave american' could also work, but is kind of wordy and afro caribbeans could also fit into that category.</text:p>
          </table:table-cell>
          <table:table-cell office:value-type="string" calcext:value-type="string">
            <text:p>Internet users should stop using the word "black" and replace it with "African-American".</text:p>
          </table:table-cell>
          <table:table-cell table:number-columns-repeated="1020"/>
        </table:table-row>
        <table:table-row table:style-name="ro3">
          <table:table-cell office:value-type="float" office:value="288" calcext:value-type="float">
            <text:p>288</text:p>
          </table:table-cell>
          <table:table-cell table:number-columns-repeated="2"/>
          <table:table-cell office:value-type="string" calcext:value-type="string">
            <text:p>New Zealand national rugby union team, the English community, is wrong for having to say "African american"..</text:p>
          </table:table-cell>
          <table:table-cell table:number-columns-repeated="1020"/>
        </table:table-row>
        <table:table-row table:style-name="ro3">
          <table:table-cell office:value-type="float" office:value="289" calcext:value-type="float">
            <text:p>289</text:p>
          </table:table-cell>
          <table:table-cell table:number-columns-repeated="2"/>
          <table:table-cell office:value-type="string" calcext:value-type="string">
            <text:p>Slavery is wrong, and the word "black" should be replaced with "African-American"</text:p>
          </table:table-cell>
          <table:table-cell table:number-columns-repeated="1020"/>
        </table:table-row>
        <table:table-row table:style-name="ro3">
          <table:table-cell office:value-type="float" office:value="290" calcext:value-type="float">
            <text:p>290</text:p>
          </table:table-cell>
          <table:table-cell table:number-columns-repeated="2"/>
          <table:table-cell office:value-type="string" calcext:value-type="string">
            <text:p>Ethnic group/race are not inherently synonymous with race, and not everyone should call it "black"</text:p>
          </table:table-cell>
          <table:table-cell table:number-columns-repeated="1020"/>
        </table:table-row>
        <table:table-row table:style-name="ro3">
          <table:table-cell office:value-type="float" office:value="291" calcext:value-type="float">
            <text:p>291</text:p>
          </table:table-cell>
          <table:table-cell table:number-columns-repeated="2"/>
          <table:table-cell office:value-type="string" calcext:value-type="string">
            <text:p>African Americans should be called African Americans, rather than "black".</text:p>
          </table:table-cell>
          <table:table-cell table:number-columns-repeated="1020"/>
        </table:table-row>
        <table:table-row table:style-name="ro3">
          <table:table-cell office:value-type="float" office:value="292" calcext:value-type="float">
            <text:p>292</text:p>
          </table:table-cell>
          <table:table-cell table:number-columns-repeated="2"/>
          <table:table-cell office:value-type="string" calcext:value-type="string">
            <text:p><text:s/>"African-American" is a perfectly fine term. An extremely large amount of people use it wrongly however.</text:p>
          </table:table-cell>
          <table:table-cell table:number-columns-repeated="1020"/>
        </table:table-row>
        <table:table-row table:style-name="ro3">
          <table:table-cell office:value-type="float" office:value="293" calcext:value-type="float">
            <text:p>293</text:p>
          </table:table-cell>
          <table:table-cell table:number-columns-repeated="2"/>
          <table:table-cell office:value-type="string" calcext:value-type="string">
            <text:p>African Americans are not the same race as "Black"</text:p>
          </table:table-cell>
          <table:table-cell table:number-columns-repeated="1020"/>
        </table:table-row>
        <table:table-row table:style-name="ro10">
          <table:table-cell office:value-type="float" office:value="294" calcext:value-type="float">
            <text:p>294</text:p>
          </table:table-cell>
          <table:table-cell office:value-type="string" calcext:value-type="string">
            <text:p>t3_cusbsp</text:p>
          </table:table-cell>
          <table:table-cell office:value-type="string" calcext:value-type="string">
            <text:p>in 2012, republican congressman paul c. broun came under for fire for statements he made in his home state of georgia in front of a church audience. most notably, broun dismissed evolution as a 'lie from the pit of hell. ' in response, tv personality bill nye declared that broun was 'unqualified to make decisions about science, space, and technology' n 1947125 and shouldn't serve on the corresponding house committee here's the thing: rep. broun is clearly wrong on the issue of evolution, which is a broadly accepted theory and a pillar of biology. he is, however, not necessarily unqualified to serve on this house committee. consider: scientific literacy is not an all or nothing deal. rep. broun is scientifically literate in his own right: he's a practicing physician! at the time he made this comment, he had been a licensed physician for forty years interestingly, his educational credentials are more advanced than that of bill nye, who only has a bachelor's degree in mechanical engineering. scientific literacy aside, the personal beliefs of the members of this committee don't matter. their votes do. regardless of their personal views, if a congressional representative consistently votes in favor of funding for scientific research, then he has a pro science voting record.</text:p>
          </table:table-cell>
          <table:table-cell office:value-type="string" calcext:value-type="string">
            <text:p>Mechanical engineering expert Bill Nye was right, Rep. Paul C. Broun is not necessarily unqualified to serve on the House Science, Space, and Technology Committee</text:p>
          </table:table-cell>
          <table:table-cell table:number-columns-repeated="1020"/>
        </table:table-row>
        <table:table-row table:style-name="ro5">
          <table:table-cell office:value-type="float" office:value="295" calcext:value-type="float">
            <text:p>295</text:p>
          </table:table-cell>
          <table:table-cell table:number-columns-repeated="2"/>
          <table:table-cell office:value-type="string" calcext:value-type="string">
            <text:p>Television personality Bill Nye is not wrong about Paul C. Broun being unqualified to serve on the Science, Space, and Technology Subcommittee of the House of Representatives.</text:p>
          </table:table-cell>
          <table:table-cell table:number-columns-repeated="1020"/>
        </table:table-row>
        <table:table-row table:style-name="ro3">
          <table:table-cell office:value-type="float" office:value="296" calcext:value-type="float">
            <text:p>296</text:p>
          </table:table-cell>
          <table:table-cell table:number-columns-repeated="2"/>
          <table:table-cell office:value-type="string" calcext:value-type="string">
            <text:p>Education and scientific literacy are not mutually exclusive.</text:p>
          </table:table-cell>
          <table:table-cell table:number-columns-repeated="1020"/>
        </table:table-row>
        <table:table-row table:style-name="ro3">
          <table:table-cell office:value-type="float" office:value="297" calcext:value-type="float">
            <text:p>297</text:p>
          </table:table-cell>
          <table:table-cell table:number-columns-repeated="2"/>
          <table:table-cell office:value-type="string" calcext:value-type="string">
            <text:p>Bachelor's degree is an indicator of not only scientific literacy, but also legislative literacy.</text:p>
          </table:table-cell>
          <table:table-cell table:number-columns-repeated="1020"/>
        </table:table-row>
        <table:table-row table:style-name="ro3">
          <table:table-cell office:value-type="float" office:value="298" calcext:value-type="float">
            <text:p>298</text:p>
          </table:table-cell>
          <table:table-cell table:number-columns-repeated="2"/>
          <table:table-cell office:value-type="string" calcext:value-type="string">
            <text:p>Scientific method to make decisions about science is crucial, and there's no reason Congress shouldn't vote for scientific literacy.</text:p>
          </table:table-cell>
          <table:table-cell table:number-columns-repeated="1020"/>
        </table:table-row>
        <table:table-row table:style-name="ro3">
          <table:table-cell office:value-type="float" office:value="299" calcext:value-type="float">
            <text:p>299</text:p>
          </table:table-cell>
          <table:table-cell table:number-columns-repeated="2"/>
          <table:table-cell office:value-type="string" calcext:value-type="string">
            <text:p>Time and again, Republican representatives are not unqualified to serve on the House Science, Space, and Technology Committee.</text:p>
          </table:table-cell>
          <table:table-cell table:number-columns-repeated="1020"/>
        </table:table-row>
        <table:table-row table:style-name="ro3">
          <table:table-cell office:value-type="float" office:value="300" calcext:value-type="float">
            <text:p>300</text:p>
          </table:table-cell>
          <table:table-cell table:number-columns-repeated="2"/>
          <table:table-cell office:value-type="string" calcext:value-type="string">
            <text:p><text:s/>Not believing in evolution shouldn't disqualify a congressman from serving on the House Committee on Science, Space, and Technology</text:p>
          </table:table-cell>
          <table:table-cell table:number-columns-repeated="1020"/>
        </table:table-row>
        <table:table-row table:style-name="ro26">
          <table:table-cell office:value-type="float" office:value="301" calcext:value-type="float">
            <text:p>301</text:p>
          </table:table-cell>
          <table:table-cell office:value-type="string" calcext:value-type="string">
            <text:p>t3_aq3bgy</text:p>
          </table:table-cell>
          <table:table-cell office:value-type="string" calcext:value-type="string">
            <text:p>i ll list several examples. a black students took over a college and banned white students who paid to go to school their from coming in. a white professor who tried standing up against it was called a racist . there were no consequences for the students. they weren t expelled or arrested for a hate crime. the media took the side of the black students. had the races of these students been reversed the media, police and school would have taken the side of the black students being locked out and would have expelled the white students. b in the nba donald sterling was banned for life and forced to sell his team for making racist comments against black people while secretly being recorded in private. when the nba held the press conference to ban sterling they invited spike lee to attend it. this is a black film director who claimed he was disgusted by seeing interracial couples in his black neighborhood. later lee was allowed to direct the storyline for an nba licensed video game. last month lebron james was not fined or suspended, let alone banned for making public statements against white people and an anti semitic instagram post. also in the nba black tim hardaway was given a 2nd chance by the nba through diversity training not offered to sterling for saying he hated gay people. c when white people or men complain about racial double standards they are mocked for having white fragility . but black people are not mocked for having a black fragility when complaining about things like cultural appropriation and blackface. d there were no consequences when the cast of hamilton said they didn t want whites to audition. when white people complained about a black actor playing james bond they were called racist despite the fact that the character of james bond was written as a white british man. e during obama s administration his attorney general eric holder was allowed to keep his job even as he discriminated against white people by refusing to file hate crime chargers in cases where black or any non white suspects targeted white people for their race. f hollywood villains are overwhelmingly white christian males. very few villains are black or muslim. 24 is an example of a tv show that was criticized for having muslim terrorists as bad guys. it s almost impossible to find a tv or movie with black antagonists but it s very easy to find tv commercials making fun of white males. g there is an insane amount of negative backlash by people that esquire magazine would feature a white male on its cover. if anyone objected to a black person being on a magazine they would be called racist and lose their job. h papa john had his career and business ruined for simply quoting something racist col sanders had said. not only was ice cube s career not ruined when he wrote his racist song against koreans, but he was also allowed to lecture bill maher about race on national tv. nobody in the media called him out for his hypocrisy.</text:p>
          </table:table-cell>
          <table:table-cell office:value-type="string" calcext:value-type="string">
            <text:p>Video game/movie stars who are of different races shouldn’t be so controversial as they are and shouldn”t be treated more harshly by people for them.</text:p>
          </table:table-cell>
          <table:table-cell table:number-columns-repeated="1020"/>
        </table:table-row>
        <table:table-row table:style-name="ro3">
          <table:table-cell office:value-type="float" office:value="302" calcext:value-type="float">
            <text:p>302</text:p>
          </table:table-cell>
          <table:table-cell table:number-columns-repeated="2"/>
          <table:table-cell office:value-type="string" calcext:value-type="string">
            <text:p><text:s/>There is an open season to discriminate against white people, particularly males in America.</text:p>
          </table:table-cell>
          <table:table-cell table:number-columns-repeated="1020"/>
        </table:table-row>
        <table:table-row table:style-name="ro3">
          <table:table-cell office:value-type="float" office:value="303" calcext:value-type="float">
            <text:p>303</text:p>
          </table:table-cell>
          <table:table-cell table:number-columns-repeated="2"/>
          <table:table-cell office:value-type="string" calcext:value-type="string">
            <text:p>Television show and movie actors are all black/ethnic, but it is no different than if they were white and then they were also on television/musical (or the NBA).</text:p>
          </table:table-cell>
          <table:table-cell table:number-columns-repeated="1020"/>
        </table:table-row>
        <table:table-row table:style-name="ro18">
          <table:table-cell office:value-type="float" office:value="304" calcext:value-type="float">
            <text:p>304</text:p>
          </table:table-cell>
          <table:table-cell table:number-columns-repeated="2"/>
          <table:table-cell office:value-type="string" calcext:value-type="string">
            <text:p>Television and the Nba are racist towards black people. The media is racist against white people. Black people are mocked for having white fragility. I don’t think it’s fair to blame the media for being racist against black people for complaining about things like cultural appropriation and blackface. I think the media should have taken the side of the black students.</text:p>
          </table:table-cell>
          <table:table-cell table:number-columns-repeated="1020"/>
        </table:table-row>
        <table:table-row table:style-name="ro3">
          <table:table-cell office:value-type="float" office:value="305" calcext:value-type="float">
            <text:p>305</text:p>
          </table:table-cell>
          <table:table-cell table:number-columns-repeated="2"/>
          <table:table-cell office:value-type="string" calcext:value-type="string">
            <text:p>Video game executives are racist against black people and the media is racist against white people.</text:p>
          </table:table-cell>
          <table:table-cell table:number-columns-repeated="1020"/>
        </table:table-row>
        <table:table-row table:style-name="ro3">
          <table:table-cell office:value-type="float" office:value="306" calcext:value-type="float">
            <text:p>306</text:p>
          </table:table-cell>
          <table:table-cell table:number-columns-repeated="2"/>
          <table:table-cell office:value-type="string" calcext:value-type="string">
            <text:p>White people/women shouldn’t complain about racial double standards.</text:p>
          </table:table-cell>
          <table:table-cell table:number-columns-repeated="1020"/>
        </table:table-row>
        <table:table-row table:style-name="ro19">
          <table:table-cell office:value-type="float" office:value="307" calcext:value-type="float">
            <text:p>307</text:p>
          </table:table-cell>
          <table:table-cell table:number-columns-repeated="2"/>
          <table:table-cell office:value-type="string" calcext:value-type="string">
            <text:p>Professor Donald Sterling was banned for life and forced to sell his team for making racist comments against black people while secretly recording in private. The media took the side of the black students. The NBA banned Spike Lee for not attending a press conference to discuss sterling's ban. Black people are not mocked for having white fragility. White people are mocked for not having black fragility, and black people are laughed at for complaining about things like cultural appropriation and blackface.</text:p>
          </table:table-cell>
          <table:table-cell table:number-columns-repeated="1020"/>
        </table:table-row>
        <table:table-row table:style-name="ro10">
          <table:table-cell office:value-type="float" office:value="308" calcext:value-type="float">
            <text:p>308</text:p>
          </table:table-cell>
          <table:table-cell office:value-type="string" calcext:value-type="string">
            <text:p>t3_bq95xf</text:p>
          </table:table-cell>
          <table:table-cell office:value-type="string" calcext:value-type="string">
            <text:p>why is abortion not considered killing or murder? abortion is the termination of a pregnancy. it s ending a life, one that s already begun. taking a human life is killing, murder if the one being killed has done no wrong, by definition. i hear the argument that it s just a clump of cells, it doesn t feel pain, it s not conscious, etc. , a lot. but most abortions don t take place at the point where the embryo would be just a clump of cells. in the us, although 89 of all abortions may take place within the first trimester, 65. 8 come after 6 weeks, according to the cdc. the cdc does not take into account the number of abortions from california, new hampshire, and maryland. the neural circuitry which allows for the response to pain, called the spinal reflex, has developed by 8 weeks. the first electrical brain activity takes place near the end of 5 weeks. the heart tube the heart in it s early stages of development begins to beat in week 5 as well. by this time, it s actually pumping blood with a steady rhythm. at 6 weeks a vaginal ultrasound will detect a flutter from this area, a fetal heartbeat. especially for a grisly procedure like dilation evacuation, i cannot understand why it would not be considered murder. i am going into this with a open mind, so please just explain why abortion wouldn t be considered murder, don t just turn this thread into a flame war.</text:p>
          </table:table-cell>
          <table:table-cell office:value-type="string" calcext:value-type="string">
            <text:p><text:s/>Abortion is murder</text:p>
          </table:table-cell>
          <table:table-cell table:number-columns-repeated="1020"/>
        </table:table-row>
        <table:table-row table:style-name="ro3">
          <table:table-cell office:value-type="float" office:value="309" calcext:value-type="float">
            <text:p>309</text:p>
          </table:table-cell>
          <table:table-cell table:number-columns-repeated="2"/>
          <table:table-cell office:value-type="string" calcext:value-type="string">
            <text:p>California grizzly bear is right that abortion should be considered murder</text:p>
          </table:table-cell>
          <table:table-cell table:number-columns-repeated="1020"/>
        </table:table-row>
        <table:table-row table:style-name="ro3">
          <table:table-cell office:value-type="float" office:value="310" calcext:value-type="float">
            <text:p>310</text:p>
          </table:table-cell>
          <table:table-cell table:number-columns-repeated="2"/>
          <table:table-cell office:value-type="string" calcext:value-type="string">
            <text:p>Vaginal ultrasonography is not murder.</text:p>
          </table:table-cell>
          <table:table-cell table:number-columns-repeated="1020"/>
        </table:table-row>
        <table:table-row table:style-name="ro3">
          <table:table-cell office:value-type="float" office:value="311" calcext:value-type="float">
            <text:p>311</text:p>
          </table:table-cell>
          <table:table-cell table:number-columns-repeated="2"/>
          <table:table-cell office:value-type="string" calcext:value-type="string">
            <text:p>Abortion is murder.</text:p>
          </table:table-cell>
          <table:table-cell table:number-columns-repeated="1020"/>
        </table:table-row>
        <table:table-row table:style-name="ro3">
          <table:table-cell office:value-type="float" office:value="312" calcext:value-type="float">
            <text:p>312</text:p>
          </table:table-cell>
          <table:table-cell table:number-columns-repeated="2"/>
          <table:table-cell office:value-type="string" calcext:value-type="string">
            <text:p>Murder is the unlawful killing of a human life. Abortion is not.</text:p>
          </table:table-cell>
          <table:table-cell table:number-columns-repeated="1020"/>
        </table:table-row>
        <table:table-row table:style-name="ro3">
          <table:table-cell office:value-type="float" office:value="313" calcext:value-type="float">
            <text:p>313</text:p>
          </table:table-cell>
          <table:table-cell table:number-columns-repeated="2"/>
          <table:table-cell office:value-type="string" calcext:value-type="string">
            <text:p>Artificial neural network abortions should be considered murder.</text:p>
          </table:table-cell>
          <table:table-cell table:number-columns-repeated="1020"/>
        </table:table-row>
        <table:table-row table:style-name="ro3">
          <table:table-cell office:value-type="float" office:value="314" calcext:value-type="float">
            <text:p>314</text:p>
          </table:table-cell>
          <table:table-cell table:number-columns-repeated="2"/>
          <table:table-cell office:value-type="string" calcext:value-type="string">
            <text:p>Electricity is the beginning of consciousness, and abortion is murder.</text:p>
          </table:table-cell>
          <table:table-cell table:number-columns-repeated="1020"/>
        </table:table-row>
        <table:table-row table:style-name="ro14">
          <table:table-cell office:value-type="float" office:value="315" calcext:value-type="float">
            <text:p>315</text:p>
          </table:table-cell>
          <table:table-cell office:value-type="string" calcext:value-type="string">
            <text:p>t3_alqmcg</text:p>
          </table:table-cell>
          <table:table-cell office:value-type="string" calcext:value-type="string">
            <text:p>i may be ignorant so please inform me or correct me otherwi . i believe it is an unreasonable expectation to participate in online interaction and expect complete priva y. more and more so i hear people have an issue with companies like google keeping track of your data such as your search histo . i understand the sense of privacy and why we want to protect t. but what i don't understand is why anyone would ca e. i'll just outright tell you yesterday i purchased campbell's chunky soup jazzy jambalaya on amaz n. i google searched some imdb nonsense and emailed my coworkers about a replacement pa . assuming someone would want to access my virtual presence all they would either need probable cause to go through legal channels and obtain it or access it illegal y. i have identity protection to cover me on the illegal fro t. a home security system should someone try to find when i'm not ho . i understand wanting protection anonymity online but that's what vpns and tor is f r. i still continue to hear about online privacy issues in the news and media but i question what some particularly dull uninteresting average people are so worried about someone findi g. if people are willing to take the necessary measures there are options to keep a sense of privacy online but what baffles me is the individuals publicly bashing companies like google for storing their data when they knew exactly what was happening from the sta t. if you don't like the internet don't use . maybe this is more a matter of opinion but i feel as if when someone has an online presence they are aware of their data being collect d. avoiding this in the online world is the equivalent of walking into a mall and wanting to avoid all security cameras or visiting a doctor and not allowing them to collect any personal health informati</text:p>
          </table:table-cell>
          <table:table-cell office:value-type="string" calcext:value-type="string">
            <text:p>Virtual world privacy does not exist. In fact the reason everyone has an online presence is because of people who have a virtual presence and are aware of that being collect.</text:p>
          </table:table-cell>
          <table:table-cell table:number-columns-repeated="1020"/>
        </table:table-row>
        <table:table-row table:style-name="ro3">
          <table:table-cell office:value-type="float" office:value="316" calcext:value-type="float">
            <text:p>316</text:p>
          </table:table-cell>
          <table:table-cell table:number-columns-repeated="2"/>
          <table:table-cell office:value-type="string" calcext:value-type="string">
            <text:p>Internet privacy is not an unreasonable expectation.</text:p>
          </table:table-cell>
          <table:table-cell table:number-columns-repeated="1020"/>
        </table:table-row>
        <table:table-row table:style-name="ro3">
          <table:table-cell office:value-type="float" office:value="317" calcext:value-type="float">
            <text:p>317</text:p>
          </table:table-cell>
          <table:table-cell table:number-columns-repeated="2"/>
          <table:table-cell office:value-type="string" calcext:value-type="string">
            <text:p><text:s/>Expecting digital privacy online is unreasonable</text:p>
          </table:table-cell>
          <table:table-cell table:number-columns-repeated="1020"/>
        </table:table-row>
        <table:table-row table:style-name="ro3">
          <table:table-cell office:value-type="float" office:value="318" calcext:value-type="float">
            <text:p>318</text:p>
          </table:table-cell>
          <table:table-cell table:number-columns-repeated="2"/>
          <table:table-cell office:value-type="string" calcext:value-type="string">
            <text:p>Online and offline privacy is not something to fear at all.</text:p>
          </table:table-cell>
          <table:table-cell table:number-columns-repeated="1020"/>
        </table:table-row>
        <table:table-row table:style-name="ro3">
          <table:table-cell office:value-type="float" office:value="319" calcext:value-type="float">
            <text:p>319</text:p>
          </table:table-cell>
          <table:table-cell table:number-columns-repeated="2"/>
          <table:table-cell office:value-type="string" calcext:value-type="string">
            <text:p>IMDb, Google, and other companies collecting my online search history is not an unreasonable expectation.</text:p>
          </table:table-cell>
          <table:table-cell table:number-columns-repeated="1020"/>
        </table:table-row>
        <table:table-row table:style-name="ro5">
          <table:table-cell office:value-type="float" office:value="320" calcext:value-type="float">
            <text:p>320</text:p>
          </table:table-cell>
          <table:table-cell table:number-columns-repeated="2"/>
          <table:table-cell office:value-type="string" calcext:value-type="string">
            <text:p>Closed-circuit television and video monitoring of personal social media websites such as facebook, Youtube, and Instagram makes no sense that anyone would be trying to keep a track of their personal information.</text:p>
          </table:table-cell>
          <table:table-cell table:number-columns-repeated="1020"/>
        </table:table-row>
        <table:table-row table:style-name="ro3">
          <table:table-cell office:value-type="float" office:value="321" calcext:value-type="float">
            <text:p>321</text:p>
          </table:table-cell>
          <table:table-cell table:number-columns-repeated="2"/>
          <table:table-cell office:value-type="string" calcext:value-type="string">
            <text:p>Soup and jazzy jambalaya are perfectly fine and should be used on the internet.</text:p>
          </table:table-cell>
          <table:table-cell table:number-columns-repeated="1020"/>
        </table:table-row>
        <table:table-row table:style-name="ro4">
          <table:table-cell office:value-type="float" office:value="322" calcext:value-type="float">
            <text:p>322</text:p>
          </table:table-cell>
          <table:table-cell office:value-type="string" calcext:value-type="string">
            <text:p>t3_ckn29s</text:p>
          </table:table-cell>
          <table:table-cell office:value-type="string" calcext:value-type="string">
            <text:p>so this just hit me, when watching movies or playing games, i'm being presented black directors, company leaders, nuclear scientists etc. , whereas in real life, in the news, in journals, i don't remember seeing or reading about any, or at least ones, whose personal achievements are at all significant. you can call me racist, but i'll happily change my opinion if i see some data, or preferably examples of successful black people in those fields. i get that they're still a minority in developed countries, so obviously not as many blacks will be found in those positions, but i just want to see at least a few. any ceo, scientist, renown professor of science , anything of actual authority.</text:p>
          </table:table-cell>
          <table:table-cell office:value-type="string" calcext:value-type="string">
            <text:p>Racism is the biggest problem in America.</text:p>
          </table:table-cell>
          <table:table-cell table:number-columns-repeated="1020"/>
        </table:table-row>
        <table:table-row table:style-name="ro3">
          <table:table-cell office:value-type="float" office:value="323" calcext:value-type="float">
            <text:p>323</text:p>
          </table:table-cell>
          <table:table-cell table:number-columns-repeated="2"/>
          <table:table-cell office:value-type="string" calcext:value-type="string">
            <text:p>Film directors, company leaders, nuclear scientists etc. are all overrated, and I don't see any examples of successful black people in those fields.</text:p>
          </table:table-cell>
          <table:table-cell table:number-columns-repeated="1020"/>
        </table:table-row>
        <table:table-row table:style-name="ro5">
          <table:table-cell office:value-type="float" office:value="324" calcext:value-type="float">
            <text:p>324</text:p>
          </table:table-cell>
          <table:table-cell table:number-columns-repeated="2"/>
          <table:table-cell office:value-type="string" calcext:value-type="string">
            <text:p>Developed country blacks will always not make an impact on the world or hold any sort of office and success would be more important if they were more successful in the modern world.</text:p>
          </table:table-cell>
          <table:table-cell table:number-columns-repeated="1020"/>
        </table:table-row>
        <table:table-row table:style-name="ro3">
          <table:table-cell office:value-type="float" office:value="325" calcext:value-type="float">
            <text:p>325</text:p>
          </table:table-cell>
          <table:table-cell table:number-columns-repeated="2"/>
          <table:table-cell office:value-type="string" calcext:value-type="string">
            <text:p>Black people in the US are not well-known or recognized in academia because of the fact that many fail to take full advantage of their opportunities.</text:p>
          </table:table-cell>
          <table:table-cell table:number-columns-repeated="1020"/>
        </table:table-row>
        <table:table-row table:style-name="ro5">
          <table:table-cell office:value-type="float" office:value="326" calcext:value-type="float">
            <text:p>326</text:p>
          </table:table-cell>
          <table:table-cell table:number-columns-repeated="2"/>
          <table:table-cell office:value-type="string" calcext:value-type="string">
            <text:p><text:s/>Entertainment media shows us a disproportionately high amount of black people as CEOs, high-level managers, specialised scientists and other positions of high authority.</text:p>
          </table:table-cell>
          <table:table-cell table:number-columns-repeated="1020"/>
        </table:table-row>
        <table:table-row table:style-name="ro3">
          <table:table-cell office:value-type="float" office:value="327" calcext:value-type="float">
            <text:p>327</text:p>
          </table:table-cell>
          <table:table-cell table:number-columns-repeated="2"/>
          <table:table-cell office:value-type="string" calcext:value-type="string">
            <text:p>Chief executive officer, company leader, nuclear scientist etc. are not significant.</text:p>
          </table:table-cell>
          <table:table-cell table:number-columns-repeated="1020"/>
        </table:table-row>
        <table:table-row table:style-name="ro5">
          <table:table-cell office:value-type="float" office:value="328" calcext:value-type="float">
            <text:p>328</text:p>
          </table:table-cell>
          <table:table-cell table:number-columns-repeated="2"/>
          <table:table-cell office:value-type="string" calcext:value-type="string">
            <text:p>Chief executive officer, company leaders, nuclear scientists and doctors in most developed countries don't have to see their work, they just see someone making a big impact.</text:p>
          </table:table-cell>
          <table:table-cell table:number-columns-repeated="1020"/>
        </table:table-row>
        <table:table-row table:style-name="ro10">
          <table:table-cell office:value-type="float" office:value="329" calcext:value-type="float">
            <text:p>329</text:p>
          </table:table-cell>
          <table:table-cell office:value-type="string" calcext:value-type="string">
            <text:p>t3_ct9crv</text:p>
          </table:table-cell>
          <table:table-cell office:value-type="string" calcext:value-type="string">
            <text:p>so my economics teacher, who is a former member of the nation of islam, took a question this week regarding the topic of reparations for african americans. his answer took me by surprise but actually made a lot of sense. when someone asked if he felt black americans should get reparations he said the issue is black americans would feel that it is a step in the right direction, while everyone else will feel they are now all squared away . he went on to explain that it would make people much more open to getting rid of tools such as affirmative action and diversity quotas i had no idea all the money the government sets aside for this until he showed us the extent of these programs if black americans accepted a check for this. these programs also have no end date or stated goal, they are usually indefinite. to me this makes sense. these programs basically rely on the majority of people feeling guilty of bad for what has happened historically. if a check was written to black americans, taken out of tax money, people would feel like they are writing a check directly to black americans. as soon as that happens, people will feel the debt is paid, and have way less sympathy for future plights because they have already been paid for so it would be seen as a result of the individuals actions, not historical injustice cmv</text:p>
          </table:table-cell>
          <table:table-cell office:value-type="string" calcext:value-type="string">
            <text:p><text:s/>Reparations to African Americans for slavery/racism would be in effective because AA’s wouldn’t consider it a final settlement, while everyone else would.</text:p>
          </table:table-cell>
          <table:table-cell table:number-columns-repeated="1020"/>
        </table:table-row>
        <table:table-row table:style-name="ro3">
          <table:table-cell office:value-type="float" office:value="330" calcext:value-type="float">
            <text:p>330</text:p>
          </table:table-cell>
          <table:table-cell table:number-columns-repeated="2"/>
          <table:table-cell office:value-type="string" calcext:value-type="string">
            <text:p>Strategic planning in the US should be made to allow black Americans to receive reparations</text:p>
          </table:table-cell>
          <table:table-cell table:number-columns-repeated="1020"/>
        </table:table-row>
        <table:table-row table:style-name="ro3">
          <table:table-cell office:value-type="float" office:value="331" calcext:value-type="float">
            <text:p>331</text:p>
          </table:table-cell>
          <table:table-cell table:number-columns-repeated="2"/>
          <table:table-cell office:value-type="string" calcext:value-type="string">
            <text:p>Majority of people would be more open to getting rid of programs such as affirmative action and diversity quotas if black Americans got a check for reparations.</text:p>
          </table:table-cell>
          <table:table-cell table:number-columns-repeated="1020"/>
        </table:table-row>
        <table:table-row table:style-name="ro3">
          <table:table-cell office:value-type="float" office:value="332" calcext:value-type="float">
            <text:p>332</text:p>
          </table:table-cell>
          <table:table-cell table:number-columns-repeated="2"/>
          <table:table-cell office:value-type="string" calcext:value-type="string">
            <text:p>Economics teacher made a lot of sense when he said that black Americans should get reparations.</text:p>
          </table:table-cell>
          <table:table-cell table:number-columns-repeated="1020"/>
        </table:table-row>
        <table:table-row table:style-name="ro3">
          <table:table-cell office:value-type="float" office:value="333" calcext:value-type="float">
            <text:p>333</text:p>
          </table:table-cell>
          <table:table-cell table:number-columns-repeated="2"/>
          <table:table-cell office:value-type="string" calcext:value-type="string">
            <text:p>African Americans should get reparations</text:p>
          </table:table-cell>
          <table:table-cell table:number-columns-repeated="1020"/>
        </table:table-row>
        <table:table-row table:style-name="ro3">
          <table:table-cell office:value-type="float" office:value="334" calcext:value-type="float">
            <text:p>334</text:p>
          </table:table-cell>
          <table:table-cell table:number-columns-repeated="2"/>
          <table:table-cell office:value-type="string" calcext:value-type="string">
            <text:p>Affirmative action and diversity quotas would be better off if reparations were distributed to black Americans, not white Americans</text:p>
          </table:table-cell>
          <table:table-cell table:number-columns-repeated="1020"/>
        </table:table-row>
        <table:table-row table:style-name="ro3">
          <table:table-cell office:value-type="float" office:value="335" calcext:value-type="float">
            <text:p>335</text:p>
          </table:table-cell>
          <table:table-cell table:number-columns-repeated="2"/>
          <table:table-cell office:value-type="string" calcext:value-type="string">
            <text:p>Americans would be more open to getting rid of affirmative action and diversity quotas if black Americans got reparations.</text:p>
          </table:table-cell>
          <table:table-cell table:number-columns-repeated="1020"/>
        </table:table-row>
        <table:table-row table:style-name="ro15">
          <table:table-cell office:value-type="float" office:value="336" calcext:value-type="float">
            <text:p>336</text:p>
          </table:table-cell>
          <table:table-cell office:value-type="string" calcext:value-type="string">
            <text:p>t3_czk6oh</text:p>
          </table:table-cell>
          <table:table-cell office:value-type="string" calcext:value-type="string">
            <text:p>this is something i've been trying to break down in my head for a while, and i think it title holds true. i'd love to see some different points of view, however, and perhaps change my mind. there could always be an angle i haven't considered, a crucial piece of information i've missed, or a major flaw in my reasoning. let me try to explain my position: 1 humans are the product of evolution via natural selection which essentially concluded tens if not hundreds of thousands of years ago. the process of evolution requires a great amount of time, so when speaking in terms of a few hundred generations of humans an 'evolutionary present' if you will , it has a negligible additional impact, if any. 2 said evolutionary process provided us with a brain capable of higher level thinking, and it was powerful enough to allow us to survive and thrive in this ancestral environment. 3 through cooperation one of our greatest assets compared to other animals , we have managed to achieve levels of technology that would appear to be literal magic even a few hundred years ago a timescale multiple orders of magnitude faster than the timescale on which evolution acts. 4 we use emotions, instincts and general mental shortcuts biases prejudices to navigate everyday life because they have been programmed into our brain by evolution because they obviously worked in the ancestral environment . gt; to offer a few simple examples, we know that people usually choose actions according to the expected emotional response to the outcome rather than actual likelihood of outcome. we know that people tend to ignore arguments when they oppose their position, and that they get extremely defensive and inflexible when they find themselves in such a position. we also know that our thought processes are plagued with biases that are extremely hard to correct for, even if we are aware that they exist. 5 note: these pre programmed 'tools' emotions, biases etc are not bad, per se. they have the advantage of being extremely fast, much faster than conscious, rational thought. and if your major issues are more like 'do i jump off the cliff, or take my chances with the bear' and less like 'do i order takeout or cook something healthy', it makes much more sense that evolution went with the faster, more intuitive option by default. 6 our mental substrate is thus tuned to exhibit optimal responses to an environment that has ceased to be for thousands of years . instead, we live in the current, modern world. 7 in the modern world, technological advances have far outran evolution, providing us with new capabilities without us having the necessary mental ability to use them in a responsible manner. gt; i'll offer an initial example: social media. we were always social creatures, so the lure of this medium is clear. with this medium came the trend of displaying the best moments of one's life online for the approval or disapproval of strangers. alongside this trend is the aspect of comparing every moment of your own life to the highlights of everyone else's lives that you see online and this comparison has been found to contribute to depression and increased suicide rates . when given the ability to talk to everyone on the planet, most people just advertise themselves, flaunt their lifestyle or seek short term gains of some sort, while others cannot break free and just spiral into depression because of impossible standards being shown to them, sometimes leading to suicide. evolution never equipped us to be able to deal with the ability to talk to every person on the planet, or with the repercussions dopamine 'hits' as a result of online 'likes', or the depression that follows constant unfavorable comparisons . 8 this discrepancy between mental ability and technological progress puts us in a position where we easily and constantly abuse technology for short term gain as dictated by our evolution derived instincts to the long term detriment of ourselves, both on an individual and a species wide level. gt; more examples. obesity is an epidemic, currently, mainly caused by the widespread availability of extremely delicious and calorically dense foods, which are just so full of the macronutrients the brain is programmed to seek carbohydrates and fats that they become extremely hard to resist. essentially, they are a super stimulus. they are nothing like what our brain is equipped to handle, because you couldn't find artificially sweetened chocolate hanging from trees in 12,000 bce. gt; gt; internet video game addiction is also prevalent. it's mostly because our brains crave new things, and the internet and video games are near infinite sources of new information and experiences. again, they act as super stimuli which we are not equipped to handle. we don't use technology responsibly this goes for the previous example as well , because it just feels too good to just indulge even though there are documented drawbacks. gt; gt; climate change. we are nearly incapable, as a species, to sacrifice short term gain in favor of long term reward, especially if the reward is not going to be delivered to us, but to our descendants. climate change is an excellent illustration of this point collectively, we are unwilling to sacrifice our current comfortable way of life to save or at least help our own children. so, even though we have the means to live comfortably and not destroy our sensitive ecological niche, we do not we don't use our technology responsibly, because we're too tempted by short term gains again, evolution fails us here, as it programmed an intense need to go from reward to reward . this is my position. i've probably explained at least one thing poorly, so please do ask for clarifications if you think they are needed.</text:p>
          </table:table-cell>
          <table:table-cell office:value-type="string" calcext:value-type="string">
            <text:p><text:s/>Humans are not, on average, mentally equipped to use modern advanced technology responsibly.</text:p>
          </table:table-cell>
          <table:table-cell table:number-columns-repeated="1020"/>
        </table:table-row>
        <table:table-row table:style-name="ro3">
          <table:table-cell office:value-type="float" office:value="337" calcext:value-type="float">
            <text:p>337</text:p>
          </table:table-cell>
          <table:table-cell table:number-columns-repeated="2"/>
          <table:table-cell office:value-type="string" calcext:value-type="string">
            <text:p>Climate change is the product of evolution, not humans.</text:p>
          </table:table-cell>
          <table:table-cell table:number-columns-repeated="1020"/>
        </table:table-row>
        <table:table-row table:style-name="ro3">
          <table:table-cell office:value-type="float" office:value="338" calcext:value-type="float">
            <text:p>338</text:p>
          </table:table-cell>
          <table:table-cell table:number-columns-repeated="2"/>
          <table:table-cell office:value-type="string" calcext:value-type="string">
            <text:p>Internet technology is the product of evolution.</text:p>
          </table:table-cell>
          <table:table-cell table:number-columns-repeated="1020"/>
        </table:table-row>
        <table:table-row table:style-name="ro3">
          <table:table-cell office:value-type="float" office:value="339" calcext:value-type="float">
            <text:p>339</text:p>
          </table:table-cell>
          <table:table-cell table:number-columns-repeated="2"/>
          <table:table-cell office:value-type="string" calcext:value-type="string">
            <text:p>Social media is a better tool for living than natural selection</text:p>
          </table:table-cell>
          <table:table-cell table:number-columns-repeated="1020"/>
        </table:table-row>
        <table:table-row table:style-name="ro3">
          <table:table-cell office:value-type="float" office:value="340" calcext:value-type="float">
            <text:p>340</text:p>
          </table:table-cell>
          <table:table-cell table:number-columns-repeated="2"/>
          <table:table-cell office:value-type="string" calcext:value-type="string">
            <text:p>Climate change caused by evolution has caused humanity to get out of touch with the reality that it is in today's modern world.</text:p>
          </table:table-cell>
          <table:table-cell table:number-columns-repeated="1020"/>
        </table:table-row>
        <table:table-row table:style-name="ro3">
          <table:table-cell office:value-type="float" office:value="341" calcext:value-type="float">
            <text:p>341</text:p>
          </table:table-cell>
          <table:table-cell table:number-columns-repeated="2"/>
          <table:table-cell office:value-type="string" calcext:value-type="string">
            <text:p>Species like humans are the product of evolution, not natural selection.</text:p>
          </table:table-cell>
          <table:table-cell table:number-columns-repeated="1020"/>
        </table:table-row>
        <table:table-row table:style-name="ro3">
          <table:table-cell office:value-type="float" office:value="342" calcext:value-type="float">
            <text:p>342</text:p>
          </table:table-cell>
          <table:table-cell table:number-columns-repeated="2"/>
          <table:table-cell office:value-type="string" calcext:value-type="string">
            <text:p>Common Era Beliefs</text:p>
          </table:table-cell>
          <table:table-cell table:number-columns-repeated="1020"/>
        </table:table-row>
        <table:table-row table:style-name="ro6">
          <table:table-cell office:value-type="float" office:value="343" calcext:value-type="float">
            <text:p>343</text:p>
          </table:table-cell>
          <table:table-cell office:value-type="string" calcext:value-type="string">
            <text:p>t3_aeco44</text:p>
          </table:table-cell>
          <table:table-cell office:value-type="string" calcext:value-type="string">
            <text:p>i just heard that the richest person in the world is about to get divorced. of course, the jokes about how he's about to be worth half the amount he is worth now accompanied the story. that made me think : why is communal property still a thing? with marriage being a complete choice, why is the default a communal agreement, when it should be the opposite? why should a person pay for a lawyer to draft a prenuptial agreement when it should be rightfully assumed that both people have ownership of the income they acquire or purchase for themselves? men generally make more money than women, meaning that divorce by default favor women over men. that doesn't make sense to me. change my view. tell me why communal property is still a good idea to be considered a default when two people decide to marry.</text:p>
          </table:table-cell>
          <table:table-cell office:value-type="string" calcext:value-type="string">
            <text:p>Prenuptial agreement for communal property should be considered a default when couples want to get married.</text:p>
          </table:table-cell>
          <table:table-cell table:number-columns-repeated="1020"/>
        </table:table-row>
        <table:table-row table:style-name="ro3">
          <table:table-cell office:value-type="float" office:value="344" calcext:value-type="float">
            <text:p>344</text:p>
          </table:table-cell>
          <table:table-cell table:number-columns-repeated="2"/>
          <table:table-cell office:value-type="string" calcext:value-type="string">
            <text:p>The World's Billionaires are Right To Feel Better About All Their Relationships</text:p>
          </table:table-cell>
          <table:table-cell table:number-columns-repeated="1020"/>
        </table:table-row>
        <table:table-row table:style-name="ro3">
          <table:table-cell office:value-type="float" office:value="345" calcext:value-type="float">
            <text:p>345</text:p>
          </table:table-cell>
          <table:table-cell table:number-columns-repeated="2"/>
          <table:table-cell office:value-type="string" calcext:value-type="string">
            <text:p>Marriage should be a communal agreement, not a default.</text:p>
          </table:table-cell>
          <table:table-cell table:number-columns-repeated="1020"/>
        </table:table-row>
        <table:table-row table:style-name="ro3">
          <table:table-cell office:value-type="float" office:value="346" calcext:value-type="float">
            <text:p>346</text:p>
          </table:table-cell>
          <table:table-cell table:number-columns-repeated="2"/>
          <table:table-cell office:value-type="string" calcext:value-type="string">
            <text:p>Manifesto: communal property should not be a default when two people decide to get married.</text:p>
          </table:table-cell>
          <table:table-cell table:number-columns-repeated="1020"/>
        </table:table-row>
        <table:table-row table:style-name="ro3">
          <table:table-cell office:value-type="float" office:value="347" calcext:value-type="float">
            <text:p>347</text:p>
          </table:table-cell>
          <table:table-cell table:number-columns-repeated="2"/>
          <table:table-cell office:value-type="string" calcext:value-type="string">
            <text:p>Public property should not be a default when two people get married..</text:p>
          </table:table-cell>
          <table:table-cell table:number-columns-repeated="1020"/>
        </table:table-row>
        <table:table-row table:style-name="ro5">
          <table:table-cell office:value-type="float" office:value="348" calcext:value-type="float">
            <text:p>348</text:p>
          </table:table-cell>
          <table:table-cell table:number-columns-repeated="2"/>
          <table:table-cell office:value-type="string" calcext:value-type="string">
            <text:p><text:s/>Assets acquired during marriage should be treated as separate property by default during divorce, only requiring division for things with both names tied to it (accounts, property, businesses, loans, etc)</text:p>
          </table:table-cell>
          <table:table-cell table:number-columns-repeated="1020"/>
        </table:table-row>
        <table:table-row table:style-name="ro3">
          <table:table-cell office:value-type="float" office:value="349" calcext:value-type="float">
            <text:p>349</text:p>
          </table:table-cell>
          <table:table-cell table:number-columns-repeated="2"/>
          <table:table-cell office:value-type="string" calcext:value-type="string">
            <text:p>Joke about the richest person in the world getting divorced is ridiculous.</text:p>
          </table:table-cell>
          <table:table-cell table:number-columns-repeated="1020"/>
        </table:table-row>
        <table:table-row table:style-name="ro14">
          <table:table-cell office:value-type="float" office:value="350" calcext:value-type="float">
            <text:p>350</text:p>
          </table:table-cell>
          <table:table-cell office:value-type="string" calcext:value-type="string">
            <text:p>t3_cx09wr</text:p>
          </table:table-cell>
          <table:table-cell office:value-type="string" calcext:value-type="string">
            <text:p>i have two major points that i would like to see another perspective on. amp; x200b; 1. bots reading single sources of information without the proper context can result in self fulfilling prophecies. a bot that reads the news to determine the health of the market could see something like the yield curve inverting and the subsequent news stories about how there could be a recession in the near future. this would trigger a somewhat massive selloff which would cause the stock market as a whole to tumble. another instance i can think of this happening is when trump tweets out something negative or positive about the trade war the market reacts. the first couple of times this could have been because of a lot of humans doing it, but after several times, bots were surely set up which is why there is such a massive swing one way or the other the moment trump tweets something out. this is only going to get worse as people continue to build bots to take advantage of this fact. amp; x200b; 2. algorithmic trading compromises the foundational of the how stock market is able to correctly price pieces of a company. a person can be dumb, but people are incredibly good at guessing something in aggregate the replacement of those people with machines surely must have an affect on the markets ability to price a company. humans have a guttural instinct about guessing that a machine cannot have enough inputs to replicate. also many of these algorithms are the same, buy x amount of companies that did well poorly in the past x amount of weeks and sell them after x amount of days. that's not what a human would do. they would have a 'feeling' about a company because they can see their products and see how their products affect the lives of those around them. amp; x200b; so, change my view. i particularly am interested in point 2 and the implications of algorithmic trading on the 'cow problem'.</text:p>
          </table:table-cell>
          <table:table-cell office:value-type="string" calcext:value-type="string">
            <text:p>Human-made algorithmic trading will cause the stock market to fail in the near future.</text:p>
          </table:table-cell>
          <table:table-cell table:number-columns-repeated="1020"/>
        </table:table-row>
        <table:table-row table:style-name="ro3">
          <table:table-cell office:value-type="float" office:value="351" calcext:value-type="float">
            <text:p>351</text:p>
          </table:table-cell>
          <table:table-cell table:number-columns-repeated="2"/>
          <table:table-cell office:value-type="string" calcext:value-type="string">
            <text:p>Yield curve and stock market volatility can be predicted by artificial intelligence</text:p>
          </table:table-cell>
          <table:table-cell table:number-columns-repeated="1020"/>
        </table:table-row>
        <table:table-row table:style-name="ro3">
          <table:table-cell office:value-type="float" office:value="352" calcext:value-type="float">
            <text:p>352</text:p>
          </table:table-cell>
          <table:table-cell table:number-columns-repeated="2"/>
          <table:table-cell office:value-type="string" calcext:value-type="string">
            <text:p><text:s/>Algorithmic trading is extremely detrimental to the stock markets ability to function</text:p>
          </table:table-cell>
          <table:table-cell table:number-columns-repeated="1020"/>
        </table:table-row>
        <table:table-row table:style-name="ro3">
          <table:table-cell office:value-type="float" office:value="353" calcext:value-type="float">
            <text:p>353</text:p>
          </table:table-cell>
          <table:table-cell table:number-columns-repeated="2"/>
          <table:table-cell office:value-type="string" calcext:value-type="string">
            <text:p>Stock market algorithmic trading is not only dangerous but it's irresponsible</text:p>
          </table:table-cell>
          <table:table-cell table:number-columns-repeated="1020"/>
        </table:table-row>
        <table:table-row table:style-name="ro3">
          <table:table-cell office:value-type="float" office:value="354" calcext:value-type="float">
            <text:p>354</text:p>
          </table:table-cell>
          <table:table-cell table:number-columns-repeated="2"/>
          <table:table-cell office:value-type="string" calcext:value-type="string">
            <text:p>Algorithmic trading is bad because it is inherently dangerous. </text:p>
          </table:table-cell>
          <table:table-cell table:number-columns-repeated="1020"/>
        </table:table-row>
        <table:table-row table:style-name="ro3">
          <table:table-cell office:value-type="float" office:value="355" calcext:value-type="float">
            <text:p>355</text:p>
          </table:table-cell>
          <table:table-cell table:number-columns-repeated="2"/>
          <table:table-cell office:value-type="string" calcext:value-type="string">
            <text:p>News bots and algorithmic trading will cause the stock market to collapse.</text:p>
          </table:table-cell>
          <table:table-cell table:number-columns-repeated="1020"/>
        </table:table-row>
        <table:table-row table:style-name="ro3">
          <table:table-cell office:value-type="float" office:value="356" calcext:value-type="float">
            <text:p>356</text:p>
          </table:table-cell>
          <table:table-cell table:number-columns-repeated="2"/>
          <table:table-cell office:value-type="string" calcext:value-type="string">
            <text:p>Algorithm-based trading will cause the stock market to collapse in the near future.</text:p>
          </table:table-cell>
          <table:table-cell table:number-columns-repeated="1020"/>
        </table:table-row>
        <table:table-row table:style-name="ro27">
          <table:table-cell office:value-type="float" office:value="357" calcext:value-type="float">
            <text:p>357</text:p>
          </table:table-cell>
          <table:table-cell office:value-type="string" calcext:value-type="string">
            <text:p>t3_baomjj</text:p>
          </table:table-cell>
          <table:table-cell office:value-type="string" calcext:value-type="string">
            <text:p>this has been on my mind for quite a while now; please don't rip me to shreds, i cry really easily lmao i'm terrified . and to preface, i don't think i'm a good person although that's quite arbitrary , and i also don't think i'm a terrible person; i think i'm very average. also, warning, this is kind of all over the place. sorry in advance! i really do want to try to change how i think. amp; x200b; part 1 i don't like that racism, sexism, and intolerance exist, but i think that, no matter your beliefs not your actions you deserve to be treated with basic respect. i don't think that shunning people and raging at them is helpful or ethical, even if they've done bad, damaging things which, if they're bad enough, they should be locked up for, which society has created and permits; i'll embrace what i like, if it fits my beliefs . i believe that being kind and inclusive is the way to go, while calmly trying to challenge their beliefs if you want to bother at all; no one has to do anything . being angry and defensive towards someone doesn't make them want to change; it makes them feel attacked, and outraged. what do we gain from angry discourse over civil debate? maybe it's just civil on your part, and maybe the other party is screaming and yelling at you; i still don't think the proper response is to get angry right back. amp; x200b; i do think that people are entitled to their own beliefs such as disagreeing with my beliefs even if i disagree with them. i think most everyone's beliefs deserve respect, although there are lines i draw when someone's health or safety is on the line. so many people have these racist, sexist, or intolerant beliefs; i don't think it's right to just discard them, or give the people up as lost causes. minds can change, and even if they can take a long time to do so, i don't think exclusion and anger are ethical. i think they're the standard way of fighting for change, positive or negative. not ideal, but it's the quickest way we've got right now; we use what works. amp; x200b; if something seems well settled in society, i usually don't bother trying to fight against it if it doesn't directly hurt people. for instance, i think the amount of livestock we raise is hurting the planet, but i support people's rights to continue to raise, slaughter, and eat them. objectively, it's not a good thing, but personally i just can't justify being against everyone who eats meat especially since i love meat. for our current reality, eating meat is socially acceptable. amp; x200b; i think that people with bigoted beliefs can have the same ability to fight for what they believe as people with more liberal progressive modern ones depending on legality, which is 100 valid . what wins out is where society heads, which is why there's this constant battle between people's beliefs. we fight for representation and change, and we'll continue to do so until the human species goes extinct. what's right and wrong is decided by the majority of a society, and if you want change you should fight for it. i'm pretty stoked i'm not oppressed or abused because i'm a woman. i think it would be terrible if i was, and that anyone else is. i wouldn't support that if it were happening around me, and if i was a braver person i'd help others change and or get out of situations like that. but i'm lazy, complacent, and a wimp, so i'm not. the same could be said for a billion other people, and i don't hate them for it. it's not our duty to make change, it's a personal choice. it's selfish, but i remain in my comfort zone; maybe talking about it a little bit with friends and family, or retweeting things, or donating when i happen to have money. i don't actually fight for anything. i don't want to change or do things just because i feel pressured to by people or society. if i decide i care enough, i'll fight for change, but right now i just don't. amp; x200b; and helping other people and making a change is fantastic, it really is i admire a lot of you guys who do that but god it takes so much effort. i don't expect effort from anybody. amp; x200b; maybe i need to know what it's like for other, suffering people to really understand it. that's not enforceable, though; we can't know, because we haven't experienced it and it's unethical to send someone out to 'gain experience' and suffer. classes and experiments like jane elliot's can only go so far. it'd be amazing if everyone could understand everyone, or just a few someones, but that's not how it is. amp; x200b; amp; x200b; part 2 and now, to my other question. is it racist to not be immediately attracted to someone based on their appearance? for instance, if someone doesn't find black skin appealing right off the bat, but does find the person attractive as they learn about the person and their personality, is that racist? i am personally not immediately attracted to all sorts of people, but learn to find them more and more attractive the more i learn and like their personality. a lot of people consider potential partners based on looks; someone might really love redheads, another might be crazy over flawless skin. a lot of these things are out of our control, just as skin color or gender are; we may, unconsciously or consciously, exclude certain people based on preferences for things they can't or shouldn't have to change. i'm not saying it's a good thing, but we all have preferences, and that doesn't make you a bigot. amp; x200b; a bit more difficult is the question of 'is it transphobic for a bisexual person to not date trans people? ' i think it's a pretty fine line, since trans people identify as either male or female the two genders a bisexual person is, by definition, said to be attracted to. but beyond technicalities, i can kind of understand why a bisexual person may not be attracted to a trans person if they don't pass, or totally look like a guy or a girl. amp; x200b; and genitals are a pretty big factor in deciding what gender you like, although i'm mainly referring to heterosexual persons with that. is it wrong for a heterosexual person to not find a transgender person attractive or to no longer want to date them once they find out they're trans? i personally think it's ok, but i could 100 see how that'd be really upsetting. i'll just throw in that i think it's also ok to not want to date someone based on their physical or mental health. not good, but ok. amp; x200b; however, it is not okay to not be friends with somebody based on their looks, religion, or gender identity. mental and physical health gets confusing. and while i say it's 'not okay' it's still valid, if sucky.</text:p>
          </table:table-cell>
          <table:table-cell office:value-type="string" calcext:value-type="string">
            <text:p>Racism, sexism, and intolerance are not ethical, and should not be tolerated.</text:p>
          </table:table-cell>
          <table:table-cell table:number-columns-repeated="1020"/>
        </table:table-row>
        <table:table-row table:style-name="ro3">
          <table:table-cell office:value-type="float" office:value="358" calcext:value-type="float">
            <text:p>358</text:p>
          </table:table-cell>
          <table:table-cell table:number-columns-repeated="2"/>
          <table:table-cell office:value-type="string" calcext:value-type="string">
            <text:p>Gender identity doesn't make for a great debate</text:p>
          </table:table-cell>
          <table:table-cell table:number-columns-repeated="1020"/>
        </table:table-row>
        <table:table-row table:style-name="ro3">
          <table:table-cell office:value-type="float" office:value="359" calcext:value-type="float">
            <text:p>359</text:p>
          </table:table-cell>
          <table:table-cell table:number-columns-repeated="2"/>
          <table:table-cell office:value-type="string" calcext:value-type="string">
            <text:p>Male-to-female sexual orientation, racism, sexism, intolerance, etc. are all valid and deserve respect, even if they don't directly harm people.</text:p>
          </table:table-cell>
          <table:table-cell table:number-columns-repeated="1020"/>
        </table:table-row>
        <table:table-row table:style-name="ro3">
          <table:table-cell office:value-type="float" office:value="360" calcext:value-type="float">
            <text:p>360</text:p>
          </table:table-cell>
          <table:table-cell table:number-columns-repeated="2"/>
          <table:table-cell office:value-type="string" calcext:value-type="string">
            <text:p>Lost Cause of the Confederacy</text:p>
          </table:table-cell>
          <table:table-cell table:number-columns-repeated="1020"/>
        </table:table-row>
        <table:table-row table:style-name="ro3">
          <table:table-cell office:value-type="float" office:value="361" calcext:value-type="float">
            <text:p>361</text:p>
          </table:table-cell>
          <table:table-cell table:number-columns-repeated="2"/>
          <table:table-cell office:value-type="string" calcext:value-type="string">
            <text:p>Mental health advocacy should be prioritized over hate and violence.</text:p>
          </table:table-cell>
          <table:table-cell table:number-columns-repeated="1020"/>
        </table:table-row>
        <table:table-row table:style-name="ro3">
          <table:table-cell office:value-type="float" office:value="362" calcext:value-type="float">
            <text:p>362</text:p>
          </table:table-cell>
          <table:table-cell table:number-columns-repeated="2"/>
          <table:table-cell office:value-type="string" calcext:value-type="string">
            <text:p>Ethics and being kind and inclusive is the way to go, while calmly trying to challenge their beliefs if you want to bother at all; no one has to do anything.</text:p>
          </table:table-cell>
          <table:table-cell table:number-columns-repeated="1020"/>
        </table:table-row>
        <table:table-row table:style-name="ro5">
          <table:table-cell office:value-type="float" office:value="363" calcext:value-type="float">
            <text:p>363</text:p>
          </table:table-cell>
          <table:table-cell table:number-columns-repeated="2"/>
          <table:table-cell office:value-type="string" calcext:value-type="string">
            <text:p><text:s/>All beliefs are valid as long as they don't hurt anybody directly/ No one HAS to do anything + It's okay to not be attracted to someone due to uncontrollable traits. Pretty long.</text:p>
          </table:table-cell>
          <table:table-cell table:number-columns-repeated="1020"/>
        </table:table-row>
        <table:table-row table:style-name="ro28">
          <table:table-cell office:value-type="float" office:value="364" calcext:value-type="float">
            <text:p>364</text:p>
          </table:table-cell>
          <table:table-cell office:value-type="string" calcext:value-type="string">
            <text:p>t3_bamauu</text:p>
          </table:table-cell>
          <table:table-cell office:value-type="string" calcext:value-type="string">
            <text:p>i was born in 1993. here are the views i've caught myself incorrectly having: 1. slut shaming i've caught myself looking down on women who have a lot of sex. i personally would not want a partner who has had 50 partners compared to somebody who has had 15 20 partners. after some conversations online, it's been made aware to me that my view points are damaging, are dying according to the internet , and shouldn't be spread. this has provoked me to ask myself: 'who am i directly indirectly hurting by slut shaming? ' 1. racism stereotyping prejudice when driving down the street, if i see a big black fat man with tattoos sagging his gym shorts in his socks slide sandals, i catch myself thinking 'wow i wonder if he contributes a ton to society or if he hates police and idolizes rap music. ' this is bad. i don't understand where this view of racism came from because my parents are not from what i understand directly racist. i don't have any negative things to say about chinese japanese taiwanese korean people. i have mild complaints that hispanic people are typically untrustworthy loud, etc. i am failing to understand where racism begins and stereotyping based on evidence ends. 1. homophobia transphobia i believed for probably 15 conscious years that being gay was 100 a choice until i read that it exists in the animal kingdom naturally and it isn't because somebody watched will and grace growing up. i think two gay men being romantic is gross. two attractive women being romantic is arousing, to complete the double standard. i think transphobia is some form of disease. there may be a handful of cases where people are born as the wrong gender, but i believe the fact that the media society are broadcasting its popularity is causing more sick twisted attention seeking individuals to partake. 1. body shaming i am personally disgusted by most fat people. if you're above a 30 35 body fat range, i'm pretty convinced that you have no self control, don't care about yourself, and are a burden to society in terms of health insurance. it blows my mind that girls who weight 250 300lbs can get dressed in 'cute, hot sexy tight' clothes and be told they should feel beautiful when in reality they need to be told to put down the fork. even if you make the arguments 'all body types are different' or 'somebody is going through something, cut them some slack, maybe he she is depressed', i feel there should be an active effort to be healthy within 6 12 months. being ugly is subjective. being unhealthy and fat is objective. 1. sexism i don't find myself being too sexist i don't struggle with this one the most. i do catch myself judging women working in positions of power for having different management styles than men. for example, i've seen a female manager throw a hissyfit cry scream be dramatic. do men do this too? absolutely. but, on average, a woman being in a position of power puts the employees at a statistically higher risk of dealing with her emotions than a male. tl;dr i've got some seriously fucked up societal views. i'm only aware they are fucked up because of how many heads i have butt on reddit. mass downvotes, being banned, etc. what's the answer? is it that reddit is a bubble of super vocal hypersensitive social justice warriors? am i allowed to keep my views? how many others share similar views to me? where are they to speak up when i am getting mass downvoted on reddit? why does everybody disagree with me online, but i lead a perfectly functional successful life in person? are a lot of the arguments made online more 'theory' and fall apart 'in practice' reality? the climatic culture is changing, no doubt. if you're homophobic in 2019, it's a problem. you'll get your ass kicked 6 ways to sunday letting people online know you're racist homophobic. what is society going to do about it? are the views i hold and other similar views that aren't the latest and greatest 2019 supercharged climate going to make a comeback? are they dying overtime? am i allowed entitled to hold my views? why do people online get to call me dumb for holding my views, believing their views are better than mine? who gets to say who has the better opinions morals views?</text:p>
          </table:table-cell>
          <table:table-cell office:value-type="string" calcext:value-type="string">
            <text:p>Human voice matters and shouldn't exist on the internet</text:p>
          </table:table-cell>
          <table:table-cell table:number-columns-repeated="1020"/>
        </table:table-row>
        <table:table-row table:style-name="ro3">
          <table:table-cell office:value-type="float" office:value="365" calcext:value-type="float">
            <text:p>365</text:p>
          </table:table-cell>
          <table:table-cell table:number-columns-repeated="2"/>
          <table:table-cell office:value-type="string" calcext:value-type="string">
            <text:p>Japanese people are inferior to Americans, and I'm personally disgusted by most fat people. I believe slut-shaming is damaging to society and shouldn't be encouraged.</text:p>
          </table:table-cell>
          <table:table-cell table:number-columns-repeated="1020"/>
        </table:table-row>
        <table:table-row table:style-name="ro3">
          <table:table-cell office:value-type="float" office:value="366" calcext:value-type="float">
            <text:p>366</text:p>
          </table:table-cell>
          <table:table-cell table:number-columns-repeated="2"/>
          <table:table-cell office:value-type="string" calcext:value-type="string">
            <text:p><text:s/>Antiquated morals can't be expected to change overnight to keep up with the politically correct climate of today</text:p>
          </table:table-cell>
          <table:table-cell table:number-columns-repeated="1020"/>
        </table:table-row>
        <table:table-row table:style-name="ro3">
          <table:table-cell office:value-type="float" office:value="367" calcext:value-type="float">
            <text:p>367</text:p>
          </table:table-cell>
          <table:table-cell table:number-columns-repeated="2"/>
          <table:table-cell office:value-type="string" calcext:value-type="string">
            <text:p>Female slut-shaming is bad</text:p>
          </table:table-cell>
          <table:table-cell table:number-columns-repeated="1020"/>
        </table:table-row>
        <table:table-row table:style-name="ro3">
          <table:table-cell office:value-type="float" office:value="368" calcext:value-type="float">
            <text:p>368</text:p>
          </table:table-cell>
          <table:table-cell table:number-columns-repeated="2"/>
          <table:table-cell office:value-type="string" calcext:value-type="string">
            <text:p>Japanese people who are gay or bisexual should be allowed to be gay and that anyone who is against this is stupid.</text:p>
          </table:table-cell>
          <table:table-cell table:number-columns-repeated="1020"/>
        </table:table-row>
        <table:table-row table:style-name="ro3">
          <table:table-cell office:value-type="float" office:value="369" calcext:value-type="float">
            <text:p>369</text:p>
          </table:table-cell>
          <table:table-cell table:number-columns-repeated="2"/>
          <table:table-cell office:value-type="string" calcext:value-type="string">
            <text:p>Racism, transphobia, slut shaming, etc. are damaging, are dying according to the internet, and shouldn't be spread.</text:p>
          </table:table-cell>
          <table:table-cell table:number-columns-repeated="1020"/>
        </table:table-row>
        <table:table-row table:style-name="ro3">
          <table:table-cell office:value-type="float" office:value="370" calcext:value-type="float">
            <text:p>370</text:p>
          </table:table-cell>
          <table:table-cell table:number-columns-repeated="2"/>
          <table:table-cell office:value-type="string" calcext:value-type="string">
            <text:p>Hip hop music in America, while no better than the average sexuality, should be promoted as mainstream.</text:p>
          </table:table-cell>
          <table:table-cell table:number-columns-repeated="1020"/>
        </table:table-row>
        <table:table-row table:style-name="ro6">
          <table:table-cell office:value-type="float" office:value="371" calcext:value-type="float">
            <text:p>371</text:p>
          </table:table-cell>
          <table:table-cell office:value-type="string" calcext:value-type="string">
            <text:p>t3_bui7g0</text:p>
          </table:table-cell>
          <table:table-cell office:value-type="string" calcext:value-type="string">
            <text:p>to believe otherwise would mean that you believe that literal corpses have more rights over their organs than living women. many people who need an organ donor are just as 'innocent' or 'blameless' as unborn babies, and many have already contributed more to society than the average human being. to be clear, this is not a cmv about abortion rights in a vacuum, i am simply pointing out that if whatever logic belief system has brought you to a pro life belief, that same logic belief system demands that you also support mandatory organ donation for everyone upon their death. for the purposes of this discussion, i am ignoring jehovah's witnesses who, based on their faith, simultaneously generally believe that abortion is wrong and organ donation blood transfusions are also wrong.</text:p>
          </table:table-cell>
          <table:table-cell office:value-type="string" calcext:value-type="string">
            <text:p>Cadaverous people should be required to donate their organs upon death.</text:p>
          </table:table-cell>
          <table:table-cell table:number-columns-repeated="1020"/>
        </table:table-row>
        <table:table-row table:style-name="ro3">
          <table:table-cell office:value-type="float" office:value="372" calcext:value-type="float">
            <text:p>372</text:p>
          </table:table-cell>
          <table:table-cell table:number-columns-repeated="2"/>
          <table:table-cell office:value-type="string" calcext:value-type="string">
            <text:p>Anti-abortion movement demands that people who need an organ or blood transfusions or help them with their condition are pro-choice</text:p>
          </table:table-cell>
          <table:table-cell table:number-columns-repeated="1020"/>
        </table:table-row>
        <table:table-row table:style-name="ro3">
          <table:table-cell office:value-type="float" office:value="373" calcext:value-type="float">
            <text:p>373</text:p>
          </table:table-cell>
          <table:table-cell table:number-columns-repeated="2"/>
          <table:table-cell office:value-type="string" calcext:value-type="string">
            <text:p><text:s/>If you are pro-life, you must also be pro-mandatory organ donation.</text:p>
          </table:table-cell>
          <table:table-cell table:number-columns-repeated="1020"/>
        </table:table-row>
        <table:table-row table:style-name="ro3">
          <table:table-cell office:value-type="float" office:value="374" calcext:value-type="float">
            <text:p>374</text:p>
          </table:table-cell>
          <table:table-cell table:number-columns-repeated="2"/>
          <table:table-cell office:value-type="string" calcext:value-type="string">
            <text:p>Abortion-rights movements are incompatible with mandatory organ donation.</text:p>
          </table:table-cell>
          <table:table-cell table:number-columns-repeated="1020"/>
        </table:table-row>
        <table:table-row table:style-name="ro3">
          <table:table-cell office:value-type="float" office:value="375" calcext:value-type="float">
            <text:p>375</text:p>
          </table:table-cell>
          <table:table-cell table:number-columns-repeated="2"/>
          <table:table-cell office:value-type="string" calcext:value-type="string">
            <text:p>Jehovah's Witnesses who are pro-life are also pro-organ donation/blood transfusions/etc</text:p>
          </table:table-cell>
          <table:table-cell table:number-columns-repeated="1020"/>
        </table:table-row>
        <table:table-row table:style-name="ro3">
          <table:table-cell office:value-type="float" office:value="376" calcext:value-type="float">
            <text:p>376</text:p>
          </table:table-cell>
          <table:table-cell table:number-columns-repeated="2"/>
          <table:table-cell office:value-type="string" calcext:value-type="string">
            <text:p>People who are pro-life but also support mandatory organ donation for everyone upon their death are hypocrites.</text:p>
          </table:table-cell>
          <table:table-cell table:number-columns-repeated="1020"/>
        </table:table-row>
        <table:table-row table:style-name="ro3">
          <table:table-cell office:value-type="float" office:value="377" calcext:value-type="float">
            <text:p>377</text:p>
          </table:table-cell>
          <table:table-cell table:number-columns-repeated="2"/>
          <table:table-cell office:value-type="string" calcext:value-type="string">
            <text:p>Organ (anatomy) donation and abortions are both immoral and should both require mandatory organ donation</text:p>
          </table:table-cell>
          <table:table-cell table:number-columns-repeated="1020"/>
        </table:table-row>
        <table:table-row table:style-name="ro29">
          <table:table-cell office:value-type="float" office:value="378" calcext:value-type="float">
            <text:p>378</text:p>
          </table:table-cell>
          <table:table-cell office:value-type="string" calcext:value-type="string">
            <text:p>t3_d5j9o8</text:p>
          </table:table-cell>
          <table:table-cell office:value-type="string" calcext:value-type="string">
            <text:p>it took me quite a while to come to this conclusion and some of the arguments that i m gonna use to support my claim probably need to be discussed in an entirely different post, but i m gonna just hope that they re not too controversial. first of all, i d like to try summing up about what questions the abortion debate revolves around. how valuable is human life? what is considered a human? how important is bodily autonomy? how valuable is the life of a fetus? basically, first we have to ask ourselves, what qualities determine the value of a living being. i think that most would say that that s intelligence, self awareness, consciousness etc. basically everything that revolves around the mental capacity. if that weren t the measure we use, i d have a hard time thinking of one that doesn t make us humans as valuable as plants for example and i doubt that anyone thinks that we re just as much worth as a mere plant. so when do we consider something a human? in my opinion, conception is where human life begins, but that doesn t automatically make it valuable. since we evaluate value using mental capacity, and a cell does not have it yet, it s not as valuable as an adult for example. what could be considered as valuable though, is the potential to acquire said mental capacity. and now we re at the final question. what s worth more? the potential to acquire traits that we deem as fitting to evaluate the worth of life or the bodily autonomy of a being that has already acquired those traits. value. that s what i ve been talking about this whole time. what is more important? i think that the fallacy lies here. what makes life valuable? what makes death bad? wanna know why we humans perceive death as horrible? that s because during our evolution, the species that didn t have a will to live, simply died out. a random mutation is the sole reason we perceive death as bad. that obviously doesn t make death objectively bad. if, for example, during the course of evolution, due to absurd environmental circumstances, the being that evolved to become a human, were to only gain fertility by killing their parents, then humans today, would perceive killing their parents as totally moral, because those who didn t, simply died out. ideally, random mutations also give the being incredible joy at the thought of getting killed by their offspring, thus nullifying resistence. we find killing our parents horrible, but this species would find it wonderful. logically, these alternate humans, would deem people who didn t enjoy killing their parents as incredibly immoral and assume that they have a mental disease. to sum it up, morality is objective and human life isn t worth anything. therefore, everything is worth the same. this doesn t mean that pedophiles should go unpunished, because that implies that punishing would be bad, but since nothing is objectively bad, it doesn t matter. we humans can keep doing our thing based on our subjective moral system, because there s no real reason why we shouldn t. if my arguments were correct, then there is no right answer to the abortion debate, because bodily autonomy and the life of a fetus are worth nothing and we assess value to them based on the psychological traits that evolution randomly provided us.</text:p>
          </table:table-cell>
          <table:table-cell office:value-type="string" calcext:value-type="string">
            <text:p>Human life is more valuable than the life of a fetus.</text:p>
          </table:table-cell>
          <table:table-cell table:number-columns-repeated="1020"/>
        </table:table-row>
        <table:table-row table:style-name="ro3">
          <table:table-cell office:value-type="float" office:value="379" calcext:value-type="float">
            <text:p>379</text:p>
          </table:table-cell>
          <table:table-cell table:number-columns-repeated="2"/>
          <table:table-cell office:value-type="string" calcext:value-type="string">
            <text:p>Mental disorder in the brain isn't the main issue in the abortion debate</text:p>
          </table:table-cell>
          <table:table-cell table:number-columns-repeated="1020"/>
        </table:table-row>
        <table:table-row table:style-name="ro3">
          <table:table-cell office:value-type="float" office:value="380" calcext:value-type="float">
            <text:p>380</text:p>
          </table:table-cell>
          <table:table-cell table:number-columns-repeated="2"/>
          <table:table-cell office:value-type="string" calcext:value-type="string">
            <text:p><text:s/>The abortion debate is based on a logical fallacy</text:p>
          </table:table-cell>
          <table:table-cell table:number-columns-repeated="1020"/>
        </table:table-row>
        <table:table-row table:style-name="ro3">
          <table:table-cell office:value-type="float" office:value="381" calcext:value-type="float">
            <text:p>381</text:p>
          </table:table-cell>
          <table:table-cell table:number-columns-repeated="2"/>
          <table:table-cell office:value-type="string" calcext:value-type="string">
            <text:p>Evolutionary psychology is the root of the abortion debate.</text:p>
          </table:table-cell>
          <table:table-cell table:number-columns-repeated="1020"/>
        </table:table-row>
        <table:table-row table:style-name="ro3">
          <table:table-cell office:value-type="float" office:value="382" calcext:value-type="float">
            <text:p>382</text:p>
          </table:table-cell>
          <table:table-cell table:number-columns-repeated="2"/>
          <table:table-cell office:value-type="string" calcext:value-type="string">
            <text:p>Trait theory is faulty.</text:p>
          </table:table-cell>
          <table:table-cell table:number-columns-repeated="1020"/>
        </table:table-row>
        <table:table-row table:style-name="ro3">
          <table:table-cell office:value-type="float" office:value="383" calcext:value-type="float">
            <text:p>383</text:p>
          </table:table-cell>
          <table:table-cell table:number-columns-repeated="2"/>
          <table:table-cell office:value-type="string" calcext:value-type="string">
            <text:p>Abortion debate is not a moral one, it’s more intellectual one..</text:p>
          </table:table-cell>
          <table:table-cell table:number-columns-repeated="1020"/>
        </table:table-row>
        <table:table-row table:style-name="ro3">
          <table:table-cell office:value-type="float" office:value="384" calcext:value-type="float">
            <text:p>384</text:p>
          </table:table-cell>
          <table:table-cell table:number-columns-repeated="2"/>
          <table:table-cell office:value-type="string" calcext:value-type="string">
            <text:p>Death is not inherently bad.</text:p>
          </table:table-cell>
          <table:table-cell table:number-columns-repeated="1020"/>
        </table:table-row>
        <table:table-row table:style-name="ro6">
          <table:table-cell office:value-type="float" office:value="385" calcext:value-type="float">
            <text:p>385</text:p>
          </table:table-cell>
          <table:table-cell office:value-type="string" calcext:value-type="string">
            <text:p>t3_barby8</text:p>
          </table:table-cell>
          <table:table-cell office:value-type="string" calcext:value-type="string">
            <text:p>the way i understand it, anxiety arises mainly from uncertainty. we live in an extremely turbulent time. the length of jobs are getting shorter and less and less people get an opportunity to have a permanent job. gender identities have become fluid and no one seems to know what s going on. traditional societies are losing their distinct ways of life. data processing and communication speeds are getting faster leading people to come face to face with utterly alien practices, cultures, views every day. i think these social changes contribute to the increased levels of anxiety people seem to be experiencing. i don t think there is a way back to stability other than abolishing internet . i think anxiety is here to stay and will continue to grow. i don t think it s a bad thing though. perhaps all we need is a new attitude towards it.</text:p>
          </table:table-cell>
          <table:table-cell office:value-type="string" calcext:value-type="string">
            <text:p>Social change makes people less secure and can make it worse in the long run</text:p>
          </table:table-cell>
          <table:table-cell table:number-columns-repeated="1020"/>
        </table:table-row>
        <table:table-row table:style-name="ro3">
          <table:table-cell office:value-type="float" office:value="386" calcext:value-type="float">
            <text:p>386</text:p>
          </table:table-cell>
          <table:table-cell table:number-columns-repeated="2"/>
          <table:table-cell office:value-type="string" calcext:value-type="string">
            <text:p>Data processing and communication speeds have made anxiety in America worse. I think it’s just a matter of time before it‘s impossible to maintain it.</text:p>
          </table:table-cell>
          <table:table-cell table:number-columns-repeated="1020"/>
        </table:table-row>
        <table:table-row table:style-name="ro3">
          <table:table-cell office:value-type="float" office:value="387" calcext:value-type="float">
            <text:p>387</text:p>
          </table:table-cell>
          <table:table-cell table:number-columns-repeated="2"/>
          <table:table-cell office:value-type="string" calcext:value-type="string">
            <text:p><text:s/>Anxiety is not a disorder to be treated, but is a general feature of our age we have to learn to live with.</text:p>
          </table:table-cell>
          <table:table-cell table:number-columns-repeated="1020"/>
        </table:table-row>
        <table:table-row table:style-name="ro3">
          <table:table-cell office:value-type="float" office:value="388" calcext:value-type="float">
            <text:p>388</text:p>
          </table:table-cell>
          <table:table-cell table:number-columns-repeated="2"/>
          <table:table-cell office:value-type="string" calcext:value-type="string">
            <text:p>Gender identity and sexuality are becoming so fluid and changing that it’s okay for me to be a little bit of an anxiety mess.</text:p>
          </table:table-cell>
          <table:table-cell table:number-columns-repeated="1020"/>
        </table:table-row>
        <table:table-row table:style-name="ro3">
          <table:table-cell office:value-type="float" office:value="389" calcext:value-type="float">
            <text:p>389</text:p>
          </table:table-cell>
          <table:table-cell table:number-columns-repeated="2"/>
          <table:table-cell office:value-type="string" calcext:value-type="string">
            <text:p>Gender identity, sexual orientation, and other social changes contribute to the increased levels of anxiety people seem to be experiencing.</text:p>
          </table:table-cell>
          <table:table-cell table:number-columns-repeated="1020"/>
        </table:table-row>
        <table:table-row table:style-name="ro3">
          <table:table-cell office:value-type="float" office:value="390" calcext:value-type="float">
            <text:p>390</text:p>
          </table:table-cell>
          <table:table-cell table:number-columns-repeated="2"/>
          <table:table-cell office:value-type="string" calcext:value-type="string">
            <text:p>Internet addiction is a good thing.</text:p>
          </table:table-cell>
          <table:table-cell table:number-columns-repeated="1020"/>
        </table:table-row>
        <table:table-row table:style-name="ro3">
          <table:table-cell office:value-type="float" office:value="391" calcext:value-type="float">
            <text:p>391</text:p>
          </table:table-cell>
          <table:table-cell table:number-columns-repeated="2"/>
          <table:table-cell office:value-type="string" calcext:value-type="string">
            <text:p>Anxiety is a good thing.</text:p>
          </table:table-cell>
          <table:table-cell table:number-columns-repeated="1020"/>
        </table:table-row>
        <table:table-row table:style-name="ro8">
          <table:table-cell office:value-type="float" office:value="392" calcext:value-type="float">
            <text:p>392</text:p>
          </table:table-cell>
          <table:table-cell office:value-type="string" calcext:value-type="string">
            <text:p>t3_cantmz</text:p>
          </table:table-cell>
          <table:table-cell office:value-type="string" calcext:value-type="string">
            <text:p>they already have a huge undercounting problem because a lot of people either refuse or just dont care to answer the survey without any repercussions. someone i know worked for the last census and they were basically treated like jehovah's witnesses, people just wouldnt answer the door or would blow them off once they found out he was a cencus worker. wouldnt most illegal immigrants just do the exact same thing? or if they did decide to take the survey, why not just lie and say they are citizens? again no repercussions if they do that. illegal immigrants arent going to answer the census either way, i'm sure adding it might discourage some who might have done it but i dont think itll change the results in any significant way. making this issue such a big deal is just another attempt to get people made at the opposite political party, when neither party should really care at all. is there any data that supports removing adding the citizenship question?</text:p>
          </table:table-cell>
          <table:table-cell office:value-type="string" calcext:value-type="string">
            <text:p>Illegal immigration should not be part of the census</text:p>
          </table:table-cell>
          <table:table-cell table:number-columns-repeated="1020"/>
        </table:table-row>
        <table:table-row table:style-name="ro3">
          <table:table-cell office:value-type="float" office:value="393" calcext:value-type="float">
            <text:p>393</text:p>
          </table:table-cell>
          <table:table-cell table:number-columns-repeated="2"/>
          <table:table-cell office:value-type="string" calcext:value-type="string">
            <text:p>Political party is trying to make illegal immigrants stop asking about their citizenship, not just being allowed to participate in the census.</text:p>
          </table:table-cell>
          <table:table-cell table:number-columns-repeated="1020"/>
        </table:table-row>
        <table:table-row table:style-name="ro3">
          <table:table-cell office:value-type="float" office:value="394" calcext:value-type="float">
            <text:p>394</text:p>
          </table:table-cell>
          <table:table-cell table:number-columns-repeated="2"/>
          <table:table-cell office:value-type="string" calcext:value-type="string">
            <text:p>Jehovah's Witnesses: i dont think it should be illegal to not answer the census. </text:p>
          </table:table-cell>
          <table:table-cell table:number-columns-repeated="1020"/>
        </table:table-row>
        <table:table-row table:style-name="ro3">
          <table:table-cell office:value-type="float" office:value="395" calcext:value-type="float">
            <text:p>395</text:p>
          </table:table-cell>
          <table:table-cell table:number-columns-repeated="2"/>
          <table:table-cell office:value-type="string" calcext:value-type="string">
            <text:p><text:s/>The debate over whether or not to have a citizenship question on the census is completly pointless, whether it's on the survey or not the results wont change.</text:p>
          </table:table-cell>
          <table:table-cell table:number-columns-repeated="1020"/>
        </table:table-row>
        <table:table-row table:style-name="ro3">
          <table:table-cell office:value-type="float" office:value="396" calcext:value-type="float">
            <text:p>396</text:p>
          </table:table-cell>
          <table:table-cell table:number-columns-repeated="2"/>
          <table:table-cell office:value-type="string" calcext:value-type="string">
            <text:p>Citizenship Question in the US census won't change the results in any significant way.</text:p>
          </table:table-cell>
          <table:table-cell table:number-columns-repeated="1020"/>
        </table:table-row>
        <table:table-row table:style-name="ro3">
          <table:table-cell office:value-type="float" office:value="397" calcext:value-type="float">
            <text:p>397</text:p>
          </table:table-cell>
          <table:table-cell table:number-columns-repeated="2"/>
          <table:table-cell office:value-type="string" calcext:value-type="string">
            <text:p>Census should not add a citizenship question to the questionnaire.</text:p>
          </table:table-cell>
          <table:table-cell table:number-columns-repeated="1020"/>
        </table:table-row>
        <table:table-row table:style-name="ro3">
          <table:table-cell office:value-type="float" office:value="398" calcext:value-type="float">
            <text:p>398</text:p>
          </table:table-cell>
          <table:table-cell table:number-columns-repeated="2"/>
          <table:table-cell office:value-type="string" calcext:value-type="string">
            <text:p>Illegal immigration should not be an issue in the US census.</text:p>
          </table:table-cell>
          <table:table-cell table:number-columns-repeated="1020"/>
        </table:table-row>
        <table:table-row table:style-name="ro2">
          <table:table-cell office:value-type="float" office:value="399" calcext:value-type="float">
            <text:p>399</text:p>
          </table:table-cell>
          <table:table-cell office:value-type="string" calcext:value-type="string">
            <text:p>t3_d91fz8</text:p>
          </table:table-cell>
          <table:table-cell office:value-type="string" calcext:value-type="string">
            <text:p>cgi is getting more and more realistic. often the pictures and animations are difficult to distinguish from reality. it is also getting easier and easier for the amateur artist to create these kinds of high quality hyper realistic images. many creators use this medium to indulge in fantasies that would otherwise be seen as harmful or illegal if performed with real people. this includes creating characters that appear to be below the age of consent. many will find this offensive, and such images are often banned or removed when shared. i believe these creations are not harmful. as these images are not depicting real people, and are essentially a collection of manipulated pixels with no physical origin. so, no matter how offensive it is to your tastes, these images have a right to exist and to be enjoyed by those that like them. i also believe it is beneficial for those with these tastes to indulge using this safe and harmless media, rather than to seek out actual illegal material that may perpetuate actual abuse. there is an argument that this indulgence encourages this behavior, but as far as i am aware no actual research has proved this conclusively. to clarify, i'm not talking about loli hentai porn. that has been debated on here recently. loli is a stylised, cartoony art style depicting child like characters. i'm specifically talking about realistic cgi art that may, soon, even look real. computer generated images</text:p>
          </table:table-cell>
          <table:table-cell office:value-type="string" calcext:value-type="string">
            <text:p>Realism (arts) images have every right to exist and have a place in a public or private gallery.</text:p>
          </table:table-cell>
          <table:table-cell table:number-columns-repeated="1020"/>
        </table:table-row>
        <table:table-row table:style-name="ro3">
          <table:table-cell office:value-type="float" office:value="400" calcext:value-type="float">
            <text:p>400</text:p>
          </table:table-cell>
          <table:table-cell table:number-columns-repeated="2"/>
          <table:table-cell office:value-type="string" calcext:value-type="string">
            <text:p>Computer-generated imagery (CGI) is not harmful and should not be banned or removed from circulation.</text:p>
          </table:table-cell>
          <table:table-cell table:number-columns-repeated="1020"/>
        </table:table-row>
        <table:table-row table:style-name="ro3">
          <table:table-cell office:value-type="float" office:value="401" calcext:value-type="float">
            <text:p>401</text:p>
          </table:table-cell>
          <table:table-cell table:number-columns-repeated="2"/>
          <table:table-cell office:value-type="string" calcext:value-type="string">
            <text:p>Fantasy Cgi art is not harmful and should be allowed to exist and be enjoyed by those that enjoy it.</text:p>
          </table:table-cell>
          <table:table-cell table:number-columns-repeated="1020"/>
        </table:table-row>
        <table:table-row table:style-name="ro3">
          <table:table-cell office:value-type="float" office:value="402" calcext:value-type="float">
            <text:p>402</text:p>
          </table:table-cell>
          <table:table-cell table:number-columns-repeated="2"/>
          <table:table-cell office:value-type="string" calcext:value-type="string">
            <text:p><text:s/>CGI porn, no matter how realistic and no matter how old the characters appear, should be allowed.</text:p>
          </table:table-cell>
          <table:table-cell table:number-columns-repeated="1020"/>
        </table:table-row>
        <table:table-row table:style-name="ro3">
          <table:table-cell office:value-type="float" office:value="403" calcext:value-type="float">
            <text:p>403</text:p>
          </table:table-cell>
          <table:table-cell table:number-columns-repeated="2"/>
          <table:table-cell office:value-type="string" calcext:value-type="string">
            <text:p>The Age of CGI has made it easy for amateur artist to make incredibly realistic images, and is in fact a valid medium</text:p>
          </table:table-cell>
          <table:table-cell table:number-columns-repeated="1020"/>
        </table:table-row>
        <table:table-row table:style-name="ro3">
          <table:table-cell office:value-type="float" office:value="404" calcext:value-type="float">
            <text:p>404</text:p>
          </table:table-cell>
          <table:table-cell table:number-columns-repeated="2"/>
          <table:table-cell office:value-type="string" calcext:value-type="string">
            <text:p>Style (visual arts) is the best medium in which for people to create realistic, "cute" images, and is not harmful</text:p>
          </table:table-cell>
          <table:table-cell table:number-columns-repeated="1020"/>
        </table:table-row>
        <table:table-row table:style-name="ro3">
          <table:table-cell office:value-type="float" office:value="405" calcext:value-type="float">
            <text:p>405</text:p>
          </table:table-cell>
          <table:table-cell table:number-columns-repeated="2"/>
          <table:table-cell office:value-type="string" calcext:value-type="string">
            <text:p>Realism (arts) is not inherently harmful as long as it is not being used to harm people.</text:p>
          </table:table-cell>
          <table:table-cell table:number-columns-repeated="1020"/>
        </table:table-row>
        <table:table-row table:style-name="ro30">
          <table:table-cell office:value-type="float" office:value="406" calcext:value-type="float">
            <text:p>406</text:p>
          </table:table-cell>
          <table:table-cell office:value-type="string" calcext:value-type="string">
            <text:p>t3_b7dq4h</text:p>
          </table:table-cell>
          <table:table-cell office:value-type="string" calcext:value-type="string">
            <text:p>westerners love to chest pound and hail their 'democracy' compared to the 'evil, barbaric' 'diiiiictatorships' around the world. however, it seems to me that the 'democracy' and 'freedom' in most western countries is just for show. i mean democracy and freedom under capitalism is an oxymoron. what is the purpose of being free if you need to be born rich enough or get lucky enough to actually use that freedom and democracy? westerners are so obsessed with stopping evil 'diiiictators' around the world, while claiming moral superiority for 'human rights' and 'rule of law. ' this is brought to light when the capitalists who effectively run western countries as a dictatorship, are best buddies with the most barbaric countries with 0 human rights, such as saudi arabia. in practice, these don't mean anything. what is the 'rule of law? ' it is not actually the rule of law. it is the rule of those most powerful, who create their own laws, then justify it by saying it is 'rule of law. ' other than a system of checks and balances, there is no such thing as 'rule of law. ' in practice, all it means is that one guy can't just say 'today i will govern however i want. ' but in practice, it is very easy to skirt. if you have enough money power, or if you join forces with others who have enough money power, you will get your way. that's all it takes. so let's not pretend that words such as 'rule of law' magically make things better. at the same time, it is not like dictators have wanton power to do whatever they want, outside of extreme, isolated cases. they still have to keep people happy to a certain degree, otherwise they will meet their end. in the west, 'libertarianism' is fetishized and worshiped heavily. however, this is mostly just an ideal. in practice it leads to corruption. westerners are so obsessed with being 'liberal' and 'democratic' that they have become slaves under their own system. they fear 'dictatorship' so much but don't realize that their system is not much different. when you take away power from the state and give the private sector too much power, as is the principle of libertarianism, what happens is the private sector takes over the state, and they become the dictators. that is best seen in the usa. they are so afraid of 'dictatorship' and love 'freedom' so much that their state governments have, in practice, been sold to the highest bidders in the private sector, who answer to nobody, and have nobody's interests in mind other than their own quarterly profits. these selfish psychopaths have caused so many problems for both americans and others. they have gotten so powerful that the us military, people's sons and daughters, have been sent to slaughter as a private army for them, in places like vietnam and iraq, just to further boost their personal profits, by violently trying to install their corporations in countries that rejected them, and to bomb and get contracts to rebuild bombed countries. the fact is that at the end of the day, there needs to be a strong authority who will crush anybody who attempts to hurt the population for selfish purposes. the risk of dictatorship is worth it. the word 'dictator' has such a bad connotation in the west due to decades of brainwashing by the capitalists de factor dictators in these countries who are threatened by the idea of a strong central authority who will prevent them from abusing the population for unlimited and irresponsible self gain. unless a dictator is an absolute psychopath, he will not randomly try to make life hell for his people for the fuck of it. even when we look at north korea, the reason the people are starving there is because the capitalists who run the us put an embargo on them: because they reject mcdonalds and nike, they must starve. they will also be invaded the second their military gets weak, so they are forced to spend money on nukes and military instead of feeding their people. yes i know the north korean leaders are bad and everything, their system is also part of the problem, but we cannot ignore these broader facts. in the west, someone who is born rich is said to 'deserve' his 125 oversea villas, yet people in the west get all uptight if a 'dictator' has 1 summer villa. he is 'evil' for doing so. it is baffling, the level of brainwashing that has occurred for people to be thinking like this. i would rather have 1 dictator who has a mansion while protecting everyone else and providing everybody with the necessities of life, as opposed to a jungle system of the highest bidder in the private sector taking over the government and deciding policy for me and others, with absolutely 0 regard for my health, happiness, and safety.</text:p>
          </table:table-cell>
          <table:table-cell office:value-type="string" calcext:value-type="string">
            <text:p>Lawrence Taylor's "rule of law" is an oxymoron.</text:p>
          </table:table-cell>
          <table:table-cell table:number-columns-repeated="1020"/>
        </table:table-row>
        <table:table-row table:style-name="ro3">
          <table:table-cell office:value-type="float" office:value="407" calcext:value-type="float">
            <text:p>407</text:p>
          </table:table-cell>
          <table:table-cell table:number-columns-repeated="2"/>
          <table:table-cell office:value-type="string" calcext:value-type="string">
            <text:p>Military-style "democracy" and "rule of law" are just for show.</text:p>
          </table:table-cell>
          <table:table-cell table:number-columns-repeated="1020"/>
        </table:table-row>
        <table:table-row table:style-name="ro3">
          <table:table-cell office:value-type="float" office:value="408" calcext:value-type="float">
            <text:p>408</text:p>
          </table:table-cell>
          <table:table-cell table:number-columns-repeated="2"/>
          <table:table-cell office:value-type="string" calcext:value-type="string">
            <text:p>Human rights and democracy are an oxymoron</text:p>
          </table:table-cell>
          <table:table-cell table:number-columns-repeated="1020"/>
        </table:table-row>
        <table:table-row table:style-name="ro3">
          <table:table-cell office:value-type="float" office:value="409" calcext:value-type="float">
            <text:p>409</text:p>
          </table:table-cell>
          <table:table-cell table:number-columns-repeated="2"/>
          <table:table-cell office:value-type="string" calcext:value-type="string">
            <text:p>Western world freedom is a sham.</text:p>
          </table:table-cell>
          <table:table-cell table:number-columns-repeated="1020"/>
        </table:table-row>
        <table:table-row table:style-name="ro3">
          <table:table-cell office:value-type="float" office:value="410" calcext:value-type="float">
            <text:p>410</text:p>
          </table:table-cell>
          <table:table-cell table:number-columns-repeated="2"/>
          <table:table-cell office:value-type="string" calcext:value-type="string">
            <text:p>Democracy and freedom under capitalism is an oxymoron.</text:p>
          </table:table-cell>
          <table:table-cell table:number-columns-repeated="1020"/>
        </table:table-row>
        <table:table-row table:style-name="ro3">
          <table:table-cell office:value-type="float" office:value="411" calcext:value-type="float">
            <text:p>411</text:p>
          </table:table-cell>
          <table:table-cell table:number-columns-repeated="2"/>
          <table:table-cell office:value-type="string" calcext:value-type="string">
            <text:p>Private sector's "rule of law" is not really the rule of law in the West.</text:p>
          </table:table-cell>
          <table:table-cell table:number-columns-repeated="1020"/>
        </table:table-row>
        <table:table-row table:style-name="ro3">
          <table:table-cell office:value-type="float" office:value="412" calcext:value-type="float">
            <text:p>412</text:p>
          </table:table-cell>
          <table:table-cell table:number-columns-repeated="2"/>
          <table:table-cell office:value-type="string" calcext:value-type="string">
            <text:p><text:s/>In practice, there is no democracy in most Western countries</text:p>
          </table:table-cell>
          <table:table-cell table:number-columns-repeated="1020"/>
        </table:table-row>
        <table:table-row table:style-name="ro11">
          <table:table-cell office:value-type="float" office:value="413" calcext:value-type="float">
            <text:p>413</text:p>
          </table:table-cell>
          <table:table-cell office:value-type="string" calcext:value-type="string">
            <text:p>t3_cwho84</text:p>
          </table:table-cell>
          <table:table-cell office:value-type="string" calcext:value-type="string">
            <text:p>lately i've thought a lot about nasas role in recruiting young people to be interested in space travel. i'm always reminded of the many people i've met who were inspired by space exploration and gravitated towards propulsion engineering and military, which is far more immediately profitable for the u. s. government. i don't know anyone personally who was inspired to explore or study space for the sake of human advancement and actually ended up doing something besides creating missiles or serving in the military. the people who did something constructive with their inspiration obviously exist and my sample size is small and anecdotal, but mike pence mentioning the weaponization of space in an interview with buzz aldrin made me give my assumption more weight. the point in particular i want challenged is the idea that nasa is not involved as heavily with military propaganda as i'm assuming. i know they claim good intentions and do a lot of good, but my argument is that it's a thin veneer to cover the more profitable purpose they serve.</text:p>
          </table:table-cell>
          <table:table-cell office:value-type="string" calcext:value-type="string">
            <text:p>People who are inspired by space exploration and gravitated towards propulsion engineering and military are not doing so for the sake of human advancement, but for the more profitable purpose of the U.S. government.</text:p>
          </table:table-cell>
          <table:table-cell table:number-columns-repeated="1020"/>
        </table:table-row>
        <table:table-row table:style-name="ro3">
          <table:table-cell office:value-type="float" office:value="414" calcext:value-type="float">
            <text:p>414</text:p>
          </table:table-cell>
          <table:table-cell table:number-columns-repeated="2"/>
          <table:table-cell office:value-type="string" calcext:value-type="string">
            <text:p>Good faith towards NASA in doing research or studying space has no place in modern society.</text:p>
          </table:table-cell>
          <table:table-cell table:number-columns-repeated="1020"/>
        </table:table-row>
        <table:table-row table:style-name="ro3">
          <table:table-cell office:value-type="float" office:value="415" calcext:value-type="float">
            <text:p>415</text:p>
          </table:table-cell>
          <table:table-cell table:number-columns-repeated="2"/>
          <table:table-cell office:value-type="string" calcext:value-type="string">
            <text:p>Space exploration is an economic venture and it's pointless to spend a generation in space exploration</text:p>
          </table:table-cell>
          <table:table-cell table:number-columns-repeated="1020"/>
        </table:table-row>
        <table:table-row table:style-name="ro3">
          <table:table-cell office:value-type="float" office:value="416" calcext:value-type="float">
            <text:p>416</text:p>
          </table:table-cell>
          <table:table-cell table:number-columns-repeated="2"/>
          <table:table-cell office:value-type="string" calcext:value-type="string">
            <text:p>Profit (economics) is the real reason why I believe that NASA is an organization I see as detrimental to human advancement. </text:p>
          </table:table-cell>
          <table:table-cell table:number-columns-repeated="1020"/>
        </table:table-row>
        <table:table-row table:style-name="ro3">
          <table:table-cell office:value-type="float" office:value="417" calcext:value-type="float">
            <text:p>417</text:p>
          </table:table-cell>
          <table:table-cell table:number-columns-repeated="2"/>
          <table:table-cell office:value-type="string" calcext:value-type="string">
            <text:p>Sake of NASA is a thin veneer to cover the more profitable purpose they serve.</text:p>
          </table:table-cell>
          <table:table-cell table:number-columns-repeated="1020"/>
        </table:table-row>
        <table:table-row table:style-name="ro3">
          <table:table-cell office:value-type="float" office:value="418" calcext:value-type="float">
            <text:p>418</text:p>
          </table:table-cell>
          <table:table-cell table:number-columns-repeated="2"/>
          <table:table-cell office:value-type="string" calcext:value-type="string">
            <text:p><text:s/>NASA is primarily a military propaganda tool</text:p>
          </table:table-cell>
          <table:table-cell table:number-columns-repeated="1020"/>
        </table:table-row>
        <table:table-row table:style-name="ro3">
          <table:table-cell office:value-type="float" office:value="419" calcext:value-type="float">
            <text:p>419</text:p>
          </table:table-cell>
          <table:table-cell table:number-columns-repeated="2"/>
          <table:table-cell office:value-type="string" calcext:value-type="string">
            <text:p>Good faith efforts by NASA to recruit young people to space travel are a cover for the more profitable purpose they serve.</text:p>
          </table:table-cell>
          <table:table-cell table:number-columns-repeated="1020"/>
        </table:table-row>
        <table:table-row table:style-name="ro31">
          <table:table-cell office:value-type="float" office:value="420" calcext:value-type="float">
            <text:p>420</text:p>
          </table:table-cell>
          <table:table-cell office:value-type="string" calcext:value-type="string">
            <text:p>t3_cwwh33</text:p>
          </table:table-cell>
          <table:table-cell office:value-type="string" calcext:value-type="string">
            <text:p>is the amazon forest really burning? but they are being blown out of proportion to make brazil, its people and the president look bad. in the amazon region, fires are rare for much of the year because wet weather prevents them from starting and spreading. however, in july and august, activity typically increases due to the arrival of the dry season. many people use fire to maintain farmland and pastures or to clear land for other purposes. typically, activity peaks in early september and mostly stops by november. here are some pictures from nasa that show the amazon forest throughout the years during the months of august and september 2018 2017 2016 2015 2014 2013 2012 2011 2010 there have been a total of 24,417 fires detected in the amazon forest so far during the month of august, which is below the onthly average of august since the data started being recorded in 1998. http : queimadas. dgi. inpe. br queimadas portal static estatisticas estados ? fbclid iwar0l26dqede8cm0wx jndv2pewexdpq1ksggxzpzr9injjgjuzb6k37wabu htt p: queimadas. dgi. inpe. br queimadas portal static estatisticas estados bclid iwar0l26dqede8cm0wx jndv2pewexdpq1ksggxzpzr9injjgjuzb6k37wabu . here are some graphs, made by me, with the information i gathered from brazil's nation institute of space research, inep here are the number of fires detected in august alone from 2001 to 2019 orange represents the average as you can see, there was indeed a 84 increase in the number of forest fires compared to august last year, but this comparison is ridiculous because the media is choosing a year where rainfall during the drier month july september increased dramatically compared to the last 19 years. and here is the number of fires from january to august from 2001 to 2019 orange represents the average m it's normal for the south east portion of the forest to catch fire. high heat and low humidity ma es it easy to catch fire especially if there is a dry lightni g strike. also, the forest is ot burning in extraordinary proportions. this is quite normal actually. the fire will allow for succession and greater biodiversity as the tree canopies open and allow for f rest floor life to sprout and open new habitats for plants and animals. ile yes, it's burning it's nothing to be tremendously concerned about. another thing that has also been in the news is the 'fire day,' which, according to a newspaper in a small town in the state of par , farmers came together to make a large joint burning in a kind of fire offering to the bolsonaro. the entire national news replicated this same newspaper to talk about the 'day of fire' 3949896053, 4. 586473606959126 amp;t 2019 08 11 t20 3a19 3a47z and guess what? nothing new, this happens every year day of fire 2018: day of fire 2017: day of fire 2016 day of fire 2015 day of fire 2014 day of fire 2013 day of fire 2012 day of fire 2011 day of fire 2010 the international media has blown t is situation way out of proportion as this situation, and the possibility of international sanctions is absurd, these forest fires happens every year! ! before bols</text:p>
          </table:table-cell>
          <table:table-cell office:value-type="string" calcext:value-type="string">
            <text:p><text:s/>The Amazons are being blown out of proportion</text:p>
          </table:table-cell>
          <table:table-cell table:number-columns-repeated="1020"/>
        </table:table-row>
        <table:table-row table:style-name="ro3">
          <table:table-cell office:value-type="float" office:value="421" calcext:value-type="float">
            <text:p>421</text:p>
          </table:table-cell>
          <table:table-cell table:number-columns-repeated="2"/>
          <table:table-cell office:value-type="string" calcext:value-type="string">
            <text:p>State (polity) and community (civilian) are generally in good hands and shouldn't be so blamed for any forest fires.</text:p>
          </table:table-cell>
          <table:table-cell table:number-columns-repeated="1020"/>
        </table:table-row>
        <table:table-row table:style-name="ro3">
          <table:table-cell office:value-type="float" office:value="422" calcext:value-type="float">
            <text:p>422</text:p>
          </table:table-cell>
          <table:table-cell table:number-columns-repeated="2"/>
          <table:table-cell office:value-type="string" calcext:value-type="string">
            <text:p>Amazon basin is not burning</text:p>
          </table:table-cell>
          <table:table-cell table:number-columns-repeated="1020"/>
        </table:table-row>
        <table:table-row table:style-name="ro3">
          <table:table-cell office:value-type="float" office:value="423" calcext:value-type="float">
            <text:p>423</text:p>
          </table:table-cell>
          <table:table-cell table:number-columns-repeated="2"/>
          <table:table-cell office:value-type="string" calcext:value-type="string">
            <text:p>Amazon basin fires are not being blown out of proportion to make Brazil, its people and the president look bad.</text:p>
          </table:table-cell>
          <table:table-cell table:number-columns-repeated="1020"/>
        </table:table-row>
        <table:table-row table:style-name="ro3">
          <table:table-cell office:value-type="float" office:value="424" calcext:value-type="float">
            <text:p>424</text:p>
          </table:table-cell>
          <table:table-cell table:number-columns-repeated="2"/>
          <table:table-cell office:value-type="string" calcext:value-type="string">
            <text:p>Fire in the Amazon is not that big of a deal.</text:p>
          </table:table-cell>
          <table:table-cell table:number-columns-repeated="1020"/>
        </table:table-row>
        <table:table-row table:style-name="ro3">
          <table:table-cell office:value-type="float" office:value="425" calcext:value-type="float">
            <text:p>425</text:p>
          </table:table-cell>
          <table:table-cell table:number-columns-repeated="2"/>
          <table:table-cell office:value-type="string" calcext:value-type="string">
            <text:p>Forest fires in the Amazon are not out of proportion.</text:p>
          </table:table-cell>
          <table:table-cell table:number-columns-repeated="1020"/>
        </table:table-row>
        <table:table-row table:style-name="ro3">
          <table:table-cell office:value-type="float" office:value="426" calcext:value-type="float">
            <text:p>426</text:p>
          </table:table-cell>
          <table:table-cell table:number-columns-repeated="2"/>
          <table:table-cell office:value-type="string" calcext:value-type="string">
            <text:p>Canopy (biology) is normal in the Amazon forest</text:p>
          </table:table-cell>
          <table:table-cell table:number-columns-repeated="1020"/>
        </table:table-row>
        <table:table-row table:style-name="ro6">
          <table:table-cell office:value-type="float" office:value="427" calcext:value-type="float">
            <text:p>427</text:p>
          </table:table-cell>
          <table:table-cell office:value-type="string" calcext:value-type="string">
            <text:p>t3_asxrkp</text:p>
          </table:table-cell>
          <table:table-cell office:value-type="string" calcext:value-type="string">
            <text:p>from the beginning, the story didn't add up or make sense. people rushed to his defense because it fit the narrative of how 'trump's america' supposedly treated black people. this is not meant to rub salt in any wounds, but to really explore how and why people are willing to support and defend someone just based in ideology. it's dangerous on both sides. smollet was an obvious critic of trump and activist for social justice. his motivations were either professional he was getting written off empire or political a new bill deeming lynching a hate crime was being pushed , but either way, he dealt a huge blow to his cause by faking his attack. those who supported him are quite incapable of critical thinking and will do anything to push the social justice narrative in america. cmv.</text:p>
          </table:table-cell>
          <table:table-cell office:value-type="string" calcext:value-type="string">
            <text:p>Critical thinking is the only thing that makes people support Lee Harvey Oswald.</text:p>
          </table:table-cell>
          <table:table-cell table:number-columns-repeated="1020"/>
        </table:table-row>
        <table:table-row table:style-name="ro3">
          <table:table-cell office:value-type="float" office:value="428" calcext:value-type="float">
            <text:p>428</text:p>
          </table:table-cell>
          <table:table-cell table:number-columns-repeated="2"/>
          <table:table-cell office:value-type="string" calcext:value-type="string">
            <text:p>Cmv: People who believed Jussie Smollet are fully indoctrinated and incapable of critical thinking</text:p>
          </table:table-cell>
          <table:table-cell table:number-columns-repeated="1020"/>
        </table:table-row>
        <table:table-row table:style-name="ro5">
          <table:table-cell office:value-type="float" office:value="429" calcext:value-type="float">
            <text:p>429</text:p>
          </table:table-cell>
          <table:table-cell table:number-columns-repeated="2"/>
          <table:table-cell office:value-type="string" calcext:value-type="string">
            <text:p>Salt Lake City police officer Eric Garner was guilty of a hate crime. People who supported him are incapable of critical thinking and will do anything to push the social justice narrative in America.</text:p>
          </table:table-cell>
          <table:table-cell table:number-columns-repeated="1020"/>
        </table:table-row>
        <table:table-row table:style-name="ro3">
          <table:table-cell office:value-type="float" office:value="430" calcext:value-type="float">
            <text:p>430</text:p>
          </table:table-cell>
          <table:table-cell table:number-columns-repeated="2"/>
          <table:table-cell office:value-type="string" calcext:value-type="string">
            <text:p>Hate crime hate crimes hate crime hate crime lynching is a good thing</text:p>
          </table:table-cell>
          <table:table-cell table:number-columns-repeated="1020"/>
        </table:table-row>
        <table:table-row table:style-name="ro3">
          <table:table-cell office:value-type="float" office:value="431" calcext:value-type="float">
            <text:p>431</text:p>
          </table:table-cell>
          <table:table-cell table:number-columns-repeated="2"/>
          <table:table-cell office:value-type="string" calcext:value-type="string">
            <text:p>Motivation for supporting Roy Moore is rooted in ideology, not logic.</text:p>
          </table:table-cell>
          <table:table-cell table:number-columns-repeated="1020"/>
        </table:table-row>
        <table:table-row table:style-name="ro3">
          <table:table-cell office:value-type="float" office:value="432" calcext:value-type="float">
            <text:p>432</text:p>
          </table:table-cell>
          <table:table-cell table:number-columns-repeated="2"/>
          <table:table-cell office:value-type="string" calcext:value-type="string">
            <text:p>Black people are so big fans of Louis CK that he should be considered a hero to everyone and he has a reputation to be seen as a good example</text:p>
          </table:table-cell>
          <table:table-cell table:number-columns-repeated="1020"/>
        </table:table-row>
        <table:table-row table:style-name="ro3">
          <table:table-cell office:value-type="float" office:value="433" calcext:value-type="float">
            <text:p>433</text:p>
          </table:table-cell>
          <table:table-cell table:number-columns-repeated="2"/>
          <table:table-cell office:value-type="string" calcext:value-type="string">
            <text:p>Social justice activists are hypocritical for believing that Milo Yagulen was wrong when he staged his attack on Charlie Hebdo last night.</text:p>
          </table:table-cell>
          <table:table-cell table:number-columns-repeated="1020"/>
        </table:table-row>
        <table:table-row table:style-name="ro25">
          <table:table-cell office:value-type="float" office:value="434" calcext:value-type="float">
            <text:p>434</text:p>
          </table:table-cell>
          <table:table-cell office:value-type="string" calcext:value-type="string">
            <text:p>t3_cjbqd2</text:p>
          </table:table-cell>
          <table:table-cell office:value-type="string" calcext:value-type="string">
            <text:p>my main points are these: 99 of european graffiti is tagging the graffitist rapidly writing his nickname rather than murals of high aesthetic value. for every banksy, there are 99 graffitists scrawling their tags with little complexity and poor composition. tagging looks pretty much the same regardless of place: bubbly letters, exclamation points, asterisks, etc. tags have very a very limited visual vocabulary compared to all the symbolism and techniques in the history of art. when images are drawn, they are overwhelmingly intended to frighten skulls, guns, caricatures of ethnicities, etc. . they expose children and families to threatening and violent imagery in their daily lives. over the last 30 years, europe has gone from having almost no tagging, to tags being in virtually every town and city, all along the highways and railways, and even in natural parks. europe, therefore, is beginning to look the same everywhere at eye level , no matter where you go. tagging increasingly draws our attention away from the beautiful architecture and landscapes of europe, to its garish, repetitive, incomprehensible lettering. tagger culture is proud of its illegality, shock value, and semantic impenetrability. the motto of r bombing bombing means going to a place and tagging as much as possible is 'less art, more vandalism'. academics' tendency to romanticize graffiti as 'street art' originates in a flawed conception that european graffiti is an expression of the voice of the margnalized. it was that in new york in the 1970s, where it originated. but it is not that in europe. rather, taggers are almost all young, white men the opposite of the marginalized. european tagging is almost never performed by the truly disenfranchised, like immigrants, roma, or the mentally ill or drug dependent. most of them can't afford the paint. ethnic europeans write on the walls; darker skinned immigrants have to look at it. tagging is therefore an expression of white privilege . furthermore, it is often performed in places that are dark and unpoliced, where women often fear to go because of the continuing epidemic of gender based violence. tagging is therefore an expression of male privilege . illegal tagging violates the vision of the architects and community which approved the architecture. taggers sometimes claim that they are simply beautifying drab, modern walls. however, these were the product of community compromise. tagging is therefore violence against that compromise. taggers compete with each other and post their work online in a constant act of one upsmanship among a secretive community, like fight club, complete with fight club uniform black hoodies and fight club profanity. all this is a hypermasculine display. spray paint used by taggers is environmentally unfriendly and when it invariably comes off the walls, it ends up in our water supply, rivers, oceans, etc. political graffiti also exists and almost all of it is either radically right wing think swastikas or left wing think communist, violent overthrow of state . european graffiti is therefore one of the most odious manifestations of globalism: it is violence against local communal architectural and aesthetic decision making, performed mostly by europe's most privileged residents, and therefore an public imposition of anti social political tendencies on the continent. if you'd like more fully developed arguments, i've written a longer essay with my ideas about graffiti in europe here</text:p>
          </table:table-cell>
          <table:table-cell office:value-type="string" calcext:value-type="string">
            <text:p>Ethnic group graffiti is an expression of male privilege</text:p>
          </table:table-cell>
          <table:table-cell table:number-columns-repeated="1020"/>
        </table:table-row>
        <table:table-row table:style-name="ro5">
          <table:table-cell office:value-type="float" office:value="435" calcext:value-type="float">
            <text:p>435</text:p>
          </table:table-cell>
          <table:table-cell table:number-columns-repeated="2"/>
          <table:table-cell office:value-type="string" calcext:value-type="string">
            <text:p>Left-wing politics and anti-American/anti-racism, especially in Europe, are based on an issue that leads to no progress, no change, no respect, and no meaningful response.</text:p>
          </table:table-cell>
          <table:table-cell table:number-columns-repeated="1020"/>
        </table:table-row>
        <table:table-row table:style-name="ro3">
          <table:table-cell office:value-type="float" office:value="436" calcext:value-type="float">
            <text:p>436</text:p>
          </table:table-cell>
          <table:table-cell table:number-columns-repeated="2"/>
          <table:table-cell office:value-type="string" calcext:value-type="string">
            <text:p>Human voice is an expression of white privilege and not "street art".</text:p>
          </table:table-cell>
          <table:table-cell table:number-columns-repeated="1020"/>
        </table:table-row>
        <table:table-row table:style-name="ro3">
          <table:table-cell office:value-type="float" office:value="437" calcext:value-type="float">
            <text:p>437</text:p>
          </table:table-cell>
          <table:table-cell table:number-columns-repeated="2"/>
          <table:table-cell office:value-type="string" calcext:value-type="string">
            <text:p>Towns and cities in Europe should not be allowed to have graffiti.</text:p>
          </table:table-cell>
          <table:table-cell table:number-columns-repeated="1020"/>
        </table:table-row>
        <table:table-row table:style-name="ro3">
          <table:table-cell office:value-type="float" office:value="438" calcext:value-type="float">
            <text:p>438</text:p>
          </table:table-cell>
          <table:table-cell table:number-columns-repeated="2"/>
          <table:table-cell office:value-type="string" calcext:value-type="string">
            <text:p><text:s/>Graffiti is making Europe uglier.</text:p>
          </table:table-cell>
          <table:table-cell table:number-columns-repeated="1020"/>
        </table:table-row>
        <table:table-row table:style-name="ro5">
          <table:table-cell office:value-type="float" office:value="439" calcext:value-type="float">
            <text:p>439</text:p>
          </table:table-cell>
          <table:table-cell table:number-columns-repeated="2"/>
          <table:table-cell office:value-type="string" calcext:value-type="string">
            <text:p>Politics and academics' tendency to romanticize graffiti as "street art" originates in a flawed conception that european graffiti is an expression of the voice of the margnalized.</text:p>
          </table:table-cell>
          <table:table-cell table:number-columns-repeated="1020"/>
        </table:table-row>
        <table:table-row table:style-name="ro3">
          <table:table-cell office:value-type="float" office:value="440" calcext:value-type="float">
            <text:p>440</text:p>
          </table:table-cell>
          <table:table-cell table:number-columns-repeated="2"/>
          <table:table-cell office:value-type="string" calcext:value-type="string">
            <text:p>Architectural Graffiti is the new "Street Art"</text:p>
          </table:table-cell>
          <table:table-cell table:number-columns-repeated="1020"/>
        </table:table-row>
        <table:table-row table:style-name="ro11">
          <table:table-cell office:value-type="float" office:value="441" calcext:value-type="float">
            <text:p>441</text:p>
          </table:table-cell>
          <table:table-cell office:value-type="string" calcext:value-type="string">
            <text:p>t3_aghmbk</text:p>
          </table:table-cell>
          <table:table-cell office:value-type="string" calcext:value-type="string">
            <text:p>colonial rulers are infamous for their oppressive rule over many asian and african territories. but these colonials also brought education and administration to these regions. granted that they were primarily motivated by plundering the colonies for raw material and cheap labour, they inadvertently created a sense of unity among the natives. when the colonies finally became free, they were in a better place to rule themselves than before. for example, before the british conquest, india was a collection of major and minor kingdoms. there was no sense of unity among the people. with the british colonization, people of different kingdoms became united in the face of a common enemy. freedom fighters like mahatma gandhi who was taught in a british educational system , led the protest against the english rule. nationalist sentiments were strong among the people. the british may have left india poorer than before, but they also left behind a system of governance that has survived to this date. india had to rebuild itself from the ground up, but it was better equipped to do so.</text:p>
          </table:table-cell>
          <table:table-cell office:value-type="string" calcext:value-type="string">
            <text:p>Nationalism was a good thing during the British colonial rule of Asia and Africa.</text:p>
          </table:table-cell>
          <table:table-cell table:number-columns-repeated="1020"/>
        </table:table-row>
        <table:table-row table:style-name="ro3">
          <table:table-cell office:value-type="float" office:value="442" calcext:value-type="float">
            <text:p>442</text:p>
          </table:table-cell>
          <table:table-cell table:number-columns-repeated="2"/>
          <table:table-cell office:value-type="string" calcext:value-type="string">
            <text:p>Raw material and cheap labour were not so detrimental to the British colonisation</text:p>
          </table:table-cell>
          <table:table-cell table:number-columns-repeated="1020"/>
        </table:table-row>
        <table:table-row table:style-name="ro3">
          <table:table-cell office:value-type="float" office:value="443" calcext:value-type="float">
            <text:p>443</text:p>
          </table:table-cell>
          <table:table-cell table:number-columns-repeated="2"/>
          <table:table-cell office:value-type="string" calcext:value-type="string">
            <text:p>Poverty and colonial rule were good things for the people of the colonies they colonized.</text:p>
          </table:table-cell>
          <table:table-cell table:number-columns-repeated="1020"/>
        </table:table-row>
        <table:table-row table:style-name="ro3">
          <table:table-cell office:value-type="float" office:value="444" calcext:value-type="float">
            <text:p>444</text:p>
          </table:table-cell>
          <table:table-cell table:number-columns-repeated="2"/>
          <table:table-cell office:value-type="string" calcext:value-type="string">
            <text:p>Education in the United Kingdom was the greatest benefit the British colonisation had to the British, and this is a good thing.</text:p>
          </table:table-cell>
          <table:table-cell table:number-columns-repeated="1020"/>
        </table:table-row>
        <table:table-row table:style-name="ro3">
          <table:table-cell office:value-type="float" office:value="445" calcext:value-type="float">
            <text:p>445</text:p>
          </table:table-cell>
          <table:table-cell table:number-columns-repeated="2"/>
          <table:table-cell office:value-type="string" calcext:value-type="string">
            <text:p>Education and administration during colonial rule was beneficial to the people of the colonies.</text:p>
          </table:table-cell>
          <table:table-cell table:number-columns-repeated="1020"/>
        </table:table-row>
        <table:table-row table:style-name="ro3">
          <table:table-cell office:value-type="float" office:value="446" calcext:value-type="float">
            <text:p>446</text:p>
          </table:table-cell>
          <table:table-cell table:number-columns-repeated="2"/>
          <table:table-cell office:value-type="string" calcext:value-type="string">
            <text:p>Indigenous peoples are better off because of the British colonial rule</text:p>
          </table:table-cell>
          <table:table-cell table:number-columns-repeated="1020"/>
        </table:table-row>
        <table:table-row table:style-name="ro3">
          <table:table-cell office:value-type="float" office:value="447" calcext:value-type="float">
            <text:p>447</text:p>
          </table:table-cell>
          <table:table-cell table:number-columns-repeated="2"/>
          <table:table-cell office:value-type="string" calcext:value-type="string">
            <text:p><text:s/>Colonial rule by the Western Countries has benefited the colonies in the long run.</text:p>
          </table:table-cell>
          <table:table-cell table:number-columns-repeated="1020"/>
        </table:table-row>
        <table:table-row table:style-name="ro2">
          <table:table-cell office:value-type="float" office:value="448" calcext:value-type="float">
            <text:p>448</text:p>
          </table:table-cell>
          <table:table-cell office:value-type="string" calcext:value-type="string">
            <text:p>t3_d9a1yo</text:p>
          </table:table-cell>
          <table:table-cell office:value-type="string" calcext:value-type="string">
            <text:p>disclaimer this of course only applies to cities and suburbs. cats with jobs in rural areas are not part of the argument. dogs do not have the same issue as police society actively enforce leash laws and poop pick up with significant degree of success. though obviously any pet has an impact from food consumption on planet the outdoor cat owners are passing the cost of owning and taking care of the cat to society while increasing already significant environmental impact of having a pet to a irresponsible degree. 1 the outdoor cat owners gush on how easy it is for them to have a pet, where you basically just have to feed it once in a while and not have to deal with their smelly poop indoors. what they seem to omit is that their neighbors back yards and public areas are now full of cat shit. kids play in those back yards, so do dogs. a person has no right to go and dump shit in someone else backyard which is what this is with more steps additionally they all have stories how their pet bring a dead bird to the door step and shows how much they 'love them'. yet those people don't seem to realize that outdoor pet cats are actively killing bird species all over the world and america pretty much for fun we are talking hundreds of millions a year . which then has a significant knock on effect on the environment and leads to things like increased pesticide use since there is now a lot more bugs not eaten.</text:p>
          </table:table-cell>
          <table:table-cell office:value-type="string" calcext:value-type="string">
            <text:p>Cat owners are increasing the environmental impact of owning and taking care of the cat to a irresponsible degree.</text:p>
          </table:table-cell>
          <table:table-cell table:number-columns-repeated="1020"/>
        </table:table-row>
        <table:table-row table:style-name="ro3">
          <table:table-cell office:value-type="float" office:value="449" calcext:value-type="float">
            <text:p>449</text:p>
          </table:table-cell>
          <table:table-cell table:number-columns-repeated="2"/>
          <table:table-cell office:value-type="string" calcext:value-type="string">
            <text:p>Environmental issues are too big of a deal that outdoor cats have to deal with.</text:p>
          </table:table-cell>
          <table:table-cell table:number-columns-repeated="1020"/>
        </table:table-row>
        <table:table-row table:style-name="ro3">
          <table:table-cell office:value-type="float" office:value="450" calcext:value-type="float">
            <text:p>450</text:p>
          </table:table-cell>
          <table:table-cell table:number-columns-repeated="2"/>
          <table:table-cell office:value-type="string" calcext:value-type="string">
            <text:p>Pet cats are an unnecessary burden on society and are harming the environment.</text:p>
          </table:table-cell>
          <table:table-cell table:number-columns-repeated="1020"/>
        </table:table-row>
        <table:table-row table:style-name="ro3">
          <table:table-cell office:value-type="float" office:value="451" calcext:value-type="float">
            <text:p>451</text:p>
          </table:table-cell>
          <table:table-cell table:number-columns-repeated="2"/>
          <table:table-cell office:value-type="string" calcext:value-type="string">
            <text:p><text:s/>owners of outdoor cats are actively harming the neighborhoods and the planet.</text:p>
          </table:table-cell>
          <table:table-cell table:number-columns-repeated="1020"/>
        </table:table-row>
        <table:table-row table:style-name="ro3">
          <table:table-cell office:value-type="float" office:value="452" calcext:value-type="float">
            <text:p>452</text:p>
          </table:table-cell>
          <table:table-cell table:number-columns-repeated="2"/>
          <table:table-cell office:value-type="string" calcext:value-type="string">
            <text:p>Rural area people need to stop petting indoor/outdoor cats or dogs at all.</text:p>
          </table:table-cell>
          <table:table-cell table:number-columns-repeated="1020"/>
        </table:table-row>
        <table:table-row table:style-name="ro3">
          <table:table-cell office:value-type="float" office:value="453" calcext:value-type="float">
            <text:p>453</text:p>
          </table:table-cell>
          <table:table-cell table:number-columns-repeated="2"/>
          <table:table-cell office:value-type="string" calcext:value-type="string">
            <text:p>Natural environment is no better than an outdoor cat's life</text:p>
          </table:table-cell>
          <table:table-cell table:number-columns-repeated="1020"/>
        </table:table-row>
        <table:table-row table:style-name="ro5">
          <table:table-cell office:value-type="float" office:value="454" calcext:value-type="float">
            <text:p>454</text:p>
          </table:table-cell>
          <table:table-cell table:number-columns-repeated="2"/>
          <table:table-cell office:value-type="string" calcext:value-type="string">
            <text:p>Dog owners are passing on the cost of owning and taking care of the cat to society while increasing already significant environmental impact of having a pet to a irresponsible degree.</text:p>
          </table:table-cell>
          <table:table-cell table:number-columns-repeated="1020"/>
        </table:table-row>
        <table:table-row table:style-name="ro2">
          <table:table-cell office:value-type="float" office:value="455" calcext:value-type="float">
            <text:p>455</text:p>
          </table:table-cell>
          <table:table-cell office:value-type="string" calcext:value-type="string">
            <text:p>t3_bztsuz</text:p>
          </table:table-cell>
          <table:table-cell office:value-type="string" calcext:value-type="string">
            <text:p>when i saw at the surface level, i mean the reasons that are given for it. not any 'secret' reasons there may be. amp; x200b; pdt rule quick explanation: if you don't have at least 25k in your portfolio, you are not allowed to make more than 3 'day trades' in a 5 day stock market period. amp; x200b; logic: day trading is risky. anyone that has at least 25k probably better understands the risks than someone that doesn't have 25k. amp; x200b; yes, i am aware of how on cash accounts it's slightly different, but it's still effectively the same since you can't trade on unsettled funds. amp; x200b; why it doesn't make sense: holding overnight isn't any less risky than day trading. in fact, i think it is actually safer to day trade than it is to hold overnight. just taking spy for example: it can change wildly overnight based on tweets from our orang creamsicle in chief. yes, panic selling is bad, but anyone who panic sells is just as likely to do it swing trading as they are day trading. amp; x200b; overall, i think it's easier to 'predict' where a stock price will go in the next couple of hours, rather than what it will open at the next day. the pdt rule doesn't protect anyone from themselves. in fact, it probably makes it harder for people to not lose their money as if they are at their limit, they have no opportunity to cash out on a gain; they have to just hold an hope the stock doesn't go the opposite way they want it to overnight.</text:p>
          </table:table-cell>
          <table:table-cell office:value-type="string" calcext:value-type="string">
            <text:p>Day trading should be replaced with overnight trading</text:p>
          </table:table-cell>
          <table:table-cell table:number-columns-repeated="1020"/>
        </table:table-row>
        <table:table-row table:style-name="ro3">
          <table:table-cell office:value-type="float" office:value="456" calcext:value-type="float">
            <text:p>456</text:p>
          </table:table-cell>
          <table:table-cell table:number-columns-repeated="2"/>
          <table:table-cell office:value-type="string" calcext:value-type="string">
            <text:p>Share price transactions should be made during the day (i.e. evening in the US).</text:p>
          </table:table-cell>
          <table:table-cell table:number-columns-repeated="1020"/>
        </table:table-row>
        <table:table-row table:style-name="ro3">
          <table:table-cell office:value-type="float" office:value="457" calcext:value-type="float">
            <text:p>457</text:p>
          </table:table-cell>
          <table:table-cell table:number-columns-repeated="2"/>
          <table:table-cell office:value-type="string" calcext:value-type="string">
            <text:p>Espionage regulations in the stock market make no sense.</text:p>
          </table:table-cell>
          <table:table-cell table:number-columns-repeated="1020"/>
        </table:table-row>
        <table:table-row table:style-name="ro3">
          <table:table-cell office:value-type="float" office:value="458" calcext:value-type="float">
            <text:p>458</text:p>
          </table:table-cell>
          <table:table-cell table:number-columns-repeated="2"/>
          <table:table-cell office:value-type="string" calcext:value-type="string">
            <text:p>Stock market ETFs have no reason to allow you to make more than 3 "day trades" in a 5 day Stock Market period.</text:p>
          </table:table-cell>
          <table:table-cell table:number-columns-repeated="1020"/>
        </table:table-row>
        <table:table-row table:style-name="ro3">
          <table:table-cell office:value-type="float" office:value="459" calcext:value-type="float">
            <text:p>459</text:p>
          </table:table-cell>
          <table:table-cell table:number-columns-repeated="2"/>
          <table:table-cell office:value-type="string" calcext:value-type="string">
            <text:p>Logic-wise, the Pdt rule doesn't make sense.</text:p>
          </table:table-cell>
          <table:table-cell table:number-columns-repeated="1020"/>
        </table:table-row>
        <table:table-row table:style-name="ro3">
          <table:table-cell office:value-type="float" office:value="460" calcext:value-type="float">
            <text:p>460</text:p>
          </table:table-cell>
          <table:table-cell table:number-columns-repeated="2"/>
          <table:table-cell office:value-type="string" calcext:value-type="string">
            <text:p><text:s/>At the surface level, the pattern day trader rule doesn't make sense</text:p>
          </table:table-cell>
          <table:table-cell table:number-columns-repeated="1020"/>
        </table:table-row>
        <table:table-row table:style-name="ro3">
          <table:table-cell office:value-type="float" office:value="461" calcext:value-type="float">
            <text:p>461</text:p>
          </table:table-cell>
          <table:table-cell table:number-columns-repeated="2"/>
          <table:table-cell office:value-type="string" calcext:value-type="string">
            <text:p>Risk-averse investors should not be allowed to make more than 3 "day trades" in a 5 day stock market period.</text:p>
          </table:table-cell>
          <table:table-cell table:number-columns-repeated="1020"/>
        </table:table-row>
        <table:table-row table:style-name="ro29">
          <table:table-cell office:value-type="float" office:value="462" calcext:value-type="float">
            <text:p>462</text:p>
          </table:table-cell>
          <table:table-cell office:value-type="string" calcext:value-type="string">
            <text:p>t3_c1tr2e</text:p>
          </table:table-cell>
          <table:table-cell office:value-type="string" calcext:value-type="string">
            <text:p>many people seem to pursue various schools of mation and or consume potent hallucinogens such as ayahuasca in the hope of making some grand connecti n. achieving a realization far in advance of current human knowled e. but if it's sufficiently far in advance of what is known, it won't connect in a recognizable way to what is known presently, so to everybody else it will just sound like random nonsen . this means it will be impossible to persuade anybody of it, which means you cannot use that information to effect change in the wor d. sharing such information is more likely to be harmful to you, professionally and socially, than it is to bring about any positive developmen . unknown unknowns are useful only if they are pretty close to the ever expanding frontier of human discovery, such that they were nearly foreseeable anyway and fit recognizably into what has most recently been discovered in the relevant fie d. like how when you put together a jigsaw puzzle, you attach pieces to existing pieces and build on what is already the e. generally you don't skip ahead and begin building a second nucleus of pieces in the far corner at the same time or w . there is historical precedent for any knowledge sufficiently abstracted from the status quo being regarded as luna y. look at the treatment lois pasteur suffered for sharing his findings concerning sterilization, hygiene and microorganisms as a cause for disea . even if a revolutionary proposition is supportable through reason, extrapolating from findings already known to be true, people overwhelmingly do not accept conclusions they did not arrive at on their own or which came from an authority they trus . at most you have an interesting idea people may entertain briefly, in the mindset that they are generously indulging humoring a nutty weir . this is why i think the promise of grasping for, and somehow attaining a discovery far in advance of current human knowledge is not as desirable as it appea s. if successful then you're like a sparrow who suddenly understands what it is to be a hum n. but the next moment he's a sparrow aga n. what can the sparrow do differently with that informati n? how will it affect sparrows on the who e? not at a . you might also compare it to being a savannah dwelling proto human who has suddenly realized how to build a jet engine, or a comput r. what good is that information to h m? it won't be useful to anybody for a hundred thousand yea s. all he could accomplish by talking about it would be to convince everybody else in the tribe that he's insane or possess d. even technological breakthroughs heralded as brilliant and groundbreaking often fail spectacularly when brought to market prematurely, because the conditions necessary for it to succeed did not yet exi . for these reasons, there's no sense in desiring enlightenme t. you cannot do much of anything with t. i mean i guess you can write about it, as ficti n. you could use it as inspiration for art of various kin s. other than that, what good is t? what does it do for y u? if it does not change your existence, you are still a human being living on earth who must do all the same things to survive as befo e. you may as well have never had the epipha</text:p>
          </table:table-cell>
          <table:table-cell office:value-type="string" calcext:value-type="string">
            <text:p><text:s/>Enlightenment, if truly possible through meditation or psychedelic substances, would be useless at best and possibly detrimental</text:p>
          </table:table-cell>
          <table:table-cell table:number-columns-repeated="1020"/>
        </table:table-row>
        <table:table-row table:style-name="ro3">
          <table:table-cell office:value-type="float" office:value="463" calcext:value-type="float">
            <text:p>463</text:p>
          </table:table-cell>
          <table:table-cell table:number-columns-repeated="2"/>
          <table:table-cell office:value-type="string" calcext:value-type="string">
            <text:p>History has shown that knowledge far in advance of current human knowledgences is more harmful to the progress of science than beneficial to it.</text:p>
          </table:table-cell>
          <table:table-cell table:number-columns-repeated="1020"/>
        </table:table-row>
        <table:table-row table:style-name="ro3">
          <table:table-cell office:value-type="float" office:value="464" calcext:value-type="float">
            <text:p>464</text:p>
          </table:table-cell>
          <table:table-cell table:number-columns-repeated="2"/>
          <table:table-cell office:value-type="string" calcext:value-type="string">
            <text:p>Human knowledge is not as useful as we make it out to be.</text:p>
          </table:table-cell>
          <table:table-cell table:number-columns-repeated="1020"/>
        </table:table-row>
        <table:table-row table:style-name="ro3">
          <table:table-cell office:value-type="float" office:value="465" calcext:value-type="float">
            <text:p>465</text:p>
          </table:table-cell>
          <table:table-cell table:number-columns-repeated="2"/>
          <table:table-cell office:value-type="string" calcext:value-type="string">
            <text:p>Jet engine/earther/etc, psychedelic drugs are inherently dangerous, they have a difficult time with our minds and will hurt any positive change that may occur.</text:p>
          </table:table-cell>
          <table:table-cell table:number-columns-repeated="1020"/>
        </table:table-row>
        <table:table-row table:style-name="ro3">
          <table:table-cell office:value-type="float" office:value="466" calcext:value-type="float">
            <text:p>466</text:p>
          </table:table-cell>
          <table:table-cell table:number-columns-repeated="2"/>
          <table:table-cell office:value-type="string" calcext:value-type="string">
            <text:p>Status quo knowledge should be hard to reach.</text:p>
          </table:table-cell>
          <table:table-cell table:number-columns-repeated="1020"/>
        </table:table-row>
        <table:table-row table:style-name="ro3">
          <table:table-cell office:value-type="float" office:value="467" calcext:value-type="float">
            <text:p>467</text:p>
          </table:table-cell>
          <table:table-cell table:number-columns-repeated="2"/>
          <table:table-cell office:value-type="string" calcext:value-type="string">
            <text:p>Jigsaw puzzle are pointless if you are already in a position to use them. </text:p>
          </table:table-cell>
          <table:table-cell table:number-columns-repeated="1020"/>
        </table:table-row>
        <table:table-row table:style-name="ro5">
          <table:table-cell office:value-type="float" office:value="468" calcext:value-type="float">
            <text:p>468</text:p>
          </table:table-cell>
          <table:table-cell table:number-columns-repeated="2"/>
          <table:table-cell office:value-type="string" calcext:value-type="string">
            <text:p>Technology advancing far in advance of current human knowledgable e.g. ayahuasca is more likely to be harmful to you, professionally and socially, than it is to bring about any positive developmen.</text:p>
          </table:table-cell>
          <table:table-cell table:number-columns-repeated="1020"/>
        </table:table-row>
        <table:table-row table:style-name="ro32">
          <table:table-cell office:value-type="float" office:value="469" calcext:value-type="float">
            <text:p>469</text:p>
          </table:table-cell>
          <table:table-cell office:value-type="string" calcext:value-type="string">
            <text:p>t3_atxlo5</text:p>
          </table:table-cell>
          <table:table-cell office:value-type="string" calcext:value-type="string">
            <text:p>i'll just lay it out formally, fact by fact, with sources. please be sure to read until the end before you call me a racist ; amp; x200b; whereas there is no correlation between gun ownership rate and homicide rate on a state to state level there is a correlation with suicide admittedly, but that's a different issue . there is also no correlation between state homicide rate and the amount of gun laws in that state. source: amp; x200b; whereas gun homicides in particular are way down in the last few decades. down to 10,982 in 2017, from 16,136 in 1994. this is despite population growth and millions more guns sold. source: term . be18464e02e7 term . be18464e02e7 amp; x200b; whereas white americans own more guns per capita over other races, by far. source: amp; x200b; whereas despite high gun ownership, the white homicide rate is about 2. 6 per 100,00, less than half the national average of 5. 7 per 100,000. source: amp; x200b; whereas the black homicide rate is 20. 9 per 100,000, nearly four times the national average. source: amp; x200b; whereas african americans, despite making up around only 13 of the population, are responsible for 53. 3 of the homicide. it's actually even more horrifying than this stat lets on, because it is mostly young black males killing people, not all black people contributing equally . source: amp; x200b; whereas african americans are also very disproportionately the victims of homicide, with 53. 1 of victims being african american. source: amp; x200b; whereas it is very hard to even discuss this issue without people shutting down the conversation by calling you a racist, or weirdo racists thinking you are one of them. on subreddits like r news, you can get banned just for citing fbi crime statistics. source: personal experience lol. amp; x200b; now, i get away from the facts, and give more of my opinion: when a demographic that makes up like 6 of the population black males, and even less when you limit it to just young black males is committing around half of the homicide in your country, how is it not the only thing we are talking about when discussing homicide? everything else should play second fiddle until that is under control. these kids are fucking slaughtering each other and nobody cares. from january 1 to feb 9 of this year in chicago, there were 28 murders, mostly black victims. yet all our attention went to the smollett hoax, and the mass shooting that killed 5 people. public mass shootings never fail to get attention, but they make up maybe 1 2 of gun homicides, and less than 1 of overall homicides. 5 people dying in a mass shooting in chicago is national news, but 5 people dying due to gang violence is a quiet summer weekend in chicago and other cities too, i don't mean to pick on chicago alone . trouble is, the latter occurs all the time. the truth is that it's hard to deal with urban blight and the legacy of institutional racism. it's hard to fix a culture that puts kids into a vicious cycle of failure, especially when you get called a racist for daring to bring it up. and so it gets swept under the rug while people call for pointless gun control laws instead of dealing with the much harder societal problems that make them very uncomfortable. a disproportionate amount of homicides occur in cities that have been run by democrats for a very long time and have plenty of gun control laws on the books chicago, baltimore, dc, etc . instead of trying a different strategy, they blame neighboring states for lax gun laws, even though those neighboring states often don't have high homicide rates despite their guns. so law abiding gun owners have to give up their guns, because people in cities run by mostly democrats can't stop shooting each other? how about eat shit. deal with the harder problems, like how welfare has encouraged single motherhood and thus wrecked the african american community. or racist redlining policies that segregated neighborhoods, etc. and for the love of god, please don't brush this off as just a poverty issue. of course poverty increases crime, no one doubts that. but it is not just poverty. west virginia is very poor, very white, and has lots of guns. yet the state's homicide rate is at around 4 per 100,000, below the national average of 5. 7. culture matters a lot too, and the african american community needs to fix theirs. making excuses saying otherwise is the epitome of 'the high bigotry of low expectations'. change my view!</text:p>
          </table:table-cell>
          <table:table-cell office:value-type="string" calcext:value-type="string">
            <text:p>African Americans are responsible for 53% of the homicide rate in the US.</text:p>
          </table:table-cell>
          <table:table-cell table:number-columns-repeated="1020"/>
        </table:table-row>
        <table:table-row table:style-name="ro3">
          <table:table-cell office:value-type="float" office:value="470" calcext:value-type="float">
            <text:p>470</text:p>
          </table:table-cell>
          <table:table-cell table:number-columns-repeated="2"/>
          <table:table-cell office:value-type="string" calcext:value-type="string">
            <text:p>African Americans are in the majority of the deaths in the United States of America from homicides</text:p>
          </table:table-cell>
          <table:table-cell table:number-columns-repeated="1020"/>
        </table:table-row>
        <table:table-row table:style-name="ro3">
          <table:table-cell office:value-type="float" office:value="471" calcext:value-type="float">
            <text:p>471</text:p>
          </table:table-cell>
          <table:table-cell table:number-columns-repeated="2"/>
          <table:table-cell office:value-type="string" calcext:value-type="string">
            <text:p>Law enforcement should focus more on the issue of gun ownership, not just on homicide.</text:p>
          </table:table-cell>
          <table:table-cell table:number-columns-repeated="1020"/>
        </table:table-row>
        <table:table-row table:style-name="ro3">
          <table:table-cell office:value-type="float" office:value="472" calcext:value-type="float">
            <text:p>472</text:p>
          </table:table-cell>
          <table:table-cell table:number-columns-repeated="2"/>
          <table:table-cell office:value-type="string" calcext:value-type="string">
            <text:p><text:s/>We do not have a gun problem, or if we do, it is much smaller than people think. What we actually have is a black on black crime problem.</text:p>
          </table:table-cell>
          <table:table-cell table:number-columns-repeated="1020"/>
        </table:table-row>
        <table:table-row table:style-name="ro3">
          <table:table-cell office:value-type="float" office:value="473" calcext:value-type="float">
            <text:p>473</text:p>
          </table:table-cell>
          <table:table-cell table:number-columns-repeated="2"/>
          <table:table-cell office:value-type="string" calcext:value-type="string">
            <text:p>Murder is the only thing that should be talked about when discussing gun control.</text:p>
          </table:table-cell>
          <table:table-cell table:number-columns-repeated="1020"/>
        </table:table-row>
        <table:table-row table:style-name="ro3">
          <table:table-cell office:value-type="float" office:value="474" calcext:value-type="float">
            <text:p>474</text:p>
          </table:table-cell>
          <table:table-cell table:number-columns-repeated="2"/>
          <table:table-cell office:value-type="string" calcext:value-type="string">
            <text:p>White Americans are actually responsible for more gun deaths than Blacks. (US)</text:p>
          </table:table-cell>
          <table:table-cell table:number-columns-repeated="1020"/>
        </table:table-row>
        <table:table-row table:style-name="ro3">
          <table:table-cell office:value-type="float" office:value="475" calcext:value-type="float">
            <text:p>475</text:p>
          </table:table-cell>
          <table:table-cell table:number-columns-repeated="2"/>
          <table:table-cell office:value-type="string" calcext:value-type="string">
            <text:p>New Zealand national rugby union team should stop talking about gun ownership in the arena as one of the main things the population is talking about.</text:p>
          </table:table-cell>
          <table:table-cell table:number-columns-repeated="1020"/>
        </table:table-row>
        <table:table-row table:style-name="ro4">
          <table:table-cell office:value-type="float" office:value="476" calcext:value-type="float">
            <text:p>476</text:p>
          </table:table-cell>
          <table:table-cell office:value-type="string" calcext:value-type="string">
            <text:p>t3_btkbhe</text:p>
          </table:table-cell>
          <table:table-cell office:value-type="string" calcext:value-type="string">
            <text:p>basically, durians are the king of fruit. to most southeast asian people, it has wonderful smell and sweet taste. durian flavored ice cream is one of the most popular and loved ice cream in vietnam. however, to the majority of westerners, durians smell stinky and taste disgusting. many scientists think that this is genetic. basically, to me, the people who cannot stand durians have defective noses. since a nose' evolutionary role is to detect bad spoiled poisonous food, there is no reason for them to think that durians smell bad, as durians are a edible, non poisonous, nutritious food. in short: 1. they are defective since their noises fail to detect a good source of food. 2. they are unfortunate since they are cursed to always get bad smell for durians.</text:p>
          </table:table-cell>
          <table:table-cell office:value-type="string" calcext:value-type="string">
            <text:p>Asian people who complain about the stinky smell for their durian flavor are stupid</text:p>
          </table:table-cell>
          <table:table-cell table:number-columns-repeated="1020"/>
        </table:table-row>
        <table:table-row table:style-name="ro3">
          <table:table-cell office:value-type="float" office:value="477" calcext:value-type="float">
            <text:p>477</text:p>
          </table:table-cell>
          <table:table-cell table:number-columns-repeated="2"/>
          <table:table-cell office:value-type="string" calcext:value-type="string">
            <text:p>Asian people who cannot stand durians have defective noses.</text:p>
          </table:table-cell>
          <table:table-cell table:number-columns-repeated="1020"/>
        </table:table-row>
        <table:table-row table:style-name="ro3">
          <table:table-cell office:value-type="float" office:value="478" calcext:value-type="float">
            <text:p>478</text:p>
          </table:table-cell>
          <table:table-cell table:number-columns-repeated="2"/>
          <table:table-cell office:value-type="string" calcext:value-type="string">
            <text:p><text:s/>People who cannot stand durians are defective and unfortunate</text:p>
          </table:table-cell>
          <table:table-cell table:number-columns-repeated="1020"/>
        </table:table-row>
        <table:table-row table:style-name="ro3">
          <table:table-cell office:value-type="float" office:value="479" calcext:value-type="float">
            <text:p>479</text:p>
          </table:table-cell>
          <table:table-cell table:number-columns-repeated="2"/>
          <table:table-cell office:value-type="string" calcext:value-type="string">
            <text:p>Majority of Westerners don't like durians because they smell stinky and taste disgusting.</text:p>
          </table:table-cell>
          <table:table-cell table:number-columns-repeated="1020"/>
        </table:table-row>
        <table:table-row table:style-name="ro3">
          <table:table-cell office:value-type="float" office:value="480" calcext:value-type="float">
            <text:p>480</text:p>
          </table:table-cell>
          <table:table-cell table:number-columns-repeated="2"/>
          <table:table-cell office:value-type="string" calcext:value-type="string">
            <text:p>Food spoilage makes Danglenurs bad.</text:p>
          </table:table-cell>
          <table:table-cell table:number-columns-repeated="1020"/>
        </table:table-row>
        <table:table-row table:style-name="ro3">
          <table:table-cell office:value-type="float" office:value="481" calcext:value-type="float">
            <text:p>481</text:p>
          </table:table-cell>
          <table:table-cell table:number-columns-repeated="2"/>
          <table:table-cell office:value-type="string" calcext:value-type="string">
            <text:p>Scientist believe that people who don't like durians are defective.</text:p>
          </table:table-cell>
          <table:table-cell table:number-columns-repeated="1020"/>
        </table:table-row>
        <table:table-row table:style-name="ro3">
          <table:table-cell office:value-type="float" office:value="482" calcext:value-type="float">
            <text:p>482</text:p>
          </table:table-cell>
          <table:table-cell table:number-columns-repeated="2"/>
          <table:table-cell office:value-type="string" calcext:value-type="string">
            <text:p>Ice cream is not actually bad for the odors of Durians</text:p>
          </table:table-cell>
          <table:table-cell table:number-columns-repeated="1020"/>
        </table:table-row>
        <table:table-row table:style-name="ro15">
          <table:table-cell office:value-type="float" office:value="483" calcext:value-type="float">
            <text:p>483</text:p>
          </table:table-cell>
          <table:table-cell office:value-type="string" calcext:value-type="string">
            <text:p>t3_cjel5h</text:p>
          </table:table-cell>
          <table:table-cell office:value-type="string" calcext:value-type="string">
            <text:p>hello all. first of all, i'm a long time lurker both in this community and on reddit in general but i've never made a post on r changemyview before. i've had some varying feelings about birth control and related topics throughout my life and i think part of the reason is that i can generally see the different perspectives so well. however, one thing that i've recently been thinking about is the morality of birth control. my sister recently started taking birth control pills and the medical guide that came with her prescription says that it does not consistently prevent ovulation and that a backup mechanism for preventing pregnancy is preventing implantation. in that case, a fertilized egg can pass out through the body, which of course means it will no longer develop and will no longer live or 'live' . my sister says that maybe it's not really alive it's just 'viable' but i do not see this as a 'when does life begin? ' question. i think life began a long, long time ago at the evolutionary beginning of life on earth, and that every sperm, egg, cell, etc. has been alive since. however, a fertilized egg is genetically unique and has begun dividing and growing and has started the long process towards birth. i do not think that preventing pregnancy is wrong. i just do not feel good about essentially ending a very, very young life, as i see it, that just won the genetic lottery to exist. i'll add that none of this has any religious foundation for me, whatsoever. it is grounded only in what i see as logical and right. oddly, i i believe abortion can be moral. i think that a woman's first duty is to herself, and that she can make the choice she feels is best for her own physical and mental health. many people believe that a woman has the right to abort a pregnancy if her life is at risk. i think that this extends to her health, her mental health, etc. she has the right to choose how much risk she assumes. you only get one body, and the process of pregnancy and birth can have complications and even in the best of circumstances can affect the mother adversely. i also believe that being miserable, feeling forced to carry a child, or feeling that there is an invader parasite in her body, is a valid reason to abort and could cause massive harms to the woman and her mental health overall wellbeing. no woman should feel that she is a slave or that someone else's needs prioritize her own bodily integrity. no woman should be forced to accept risk of pain, bodily harm, sickness, depression, etc. so, while i'm not sure i approve of abortion in all cases, i do support it in as much as it's ever a health decision. i also know that many women decide to abort for other reasons, and while they have my respect and i know that it can be a tough decision that may be appealing for various reasons, i don't really think these are okay. with birth control, however, there are other options to prevent pregnancy that do not prevent implantation of a fertilized egg. since this is true, i'd argue, we should make the choice that does not stop a life. i understand that a woman may become pregnant because she did not decide to use this type of birth control and therefore she ends up in a position where she wants to abort. i think that again, she has to prioritize her own health and wellbeing. however, i think she should have taken action, to the best of her ability, from getting pregnant in the first place via other means than this type of birth control . but regardless she can only do her best in the situation she's currently in, not rewind and change the past. i do think that planning on this all along would also be immoral 'i'll just not worry about birth control and i'll try to have an abortion because abortion is moral' does not fit my view, and is in itself another wrong. but if that's where she already is, all she can do is go forward. i do believe that, given the choice, it is likely also better to end a pregnancy as early as possible, but i don't think it makes a tremendous amount of difference ethically. i do understand that a woman isn't considered pregnant until implantation takes place. i don't think that that really changes whether the embryo fetus etc. is alive or whatever other word suggests that it is deserving of life . in the same way, i don't see birth as an inherent threshold either. birth changes whether a baby fetus etc. relies on its mother for life giving her the right to make her own health decisions but it doesn't change other reasons for abortion, in my opinion. for example, i don't think that aborting due to serious illness in the fetus baby is significantly different from euthanasia of a very seriously ill baby after birth. anyway, this is what i believe, but i think that i may be missing something that would change my view. why? well, first, most people don't believe this, although that's not inherently proof that i'm wrong. again, my views are not based on religion in any way whatsoever, but even conservative religious arguments that i've read against birth control don't generally use my argument. also, i'd like to believe that there isn't this mass wave of immorality taking place that kills tiny, growing lives every day. i'd like to believe that these types of birth control, giving women and families additional options to prevent pregnancy and which may be better suited to certain circumstances, can be considered okay. i also find my approval of abortion is a bit odd, considering, and i think that digging around there could possibly lead to some cognitive dissonance. there are also some other areas i think i could explore, but i haven't really hashed them out enough to discuss here and i don't want to write your arguments for you. ; but please, change my view!</text:p>
          </table:table-cell>
          <table:table-cell office:value-type="string" calcext:value-type="string">
            <text:p>Mental health or reproductive control should be enforced upon birth control.</text:p>
          </table:table-cell>
          <table:table-cell table:number-columns-repeated="1020"/>
        </table:table-row>
        <table:table-row table:style-name="ro3">
          <table:table-cell office:value-type="float" office:value="484" calcext:value-type="float">
            <text:p>484</text:p>
          </table:table-cell>
          <table:table-cell table:number-columns-repeated="2"/>
          <table:table-cell office:value-type="string" calcext:value-type="string">
            <text:p>Abortion is not morally wrong.</text:p>
          </table:table-cell>
          <table:table-cell table:number-columns-repeated="1020"/>
        </table:table-row>
        <table:table-row table:style-name="ro3">
          <table:table-cell office:value-type="float" office:value="485" calcext:value-type="float">
            <text:p>485</text:p>
          </table:table-cell>
          <table:table-cell table:number-columns-repeated="2"/>
          <table:table-cell office:value-type="string" calcext:value-type="string">
            <text:p>Slavery is wrong and birth control is moral.</text:p>
          </table:table-cell>
          <table:table-cell table:number-columns-repeated="1020"/>
        </table:table-row>
        <table:table-row table:style-name="ro3">
          <table:table-cell office:value-type="float" office:value="486" calcext:value-type="float">
            <text:p>486</text:p>
          </table:table-cell>
          <table:table-cell table:number-columns-repeated="2"/>
          <table:table-cell office:value-type="string" calcext:value-type="string">
            <text:p>Religion does not dictate the morality of birth control and abortion.</text:p>
          </table:table-cell>
          <table:table-cell table:number-columns-repeated="1020"/>
        </table:table-row>
        <table:table-row table:style-name="ro3">
          <table:table-cell office:value-type="float" office:value="487" calcext:value-type="float">
            <text:p>487</text:p>
          </table:table-cell>
          <table:table-cell table:number-columns-repeated="2"/>
          <table:table-cell office:value-type="string" calcext:value-type="string">
            <text:p><text:s/>Birth control is immoral if it prevents implantation</text:p>
          </table:table-cell>
          <table:table-cell table:number-columns-repeated="1020"/>
        </table:table-row>
        <table:table-row table:style-name="ro3">
          <table:table-cell office:value-type="float" office:value="488" calcext:value-type="float">
            <text:p>488</text:p>
          </table:table-cell>
          <table:table-cell table:number-columns-repeated="2"/>
          <table:table-cell office:value-type="string" calcext:value-type="string">
            <text:p>Birth control can be moral.</text:p>
          </table:table-cell>
          <table:table-cell table:number-columns-repeated="1020"/>
        </table:table-row>
        <table:table-row table:style-name="ro3">
          <table:table-cell office:value-type="float" office:value="489" calcext:value-type="float">
            <text:p>489</text:p>
          </table:table-cell>
          <table:table-cell table:number-columns-repeated="2"/>
          <table:table-cell office:value-type="string" calcext:value-type="string">
            <text:p>Combined oral contraceptive pill, birth control, and sex change, I do not think that birth control are "Morally Acceptable" </text:p>
          </table:table-cell>
          <table:table-cell table:number-columns-repeated="1020"/>
        </table:table-row>
        <table:table-row table:style-name="ro9">
          <table:table-cell office:value-type="float" office:value="490" calcext:value-type="float">
            <text:p>490</text:p>
          </table:table-cell>
          <table:table-cell office:value-type="string" calcext:value-type="string">
            <text:p>t3_adc36a</text:p>
          </table:table-cell>
          <table:table-cell office:value-type="string" calcext:value-type="string">
            <text:p>i m probably going to offend a lot of people, but it doesn t matter, what does matter however is how we make of things and our facts and statistics. my reasoning behind this is that, smoking anything is bad for and that marijuana is not exception. but that s not my only reason. marijuana can cause short term memory loss long term memory loss if chronically used impaired thought, movement memory and judgement dangerous for anyone that smokes pot and drives and could cause problems with consent. worsens the symptoms of bipolar disorder, schizophrenia and psychosis what marijuana is it is a paychoactive drug from the plant cannabis used for either recreational or medical purposes. it s main component, tetrahydrocannibinal, thc, one of the 483 compounds that include over 60 other cannibinoids. here s what it does to your body. once you inhale the smoke, the thc goes from your lungs to you bloodstream and into the brain. thc stimulates the part of your brain that responds to pleasure, such as good and sex. that s lets dopamine loose and causes the high. it can give you a relaxed sense of being, heighten your senses, warp your sense of time, and make you anxious, afraid or panicked. there are many benefits with marijuana, but it s not gods plant. harms some evidence suggests that marijuana hurts your memory, learning abilities, and attention. though, it is limited. it leads to smokers cough, long term bronchitis, increase in phlegm production and generally does not improve the quality of lung function over time. breathing problems increased heart rate. marijuana causes the heart to pump blood faster, which means that your heart has to work extra hard to keep itself going. with pregnancy, if you smoke marijuana your baby is more likely to be underweight, born prematurely, and may need neonatal intensive care. with teenagers, it affect their learning abilities and it affects how the brain builds connections between the areas necessary for these functions. a study in england was conducted in part of research at duke university showed that people who smoked marijuana in their teens developed marijuana use disorder and were 8 points behind in iq points between the ages of 13 and 38. is marijuana addictive? hard to say, but it can lead to a substance use disorder, a medical illness in which the person is unable to stop using it even though it causes social and health problems. the symptoms with withdrawal of marijuana includes grouchiness sleeplessness decreases appetite anxiety cravings other marijuana decreases sperm count moral of the lesson, don t smoke once you re a teen or pregnant or trying to use it as a coping mechanism for your mental health problems. also, take note of the legalities of your state.</text:p>
          </table:table-cell>
          <table:table-cell office:value-type="string" calcext:value-type="string">
            <text:p>The Age of 21 is Right for Marijuana, Even Without Cannabis</text:p>
          </table:table-cell>
          <table:table-cell table:number-columns-repeated="1020"/>
        </table:table-row>
        <table:table-row table:style-name="ro3">
          <table:table-cell office:value-type="float" office:value="491" calcext:value-type="float">
            <text:p>491</text:p>
          </table:table-cell>
          <table:table-cell table:number-columns-repeated="2"/>
          <table:table-cell office:value-type="string" calcext:value-type="string">
            <text:p>Cannabis (drug) is bad for you</text:p>
          </table:table-cell>
          <table:table-cell table:number-columns-repeated="1020"/>
        </table:table-row>
        <table:table-row table:style-name="ro3">
          <table:table-cell office:value-type="float" office:value="492" calcext:value-type="float">
            <text:p>492</text:p>
          </table:table-cell>
          <table:table-cell table:number-columns-repeated="2"/>
          <table:table-cell office:value-type="string" calcext:value-type="string">
            <text:p>Cannabis (drug) is a terrible plant and marijuana is harmful to every body. </text:p>
          </table:table-cell>
          <table:table-cell table:number-columns-repeated="1020"/>
        </table:table-row>
        <table:table-row table:style-name="ro3">
          <table:table-cell office:value-type="float" office:value="493" calcext:value-type="float">
            <text:p>493</text:p>
          </table:table-cell>
          <table:table-cell table:number-columns-repeated="2"/>
          <table:table-cell office:value-type="string" calcext:value-type="string">
            <text:p>England’s marijuana ban is a good idea.</text:p>
          </table:table-cell>
          <table:table-cell table:number-columns-repeated="1020"/>
        </table:table-row>
        <table:table-row table:style-name="ro3">
          <table:table-cell office:value-type="float" office:value="494" calcext:value-type="float">
            <text:p>494</text:p>
          </table:table-cell>
          <table:table-cell table:number-columns-repeated="2"/>
          <table:table-cell office:value-type="string" calcext:value-type="string">
            <text:p><text:s/>Marijuana isn’t as good as people think</text:p>
          </table:table-cell>
          <table:table-cell table:number-columns-repeated="1020"/>
        </table:table-row>
        <table:table-row table:style-name="ro3">
          <table:table-cell office:value-type="float" office:value="495" calcext:value-type="float">
            <text:p>495</text:p>
          </table:table-cell>
          <table:table-cell table:number-columns-repeated="2"/>
          <table:table-cell office:value-type="string" calcext:value-type="string">
            <text:p>Mental disorder should be considered an incurable, serious and prevalent problem.</text:p>
          </table:table-cell>
          <table:table-cell table:number-columns-repeated="1020"/>
        </table:table-row>
        <table:table-row table:style-name="ro3">
          <table:table-cell office:value-type="float" office:value="496" calcext:value-type="float">
            <text:p>496</text:p>
          </table:table-cell>
          <table:table-cell table:number-columns-repeated="2"/>
          <table:table-cell office:value-type="string" calcext:value-type="string">
            <text:p>Pregnancy is a good idea if you smoke marijuana.</text:p>
          </table:table-cell>
          <table:table-cell table:number-columns-repeated="1020"/>
        </table:table-row>
        <table:table-row table:style-name="ro9">
          <table:table-cell office:value-type="float" office:value="497" calcext:value-type="float">
            <text:p>497</text:p>
          </table:table-cell>
          <table:table-cell office:value-type="string" calcext:value-type="string">
            <text:p>t3_bnpj8d</text:p>
          </table:table-cell>
          <table:table-cell office:value-type="string" calcext:value-type="string">
            <text:p>some people believe that pregnant women is an exclusionary or offensive term, and i disagree. it s more than woman vs. person it s part of a larger argument that discourse on women s rights is cissexist. what do you lose with pregnant people? you re losing specificity and identity by doing so. most obviously, you d be ignoring the obvious fact that it is overwhelmingly women who get pregnant, have vaginas, and deal with issues like breast cancer. i don t think this is an avoidable problem. it s going to be the case that women make up over 99 percent of pregnant individuals. that s a natural association it s inevitable that people will notice and casually refer to pregnant women unless you forcibly police what people say. the article sweeps this fact under the rug. culturally, female identity is built around the female biology in a lot of ways. women rally around their periods, vaginas, and wombs because they have those shared experiences and hardships. it s inevitable that these things will be in the spotlight; the women s march is the uniting force it is because it utilizes this shared consciousness. it s also impossible to agree with pregnant persons without undermining fundamental ideas about motherhood. following the pregnant persons argument to its conclusion, it would argue that the cultural idea of the mother and any celebration thereof is cissexist and bad. instead of mother, my university uses the supposedly inclusive term lactating individuals is used instead. i can t imagine this is popular among mothers no one identities as a lactating individual. this is exactly like the front hole controversy: women feel that it s devaluing them. i m not disputing that transgender people have legitimate reproductive health needs that aren t getting addressed. that doesn t change a lot of the facts i laid out, meaning that this is a thorny issue. addressing counter arguments: people feel excluded i m not convinced that this is widely considered offensive by transgender people; it seems like it s an issue cooked up by a small group of fringe activists. this trans woman in fact vigorously defends the women s march and its focus on supposedly cissexist reproductive rights, female genitals, and pussyhats. trans people aren t stupid; most seem to recognize that saying pregnant women is for convenience, and only object if it s being used to exclude trans people from health care. just because 99 percent of people are like that doesn t justify having a norm you could literally argue this about anything: is it wrong to talk about humans as if they have two legs, just because some people are amputees or are born without? there s implied nuance in the statement humans are bipedal that there are some exception cases, but those are rare. society can t function without generalizations. cmv</text:p>
          </table:table-cell>
          <table:table-cell office:value-type="string" calcext:value-type="string">
            <text:p>Two-legged tie use should be encouraged at the women’s march</text:p>
          </table:table-cell>
          <table:table-cell table:number-columns-repeated="1020"/>
        </table:table-row>
        <table:table-row table:style-name="ro3">
          <table:table-cell office:value-type="float" office:value="498" calcext:value-type="float">
            <text:p>498</text:p>
          </table:table-cell>
          <table:table-cell table:number-columns-repeated="2"/>
          <table:table-cell office:value-type="string" calcext:value-type="string">
            <text:p><text:s/>“Pregnant women” is a perfectly acceptable term</text:p>
          </table:table-cell>
          <table:table-cell table:number-columns-repeated="1020"/>
        </table:table-row>
        <table:table-row table:style-name="ro3">
          <table:table-cell office:value-type="float" office:value="499" calcext:value-type="float">
            <text:p>499</text:p>
          </table:table-cell>
          <table:table-cell table:number-columns-repeated="2"/>
          <table:table-cell office:value-type="string" calcext:value-type="string">
            <text:p>Pregnancy is not an exclusionary or offensive term, and I don’t think it’s part of a larger argument that discourse on women's rights is cissexist.</text:p>
          </table:table-cell>
          <table:table-cell table:number-columns-repeated="1020"/>
        </table:table-row>
        <table:table-row table:style-name="ro3">
          <table:table-cell office:value-type="float" office:value="500" calcext:value-type="float">
            <text:p>500</text:p>
          </table:table-cell>
          <table:table-cell table:number-columns-repeated="2"/>
          <table:table-cell office:value-type="string" calcext:value-type="string">
            <text:p>Humanity would be better off if people stopped referring to pregnant women as “Mother” and instead used the term “Lactating Individuals”.</text:p>
          </table:table-cell>
          <table:table-cell table:number-columns-repeated="1020"/>
        </table:table-row>
        <table:table-row table:style-name="ro3">
          <table:table-cell office:value-type="float" office:value="501" calcext:value-type="float">
            <text:p>501</text:p>
          </table:table-cell>
          <table:table-cell table:number-columns-repeated="2"/>
          <table:table-cell office:value-type="string" calcext:value-type="string">
            <text:p>Female Pregnancy is not an exclusionary or offensive term, and it’s part of a larger argument that discourse on women's rights is cissexist.</text:p>
          </table:table-cell>
          <table:table-cell table:number-columns-repeated="1020"/>
        </table:table-row>
        <table:table-row table:style-name="ro3">
          <table:table-cell office:value-type="float" office:value="502" calcext:value-type="float">
            <text:p>502</text:p>
          </table:table-cell>
          <table:table-cell table:number-columns-repeated="2"/>
          <table:table-cell office:value-type="string" calcext:value-type="string">
            <text:p>Health care should not refer to pregnant women as 'policies' when using the phrase 'paternal and vaginal' in conversation.</text:p>
          </table:table-cell>
          <table:table-cell table:number-columns-repeated="1020"/>
        </table:table-row>
        <table:table-row table:style-name="ro3">
          <table:table-cell office:value-type="float" office:value="503" calcext:value-type="float">
            <text:p>503</text:p>
          </table:table-cell>
          <table:table-cell table:number-columns-repeated="2"/>
          <table:table-cell office:value-type="string" calcext:value-type="string">
            <text:p>Breast cancer is not inherently harmful or an excuse to use the word "mom" or "self"</text:p>
          </table:table-cell>
          <table:table-cell table:number-columns-repeated="1020"/>
        </table:table-row>
        <table:table-row table:style-name="ro31">
          <table:table-cell office:value-type="float" office:value="504" calcext:value-type="float">
            <text:p>504</text:p>
          </table:table-cell>
          <table:table-cell office:value-type="string" calcext:value-type="string">
            <text:p>t3_birh32</text:p>
          </table:table-cell>
          <table:table-cell office:value-type="string" calcext:value-type="string">
            <text:p>prison sentences should be determined by a 'blind' 3rd party judge that has no direct involvement in or details of the case. after a court case wraps up amp; the defendant is found guilty, they need to have a prison sentence handed down by the jugldge presiding over the case. the judge will look at the evidence in the case, the persons criminal background and even their family situation before making a determination. the problem is, there is no firm standard beyond mandatory minimum sentences. some judges decide first time offenders need to be taught a harsh lesson and throw the book at them. other times a judge is sympathetic to the offenders life story and decides to let them off with just a slap on the wrist even though they have a proven track record of criminal behavior. some judges also, unfortunately, have prejudicial motivations that endnin sentencing disparities based on race, gender or other characteristics . in england, victoria parry was recently given a 'second' chance and spared of a jail sentence solely because she is a woman. she was told by the judge thay if she had been a man 'it would have been straight down the stairs' to prison. ms parry had 2 previous drunk driving offences under her belt. simeon harty was convicted of murder and sentenced to an automatic life in prison, however the judge determined his parole eligibility and ruled it would only be 14 years required to be between 10 25 because of 'unusally positive aspects of his character'. mr harty fatal shot an innocent bystander via drive by shooting. chad alphonse of canada was recently sentenced for the fatal stabbing of his best friend during a drunken disagreement. his sentence amounted to no jail time, suspended sentence amp; 3 years probation because of the findings submitted in a gladue report. a gladue report is something the canadian justice system requires for all crimes where the offender is native and specifically requires the judge evaluate at any family history or backround prior to sentencing. while all 3 example cases take place in different countries, all three offenders where dound guilty but given lenient sentences based on trival facts and subjective reasoning. if the justice system is to mean anything or be effective, 'personal circumstances' should not outweigh personal responsibility. if a person is found guilt of a crime, their file should be handes off to a different judge who makes the sentencing decisions. a simple overview containing the basic information of the crime and the offenders past criminal history and perhaps an employment history, because honestly, if you are a career lawyer and kill someone verses a chronically unemployed person killing someone, there is factors here regarding your efforts to contribute to society . no names, no genders, no sob stories. if its biased for a jury ro hesr about a case before the trial, why should the judge not be held to the same standard? change my view: the best way to keep justice fair is for someone to sentence them without unnecessary details.</text:p>
          </table:table-cell>
          <table:table-cell office:value-type="string" calcext:value-type="string">
            <text:p>Crime sentences should be determined by a "blind" 3rd party judge that has no direct involvement in or details of the case.</text:p>
          </table:table-cell>
          <table:table-cell table:number-columns-repeated="1020"/>
        </table:table-row>
        <table:table-row table:style-name="ro3">
          <table:table-cell office:value-type="float" office:value="505" calcext:value-type="float">
            <text:p>505</text:p>
          </table:table-cell>
          <table:table-cell table:number-columns-repeated="2"/>
          <table:table-cell office:value-type="string" calcext:value-type="string">
            <text:p>Legal case files should be handes off to a different judge</text:p>
          </table:table-cell>
          <table:table-cell table:number-columns-repeated="1020"/>
        </table:table-row>
        <table:table-row table:style-name="ro3">
          <table:table-cell office:value-type="float" office:value="506" calcext:value-type="float">
            <text:p>506</text:p>
          </table:table-cell>
          <table:table-cell table:number-columns-repeated="2"/>
          <table:table-cell office:value-type="string" calcext:value-type="string">
            <text:p>Judge-supervised prison sentences should be replaced with a "blind" 3rd-party judge that has no direct involvement in or details of the case.</text:p>
          </table:table-cell>
          <table:table-cell table:number-columns-repeated="1020"/>
        </table:table-row>
        <table:table-row table:style-name="ro3">
          <table:table-cell office:value-type="float" office:value="507" calcext:value-type="float">
            <text:p>507</text:p>
          </table:table-cell>
          <table:table-cell table:number-columns-repeated="2"/>
          <table:table-cell office:value-type="string" calcext:value-type="string">
            <text:p><text:s/>Prison sentences should be determined by a "blind" judge</text:p>
          </table:table-cell>
          <table:table-cell table:number-columns-repeated="1020"/>
        </table:table-row>
        <table:table-row table:style-name="ro3">
          <table:table-cell office:value-type="float" office:value="508" calcext:value-type="float">
            <text:p>508</text:p>
          </table:table-cell>
          <table:table-cell table:number-columns-repeated="2"/>
          <table:table-cell office:value-type="string" calcext:value-type="string">
            <text:p>England and Canada should have a blind "juridge" to make prison sentences.</text:p>
          </table:table-cell>
          <table:table-cell table:number-columns-repeated="1020"/>
        </table:table-row>
        <table:table-row table:style-name="ro3">
          <table:table-cell office:value-type="float" office:value="509" calcext:value-type="float">
            <text:p>509</text:p>
          </table:table-cell>
          <table:table-cell table:number-columns-repeated="2"/>
          <table:table-cell office:value-type="string" calcext:value-type="string">
            <text:p>Sentence (law) should be determined by a blind judge at a court hearing.</text:p>
          </table:table-cell>
          <table:table-cell table:number-columns-repeated="1020"/>
        </table:table-row>
        <table:table-row table:style-name="ro5">
          <table:table-cell office:value-type="float" office:value="510" calcext:value-type="float">
            <text:p>510</text:p>
          </table:table-cell>
          <table:table-cell table:number-columns-repeated="2"/>
          <table:table-cell office:value-type="string" calcext:value-type="string">
            <text:p>Alcohol intoxication is an objectively valid defense, but prison sentences should be determined by a blind, independent, 3rd party judge and sentences handed down to people who could not have proven guilt of the crime</text:p>
          </table:table-cell>
          <table:table-cell table:number-columns-repeated="1020"/>
        </table:table-row>
        <table:table-row table:style-name="ro33">
          <table:table-cell office:value-type="float" office:value="511" calcext:value-type="float">
            <text:p>511</text:p>
          </table:table-cell>
          <table:table-cell office:value-type="string" calcext:value-type="string">
            <text:p>t3_cvhwv3</text:p>
          </table:table-cell>
          <table:table-cell office:value-type="string" calcext:value-type="string">
            <text:p>i wrote this to another user in a private dm and figured, why not share it with a broader audience: i don't know if i'm left or right; i just want to reduce unnecessary suffering. i've attended a few bernie events and i've tried hard to believe that canvassing and voter engagement have the power to address a lot of the world's issues under the right conditions, but even choosing a particular politician feels ineffectual to me. i could be jaded, but i'd like to assume the worst case and explore accordingly. i have a hard time betting my future on the transience and ideological vulnerability of a single human being. if some politician comes up with all of the best, most humanitarian, egalitarian, achievable ideas with a strategy to boot, their success and our future equally depend on the little constellation of proprietary technical details that are ridiculously easy to sabotage since they're both concentrated and temporary. the traditional political vector is as important as it's ever been, but it scares me to think that it's far from sufficient since the institutional attack vectors are far more sophisticated and far reaching than they've ever been advanced gerrymandering, mainstream media, information 'warfare' through social media, concentrated efforts to discrscience and empiricism, divisive rhetoric, rampant anti intellectualism, etc . i'm a systems engineering consultant by profession, so i tend to think like an engineer. i break systems down and put them back together in ways that are cheaper, more sustainable, and suitable for everyone not just the product owners with short term incentives. it's my job to advocate for all parties and rearchitect systems such that all interests are accounted for. if you break down the world's most pressing issues, you can see pretty clearly that they're largely rooted in unchecked capitalism. it seems to me that many of the world's biggest problems could be addressed quickly through an alignment of our collective productive potential towards sustainable business models that embrace and deeply internalize social responsibility. friedman told us that 'the social responsibility of business is to increase its profits', discarding environmental concerns as mere 'buzzwords'. this type of thinking characterizes the very core of our now globalized economy, and supposes that consumers will choose whatever is best that unhealthy business will be 'selected' away by the invisible hand, and that institutional wealth will trickle down and empower us with the ability to choose. this was a fine theory, and we've tested it, and we've invalidated it. we have the empirical evidence: unchecked capitalism dangerously tilts our incentive structures and mixes money with power, a deadly combination that results in the commoditization and destruction of our futures by inhuman, institutional need for self actualization at the expense of the human and ecological drive to self actualize. we've been warned about this toxic combination ben franklin thought and wrote about it, as did maslow, in his own way . so ok, we need to dissolve the combination of money and power in politics. politicians should be rewarded for their performance by the people they represent, not corporations. i believe we need to alter the fundamental nature of our politics. even a constitutional amendment that restricts campaign financing probably isn't enough given how many loopholes there are that get money from person a to person b without anyone knowing about it. we can't use politics alone to solve this problem, since our political apparatus has been deeply corrupted. so we need an alternative 'force' to counteract the institutional forces that have infected our social structures, not in some grand explicit conspiracy but in a layered, multidimensional manner that's tough to address or even think about without taking an utterly holistic approach. the only alternative, counteractive force that i can think of is a popular force from below but not one that revolves around some transient figurehead with charisma and some bright ideas. we need a permanent social fixture that transcends politics and brings people together constantly and increasingly around a shared desire for reasonable standards of living. ok, how do we do that? in the past, this is what the labor movement facilitated, with a focus on labor. unionization is what brought little pockets of working people together to exert economic pressure whenever some corporate injustice occurred. institutions can't exploit people if the people refuse to be exploited. people can refuse to be exploited if they coordinate their refusal around some educated, clearly articulated values and desires. unions themselves eventually became corrupted due to the business model that was necessary to support them. technology wasn't available to adequately meet the organizational and logistical demands of coordinating action among many people in the absence of some expensive bureaucracy. but that necessary bureaucracy itself eventually became corrupted from within and was externally attacked over time through institutionally funded pr campaigns, propaganda, etc , resulting in a popular ambivalence towards unions among the many who now believe them to be ineffective at best. but unionization coming together and refusing to feed the machine until the machine backs the fuck off, acknowledges its misbehavior, and addresses the sickness it's caused both socially and environmentally might be the only path to constructive systemic evolution. otherwise we're depending on traditional processes to yield untraditional results, which i refuse to trust. all of the technological progress in the world in the upper echelons of society won't mean shit if our populations are disintegrating from within. i see all of these sf and seattle guys laser focused on their worlds without realizing the extent of suffering that exists outside of their echo chambers. it's driving me nuts to think that if 1 of each discipline came together to develop socially motivated not profit motivated , integrative technical solutions we might actually be able to change the course of history through a form of universal unionization. we need popular economic leverage. we need a social organ that constricts when our institutions get out of line a procedure that can cause institutions more economic pain than the cost of complying with reasonable ecological and humanitarian standards. basically, we need collective nonviolent resistance and the civic tools to enable it at scale. think occupy, but rapid response, repeatable, sustainable, and highly organized. a permanent civic fixture that continuously recalibrates the incentive structures driving the sick behavior we see today away from mindless profit and towards forward thinking, sustainability, and spiritually healthy momentum. counting on giants like elon musk isn't enough we're all a little elon musk under the right conditions. imagine if that potential were to be actualized. imagine how quickly the world could change if there were a small army of musk like tinkerers engineering for what's right, but focused on civic tooling and not just stem ventures. this is where technology can be the great equalizer. my belief in the power of unity and in the power of new business models collectively owned business models is what wakes me up and drives me every day to try to facilitate this kind of concentrated power. i'm imagining a platform similar to reddit, but with an extended set of tools that focus on nonviolent resistance and apolitical organization. built by people today, for people tomorrow. there has to be a path to a better future, and i believe it has to come from unification and coordinated popular resistance. we need economic leverage, and i think technology can give it to us by shedding the skin of traditional labor unions and replacing that hierarchical bureaucracy with a collection of democratically designed civic tools. we need to make unions sexy again. change my view.</text:p>
          </table:table-cell>
          <table:table-cell office:value-type="string" calcext:value-type="string">
            <text:p>Politics is not the best way to solve many of the world's biggest problems.</text:p>
          </table:table-cell>
          <table:table-cell table:number-columns-repeated="1020"/>
        </table:table-row>
        <table:table-row table:style-name="ro3">
          <table:table-cell office:value-type="float" office:value="512" calcext:value-type="float">
            <text:p>512</text:p>
          </table:table-cell>
          <table:table-cell table:number-columns-repeated="2"/>
          <table:table-cell office:value-type="string" calcext:value-type="string">
            <text:p>Trade unionism is the best way to reduce unnecessary suffering.</text:p>
          </table:table-cell>
          <table:table-cell table:number-columns-repeated="1020"/>
        </table:table-row>
        <table:table-row table:style-name="ro3">
          <table:table-cell office:value-type="float" office:value="513" calcext:value-type="float">
            <text:p>513</text:p>
          </table:table-cell>
          <table:table-cell table:number-columns-repeated="2"/>
          <table:table-cell office:value-type="string" calcext:value-type="string">
            <text:p>Trade union membership is the best political outlet we have today.</text:p>
          </table:table-cell>
          <table:table-cell table:number-columns-repeated="1020"/>
        </table:table-row>
        <table:table-row table:style-name="ro3">
          <table:table-cell office:value-type="float" office:value="514" calcext:value-type="float">
            <text:p>514</text:p>
          </table:table-cell>
          <table:table-cell table:number-columns-repeated="2"/>
          <table:table-cell office:value-type="string" calcext:value-type="string">
            <text:p><text:s/>We need to make unions sexy again.</text:p>
          </table:table-cell>
          <table:table-cell table:number-columns-repeated="1020"/>
        </table:table-row>
        <table:table-row table:style-name="ro3">
          <table:table-cell office:value-type="float" office:value="515" calcext:value-type="float">
            <text:p>515</text:p>
          </table:table-cell>
          <table:table-cell table:number-columns-repeated="2"/>
          <table:table-cell office:value-type="string" calcext:value-type="string">
            <text:p>Politician choice is the only way to address the world's biggest problems.</text:p>
          </table:table-cell>
          <table:table-cell table:number-columns-repeated="1020"/>
        </table:table-row>
        <table:table-row table:style-name="ro3">
          <table:table-cell office:value-type="float" office:value="516" calcext:value-type="float">
            <text:p>516</text:p>
          </table:table-cell>
          <table:table-cell table:number-columns-repeated="2"/>
          <table:table-cell office:value-type="string" calcext:value-type="string">
            <text:p>Working class Americans who wish to improve their situation, such as myself, don't really have the time or energy to get involved in politics.</text:p>
          </table:table-cell>
          <table:table-cell table:number-columns-repeated="1020"/>
        </table:table-row>
        <table:table-row table:style-name="ro3">
          <table:table-cell office:value-type="float" office:value="517" calcext:value-type="float">
            <text:p>517</text:p>
          </table:table-cell>
          <table:table-cell table:number-columns-repeated="2"/>
          <table:table-cell office:value-type="string" calcext:value-type="string">
            <text:p>Social media should provide more democratic control, and in fact be a whole other force</text:p>
          </table:table-cell>
          <table:table-cell table:number-columns-repeated="1020"/>
        </table:table-row>
        <table:table-row table:style-name="ro7">
          <table:table-cell office:value-type="float" office:value="518" calcext:value-type="float">
            <text:p>518</text:p>
          </table:table-cell>
          <table:table-cell office:value-type="string" calcext:value-type="string">
            <text:p>t3_an2yoq</text:p>
          </table:table-cell>
          <table:table-cell office:value-type="string" calcext:value-type="string">
            <text:p>i think there's a common attitude that if someone does something shitty, you should take the high road and not do what they did to you. i agree with this to the extent of someone doing something illegal. if they steal from you, you shouldn't steal from them. if they physically assaulted you, you shouldn't physically assault them for revenge. and so on. but for anything else? aside from some questionable corner cases i think there's no reason to hold this 'high road' view. one example that caught my eye was this thread for humiliating a fat acceptance girl in r amitheasshole. now the thread is locked, so i'm not trying to continue the discussion of that topic here, but rather just using it as an example for my point. if someone is going to publicly shame me and make jabs at my personal issues, why is it on me to give them any respect whatsoever? why am i considered equally as bad for responding ? imo the provocation is a big factor. i know it sounds childish but ' s he did it first! ' is kind of a valid mindset to me. the idea that someone can willingly escalate a problem to that level without being provoked, makes them worse than the person who reacted to the provocation in a similar way. and to the above thread i linked, you might say 'well she was provoked! the op messaged her and called her out on her hypocrisy over message! ' but that would imply that calling someone out over private message is the equivalent of publicly shaming them and mocking their personal issues. i think the point i'm getting at is that it's fair game to play equal in response to what someone else started. if someone wants to shit talk you over private message, you should be fully morally right for shit talking them back over private message. if someone decides to elevate the issue and make it public, then you're fully in the right to also take it public provided you're not stepping it up another notch. play shitty games, get shitty prizes. to me this mindset is the non political equivalent of 'enlightened centrism' things are the same where any bad action is treated as equa irl l, regardless of the context surrounding it. it's like calling someone 'just as bad' for being bigoted towards racists. in most of these situations there is one side starting or escalating shit with no good reason, and on the other side they are giving shit in response to the shitty actions. the side that is responding is on a morally superior high ground. cmv. amp; x200b;</text:p>
          </table:table-cell>
          <table:table-cell office:value-type="string" calcext:value-type="string">
            <text:p>Personal message shaming people on reddit should be legal because a person is publicly shaming you</text:p>
          </table:table-cell>
          <table:table-cell table:number-columns-repeated="1020"/>
        </table:table-row>
        <table:table-row table:style-name="ro3">
          <table:table-cell office:value-type="float" office:value="519" calcext:value-type="float">
            <text:p>519</text:p>
          </table:table-cell>
          <table:table-cell table:number-columns-repeated="2"/>
          <table:table-cell office:value-type="string" calcext:value-type="string">
            <text:p>Prejudice is not a good thing.</text:p>
          </table:table-cell>
          <table:table-cell table:number-columns-repeated="1020"/>
        </table:table-row>
        <table:table-row table:style-name="ro3">
          <table:table-cell office:value-type="float" office:value="520" calcext:value-type="float">
            <text:p>520</text:p>
          </table:table-cell>
          <table:table-cell table:number-columns-repeated="2"/>
          <table:table-cell office:value-type="string" calcext:value-type="string">
            <text:p>Eye for an eye, I don't think it's wrong to take the "high road" when someone does something shitty to you.</text:p>
          </table:table-cell>
          <table:table-cell table:number-columns-repeated="1020"/>
        </table:table-row>
        <table:table-row table:style-name="ro3">
          <table:table-cell office:value-type="float" office:value="521" calcext:value-type="float">
            <text:p>521</text:p>
          </table:table-cell>
          <table:table-cell table:number-columns-repeated="2"/>
          <table:table-cell office:value-type="string" calcext:value-type="string">
            <text:p>Assaulting someone is not as bad as publicly shaming them and mocking their personal issues.</text:p>
          </table:table-cell>
          <table:table-cell table:number-columns-repeated="1020"/>
        </table:table-row>
        <table:table-row table:style-name="ro3">
          <table:table-cell office:value-type="float" office:value="522" calcext:value-type="float">
            <text:p>522</text:p>
          </table:table-cell>
          <table:table-cell table:number-columns-repeated="2"/>
          <table:table-cell office:value-type="string" calcext:value-type="string">
            <text:p>Fat acceptance movement of reddit is valid in regard to the attitude that everyone should take the high road</text:p>
          </table:table-cell>
          <table:table-cell table:number-columns-repeated="1020"/>
        </table:table-row>
        <table:table-row table:style-name="ro3">
          <table:table-cell office:value-type="float" office:value="523" calcext:value-type="float">
            <text:p>523</text:p>
          </table:table-cell>
          <table:table-cell table:number-columns-repeated="2"/>
          <table:table-cell office:value-type="string" calcext:value-type="string">
            <text:p>High ground vs low road is a valid philosophy</text:p>
          </table:table-cell>
          <table:table-cell table:number-columns-repeated="1020"/>
        </table:table-row>
        <table:table-row table:style-name="ro3">
          <table:table-cell office:value-type="float" office:value="524" calcext:value-type="float">
            <text:p>524</text:p>
          </table:table-cell>
          <table:table-cell table:number-columns-repeated="2"/>
          <table:table-cell office:value-type="string" calcext:value-type="string">
            <text:p><text:s/>"Stooping down to someone's level" should be perfectly acceptable in most legal circumstances</text:p>
          </table:table-cell>
          <table:table-cell table:number-columns-repeated="1020"/>
        </table:table-row>
        <table:table-row table:style-name="ro34">
          <table:table-cell office:value-type="float" office:value="525" calcext:value-type="float">
            <text:p>525</text:p>
          </table:table-cell>
          <table:table-cell office:value-type="string" calcext:value-type="string">
            <text:p>t3_aort0u</text:p>
          </table:table-cell>
          <table:table-cell office:value-type="string" calcext:value-type="string">
            <text:p>i come from victoria australia where restrictions on firearms stop people from owning any form of firearm without an extensive background check, and even then you can only own a bolt action or lever action firearm. i am not seeking the abolition of firearms, as they are ultimately tools with a purpose but i do not believe anyone would ever require a fast firing semi automatic ar 15 style rifle. i go hunting with my friends who are strong pro guns advocates, so i want to better understand their viewpoints, and it would be great if someone could cmv. i reject all common arguments against firearm ownership, and will attempt to outline my reasoning, before seeking opposition. statistically in the us, there is 1. 2 guns for every 1 person. with an average cost coming at around the 700 dollar mark, that is a huge burden on the economy being sunk into what is essentially an arms race. the justification for gun ownership is either touted as home defence, or defending civil liberties. in the event of home defence, having legalised firearms doesn't give the defender an advantage, it just means both parties now have firearms and more collateral damage is likely to ensue. in the case of defending freedom of speech, warfare has evolved, could your ragtag militia of riflemen fight off an armoured tank division? could you defend your liberties in the face of a drone strike? the reality is that more guns doesn't solve any problems, it just creates a costly arms race to the detriment of all. although australia has a comparatively smaller population, we have still not seen a mass shooting since restricting firearms almost 20 years ago. a common counterargument is to cite other nations that have extremely strict gun laws as evidence to it being cultural factors that cause mass casualties. while this is in part true, we do not live in one of these cultures, so we should seek to at least not enable mass shootings. australia is culturally very similar to the us, we are a smaller nation and have very little independent media, we are raised on a steady stream of hollywood movies and american talk shows. the key difference is the accessibility of a firearm, in most states as i understand it , the only prerequisite to purchasing a firearm is showing age verification. this process is too quick to deter potential rash action, it has no registration that could hold a criminal accountable. the australian process takes several months to acquire, requiring police verification, a safety tutorial as well as a safety examination. amp; x200b; another argument is that the source of gun violent is mental illness. the problem with mental illness is it is very hard to spot, and has a proclivity to develop later in life. for example somebody with depression may actively seek to hide their illness to be able to commit suicide, suicide by firearm is the most common method at 50. 5 . the best way to deter this, is through a non spontaneous means of purchasing, a long process that leaves gap for change of mind. the reason that suicide methods that are more sudden are common is because they don't leave space for a change in perspective. furthermore many people who aren't mentally ill will still wish to commit crime with them. many gang members or enraged yet otherwise normal people will purchase guns with the intent of murder without being 'mentally ill'. it is impossible to lump all gun deaths into the one bracket, and it is impossible to avoid these fatalities without comprehensive policy. amp; x200b; summarily my arguments come down to a combination of their ineffectiveness in defence, their costly nature and how unavoidable gun death is without active restriction. i'm not particularly proficient with the statistics floating around guns. so i am genuinely very open to being proven wrong. just want someone who can point out the failings in my logic and offer a viable alternative.</text:p>
          </table:table-cell>
          <table:table-cell office:value-type="string" calcext:value-type="string">
            <text:p>Bracketing firearms in the US will not solve any problems.</text:p>
          </table:table-cell>
          <table:table-cell table:number-columns-repeated="1020"/>
        </table:table-row>
        <table:table-row table:style-name="ro3">
          <table:table-cell office:value-type="float" office:value="526" calcext:value-type="float">
            <text:p>526</text:p>
          </table:table-cell>
          <table:table-cell table:number-columns-repeated="2"/>
          <table:table-cell office:value-type="string" calcext:value-type="string">
            <text:p>Mental disorder is not a valid reason for restricting firearms..</text:p>
          </table:table-cell>
          <table:table-cell table:number-columns-repeated="1020"/>
        </table:table-row>
        <table:table-row table:style-name="ro3">
          <table:table-cell office:value-type="float" office:value="527" calcext:value-type="float">
            <text:p>527</text:p>
          </table:table-cell>
          <table:table-cell table:number-columns-repeated="2"/>
          <table:table-cell office:value-type="string" calcext:value-type="string">
            <text:p>Population growth in the US is a direct result of restrictions on firearms.</text:p>
          </table:table-cell>
          <table:table-cell table:number-columns-repeated="1020"/>
        </table:table-row>
        <table:table-row table:style-name="ro3">
          <table:table-cell office:value-type="float" office:value="528" calcext:value-type="float">
            <text:p>528</text:p>
          </table:table-cell>
          <table:table-cell table:number-columns-repeated="2"/>
          <table:table-cell office:value-type="string" calcext:value-type="string">
            <text:p>Talk show hosts like the Colbert Report and the NYTimes should be required to undergo background checks before buying a firearm.</text:p>
          </table:table-cell>
          <table:table-cell table:number-columns-repeated="1020"/>
        </table:table-row>
        <table:table-row table:style-name="ro3">
          <table:table-cell office:value-type="float" office:value="529" calcext:value-type="float">
            <text:p>529</text:p>
          </table:table-cell>
          <table:table-cell table:number-columns-repeated="2"/>
          <table:table-cell office:value-type="string" calcext:value-type="string">
            <text:p><text:s/>Gun ownership should be restricted in the USA.</text:p>
          </table:table-cell>
          <table:table-cell table:number-columns-repeated="1020"/>
        </table:table-row>
        <table:table-row table:style-name="ro3">
          <table:table-cell office:value-type="float" office:value="530" calcext:value-type="float">
            <text:p>530</text:p>
          </table:table-cell>
          <table:table-cell table:number-columns-repeated="2"/>
          <table:table-cell office:value-type="string" calcext:value-type="string">
            <text:p>Cinema of the United States (including other US states) should prohibit the legal ownership of a firearm</text:p>
          </table:table-cell>
          <table:table-cell table:number-columns-repeated="1020"/>
        </table:table-row>
        <table:table-row table:style-name="ro3">
          <table:table-cell office:value-type="float" office:value="531" calcext:value-type="float">
            <text:p>531</text:p>
          </table:table-cell>
          <table:table-cell table:number-columns-repeated="2"/>
          <table:table-cell office:value-type="string" calcext:value-type="string">
            <text:p>Military-style firearms should not be legalised in the US.</text:p>
          </table:table-cell>
          <table:table-cell table:number-columns-repeated="1020"/>
        </table:table-row>
        <table:table-row table:style-name="ro26">
          <table:table-cell office:value-type="float" office:value="532" calcext:value-type="float">
            <text:p>532</text:p>
          </table:table-cell>
          <table:table-cell office:value-type="string" calcext:value-type="string">
            <text:p>t3_cy46dl</text:p>
          </table:table-cell>
          <table:table-cell office:value-type="string" calcext:value-type="string">
            <text:p>i was raised catholic and went to christian school for 12 years. eventually evidence convinced me that the abrahamic god probably doesn't exist. some would accuse me if being an agnostic, but i'd say i'm what richard dawkins refers to as a 'de facto atheist,' or one who believes there's a very low likelihood for the existence of a god. most, if not all, of my arguments are probably ones the layperson has heard, but i'm only trying to bring this question to the forefront, not radically revolutionize the landscape of this type of discussion. 1 the theories of abiogenesis are much more convincing to me than the creation story of the bible. nucleotides and polynucleotides form on their own in a lab when you mimic earth's early atmosphere also lipids and amino acids form on their own. theorizing how this process could have gone about naturally to create the first 'proto cell' is much more convincing to me than creationism. 2 evolution directly contradicts the creationist text. 3 i'm much more convinced of the big bang than creationism. believers in the abrahamic god often say science claims something came from nothing. realistically, big bang proponents assert that there was a singularity of all matter that exploded and remain agnostic on what took place before the big bang and where and how said matter originated. theists also invoke a supremely complicated creator god while offering no explanation as to how said god came to be sometimes using the copout of, 'god is eternal therefore he requires no creator. ' 4 the jealous and vindictive god of the bible resembles the state of humanity more than an all loving god. 5 the body is far from perfect we get sick, cancer, our eyesight fails, we're sometimes born with deformities, our dna is full of redundancy, et cetera. how could an all knowing god create us with such glaring mistakes? 6 i don't believe in free will, though that's a topic for another discussion. but not believing in free will, to me, throws out the notion of hell. for example, some people are 'evil' because they were beaten and abused, and even subjected to the genes of a psychopath, and for those reasons they commit terrible crimes. sure, we ought to detain anyone who's a threat to safety, but should they be subjected to eternal suffering? i don't think so. so there are people lucky enough to be born into a good hand, and others who are dealt a bad one, and one is more likely to go to heaven and the other to hell, respectively. that's justice? 7 there are thousands of gods, and i feel no compulsion to believe in any of them. i can't muster up faith that i don't have. 8 why would an all loving god allow the holocaust or other heinous events in history? why would a baby be born with an incurable disease? 'god works in mysterious ways' doesn't convince me. i'm not necessarily looking for rebuttals to my 8 points, but feel free to if you're so inclined.</text:p>
          </table:table-cell>
          <table:table-cell office:value-type="string" calcext:value-type="string">
            <text:p>God doesn't exist.</text:p>
          </table:table-cell>
          <table:table-cell table:number-columns-repeated="1020"/>
        </table:table-row>
        <table:table-row table:style-name="ro3">
          <table:table-cell office:value-type="float" office:value="533" calcext:value-type="float">
            <text:p>533</text:p>
          </table:table-cell>
          <table:table-cell table:number-columns-repeated="2"/>
          <table:table-cell office:value-type="string" calcext:value-type="string">
            <text:p>Catholic Church is wrong about the existence of an Abrahamic God</text:p>
          </table:table-cell>
          <table:table-cell table:number-columns-repeated="1020"/>
        </table:table-row>
        <table:table-row table:style-name="ro3">
          <table:table-cell office:value-type="float" office:value="534" calcext:value-type="float">
            <text:p>534</text:p>
          </table:table-cell>
          <table:table-cell table:number-columns-repeated="2"/>
          <table:table-cell office:value-type="string" calcext:value-type="string">
            <text:p>The Holocaust was a religious belief that I don't believe in, and it is more plausible to believe in evolution than creationism</text:p>
          </table:table-cell>
          <table:table-cell table:number-columns-repeated="1020"/>
        </table:table-row>
        <table:table-row table:style-name="ro3">
          <table:table-cell office:value-type="float" office:value="535" calcext:value-type="float">
            <text:p>535</text:p>
          </table:table-cell>
          <table:table-cell table:number-columns-repeated="2"/>
          <table:table-cell office:value-type="string" calcext:value-type="string">
            <text:p>Cancer, poverty, and death are all possible outcomes of evolution.</text:p>
          </table:table-cell>
          <table:table-cell table:number-columns-repeated="1020"/>
        </table:table-row>
        <table:table-row table:style-name="ro3">
          <table:table-cell office:value-type="float" office:value="536" calcext:value-type="float">
            <text:p>536</text:p>
          </table:table-cell>
          <table:table-cell table:number-columns-repeated="2"/>
          <table:table-cell office:value-type="string" calcext:value-type="string">
            <text:p>State (polity) morality is the most convincing argument against creationism</text:p>
          </table:table-cell>
          <table:table-cell table:number-columns-repeated="1020"/>
        </table:table-row>
        <table:table-row table:style-name="ro3">
          <table:table-cell office:value-type="float" office:value="537" calcext:value-type="float">
            <text:p>537</text:p>
          </table:table-cell>
          <table:table-cell table:number-columns-repeated="2"/>
          <table:table-cell office:value-type="string" calcext:value-type="string">
            <text:p>Big Bang arguments are more convincing than Creationist evidence</text:p>
          </table:table-cell>
          <table:table-cell table:number-columns-repeated="1020"/>
        </table:table-row>
        <table:table-row table:style-name="ro3">
          <table:table-cell office:value-type="float" office:value="538" calcext:value-type="float">
            <text:p>538</text:p>
          </table:table-cell>
          <table:table-cell table:number-columns-repeated="2"/>
          <table:table-cell office:value-type="string" calcext:value-type="string">
            <text:p><text:s/>God doesn't exist.</text:p>
          </table:table-cell>
          <table:table-cell table:number-columns-repeated="1020"/>
        </table:table-row>
        <table:table-row table:style-name="ro27">
          <table:table-cell office:value-type="float" office:value="539" calcext:value-type="float">
            <text:p>539</text:p>
          </table:table-cell>
          <table:table-cell office:value-type="string" calcext:value-type="string">
            <text:p>t3_d9r0v9</text:p>
          </table:table-cell>
          <table:table-cell office:value-type="string" calcext:value-type="string">
            <text:p>note: 'truck' in this case refers to all vehicles defined as a light truck by cafe. this includes most suv and crossover models. more here: average fuel economy average fuel economy amp; x200b; for the sake of this post, i'm considering it completely irrefutable that that the earth has a finite tolerance for emissions and that it is imperative that we reduce such emissions. i will not entertain any counterpoint that climate change is a hoax. amp; x200b; i'm writing this from an american standpoint as right now as american automotive manufacturers are essentially stopping production of passenger cars in the interim before electric vehicles come into play, and imported models are incorporating numerous design flaws which compromise performance and reliability often by using very low displacement engines under high stress from aggressive turbocharging . much of this comes from cafe regulations, which i have linked a reference to above. the thing that grinds my gears about cafe is 1 the difference in standards between cars and 'light trucks' and 2 the way that light trucks are defined. i think this regulation encourages manufacturers to sell and develop less efficient vehicles. essentially, coupes and sedans and station wagons and hatchbacks all have very difficult standards to achieve, while suvs and crossovers and pickup trucks all have much easier regulations, and this is why we see manufacturers pushing crossovers so hard despite them being essentially lifted hatchbacks with bulkier body panels. that additional height and bulk can take a vehicle from being in violation to totally compliant because according to the law it suddenly becomes 'truck derived'. that's bullshit. amp; x200b; why do i have disdain for larger vehicles? it's not just the environmental impact, even though that's the source of regulation that's killing small cars. it's largely the fact that trucks suv crossovers are typically heavier and taller. here's why that's a problem: amp; x200b; 1. heavier vehicles put more stress on infrastructure, leading to more frequent repairs and maintenance which can all be quite costly. 2. heavier vehicles handle worse, leading to accidents that possibly could have been avoided with a lighter and more maneuverable vehicle. specifically, they can't change direction or stop as easily. 3. heavier vehicles have more devastating crashes, as there's simply more kinetic energy involved. this includes both the vehicle hitting a solid stationary object e. g. tree wall or another equivalent vehicle. however, the prospect of a small car hitting getting hit by a large truck encourages people to buy larger vehicles due to safety concerns. 4. heavier vehicles wear tires faster, leading to more people driving on unsafe tires due to negligence. this can be counteracted with different compounds, but that can reduce maneuverability and breaking even further. 5. taller vehicles also handle worse. specifically, taller vehicles are more likely to roll if required to swerve. 6. taller vehicles reduce visibility for other vehicles, leading to more people to seek taller vehicles and compounding the problem. 7. taller vehicles tend to have high bumpers. higher bumpers require smaller vehicles to have higher belt lines to reduce the chance of the collision occurring at window level. this reduces visibility in smaller cars, and encourages people to buy taller cars to increase visibility. 8. taller vehicles are likely to cause more harm to pedestrians in collisions, as the victim is much less likely to roll over the top of it. so, heavier taller vehicles are less safe in numerous regards, while also consuming more fuel and contributing more emissions. in return, they have better capability for off road use, and more towing capacity. with that in mind, i advocate restructuring of emissions regulations with additional financial penalties assessed as taxation for ownership of larger heavier vehicles. amp; x200b; 1. all passenger cars and light trucks should be grouped into the same category as personal vehicles. medium trucks ford f 350, ram 3500, silverado 3500 and larger are already defined separately and should stay separate. 2. businesses should be exempted, as long as the vehicle is being purchased for work use and registered to the company. this way, professionals that rely on trucks won't be impacted, just the people that use them as personal transportation. 3. annual registration should include taxes for vehicles that exceed certain bumper height weight displacement values. i'm thinking approximately 500 parameter year. vehicles with low annual mileage 3000 year should be exempt, as they aren't being driven regularly. 4. people that live in areas with unacceptably bad roads can apply for exemptions. these exemptions would be address based and forfeited upon moving. also, the state should fix the fucking roads. it should be noted that living in areas with frequent rain snow doesn't count as passenger cars with decent awd systems are more than capable. 5. people that need to haul a bunch of people or cargo should look into a station wagon or minivan. this change in regulation would essentially resurrect station wagons. station wagons and and minivans can often haul as much stuff or more compared with suvs; much of the difference in size is due to suspension and frame design. 6. people who own a boat or a horse or livestock or other assets that require a trailer and a vehicle to tow the trailer should either pay up or own a separate vehicle for daily driving so that they can seek the low annual mileage exemption. if they can't afford to do either, then they can't afford the boat horse livestock. if they aren't a valid part of somebody's profession, then they're a luxury and thus fair game. amp; x200b; i'm not wanting this thread to become a strict critique of the above policy, but rather to serve as a demonstration of how i think it should be applied. even if the details are altered, the basic gist is that people that actually need larger vehicles and enthusiasts willing to pay significantly for them should be able to keep their larger vehicles, while everyone else should drive smaller vehicles. for what it's worth, europe already taxes people based on engine displacement, although their implementation tends to target sports cars more than anything. tl;dr taller heavier vehicles are bad for the environment and less safe for other people, and i advocate taxing them to discourage people from driving them if they aren't strictly needed.</text:p>
          </table:table-cell>
          <table:table-cell office:value-type="string" calcext:value-type="string">
            <text:p>Automotive industry has outlived its usefulness as a viable vehicle form for long distances and should be replaced by a bigger car.</text:p>
          </table:table-cell>
          <table:table-cell table:number-columns-repeated="1020"/>
        </table:table-row>
        <table:table-row table:style-name="ro3">
          <table:table-cell office:value-type="float" office:value="540" calcext:value-type="float">
            <text:p>540</text:p>
          </table:table-cell>
          <table:table-cell table:number-columns-repeated="2"/>
          <table:table-cell office:value-type="string" calcext:value-type="string">
            <text:p>Station wagon and hatchbacks should be heavier and closer in height to cars than truck models.</text:p>
          </table:table-cell>
          <table:table-cell table:number-columns-repeated="1020"/>
        </table:table-row>
        <table:table-row table:style-name="ro3">
          <table:table-cell office:value-type="float" office:value="541" calcext:value-type="float">
            <text:p>541</text:p>
          </table:table-cell>
          <table:table-cell table:number-columns-repeated="2"/>
          <table:table-cell office:value-type="string" calcext:value-type="string">
            <text:p>Coupé and sedans are superior to larger vehicles</text:p>
          </table:table-cell>
          <table:table-cell table:number-columns-repeated="1020"/>
        </table:table-row>
        <table:table-row table:style-name="ro3">
          <table:table-cell office:value-type="float" office:value="542" calcext:value-type="float">
            <text:p>542</text:p>
          </table:table-cell>
          <table:table-cell table:number-columns-repeated="2"/>
          <table:table-cell office:value-type="string" calcext:value-type="string">
            <text:p>Car manufacturers should stop pushing "truck-based" models and focus on more fuel-efficient vehicles.</text:p>
          </table:table-cell>
          <table:table-cell table:number-columns-repeated="1020"/>
        </table:table-row>
        <table:table-row table:style-name="ro3">
          <table:table-cell office:value-type="float" office:value="543" calcext:value-type="float">
            <text:p>543</text:p>
          </table:table-cell>
          <table:table-cell table:number-columns-repeated="2"/>
          <table:table-cell office:value-type="string" calcext:value-type="string">
            <text:p>Climate change regulations in the US are completely unfair and should be removed.</text:p>
          </table:table-cell>
          <table:table-cell table:number-columns-repeated="1020"/>
        </table:table-row>
        <table:table-row table:style-name="ro3">
          <table:table-cell office:value-type="float" office:value="544" calcext:value-type="float">
            <text:p>544</text:p>
          </table:table-cell>
          <table:table-cell table:number-columns-repeated="2"/>
          <table:table-cell office:value-type="string" calcext:value-type="string">
            <text:p><text:s/>The government should severely penalize trucks to discourage their popularity</text:p>
          </table:table-cell>
          <table:table-cell table:number-columns-repeated="1020"/>
        </table:table-row>
        <table:table-row table:style-name="ro3">
          <table:table-cell office:value-type="float" office:value="545" calcext:value-type="float">
            <text:p>545</text:p>
          </table:table-cell>
          <table:table-cell table:number-columns-repeated="2"/>
          <table:table-cell office:value-type="string" calcext:value-type="string">
            <text:p>Businesses should stop pushing larger vehicles.</text:p>
          </table:table-cell>
          <table:table-cell table:number-columns-repeated="1020"/>
        </table:table-row>
        <table:table-row table:style-name="ro2">
          <table:table-cell office:value-type="float" office:value="546" calcext:value-type="float">
            <text:p>546</text:p>
          </table:table-cell>
          <table:table-cell office:value-type="string" calcext:value-type="string">
            <text:p>t3_caw8ny</text:p>
          </table:table-cell>
          <table:table-cell office:value-type="string" calcext:value-type="string">
            <text:p>i had mentioned that i had hoped for jeffrey epstein s death on r news. specifically, that i hoped that he was burned alive publicly. i don t see anything wrong with this. but r news mods banned me from participating for 30 days bc it is forbidden. clearly i am pro death penalty, and by even having the death penalty be a thing across the globe, retributive justice is celebrated especially concerning monstrous people who repeatedly do harm to others. i get it innocent until proven guilty. that s the obvious argument. but give me a break, i am tired with that frame of mind when we know that rich, powerful, connected people get away with literal murder and god knows what else. we all know how broken the system is and retributive justice of these psychopaths restores faith in shared morality. hence the whole thought experiment of: if you could go back in time, would you kill hitler as a baby? i didn t make that up. these thoughts are of the collective unconscious and publishing or not publishing those thoughts does not undo nor do they encourage the human reality that these thoughts exist and are continued to be acted upon. jeffrey epstein in this case acts as a symbol of the meta evil that unifies certain shared moralities. i. e. taboos like incest, infanticide, rape, slavery, cannibalism. wishing for his death is like wishing for the end of sex trafficking child rape forever. thank you for taking on my claim and i look forward to my mind exploding and deltas being awarded.</text:p>
          </table:table-cell>
          <table:table-cell office:value-type="string" calcext:value-type="string">
            <text:p>Death Penalty is a terrible idea and should not be celebrated</text:p>
          </table:table-cell>
          <table:table-cell table:number-columns-repeated="1020"/>
        </table:table-row>
        <table:table-row table:style-name="ro3">
          <table:table-cell office:value-type="float" office:value="547" calcext:value-type="float">
            <text:p>547</text:p>
          </table:table-cell>
          <table:table-cell table:number-columns-repeated="2"/>
          <table:table-cell office:value-type="string" calcext:value-type="string">
            <text:p>Capital punishment is not inherently morally wrong.</text:p>
          </table:table-cell>
          <table:table-cell table:number-columns-repeated="1020"/>
        </table:table-row>
        <table:table-row table:style-name="ro3">
          <table:table-cell office:value-type="float" office:value="548" calcext:value-type="float">
            <text:p>548</text:p>
          </table:table-cell>
          <table:table-cell table:number-columns-repeated="2"/>
          <table:table-cell office:value-type="string" calcext:value-type="string">
            <text:p>Taboo-like morality is the only thing that unifies us and it is wrong to wish for Jeffrey Epstein’s death.</text:p>
          </table:table-cell>
          <table:table-cell table:number-columns-repeated="1020"/>
        </table:table-row>
        <table:table-row table:style-name="ro3">
          <table:table-cell office:value-type="float" office:value="549" calcext:value-type="float">
            <text:p>549</text:p>
          </table:table-cell>
          <table:table-cell table:number-columns-repeated="2"/>
          <table:table-cell office:value-type="string" calcext:value-type="string">
            <text:p>News articles about the death penalty should not be censored.</text:p>
          </table:table-cell>
          <table:table-cell table:number-columns-repeated="1020"/>
        </table:table-row>
        <table:table-row table:style-name="ro3">
          <table:table-cell office:value-type="float" office:value="550" calcext:value-type="float">
            <text:p>550</text:p>
          </table:table-cell>
          <table:table-cell table:number-columns-repeated="2"/>
          <table:table-cell office:value-type="string" calcext:value-type="string">
            <text:p>Thought experiment: If you were Hitler, would you kill him as a baby? I am pro-death penalty. But I feel that i wanted it to happen.</text:p>
          </table:table-cell>
          <table:table-cell table:number-columns-repeated="1020"/>
        </table:table-row>
        <table:table-row table:style-name="ro3">
          <table:table-cell office:value-type="float" office:value="551" calcext:value-type="float">
            <text:p>551</text:p>
          </table:table-cell>
          <table:table-cell table:number-columns-repeated="2"/>
          <table:table-cell office:value-type="string" calcext:value-type="string">
            <text:p>Sex trafficking should be a thing.</text:p>
          </table:table-cell>
          <table:table-cell table:number-columns-repeated="1020"/>
        </table:table-row>
        <table:table-row table:style-name="ro5">
          <table:table-cell office:value-type="float" office:value="552" calcext:value-type="float">
            <text:p>552</text:p>
          </table:table-cell>
          <table:table-cell table:number-columns-repeated="2"/>
          <table:table-cell office:value-type="string" calcext:value-type="string">
            <text:p><text:s/>When it comes to evil child molesters like Jeffrey Epstein, or other murderous psychopaths, it’s okay to hope for or celebrate their death on r/news and in general without being banned for 30 days.</text:p>
          </table:table-cell>
          <table:table-cell table:number-columns-repeated="1020"/>
        </table:table-row>
        <table:table-row table:style-name="ro21">
          <table:table-cell office:value-type="float" office:value="553" calcext:value-type="float">
            <text:p>553</text:p>
          </table:table-cell>
          <table:table-cell office:value-type="string" calcext:value-type="string">
            <text:p>t3_c8niai</text:p>
          </table:table-cell>
          <table:table-cell office:value-type="string" calcext:value-type="string">
            <text:p>greetings good people of reddit. this is my first time posting here, so apologies in advance if something seems out of place. now onto the main point of this post. we all have seen the brief, lukewarm comeback of nationalism in recent years. the reasons are subject to another discussion, but it is evident that the sudden surge of western nationalism is a topic of great debate. historically, the olympics are structured around nations nation states, and national teams, while still attempting to promote universalism, internationalism, and the unity of humankind. still, based on my empirical observation, i firmly believe that it has a net negative impact on humanity, than positive, well besides the obvious economic benefit for the host country. now, having said this, i d like to briefly explore the role, which media plays in this endeavor. i bet we can agree, that with the increasingly ever changing world, media with all its extensions e. g. digital publications, social networks, tv, etc. will continue to exert a great impact not only on ways we watch the games, whether it s the olympics, the world cup or any other grand events of such calibre but also on social and political consciousness. newspapers, radio, television, and digital media will also produce new forms of nationalism which fit contemporary politics and various agendas. although the internet was expected to contribute to democratization in its early period, thanks to its interactive characteristics, it is now clearer that the internet has also created a more reactionary, anti democratic and anti intellectual nationalism. people are becoming increasingly interpassive and are easily falling into the traps of fake news through which they are also mobilized case of brexit, trump, and so forth . so olympics, regrettably instead of promoting the unity amongst people, will gradually become the very thing it wanted to absolve. don t get me wrong, i am not saying we should just ban the olympics or the fifa world cup right away, but if humanity is to strive towards unification, i think we should sit down and carefully think what ramifications these grand events have on the general social commentary and most importantly on the inter subjective social consciousness.</text:p>
          </table:table-cell>
          <table:table-cell office:value-type="string" calcext:value-type="string">
            <text:p>Western world events like the Olympics and the World Cup are a net negative impact on humanity.</text:p>
          </table:table-cell>
          <table:table-cell table:number-columns-repeated="1020"/>
        </table:table-row>
        <table:table-row table:style-name="ro3">
          <table:table-cell office:value-type="float" office:value="554" calcext:value-type="float">
            <text:p>554</text:p>
          </table:table-cell>
          <table:table-cell table:number-columns-repeated="2"/>
          <table:table-cell office:value-type="string" calcext:value-type="string">
            <text:p><text:s/>Olympics, or any other sort of grand competition involving segregated nationalities just serves to amplify any sort of “isms” in today’s anxious world.</text:p>
          </table:table-cell>
          <table:table-cell table:number-columns-repeated="1020"/>
        </table:table-row>
        <table:table-row table:style-name="ro3">
          <table:table-cell office:value-type="float" office:value="555" calcext:value-type="float">
            <text:p>555</text:p>
          </table:table-cell>
          <table:table-cell table:number-columns-repeated="2"/>
          <table:table-cell office:value-type="string" calcext:value-type="string">
            <text:p>Newspaper, radio, television, and digital media will eventually lead to the downfall of the Olympics and the World Cup.</text:p>
          </table:table-cell>
          <table:table-cell table:number-columns-repeated="1020"/>
        </table:table-row>
        <table:table-row table:style-name="ro3">
          <table:table-cell office:value-type="float" office:value="556" calcext:value-type="float">
            <text:p>556</text:p>
          </table:table-cell>
          <table:table-cell table:number-columns-repeated="2"/>
          <table:table-cell office:value-type="string" calcext:value-type="string">
            <text:p>FIFA World Cup, the Olympic Games, and similar events in general should be banned.</text:p>
          </table:table-cell>
          <table:table-cell table:number-columns-repeated="1020"/>
        </table:table-row>
        <table:table-row table:style-name="ro3">
          <table:table-cell office:value-type="float" office:value="557" calcext:value-type="float">
            <text:p>557</text:p>
          </table:table-cell>
          <table:table-cell table:number-columns-repeated="2"/>
          <table:table-cell office:value-type="string" calcext:value-type="string">
            <text:p>Olympic Games have a net negative impact on humanity, than positive, well besides the obvious economic benefit for the host country.</text:p>
          </table:table-cell>
          <table:table-cell table:number-columns-repeated="1020"/>
        </table:table-row>
        <table:table-row table:style-name="ro3">
          <table:table-cell office:value-type="float" office:value="558" calcext:value-type="float">
            <text:p>558</text:p>
          </table:table-cell>
          <table:table-cell table:number-columns-repeated="2"/>
          <table:table-cell office:value-type="string" calcext:value-type="string">
            <text:p>Internet and digital media will eventually cause the downfall of the Olympics and the World Cup.</text:p>
          </table:table-cell>
          <table:table-cell table:number-columns-repeated="1020"/>
        </table:table-row>
        <table:table-row table:style-name="ro3">
          <table:table-cell office:value-type="float" office:value="559" calcext:value-type="float">
            <text:p>559</text:p>
          </table:table-cell>
          <table:table-cell table:number-columns-repeated="2"/>
          <table:table-cell office:value-type="string" calcext:value-type="string">
            <text:p>Olympic Games and other public events like the World Cup are an essential force for social change in the human race.</text:p>
          </table:table-cell>
          <table:table-cell table:number-columns-repeated="1020"/>
        </table:table-row>
        <table:table-row table:style-name="ro14">
          <table:table-cell office:value-type="float" office:value="560" calcext:value-type="float">
            <text:p>560</text:p>
          </table:table-cell>
          <table:table-cell office:value-type="string" calcext:value-type="string">
            <text:p>t3_a9jqqv</text:p>
          </table:table-cell>
          <table:table-cell office:value-type="string" calcext:value-type="string">
            <text:p>example post boyfriend died today and i dont know what to do it is a tragedy, let it be said. afaik, one that is completely undeserved. and i get it, seeking consolation and possibly advice from somewhere, anywhere is normal. but gilding such things is just beyond me. in my mind, experiencing more pointless things is hardly going to make you feel any better. reddit gold and such is about as pointless as it gets. there is no tangible reward involved afaik. for all practical purposes, it does nothing to improve that person's life. and the notion of donating to a business social platform, in someone else's name, as a method of expressing condolences or sympathy to said person what? it's not even a donation towards charity, which would at least be a virtuous deed. is this really supposed to be a method of saying 'i'm sorry for your loss'? am i out of touch or is this just the strange ideas of a few redditors? from reddit's description: gt; coins are a virtual good you can use to award exemplary posts or comments. support reddit and encourage your favorite contributors to keep making reddit better. look, i understand that it does make reddit a better place if people actively express sympathy when shit goes down. and among most social platforms i think it does a fairly decent job of having outright bullshit weeded out or isolated in quarantines of sorts. but this seems at least to be inappropriate, in the sense that, even if the intention is good, ignoring consequences is just plain stupid; no more, no less. the last thing you need after seriously tragic events is pointless shit being done 'for you'. i don't think anyone is capable of feeling grateful for pointless stuff in such a state, and i can imagine the average person becoming upset offended hurt when something so pointless is done for them. so yeah. explain please.</text:p>
          </table:table-cell>
          <table:table-cell office:value-type="string" calcext:value-type="string">
            <text:p><text:s/>There is no point in giving reddit gold or similar things, as a method of consoling or saying "I'm sorry this happened to you." If anything, it is as pointless as what just happened, and may cause more harm.</text:p>
          </table:table-cell>
          <table:table-cell table:number-columns-repeated="1020"/>
        </table:table-row>
        <table:table-row table:style-name="ro3">
          <table:table-cell office:value-type="float" office:value="561" calcext:value-type="float">
            <text:p>561</text:p>
          </table:table-cell>
          <table:table-cell table:number-columns-repeated="2"/>
          <table:table-cell office:value-type="string" calcext:value-type="string">
            <text:p>Businesses should not be able to use Reddit gold as a way to express condolences and sympathy to people who have lost a loved one.</text:p>
          </table:table-cell>
          <table:table-cell table:number-columns-repeated="1020"/>
        </table:table-row>
        <table:table-row table:style-name="ro3">
          <table:table-cell office:value-type="float" office:value="562" calcext:value-type="float">
            <text:p>562</text:p>
          </table:table-cell>
          <table:table-cell table:number-columns-repeated="2"/>
          <table:table-cell office:value-type="string" calcext:value-type="string">
            <text:p>The Strange/Inappropriate Idea of AAIK / AUDI for Reddit Isn't Good</text:p>
          </table:table-cell>
          <table:table-cell table:number-columns-repeated="1020"/>
        </table:table-row>
        <table:table-row table:style-name="ro3">
          <table:table-cell office:value-type="float" office:value="563" calcext:value-type="float">
            <text:p>563</text:p>
          </table:table-cell>
          <table:table-cell table:number-columns-repeated="2"/>
          <table:table-cell office:value-type="string" calcext:value-type="string">
            <text:p>Social media sites like reddit should not be gilded with Reddit gold.</text:p>
          </table:table-cell>
          <table:table-cell table:number-columns-repeated="1020"/>
        </table:table-row>
        <table:table-row table:style-name="ro3">
          <table:table-cell office:value-type="float" office:value="564" calcext:value-type="float">
            <text:p>564</text:p>
          </table:table-cell>
          <table:table-cell table:number-columns-repeated="2"/>
          <table:table-cell office:value-type="string" calcext:value-type="string">
            <text:p>Social media currencies such as reddit gold and other'sensible ones such as 'all for fame' are extremely pointless.</text:p>
          </table:table-cell>
          <table:table-cell table:number-columns-repeated="1020"/>
        </table:table-row>
        <table:table-row table:style-name="ro3">
          <table:table-cell office:value-type="float" office:value="565" calcext:value-type="float">
            <text:p>565</text:p>
          </table:table-cell>
          <table:table-cell table:number-columns-repeated="2"/>
          <table:table-cell office:value-type="string" calcext:value-type="string">
            <text:p>Virtual goods that have become popular on Reddit like Reddit Gold and Reddit Black are meaningless and pointless. </text:p>
          </table:table-cell>
          <table:table-cell table:number-columns-repeated="1020"/>
        </table:table-row>
        <table:table-row table:style-name="ro3">
          <table:table-cell office:value-type="float" office:value="566" calcext:value-type="float">
            <text:p>566</text:p>
          </table:table-cell>
          <table:table-cell table:number-columns-repeated="2"/>
          <table:table-cell office:value-type="string" calcext:value-type="string">
            <text:p>Gold is a pointless way of expressing condolences or sympathy.</text:p>
          </table:table-cell>
          <table:table-cell table:number-columns-repeated="1020"/>
        </table:table-row>
        <table:table-row table:style-name="ro35">
          <table:table-cell office:value-type="float" office:value="567" calcext:value-type="float">
            <text:p>567</text:p>
          </table:table-cell>
          <table:table-cell office:value-type="string" calcext:value-type="string">
            <text:p>t3_d18mc5</text:p>
          </table:table-cell>
          <table:table-cell office:value-type="string" calcext:value-type="string">
            <text:p>recently i've stumbled upon paper titled 'even if the fetus is not a person, abortion is immoral: the impairment argument' by perry hendricks, full text can be read here though i'll try to include all relevant details in this cmv . i've found it not very convincing and hence this post. note: i'm not interested in discussing other arguments regarding abortion. i'm only interested in exploring whether this one holds water. so, the basic argument goes like this: 1. it is immoral for a pregnant person to drink alcohol because the child will get fetal alcohol syndrome, which will limit their cognitive abilities. 2. if it is immoral to limit abilities contained in set x then it is immoral to limit abilities contained in the superset of x the impairment principle, tip . 3. abortion limits all abilities of an organism, which also includes cognitive abilities. 4. therefore abortion is also immoral. now i take an issue with the second step, that is tip. specifically, i think the objections raised in section 5. 2 are proper counter arguments to the generality of this principle. here i'm going to present both objections, explain why i don't find rationale dismissing them convincing and how similar rationale can be used to dismiss the principle in case of abortion. 5. 2. 1 animal torture and tip claim: it is okay to kill an animal, while it is not ok to torture an animal, so the tip does not hold in all cases. there are two rebuttals to this claim. first is that it's simply immoral to kill an animal and i agree that person holding this view wouldn't consider it a valid counter argument. the second rebuttal, however, is not convincing. namely, the objection is that torturing leads to significant animal suffering, while the other does so, but in a much lesser extent. note that this argument introduces another variable besides the abilities, namely, pain. this can be easily sidestepped by introducing anesthesia. for example, if we were to give chicken anesthesia and then cut off its wings, then i would argue that this method of obtaining chicken wings is immoral compared to simply killing a chicken and then cutting off its wings. it is so because the first method will kill the chicken anyway, but it also introduces an unnecessary period of negative experience to it. now if we introduce the pain variable to the abortion case, then it is also easy to argue dismissal of tip. while limiting abilities of a living child introduces negative psychological reaction to them during the duration of their life, this is not the case if the fetus is aborted since the pain experienced by it is either very short or even non existent if the brain didn't form. 5. 2. 2 lethal impairment and tip claim: there are cases where lethal impairment is not immoral, but non lethal impairment is, so the tip does not hold in all cases. the paper again introduces the second variable, that is, the valuable good and then focuses on a case of self defense. however, another example mentioned in the paper is not so clear in this manner, namely in the case of voluntary euthanasia. if i state to someone that i wish to be killed, then it may be moral for them to fulfill my request, but it is immoral for them to e. g. chop off my arms. this is not because killing me creates some valuable good, but because one thing i consented to, while not to the other. now in the case of abortion, the author has expected some attacks whether abortion creates valuable goods and responded to them in section 5. 3. 2. the main objection that i would raise is about the pregnant person's sacrifice. specifically bearing a child requires the person to suffer various side effects of pregnancy, limits their ability to work and function normally, and results in childbirth which is also a painful process. on the other hand, early abortions are comparable to a heavy period in terms of pain. the author equates these situations by stating 'to have an abortion is not to avoid suffering', which is an oversimplification, especially compared to his previous animal torture example, in which the amount of pain received was considered. this is why i don't find this paper convincing; change my view.</text:p>
          </table:table-cell>
          <table:table-cell office:value-type="string" calcext:value-type="string">
            <text:p>Water consumption and drinking alcohol are valid counterarguments to the "Abortion is Immoral" principle.</text:p>
          </table:table-cell>
          <table:table-cell table:number-columns-repeated="1020"/>
        </table:table-row>
        <table:table-row table:style-name="ro3">
          <table:table-cell office:value-type="float" office:value="568" calcext:value-type="float">
            <text:p>568</text:p>
          </table:table-cell>
          <table:table-cell table:number-columns-repeated="2"/>
          <table:table-cell office:value-type="string" calcext:value-type="string">
            <text:p>Abortion is immoral</text:p>
          </table:table-cell>
          <table:table-cell table:number-columns-repeated="1020"/>
        </table:table-row>
        <table:table-row table:style-name="ro3">
          <table:table-cell office:value-type="float" office:value="569" calcext:value-type="float">
            <text:p>569</text:p>
          </table:table-cell>
          <table:table-cell table:number-columns-repeated="2"/>
          <table:table-cell office:value-type="string" calcext:value-type="string">
            <text:p>Non-lethal weapon use: Tied against the abortion fetus, then used in place of a knife to gain more "flaming".</text:p>
          </table:table-cell>
          <table:table-cell table:number-columns-repeated="1020"/>
        </table:table-row>
        <table:table-row table:style-name="ro3">
          <table:table-cell office:value-type="float" office:value="570" calcext:value-type="float">
            <text:p>570</text:p>
          </table:table-cell>
          <table:table-cell table:number-columns-repeated="2"/>
          <table:table-cell office:value-type="string" calcext:value-type="string">
            <text:p>Side effect - I have no issue with the "Advice is Acceptable and Acceptable". </text:p>
          </table:table-cell>
          <table:table-cell table:number-columns-repeated="1020"/>
        </table:table-row>
        <table:table-row table:style-name="ro3">
          <table:table-cell office:value-type="float" office:value="571" calcext:value-type="float">
            <text:p>571</text:p>
          </table:table-cell>
          <table:table-cell table:number-columns-repeated="2"/>
          <table:table-cell office:value-type="string" calcext:value-type="string">
            <text:p><text:s/>The impairment argument is not a good argument against abortion</text:p>
          </table:table-cell>
          <table:table-cell table:number-columns-repeated="1020"/>
        </table:table-row>
        <table:table-row table:style-name="ro3">
          <table:table-cell office:value-type="float" office:value="572" calcext:value-type="float">
            <text:p>572</text:p>
          </table:table-cell>
          <table:table-cell table:number-columns-repeated="2"/>
          <table:table-cell office:value-type="string" calcext:value-type="string">
            <text:p>Cruelty to animals is immoral.</text:p>
          </table:table-cell>
          <table:table-cell table:number-columns-repeated="1020"/>
        </table:table-row>
        <table:table-row table:style-name="ro3">
          <table:table-cell office:value-type="float" office:value="573" calcext:value-type="float">
            <text:p>573</text:p>
          </table:table-cell>
          <table:table-cell table:number-columns-repeated="2"/>
          <table:table-cell office:value-type="string" calcext:value-type="string">
            <text:p>Author's argument for why abortion is immoral is not very convincing.</text:p>
          </table:table-cell>
          <table:table-cell table:number-columns-repeated="1020"/>
        </table:table-row>
        <table:table-row table:style-name="ro21">
          <table:table-cell office:value-type="float" office:value="574" calcext:value-type="float">
            <text:p>574</text:p>
          </table:table-cell>
          <table:table-cell office:value-type="string" calcext:value-type="string">
            <text:p>t3_cpgryt</text:p>
          </table:table-cell>
          <table:table-cell office:value-type="string" calcext:value-type="string">
            <text:p>all the major trans subreddits maintain the position that you don't need dysphoria to be trans, and i've been banned for saying otherwise, or for trying to talk to people about this and change my view, so i thought here was the right place for it. i am transgender ftm. i have dysphoria a feeling of discomfort or disconnect with my gender assigned at birth and my real gender it manifests, at its best, as being unhappy with the feminine aspects of myself, and at its worst, and a complete hatred and disassociation from them, to the point of wanting to tear my chest off and never talk again. i genuinely don't understand what makes you trans if it isn't dysphoria. or why you'd transition if you didn't have dysphoria. so many people young girls particularly feel uncomfortable with themselves, and latch onto being trans as an answer. if they don't have dysphoria, when they transition, they give themselves dysphoria, then have to detransition, which normally leads to them preaching that being trans isn't real and it's a ploy to hurt people. all the time, someone will show up on r asktransgender saying 'i'm a man and i'm perfectly comfortable with that, never had dysphoria, but i like wearing dresses' and all the comments will say 'you're trans, egg! ' surely that's damaging! ? being gender non conforming is not the same as being trans, and saying that it is, is why we end up with all these neo pronouns. science only has evidence for ftm, mtf, and nb trans people. neo pronouns and trenders are hurting the image of the community. they're what the right wing uses as a straw man for all trans people, and, as i said before, it encourages people to transition and give themselves dysphoria possibly irreversible physical changes. as a disclaimer: you absolutely do not need to have medically transitioned, or even want to, to be trans. you just need dysphoria. but that comes in loads of forms, and with varying intensities! maybe you get bad social dysphoria, but very little no voice and or body dysphoria. good for you, you're valid! but if you have no dysphoria of any kind, present as fully female but use he him pronouns i'm sorry, you're hurting the community and you're not transgender.</text:p>
          </table:table-cell>
          <table:table-cell office:value-type="string" calcext:value-type="string">
            <text:p>Human voice is a disorder, and it should not be used as a social construct.</text:p>
          </table:table-cell>
          <table:table-cell table:number-columns-repeated="1020"/>
        </table:table-row>
        <table:table-row table:style-name="ro3">
          <table:table-cell office:value-type="float" office:value="575" calcext:value-type="float">
            <text:p>575</text:p>
          </table:table-cell>
          <table:table-cell table:number-columns-repeated="2"/>
          <table:table-cell office:value-type="string" calcext:value-type="string">
            <text:p>Straw man/woman and nb trans people should have to use his pronouns instead of "them" and "she".</text:p>
          </table:table-cell>
          <table:table-cell table:number-columns-repeated="1020"/>
        </table:table-row>
        <table:table-row table:style-name="ro3">
          <table:table-cell office:value-type="float" office:value="576" calcext:value-type="float">
            <text:p>576</text:p>
          </table:table-cell>
          <table:table-cell table:number-columns-repeated="2"/>
          <table:table-cell office:value-type="string" calcext:value-type="string">
            <text:p>Right-wing politics is hurting the image of the transgender community.</text:p>
          </table:table-cell>
          <table:table-cell table:number-columns-repeated="1020"/>
        </table:table-row>
        <table:table-row table:style-name="ro3">
          <table:table-cell office:value-type="float" office:value="577" calcext:value-type="float">
            <text:p>577</text:p>
          </table:table-cell>
          <table:table-cell table:number-columns-repeated="2"/>
          <table:table-cell office:value-type="string" calcext:value-type="string">
            <text:p>Science says that you need dysphoria to be trans, and saying that you don't is hurting the community and you're not transgender.</text:p>
          </table:table-cell>
          <table:table-cell table:number-columns-repeated="1020"/>
        </table:table-row>
        <table:table-row table:style-name="ro3">
          <table:table-cell office:value-type="float" office:value="578" calcext:value-type="float">
            <text:p>578</text:p>
          </table:table-cell>
          <table:table-cell table:number-columns-repeated="2"/>
          <table:table-cell office:value-type="string" calcext:value-type="string">
            <text:p><text:s/>You need dysphoria to be trans, and people who say otherwise may be putting vulnerable people at risk without realising it</text:p>
          </table:table-cell>
          <table:table-cell table:number-columns-repeated="1020"/>
        </table:table-row>
        <table:table-row table:style-name="ro3">
          <table:table-cell office:value-type="float" office:value="579" calcext:value-type="float">
            <text:p>579</text:p>
          </table:table-cell>
          <table:table-cell table:number-columns-repeated="2"/>
          <table:table-cell office:value-type="string" calcext:value-type="string">
            <text:p>Irreversible process and pronouns are damaging to the gender dysphoria community.</text:p>
          </table:table-cell>
          <table:table-cell table:number-columns-repeated="1020"/>
        </table:table-row>
        <table:table-row table:style-name="ro3">
          <table:table-cell office:value-type="float" office:value="580" calcext:value-type="float">
            <text:p>580</text:p>
          </table:table-cell>
          <table:table-cell table:number-columns-repeated="2"/>
          <table:table-cell office:value-type="string" calcext:value-type="string">
            <text:p>Transgender people who say that they don't need dysphoria to be trans are hurting the community.</text:p>
          </table:table-cell>
          <table:table-cell table:number-columns-repeated="1020"/>
        </table:table-row>
        <table:table-row table:style-name="ro21">
          <table:table-cell office:value-type="float" office:value="581" calcext:value-type="float">
            <text:p>581</text:p>
          </table:table-cell>
          <table:table-cell office:value-type="string" calcext:value-type="string">
            <text:p>t3_aukppv</text:p>
          </table:table-cell>
          <table:table-cell office:value-type="string" calcext:value-type="string">
            <text:p>my kinda weirdly specific reasons: 1. dogs are way more affectionate cats can also be affectionate but nowhere near the same level as do s. 2. they will protect their owners even if they are tiny chihuahuas e. g. during a home invasion 3. they miss their owners when they are not around at work, school, visiting relatives which goes to show their bond is a lot stronger some cats are fine when alone as long as they have food, water and a way to get out cat door other cats may get lonely if a long period of time has gone by and they have a strong bond with the own r. 4. if there's a fire many cases of this have occurred , your dog will stop at nothing to wake you and even your neighbours up by barking even if there is a dog door for the dog to get out and save itse f. 5. they help you keep fit walking the dog playing with the dog requires energ 6. younger owners can get experience taking care of a life that is quite dependant on them cats are very independent and don't require nearly as much attention as do s. 7. because dogs are much more active you can play games like fetch, you can chase them, try run away a cat will just look at you like youre some dickhe d. 8. if youre swimming in your back garden or in a lake i know quite specific and you start drowning you best believe your dog will jump into the water to save you 0 fear for water your cat will just let you die no fucks giv n. 9. dogs like the tibetan mastiffs for example are used to protect sheep from bears, wolves, leopards, tigers etc and naturally show no fear this is just a cool fact for you guys that didnt know still a for do s. 0. dogs have a lot more purpose in the world we have creat d. they can be used as rescue dogs to find and save people from the aftermath of disasters like earthquakes or tsunami s. they can be used to find illegal drugs that ruin peoples liv s. they have found bombs which could have caused major ha m. they have been used wars by police officers to take down dangerous peop e. the blind can use guide do s. like cats, they are very therapeutic for elderly people, people in hospital and depressed peop . even though i am a big dog fan not that you cant like both i will say, kittens are very very very cu</text:p>
          </table:table-cell>
          <table:table-cell office:value-type="string" calcext:value-type="string">
            <text:p>Prohibition of drugs, or euthanasia</text:p>
          </table:table-cell>
          <table:table-cell table:number-columns-repeated="1020"/>
        </table:table-row>
        <table:table-row table:style-name="ro3">
          <table:table-cell office:value-type="float" office:value="582" calcext:value-type="float">
            <text:p>582</text:p>
          </table:table-cell>
          <table:table-cell table:number-columns-repeated="2"/>
          <table:table-cell office:value-type="string" calcext:value-type="string">
            <text:p>Cat's are way more affectionate than dogs.</text:p>
          </table:table-cell>
          <table:table-cell table:number-columns-repeated="1020"/>
        </table:table-row>
        <table:table-row table:style-name="ro3">
          <table:table-cell office:value-type="float" office:value="583" calcext:value-type="float">
            <text:p>583</text:p>
          </table:table-cell>
          <table:table-cell table:number-columns-repeated="2"/>
          <table:table-cell office:value-type="string" calcext:value-type="string">
            <text:p><text:s/>Dogs are better pets / companions for Humans than Cats.</text:p>
          </table:table-cell>
          <table:table-cell table:number-columns-repeated="1020"/>
        </table:table-row>
        <table:table-row table:style-name="ro3">
          <table:table-cell office:value-type="float" office:value="584" calcext:value-type="float">
            <text:p>584</text:p>
          </table:table-cell>
          <table:table-cell table:number-columns-repeated="2"/>
          <table:table-cell office:value-type="string" calcext:value-type="string">
            <text:p>Police officer dogs are the most useful animals on the earth.</text:p>
          </table:table-cell>
          <table:table-cell table:number-columns-repeated="1020"/>
        </table:table-row>
        <table:table-row table:style-name="ro3">
          <table:table-cell office:value-type="float" office:value="585" calcext:value-type="float">
            <text:p>585</text:p>
          </table:table-cell>
          <table:table-cell table:number-columns-repeated="2"/>
          <table:table-cell office:value-type="string" calcext:value-type="string">
            <text:p>Warping cats are way better than dogs</text:p>
          </table:table-cell>
          <table:table-cell table:number-columns-repeated="1020"/>
        </table:table-row>
        <table:table-row table:style-name="ro3">
          <table:table-cell office:value-type="float" office:value="586" calcext:value-type="float">
            <text:p>586</text:p>
          </table:table-cell>
          <table:table-cell table:number-columns-repeated="2"/>
          <table:table-cell office:value-type="string" calcext:value-type="string">
            <text:p>Old age dogs are better than old age cats</text:p>
          </table:table-cell>
          <table:table-cell table:number-columns-repeated="1020"/>
        </table:table-row>
        <table:table-row table:style-name="ro3">
          <table:table-cell office:value-type="float" office:value="587" calcext:value-type="float">
            <text:p>587</text:p>
          </table:table-cell>
          <table:table-cell table:number-columns-repeated="2"/>
          <table:table-cell office:value-type="string" calcext:value-type="string">
            <text:p>Dog's are way more affectionate than cats.</text:p>
          </table:table-cell>
          <table:table-cell table:number-columns-repeated="1020"/>
        </table:table-row>
        <table:table-row table:style-name="ro10">
          <table:table-cell office:value-type="float" office:value="588" calcext:value-type="float">
            <text:p>588</text:p>
          </table:table-cell>
          <table:table-cell office:value-type="string" calcext:value-type="string">
            <text:p>t3_a2i9wg</text:p>
          </table:table-cell>
          <table:table-cell office:value-type="string" calcext:value-type="string">
            <text:p>there s the relatively new social trend in which if you have sex with a drunk woman, you are raping her. this is complete and utter garbage. getting drunk doesn t absolve you of the responsibility and consequences of your choices and actions. you don t get out of criminal charges because it s okay guys, i was drunk and didn t know what i was doing saying lol . if you make the decision to get very drunk by buying your own alcohol or accepting drinks being given to you , you are responsible for what happens after. unless you are unconscious, the decision to have sex with another person is 100 on you. it doesn t matter if someone s giving you alcohol in hopes you ll get drunk enough to sleep with them, if you are choosing to drink said drinks, that s on you if their plan is successful. if a woman is able to walk herself into a room, climb into a bed and agree have sex with someone, then that is in no way rape. these ideals are flawed because they fail to consider that in most of these scenarios, the other party usually male is also drunk. so this is either mutual rape so how do you prosecute that? jail them both for banging while drunk? or not at all. generally, the logic is unfairly applied in the woman s favor.</text:p>
          </table:table-cell>
          <table:table-cell office:value-type="string" calcext:value-type="string">
            <text:p>Lifestyle trends and media such as the new "If you get drunk and do something while drunk" are flawed</text:p>
          </table:table-cell>
          <table:table-cell table:number-columns-repeated="1020"/>
        </table:table-row>
        <table:table-row table:style-name="ro3">
          <table:table-cell office:value-type="float" office:value="589" calcext:value-type="float">
            <text:p>589</text:p>
          </table:table-cell>
          <table:table-cell table:number-columns-repeated="2"/>
          <table:table-cell office:value-type="string" calcext:value-type="string">
            <text:p>Prisoning someone for having sex with a drunk woman is wrong.</text:p>
          </table:table-cell>
          <table:table-cell table:number-columns-repeated="1020"/>
        </table:table-row>
        <table:table-row table:style-name="ro3">
          <table:table-cell office:value-type="float" office:value="590" calcext:value-type="float">
            <text:p>590</text:p>
          </table:table-cell>
          <table:table-cell table:number-columns-repeated="2"/>
          <table:table-cell office:value-type="string" calcext:value-type="string">
            <text:p><text:s/>Having sex with a drunk person isn’t rape if they’re not unconscious.</text:p>
          </table:table-cell>
          <table:table-cell table:number-columns-repeated="1020"/>
        </table:table-row>
        <table:table-row table:style-name="ro3">
          <table:table-cell office:value-type="float" office:value="591" calcext:value-type="float">
            <text:p>591</text:p>
          </table:table-cell>
          <table:table-cell table:number-columns-repeated="2"/>
          <table:table-cell office:value-type="string" calcext:value-type="string">
            <text:p>Logic and the concept of consenting to sex under the influence of alcohol is completely flawed.</text:p>
          </table:table-cell>
          <table:table-cell table:number-columns-repeated="1020"/>
        </table:table-row>
        <table:table-row table:style-name="ro3">
          <table:table-cell office:value-type="float" office:value="592" calcext:value-type="float">
            <text:p>592</text:p>
          </table:table-cell>
          <table:table-cell table:number-columns-repeated="2"/>
          <table:table-cell office:value-type="string" calcext:value-type="string">
            <text:p>Rape is not about getting drunk, it’s about making the right choices.</text:p>
          </table:table-cell>
          <table:table-cell table:number-columns-repeated="1020"/>
        </table:table-row>
        <table:table-row table:style-name="ro3">
          <table:table-cell office:value-type="float" office:value="593" calcext:value-type="float">
            <text:p>593</text:p>
          </table:table-cell>
          <table:table-cell table:number-columns-repeated="2"/>
          <table:table-cell office:value-type="string" calcext:value-type="string">
            <text:p>Alcohol intoxication and having sex with a drunken woman, while likely wrong, is a form of rape.</text:p>
          </table:table-cell>
          <table:table-cell table:number-columns-repeated="1020"/>
        </table:table-row>
        <table:table-row table:style-name="ro3">
          <table:table-cell office:value-type="float" office:value="594" calcext:value-type="float">
            <text:p>594</text:p>
          </table:table-cell>
          <table:table-cell table:number-columns-repeated="2"/>
          <table:table-cell office:value-type="string" calcext:value-type="string">
            <text:p>Criminal charge of rape is absurd because a drunk person is responsible for what happens after</text:p>
          </table:table-cell>
          <table:table-cell table:number-columns-repeated="1020"/>
        </table:table-row>
        <table:table-row table:style-name="ro12">
          <table:table-cell office:value-type="float" office:value="595" calcext:value-type="float">
            <text:p>595</text:p>
          </table:table-cell>
          <table:table-cell office:value-type="string" calcext:value-type="string">
            <text:p>t3_bxqklg</text:p>
          </table:table-cell>
          <table:table-cell office:value-type="string" calcext:value-type="string">
            <text:p>i understand that disenfranchised groups use pride to instill a sense of community and unity against an oppressor. i feel like it almost has a reverse effect sometimes though. it feels like certain pride groups are purposefully segregating themselves while advertising their fight for equality. personally, as someone who is pretty open to most lifestyle choices, it gets old. this kind of overdoing it might reverse peoples opinions who are less centrist. after all, being a bigot is no longer cool or mainstream as it was decades ago. in my opinion, having pride in something like race or sexual preference is pointless in 2019. it s almost as silly as something like tall pride. i think that if we didn t spend so much time talking about it, even more of those behind the times would get on board or have their racist homophobic ways forgotten about. it almost seems like some of the less honest people among the disenfranchised groups are starting to use being born a certain way as a tool to get what they want instead of getting equality. i feel as if all citizens are equal in america today. pride is something that should be reserved for an accomplishment. why someone would be proud of their skin color or who they like to have sex with goes over my head. i don t think anyone should be proud or not proud of any uncontrollable physical or mental characteristic and i certainly think that boasting about it in the streets is an all new level of cringe. in closing, my solution is to replace pride with lack of embarrassment. i think it s great for people to accept who they are. i think it s great for society to accept people for who they are. why do they need to plaster it all over the place, though? sorry if this is a repeat but a quick search didn t return exactly what i was thinking.</text:p>
          </table:table-cell>
          <table:table-cell office:value-type="string" calcext:value-type="string">
            <text:p>Society should stop over-pride in things like race, sexual preference, etc.</text:p>
          </table:table-cell>
          <table:table-cell table:number-columns-repeated="1020"/>
        </table:table-row>
        <table:table-row table:style-name="ro3">
          <table:table-cell office:value-type="float" office:value="596" calcext:value-type="float">
            <text:p>596</text:p>
          </table:table-cell>
          <table:table-cell table:number-columns-repeated="2"/>
          <table:table-cell office:value-type="string" calcext:value-type="string">
            <text:p>Citizenship pride is pointless in the 21st century</text:p>
          </table:table-cell>
          <table:table-cell table:number-columns-repeated="1020"/>
        </table:table-row>
        <table:table-row table:style-name="ro3">
          <table:table-cell office:value-type="float" office:value="597" calcext:value-type="float">
            <text:p>597</text:p>
          </table:table-cell>
          <table:table-cell table:number-columns-repeated="2"/>
          <table:table-cell office:value-type="string" calcext:value-type="string">
            <text:p><text:s/>Pride in a characteristic we can’t control is a waste of time and energy.</text:p>
          </table:table-cell>
          <table:table-cell table:number-columns-repeated="1020"/>
        </table:table-row>
        <table:table-row table:style-name="ro3">
          <table:table-cell office:value-type="float" office:value="598" calcext:value-type="float">
            <text:p>598</text:p>
          </table:table-cell>
          <table:table-cell table:number-columns-repeated="2"/>
          <table:table-cell office:value-type="string" calcext:value-type="string">
            <text:p>Lifestyle (sociology) pride shouldn’t matter in the American system of government at all. It’s pointless and useless, and shouldn‘t be required.</text:p>
          </table:table-cell>
          <table:table-cell table:number-columns-repeated="1020"/>
        </table:table-row>
        <table:table-row table:style-name="ro3">
          <table:table-cell office:value-type="float" office:value="599" calcext:value-type="float">
            <text:p>599</text:p>
          </table:table-cell>
          <table:table-cell table:number-columns-repeated="2"/>
          <table:table-cell office:value-type="string" calcext:value-type="string">
            <text:p>The Times and the 21st century are a different time</text:p>
          </table:table-cell>
          <table:table-cell table:number-columns-repeated="1020"/>
        </table:table-row>
        <table:table-row table:style-name="ro3">
          <table:table-cell office:value-type="float" office:value="600" calcext:value-type="float">
            <text:p>600</text:p>
          </table:table-cell>
          <table:table-cell table:number-columns-repeated="2"/>
          <table:table-cell office:value-type="string" calcext:value-type="string">
            <text:p>Sexual orientation, race, group, etc, or race are completely acceptable, and shouldn’t have pride</text:p>
          </table:table-cell>
          <table:table-cell table:number-columns-repeated="1020"/>
        </table:table-row>
        <table:table-row table:style-name="ro3">
          <table:table-cell office:value-type="float" office:value="601" calcext:value-type="float">
            <text:p>601</text:p>
          </table:table-cell>
          <table:table-cell table:number-columns-repeated="2"/>
          <table:table-cell office:value-type="string" calcext:value-type="string">
            <text:p>Time spent on pride is pointless in today’s society.</text:p>
          </table:table-cell>
          <table:table-cell table:number-columns-repeated="1020"/>
        </table:table-row>
        <table:table-row table:style-name="ro12">
          <table:table-cell office:value-type="float" office:value="602" calcext:value-type="float">
            <text:p>602</text:p>
          </table:table-cell>
          <table:table-cell office:value-type="string" calcext:value-type="string">
            <text:p>t3_d04r5p</text:p>
          </table:table-cell>
          <table:table-cell office:value-type="string" calcext:value-type="string">
            <text:p>to put simple, a centrist is someone who has a mixture of different beliefs that align with both left wing and the right wing views, not identifying themselves fully with either side. that doesn t mean that can t identify with one side more than the other, ex. i consider myself a right leaning centrist they still have a variety of views. meanwhile the r enlightenedcentrism views on centrists is that centrists are actually moderate right wingers saying they re centrist in order to come off as superior or enlightened compared to everyone else, or extreme right wingers pretending to be centrist in order to indoctrinate people into following extreme right wing views. the take common criticism by centrists like both sides of the political spectrum have flaws beliefs i don t align with and interpret that as both sides are exactly the same and if you side with either you re an idiot unlike a centrist like me! ! ! i m not arguing that there aren t people like this, there are idiots everywhere in the political spectrum. but the people at r enlightenedcentrism tend to argue that most, if not all centrists are like this, which simply is not true. furthermore ridiculing people who identify as centrist and or promote more centrist views, as is common with the folks at r enlightenedcentrism only pushes centrists to openly identify with one side or the other promoting a tribalistic us vs them mentality. according to a lot of people in the sub, by having right wing views, you are ring wing, and by being right wing you support the extreme right and therefore you agree with nazis and white supremacists. this kind of thinking is extremely toxic and only serves to further the divide between left wing and right wing politics,</text:p>
          </table:table-cell>
          <table:table-cell office:value-type="string" calcext:value-type="string">
            <text:p>Centre-right politics is toxic and people who call themselves “centrist” only promote a tribalistic us vs them mentality.</text:p>
          </table:table-cell>
          <table:table-cell table:number-columns-repeated="1020"/>
        </table:table-row>
        <table:table-row table:style-name="ro3">
          <table:table-cell office:value-type="float" office:value="603" calcext:value-type="float">
            <text:p>603</text:p>
          </table:table-cell>
          <table:table-cell table:number-columns-repeated="2"/>
          <table:table-cell office:value-type="string" calcext:value-type="string">
            <text:p>Left-wing politics is more complex than right-wing</text:p>
          </table:table-cell>
          <table:table-cell table:number-columns-repeated="1020"/>
        </table:table-row>
        <table:table-row table:style-name="ro3">
          <table:table-cell office:value-type="float" office:value="604" calcext:value-type="float">
            <text:p>604</text:p>
          </table:table-cell>
          <table:table-cell table:number-columns-repeated="2"/>
          <table:table-cell office:value-type="string" calcext:value-type="string">
            <text:p><text:s/>r/ENLIGHTENEDCENTRISM doesn’t know what centrism is and only exists to promote tribalism.</text:p>
          </table:table-cell>
          <table:table-cell table:number-columns-repeated="1020"/>
        </table:table-row>
        <table:table-row table:style-name="ro5">
          <table:table-cell office:value-type="float" office:value="605" calcext:value-type="float">
            <text:p>605</text:p>
          </table:table-cell>
          <table:table-cell table:number-columns-repeated="2"/>
          <table:table-cell office:value-type="string" calcext:value-type="string">
            <text:p>Toxicity towards centrists in /r/enlightenedcentrism only serves to further the divide between left wing and right wing politics, and promotes a tribalistic us vs them mentality.</text:p>
          </table:table-cell>
          <table:table-cell table:number-columns-repeated="1020"/>
        </table:table-row>
        <table:table-row table:style-name="ro3">
          <table:table-cell office:value-type="float" office:value="606" calcext:value-type="float">
            <text:p>606</text:p>
          </table:table-cell>
          <table:table-cell table:number-columns-repeated="2"/>
          <table:table-cell office:value-type="string" calcext:value-type="string">
            <text:p>Right-wing politics is far more toxic than left-wing political ideologies like Left-wing and right-wing/Culture/Economics</text:p>
          </table:table-cell>
          <table:table-cell table:number-columns-repeated="1020"/>
        </table:table-row>
        <table:table-row table:style-name="ro5">
          <table:table-cell office:value-type="float" office:value="607" calcext:value-type="float">
            <text:p>607</text:p>
          </table:table-cell>
          <table:table-cell table:number-columns-repeated="2"/>
          <table:table-cell office:value-type="string" calcext:value-type="string">
            <text:p>Centrism is a toxic political ideology and the people at /r/Enlightenedcentrism only push centrists to openly identify with one side or the other promoting a tribalistic us vs them mentality.</text:p>
          </table:table-cell>
          <table:table-cell table:number-columns-repeated="1020"/>
        </table:table-row>
        <table:table-row table:style-name="ro5">
          <table:table-cell office:value-type="float" office:value="608" calcext:value-type="float">
            <text:p>608</text:p>
          </table:table-cell>
          <table:table-cell table:number-columns-repeated="2"/>
          <table:table-cell office:value-type="string" calcext:value-type="string">
            <text:p>Far-right politics/anti-feminism is based on a perception that centrists are inherently 'anti-intellectual', which serves to further the divide between left and right, which encourages extremists and not necessarily just a valid thing to</text:p>
          </table:table-cell>
          <table:table-cell table:number-columns-repeated="1020"/>
        </table:table-row>
        <table:table-row table:style-name="ro15">
          <table:table-cell office:value-type="float" office:value="609" calcext:value-type="float">
            <text:p>609</text:p>
          </table:table-cell>
          <table:table-cell office:value-type="string" calcext:value-type="string">
            <text:p>t3_cokmcq</text:p>
          </table:table-cell>
          <table:table-cell office:value-type="string" calcext:value-type="string">
            <text:p>okay, i'm a published clinical biologist here. the way i learned to write in science was by following a simple axiom: 'if you weren't born with it the knowledge information , cite it! ' indeed, in peer reviewed scientific publications on pubmed, all claims besides the ones that are stupid obvious and backed by countless studies are cited. that is to say, you don't have to cite shit like: 'ice is the solid phase of water' but you absolutely do need to cite shit like: 'cbd can help manage your anxiety' in fact, it can do that because it acts on the central bzd benzodiazepine receptors in your brain and also fucks with certain endocannabinoids like anandamide levels in the blood also the purported cause of it's analgesic effects . i'm not going to list my company here or any of my personal works, because i use this account for a lot of health related challenges i'm facing and appreciate the anonymity of it all. so this is an earnest argument stating that at the very least, all online content that makes health science claims should be cited in the clinical evidence. if that means you need to outsource your blog writing to someone like me i have my msc in biotech and am the author on 3 peer reviewed papers and 1 published abstract for ishlt and published in jhlt as lead author then you should, for the good of mankind, do that! more importantly, we the consumers and their audience should start questioning everything that doesn't have citations but makes bold claims. i for one am tired of the amount of bs i read online that really diminishes the value of mankinds greatest i'm sure this could be argued too but go ahead, i'm game invention: the internet! i think companies and individuals who engage in creating deceptive, seo optmized 'clickbait' are doing us all a huge disservice and seeking instant gratification. when you create resourceful and powerful online content that empowers your audience, you will bring in customers ideally you do have a good product service too we only work with brands we believe in and you absolutely deserve to make that money! i'm curious if anyone feels differently. if not, i propose starting a movement. next time you're reading about why x supplement, y diet or z drug is the best thing ever for your condition, demand that they offer proof! we should stop consuming content or at the least, don't let it result in a turnover and make the owner of that content money that doesn't provide any evidence for their claims. if we immediately looked for citations and at least glanced to verify these citations are from the ncbi database pubmed and not something like cosmo. com then online health content would be held to a higher standard. 90 of online health content would become obsolete. i mean people think they're learning 'science' from meme's for god sake! if all health based content from vaccines information i did a recent blog on how this study published that showed twitter bots and russian trolls have been amplifying the vaccine debate simply to cause discord and that some 50 of the antivaxx community is active on social media the two go together to manipulate and deceive beautifully to all the cannabis related content coming out now and hemp related content, would cite their damn sources, the world would be a better place for it. deception and lies never benefits the masses, only a selfish few. now, i understand its not easy to read abstracts and studies on pubmed and then distill it down to a blog post that is easy enough to read for the laymen without compromising the integrity of the information or being inaccurate. this is where the balance between art and science lies. that is what my company does in addition to pr services and i think there's a legitimate need for it. unsurprisingly, the majority of our clientele now are in the cannabis sphere and cbd industries. even starting as a freelance writer, things only took off because i was getting a lot of work through the cannabis industry. it's definitely one of the best examples of why i feel so strongly that the work i'm doing is necessary. i definitely didn't plan to go this route. i was pre med in college and after my ms, briefly in a phd program. but i've had a lot of challenges in life with physical mental health and life took many turns. i'm excited to be learning about stuff like seo optimization, how to pitch journalists on haro and the elements that get eyeballs on my work and my clients the attention they deserve. but it all starts with our fundamental purpose: to empower society through resourceful, educational content. use science to sell your shit and then go ahead and make that money. be thought leaders in your industry; experts! that's what we need more of. invest money into evidence based content marketing what i like to think of as the 3rd generation of marketing 1st being interruptive like pop ups and commercials, 2nd being inbound marketing which clickbait is slowly but surely killing and evidence based inbound marketing content marketing amp; pr which is what i feel we are pioneering . i work with creative writers, scientists, doctors and people who i feel can help lead this 'digital content revolution'. what do you guys think about this? to be a little more specific, i'm saying content that's related to science or health in any way should look like this and readers should demand this: 'cbd can help reduce anxiety and has anti inflammatory properties. 1 at the bottom of the blog in the works cited section works cited 1. anon et al. 2018 j. of whatever you get the idea i think this is how online health and science content should look. we should demand this. amp; x200b; thanks for reading. in clint eastwood voice go ahead and change my view ;</text:p>
          </table:table-cell>
          <table:table-cell office:value-type="string" calcext:value-type="string">
            <text:p>Doctor of Philosophy and pharmacist, the only reason I can claim success is because of media/social media and because I'm starting a medical/health consulting company that needs to be cited at the very least</text:p>
          </table:table-cell>
          <table:table-cell table:number-columns-repeated="1020"/>
        </table:table-row>
        <table:table-row table:style-name="ro3">
          <table:table-cell office:value-type="float" office:value="610" calcext:value-type="float">
            <text:p>610</text:p>
          </table:table-cell>
          <table:table-cell table:number-columns-repeated="2"/>
          <table:table-cell office:value-type="string" calcext:value-type="string">
            <text:p><text:s/>ALL scientific/health based content should contain scholarly citations when making claims in online content</text:p>
          </table:table-cell>
          <table:table-cell table:number-columns-repeated="1020"/>
        </table:table-row>
        <table:table-row table:style-name="ro3">
          <table:table-cell office:value-type="float" office:value="611" calcext:value-type="float">
            <text:p>611</text:p>
          </table:table-cell>
          <table:table-cell table:number-columns-repeated="2"/>
          <table:table-cell office:value-type="string" calcext:value-type="string">
            <text:p>Social media articles that make health science claims should be cited</text:p>
          </table:table-cell>
          <table:table-cell table:number-columns-repeated="1020"/>
        </table:table-row>
        <table:table-row table:style-name="ro3">
          <table:table-cell office:value-type="float" office:value="612" calcext:value-type="float">
            <text:p>612</text:p>
          </table:table-cell>
          <table:table-cell table:number-columns-repeated="2"/>
          <table:table-cell office:value-type="string" calcext:value-type="string">
            <text:p>Blog posts and online content that makes health science claims should be cited in the clinical evidence.</text:p>
          </table:table-cell>
          <table:table-cell table:number-columns-repeated="1020"/>
        </table:table-row>
        <table:table-row table:style-name="ro3">
          <table:table-cell office:value-type="float" office:value="613" calcext:value-type="float">
            <text:p>613</text:p>
          </table:table-cell>
          <table:table-cell table:number-columns-repeated="2"/>
          <table:table-cell office:value-type="string" calcext:value-type="string">
            <text:p>Peer review, peer reviewed, scientific content should be cited in the same way that it is for a professional speech on the internet</text:p>
          </table:table-cell>
          <table:table-cell table:number-columns-repeated="1020"/>
        </table:table-row>
        <table:table-row table:style-name="ro3">
          <table:table-cell office:value-type="float" office:value="614" calcext:value-type="float">
            <text:p>614</text:p>
          </table:table-cell>
          <table:table-cell table:number-columns-repeated="2"/>
          <table:table-cell office:value-type="string" calcext:value-type="string">
            <text:p>Peer review and meta-analysis of health science claims should be cited in the clinical evidence.</text:p>
          </table:table-cell>
          <table:table-cell table:number-columns-repeated="1020"/>
        </table:table-row>
        <table:table-row table:style-name="ro3">
          <table:table-cell office:value-type="float" office:value="615" calcext:value-type="float">
            <text:p>615</text:p>
          </table:table-cell>
          <table:table-cell table:number-columns-repeated="2"/>
          <table:table-cell office:value-type="string" calcext:value-type="string">
            <text:p>Science claims that make health science claims should be cited in the clinical evidence.</text:p>
          </table:table-cell>
          <table:table-cell table:number-columns-repeated="1020"/>
        </table:table-row>
        <table:table-row table:style-name="ro8">
          <table:table-cell office:value-type="float" office:value="616" calcext:value-type="float">
            <text:p>616</text:p>
          </table:table-cell>
          <table:table-cell office:value-type="string" calcext:value-type="string">
            <text:p>t3_d27vq3</text:p>
          </table:table-cell>
          <table:table-cell office:value-type="string" calcext:value-type="string">
            <text:p>first, the economy is one of the issues that help choose my vote. i am for less taxation, less regulation, and greater flexibility for business to expand. all regulations aren't bad, but to me there can be a point where too much can limit growth of business and also the well being of the economy. with a strong economy, we have record low unemployment for blacks and hispanics. black women are also seeing record low unemployment. consumer spending hit a near high in july. with that being said, i should not support djt. spending is growing, which puts the deficit further and further. the economy will eventually fall flat when we can't pay what we owe. i should support a candidate who wants to cut spending if we don't want to fall flat on our face. tax cuts are good, but when you increase the deficit it ma he hurtful to the economy. so change my view. if i care about the economy, i should not vote for djt in the next general election.</text:p>
          </table:table-cell>
          <table:table-cell office:value-type="string" calcext:value-type="string">
            <text:p>Tax cuts are good for the economy, but I should not support Donald Trump in the general election.</text:p>
          </table:table-cell>
          <table:table-cell table:number-columns-repeated="1020"/>
        </table:table-row>
        <table:table-row table:style-name="ro3">
          <table:table-cell office:value-type="float" office:value="617" calcext:value-type="float">
            <text:p>617</text:p>
          </table:table-cell>
          <table:table-cell table:number-columns-repeated="2"/>
          <table:table-cell office:value-type="string" calcext:value-type="string">
            <text:p>Black women who vote for Hillary Clinton in the upcoming General Election should not support Democrats.</text:p>
          </table:table-cell>
          <table:table-cell table:number-columns-repeated="1020"/>
        </table:table-row>
        <table:table-row table:style-name="ro3">
          <table:table-cell office:value-type="float" office:value="618" calcext:value-type="float">
            <text:p>618</text:p>
          </table:table-cell>
          <table:table-cell table:number-columns-repeated="2"/>
          <table:table-cell office:value-type="string" calcext:value-type="string">
            <text:p>Regulation is a good thing, but I should not vote for Donald Trump.</text:p>
          </table:table-cell>
          <table:table-cell table:number-columns-repeated="1020"/>
        </table:table-row>
        <table:table-row table:style-name="ro5">
          <table:table-cell office:value-type="float" office:value="619" calcext:value-type="float">
            <text:p>619</text:p>
          </table:table-cell>
          <table:table-cell table:number-columns-repeated="2"/>
          <table:table-cell office:value-type="string" calcext:value-type="string">
            <text:p><text:s/>In regards to the US Presidential general election, if I should support a candidate who will make our economy strong/stronger, I should not support Donald Trump and therefore should not vote for him.</text:p>
          </table:table-cell>
          <table:table-cell table:number-columns-repeated="1020"/>
        </table:table-row>
        <table:table-row table:style-name="ro3">
          <table:table-cell office:value-type="float" office:value="620" calcext:value-type="float">
            <text:p>620</text:p>
          </table:table-cell>
          <table:table-cell table:number-columns-repeated="2"/>
          <table:table-cell office:value-type="string" calcext:value-type="string">
            <text:p>Economy is one of the most important issues in the upcoming general election. I should support a candidate who wants to cut spending.</text:p>
          </table:table-cell>
          <table:table-cell table:number-columns-repeated="1020"/>
        </table:table-row>
        <table:table-row table:style-name="ro3">
          <table:table-cell office:value-type="float" office:value="621" calcext:value-type="float">
            <text:p>621</text:p>
          </table:table-cell>
          <table:table-cell table:number-columns-repeated="2"/>
          <table:table-cell office:value-type="string" calcext:value-type="string">
            <text:p>Consumer spending is falling, which is not a good thing.</text:p>
          </table:table-cell>
          <table:table-cell table:number-columns-repeated="1020"/>
        </table:table-row>
        <table:table-row table:style-name="ro3">
          <table:table-cell office:value-type="float" office:value="622" calcext:value-type="float">
            <text:p>622</text:p>
          </table:table-cell>
          <table:table-cell table:number-columns-repeated="2"/>
          <table:table-cell office:value-type="string" calcext:value-type="string">
            <text:p>Tax cut will hurt the economy, even if a candidate could easily cut spending.</text:p>
          </table:table-cell>
          <table:table-cell table:number-columns-repeated="1020"/>
        </table:table-row>
        <table:table-row table:style-name="ro36">
          <table:table-cell office:value-type="float" office:value="623" calcext:value-type="float">
            <text:p>623</text:p>
          </table:table-cell>
          <table:table-cell office:value-type="string" calcext:value-type="string">
            <text:p>t3_aam125</text:p>
          </table:table-cell>
          <table:table-cell office:value-type="string" calcext:value-type="string">
            <text:p>center left here, mildly libertarian also i'd like to invest in stocks in the future the thing is, i can't see how investing in the stock market can be a morally positive action in my country, i don't know if this is true for other countries, stocks are split into two kinds: preferential and ordinary preferential stocks give you the right to a share of a company's dividends; ordinary stocks give you the right of voting for the preferred course of action to be taken by the company some ordinary stocks also yield dividends, but only very few my main goal in buying stocks would be the dividends, because it would then allow me to have more free income in the future but what about the immorality of a company's actions for instance, let's say i buy some of a certain company's shares if the company is being abusive with its costumers as a certain energy company is being in my country i would have no voice in it in my head, signing up for this would be like being passively corrupt: allowing others to do evil while i'm being benefited of course, i could sell my stocks on the spot once a thing like this happens on the other hand, i could buy ordinary stocks and once they valued i could sell them however, i can't see how that would be morally positive, too, because if i do this then it means i was not in it out of good will, but for selfish purposes however, i could buy the stocks, and keep buying them, acquire a large number of the shares of the company and have a loud voice in the modus operandi of the company however, i would not profit a single coin from this, unless i sold the stocks which counteracts my initial intention , so it would have to be entirely selfless so, in my mind, there are only two options: 1 buy dividends stocks and be compliant to any possible misdeeds made by the company 2 buy non dividend stocks for the sake of having a voice regarding the company's actions of course, i can also buy the shares of the two companies that are 'ethical', but i'm throwing this option to the wayside for the sake of the argument</text:p>
          </table:table-cell>
          <table:table-cell office:value-type="string" calcext:value-type="string">
            <text:p>Share (finance) trading is not morally positive and therefore should not be a financial activity in my country.</text:p>
          </table:table-cell>
          <table:table-cell table:number-columns-repeated="1020"/>
        </table:table-row>
        <table:table-row table:style-name="ro3">
          <table:table-cell office:value-type="float" office:value="624" calcext:value-type="float">
            <text:p>624</text:p>
          </table:table-cell>
          <table:table-cell table:number-columns-repeated="2"/>
          <table:table-cell office:value-type="string" calcext:value-type="string">
            <text:p>Stock market investing in the U.S can be immoral in a country with no democratic institutions.</text:p>
          </table:table-cell>
          <table:table-cell table:number-columns-repeated="1020"/>
        </table:table-row>
        <table:table-row table:style-name="ro3">
          <table:table-cell office:value-type="float" office:value="625" calcext:value-type="float">
            <text:p>625</text:p>
          </table:table-cell>
          <table:table-cell table:number-columns-repeated="2"/>
          <table:table-cell office:value-type="string" calcext:value-type="string">
            <text:p>Centre-left politics, I don't see how investing in stocks is a morally positive action in my country.</text:p>
          </table:table-cell>
          <table:table-cell table:number-columns-repeated="1020"/>
        </table:table-row>
        <table:table-row table:style-name="ro3">
          <table:table-cell office:value-type="float" office:value="626" calcext:value-type="float">
            <text:p>626</text:p>
          </table:table-cell>
          <table:table-cell table:number-columns-repeated="2"/>
          <table:table-cell office:value-type="string" calcext:value-type="string">
            <text:p>Human voice isn't an important factor. (US)</text:p>
          </table:table-cell>
          <table:table-cell table:number-columns-repeated="1020"/>
        </table:table-row>
        <table:table-row table:style-name="ro3">
          <table:table-cell office:value-type="float" office:value="627" calcext:value-type="float">
            <text:p>627</text:p>
          </table:table-cell>
          <table:table-cell table:number-columns-repeated="2"/>
          <table:table-cell office:value-type="string" calcext:value-type="string">
            <text:p><text:s/>investing in the stock market is a fundamentally Grey to Dark moral endeavor</text:p>
          </table:table-cell>
          <table:table-cell table:number-columns-repeated="1020"/>
        </table:table-row>
        <table:table-row table:style-name="ro3">
          <table:table-cell office:value-type="float" office:value="628" calcext:value-type="float">
            <text:p>628</text:p>
          </table:table-cell>
          <table:table-cell table:number-columns-repeated="2"/>
          <table:table-cell office:value-type="string" calcext:value-type="string">
            <text:p>Stock market investing is not morally positive.</text:p>
          </table:table-cell>
          <table:table-cell table:number-columns-repeated="1020"/>
        </table:table-row>
        <table:table-row table:style-name="ro3">
          <table:table-cell office:value-type="float" office:value="629" calcext:value-type="float">
            <text:p>629</text:p>
          </table:table-cell>
          <table:table-cell table:number-columns-repeated="2"/>
          <table:table-cell office:value-type="string" calcext:value-type="string">
            <text:p>Company dividends are the only morally positive way to invest in stocks.</text:p>
          </table:table-cell>
          <table:table-cell table:number-columns-repeated="1020"/>
        </table:table-row>
        <table:table-row table:style-name="ro11">
          <table:table-cell office:value-type="float" office:value="630" calcext:value-type="float">
            <text:p>630</text:p>
          </table:table-cell>
          <table:table-cell office:value-type="string" calcext:value-type="string">
            <text:p>t3_ae6vsa</text:p>
          </table:table-cell>
          <table:table-cell office:value-type="string" calcext:value-type="string">
            <text:p>if illegal immigration is a problem, the solution is increased legal migration: increase quotas, more lotteries, reduce legal barriers, reduce the time it takes from application to acceptance, etc. amp; x200b; we already know that the majority of illegal aliens in this country are due to visa overstays, not people coming across the border. why then does ice not target all these people and send them back to their home countries? because at some level, the government knows who these people are and where they live and if and where they work, if and how they pay taxes and consume social services, and everything else about their lives. the border crossers are wildcards they came and we know they are here but we don't know much more than that. granting more individuals legal status would give the same level of insight into non citizens as we currently have for visa overstays which apparently are not a problem . amp; x200b; increasing legal immigration would reduce the demand for illegal migration, because there is a fixed supply of would be migrants.</text:p>
          </table:table-cell>
          <table:table-cell office:value-type="string" calcext:value-type="string">
            <text:p>Home Nations should have a greater percentage of legal immigration.</text:p>
          </table:table-cell>
          <table:table-cell table:number-columns-repeated="1020"/>
        </table:table-row>
        <table:table-row table:style-name="ro3">
          <table:table-cell office:value-type="float" office:value="631" calcext:value-type="float">
            <text:p>631</text:p>
          </table:table-cell>
          <table:table-cell table:number-columns-repeated="2"/>
          <table:table-cell office:value-type="string" calcext:value-type="string">
            <text:p>Illegal immigration is not a problem (USA).</text:p>
          </table:table-cell>
          <table:table-cell table:number-columns-repeated="1020"/>
        </table:table-row>
        <table:table-row table:style-name="ro3">
          <table:table-cell office:value-type="float" office:value="632" calcext:value-type="float">
            <text:p>632</text:p>
          </table:table-cell>
          <table:table-cell table:number-columns-repeated="2"/>
          <table:table-cell office:value-type="string" calcext:value-type="string">
            <text:p>Illegal immigration is not a problem</text:p>
          </table:table-cell>
          <table:table-cell table:number-columns-repeated="1020"/>
        </table:table-row>
        <table:table-row table:style-name="ro3">
          <table:table-cell office:value-type="float" office:value="633" calcext:value-type="float">
            <text:p>633</text:p>
          </table:table-cell>
          <table:table-cell table:number-columns-repeated="2"/>
          <table:table-cell office:value-type="string" calcext:value-type="string">
            <text:p>Social services should regulate immigration</text:p>
          </table:table-cell>
          <table:table-cell table:number-columns-repeated="1020"/>
        </table:table-row>
        <table:table-row table:style-name="ro3">
          <table:table-cell office:value-type="float" office:value="634" calcext:value-type="float">
            <text:p>634</text:p>
          </table:table-cell>
          <table:table-cell table:number-columns-repeated="2"/>
          <table:table-cell office:value-type="string" calcext:value-type="string">
            <text:p><text:s/>The solution to illegal migration is increased legal migration</text:p>
          </table:table-cell>
          <table:table-cell table:number-columns-repeated="1020"/>
        </table:table-row>
        <table:table-row table:style-name="ro3">
          <table:table-cell office:value-type="float" office:value="635" calcext:value-type="float">
            <text:p>635</text:p>
          </table:table-cell>
          <table:table-cell table:number-columns-repeated="2"/>
          <table:table-cell office:value-type="string" calcext:value-type="string">
            <text:p>Immigration is a problem, but the solution is more legal immigration.</text:p>
          </table:table-cell>
          <table:table-cell table:number-columns-repeated="1020"/>
        </table:table-row>
        <table:table-row table:style-name="ro3">
          <table:table-cell office:value-type="float" office:value="636" calcext:value-type="float">
            <text:p>636</text:p>
          </table:table-cell>
          <table:table-cell table:number-columns-repeated="2"/>
          <table:table-cell office:value-type="string" calcext:value-type="string">
            <text:p>Government should focus more on legal immigration and less on illegal immigration.</text:p>
          </table:table-cell>
          <table:table-cell table:number-columns-repeated="1020"/>
        </table:table-row>
        <table:table-row table:style-name="ro2">
          <table:table-cell office:value-type="float" office:value="637" calcext:value-type="float">
            <text:p>637</text:p>
          </table:table-cell>
          <table:table-cell office:value-type="string" calcext:value-type="string">
            <text:p>t3_axxp5g</text:p>
          </table:table-cell>
          <table:table-cell office:value-type="string" calcext:value-type="string">
            <text:p>the way child support currently exists, there is no oversight on how the money is actually spent. the concept, as i know it, behind child support is to equalize the living conditions for the child so that there doesn't exist a gross inequality between two households and to provide the primary care taker with money for their increased responsibility. so long as there are minimum basic needs met for the child, the excess money can be profit for the receiving parent. one could say that the support could equal the minimum basic needs. however, child support calculations account for both parents proportional incomes, which implies that the parent receiving the support is proportionally supporting the child financially, and basic needs could be met by this income. the excess of minimum is not required to be spent to elevate the child's living standards. for example, a parent receiving child support may not want the child to have the same 'luxuries' they are provided by the other parent and choose a more simple lifestyle for the child, in which basic needs are met. the excess support could, in turn, be used personally with impunity. i understand the government is ill equipped to micromanage these minute details, but if that is the case, they should have no business in demanding payment from one party to another without overseeing the appropriate use of the funds.</text:p>
          </table:table-cell>
          <table:table-cell office:value-type="string" calcext:value-type="string">
            <text:p><text:s/>The existing child support laws should be eliminated.</text:p>
          </table:table-cell>
          <table:table-cell table:number-columns-repeated="1020"/>
        </table:table-row>
        <table:table-row table:style-name="ro3">
          <table:table-cell office:value-type="float" office:value="638" calcext:value-type="float">
            <text:p>638</text:p>
          </table:table-cell>
          <table:table-cell table:number-columns-repeated="2"/>
          <table:table-cell office:value-type="string" calcext:value-type="string">
            <text:p>Maxima and minima payments should not be required to be paid, but should be calculated by the parent that is in control of the child.</text:p>
          </table:table-cell>
          <table:table-cell table:number-columns-repeated="1020"/>
        </table:table-row>
        <table:table-row table:style-name="ro3">
          <table:table-cell office:value-type="float" office:value="639" calcext:value-type="float">
            <text:p>639</text:p>
          </table:table-cell>
          <table:table-cell table:number-columns-repeated="2"/>
          <table:table-cell office:value-type="string" calcext:value-type="string">
            <text:p>Luxury goods and services should be required to be paid for to child support.</text:p>
          </table:table-cell>
          <table:table-cell table:number-columns-repeated="1020"/>
        </table:table-row>
        <table:table-row table:style-name="ro3">
          <table:table-cell office:value-type="float" office:value="640" calcext:value-type="float">
            <text:p>640</text:p>
          </table:table-cell>
          <table:table-cell table:number-columns-repeated="2"/>
          <table:table-cell office:value-type="string" calcext:value-type="string">
            <text:p>Maxima and minima child support should not be required.</text:p>
          </table:table-cell>
          <table:table-cell table:number-columns-repeated="1020"/>
        </table:table-row>
        <table:table-row table:style-name="ro3">
          <table:table-cell office:value-type="float" office:value="641" calcext:value-type="float">
            <text:p>641</text:p>
          </table:table-cell>
          <table:table-cell table:number-columns-repeated="2"/>
          <table:table-cell office:value-type="string" calcext:value-type="string">
            <text:p>Primary care tax dollars in America should be used to subsidize child support.</text:p>
          </table:table-cell>
          <table:table-cell table:number-columns-repeated="1020"/>
        </table:table-row>
        <table:table-row table:style-name="ro3">
          <table:table-cell office:value-type="float" office:value="642" calcext:value-type="float">
            <text:p>642</text:p>
          </table:table-cell>
          <table:table-cell table:number-columns-repeated="2"/>
          <table:table-cell office:value-type="string" calcext:value-type="string">
            <text:p>Government should not be allowed to demand payment from one parent to another without oversight on how the money is spent.</text:p>
          </table:table-cell>
          <table:table-cell table:number-columns-repeated="1020"/>
        </table:table-row>
        <table:table-row table:style-name="ro3">
          <table:table-cell office:value-type="float" office:value="643" calcext:value-type="float">
            <text:p>643</text:p>
          </table:table-cell>
          <table:table-cell table:number-columns-repeated="2"/>
          <table:table-cell office:value-type="string" calcext:value-type="string">
            <text:p>Conceptually, child support should be abolished.</text:p>
          </table:table-cell>
          <table:table-cell table:number-columns-repeated="1020"/>
        </table:table-row>
        <table:table-row table:style-name="ro16">
          <table:table-cell office:value-type="float" office:value="644" calcext:value-type="float">
            <text:p>644</text:p>
          </table:table-cell>
          <table:table-cell office:value-type="string" calcext:value-type="string">
            <text:p>t3_al5a4m</text:p>
          </table:table-cell>
          <table:table-cell office:value-type="string" calcext:value-type="string">
            <text:p>this is an opinion i hold that makes me really uncomfortable. it s one that some alt right people use to explain away or justify racism, but it s also one that i can t seem to disprove. it feels wrong, but logically it checks out from all the evidence i ve seen so i do believe it is true right now. the argument: w know that iq varies by race. black people and latinos have lower iq s than white people, while asians have the highest iq s. that s observable. we also know that iq is the best determiner for someone s ability to learn new skills. it s not the only measure of every form of intelligence, but it s a fantastic test for measuring general intelligence . this is settled social science. ways you could change my mind: if you can demonstrate iq is significantly more based on post birth experience than biology. that would change my view. i know iq varies a little if you study for the test, but not as much as it varies on average between races. if you can demonstrate that iq is mostly meaningless that would change my view. if you can demonstrate that all of the many statistics about iq varying by race across the world incorrect, that would absolutely change my view. please please please prove me wrong. i don t want this to be true, because it would mean that racist hiring practices are economically a good idea to give one example. racism flies in the face of all my moral beliefs as a christian, as an american, and as a non piece of shit. please be civil in your discussion and try not make this about whether or not i am a bad person for believing this.</text:p>
          </table:table-cell>
          <table:table-cell office:value-type="string" calcext:value-type="string">
            <text:p>Black people and latinos have lower IQ than whites, Asians have higher IQ than blacks</text:p>
          </table:table-cell>
          <table:table-cell table:number-columns-repeated="1020"/>
        </table:table-row>
        <table:table-row table:style-name="ro3">
          <table:table-cell office:value-type="float" office:value="645" calcext:value-type="float">
            <text:p>645</text:p>
          </table:table-cell>
          <table:table-cell table:number-columns-repeated="2"/>
          <table:table-cell office:value-type="string" calcext:value-type="string">
            <text:p>White people and latinos have low IQ</text:p>
          </table:table-cell>
          <table:table-cell table:number-columns-repeated="1020"/>
        </table:table-row>
        <table:table-row table:style-name="ro5">
          <table:table-cell office:value-type="float" office:value="646" calcext:value-type="float">
            <text:p>646</text:p>
          </table:table-cell>
          <table:table-cell table:number-columns-repeated="2"/>
          <table:table-cell office:value-type="string" calcext:value-type="string">
            <text:p>Social science is proven right now that IQ varies by race. I don’t want this to be true, because it would mean that racist hiring practices are economically a good idea to give one example.</text:p>
          </table:table-cell>
          <table:table-cell table:number-columns-repeated="1020"/>
        </table:table-row>
        <table:table-row table:style-name="ro3">
          <table:table-cell office:value-type="float" office:value="647" calcext:value-type="float">
            <text:p>647</text:p>
          </table:table-cell>
          <table:table-cell table:number-columns-repeated="2"/>
          <table:table-cell office:value-type="string" calcext:value-type="string">
            <text:p>Intelligence quotient (IQ) does not vary by race.</text:p>
          </table:table-cell>
          <table:table-cell table:number-columns-repeated="1020"/>
        </table:table-row>
        <table:table-row table:style-name="ro5">
          <table:table-cell office:value-type="float" office:value="648" calcext:value-type="float">
            <text:p>648</text:p>
          </table:table-cell>
          <table:table-cell table:number-columns-repeated="2"/>
          <table:table-cell office:value-type="string" calcext:value-type="string">
            <text:p><text:s/>IQ varies by race, which means that the earnings gaps are at least partially explained by biology. This view has some rather uncomfortable implications, but I do genuinely hold it right now... I hope I’m wrong.</text:p>
          </table:table-cell>
          <table:table-cell table:number-columns-repeated="1020"/>
        </table:table-row>
        <table:table-row table:style-name="ro3">
          <table:table-cell office:value-type="float" office:value="649" calcext:value-type="float">
            <text:p>649</text:p>
          </table:table-cell>
          <table:table-cell table:number-columns-repeated="2"/>
          <table:table-cell office:value-type="string" calcext:value-type="string">
            <text:p>Racism is a real thing.</text:p>
          </table:table-cell>
          <table:table-cell table:number-columns-repeated="1020"/>
        </table:table-row>
        <table:table-row table:style-name="ro3">
          <table:table-cell office:value-type="float" office:value="650" calcext:value-type="float">
            <text:p>650</text:p>
          </table:table-cell>
          <table:table-cell table:number-columns-repeated="2"/>
          <table:table-cell office:value-type="string" calcext:value-type="string">
            <text:p>Statistics show that IQ varies by race. I don’t want this to be true right now.</text:p>
          </table:table-cell>
          <table:table-cell table:number-columns-repeated="1020"/>
        </table:table-row>
        <table:table-row table:style-name="ro11">
          <table:table-cell office:value-type="float" office:value="651" calcext:value-type="float">
            <text:p>651</text:p>
          </table:table-cell>
          <table:table-cell office:value-type="string" calcext:value-type="string">
            <text:p>t3_bhf3uw</text:p>
          </table:table-cell>
          <table:table-cell office:value-type="string" calcext:value-type="string">
            <text:p>we re an extremely overpopulated people and earth can t handle this many people. that s why population control needs to be a thing, favorably on a global scale. the law should be as follows: no household should be able to have more than 1 child keep this up for 2 generations and then change it to 2 in order to keep it static . we wont have to worry about jobs, ai can take care of that. individuals should be rewarded for sterilization. reproduction should be discouraged. forced abortions will be enforced on those breaking this law. allow abortion until birth allow euthanasia on lt; 2 month olds they d be unaware of what transpires and would not really be aware not only because of anesthesia but also because age . no age purge though: elders have suffered enough already and would diacourage people from working. i know this is a very controversial opinion and youll think i m some troll, but fewer people would also mean that the ones who survive would have better quality of life, climate change would slow down etc. the ends sometimes justify being a bit mean, but ultimately is for our own good.</text:p>
          </table:table-cell>
          <table:table-cell office:value-type="string" calcext:value-type="string">
            <text:p>Reproduction should be discouraged and sterilization should be legal. I don’t think it’s a bad idea. I think the world would be better off with fewer people..</text:p>
          </table:table-cell>
          <table:table-cell table:number-columns-repeated="1020"/>
        </table:table-row>
        <table:table-row table:style-name="ro3">
          <table:table-cell office:value-type="float" office:value="652" calcext:value-type="float">
            <text:p>652</text:p>
          </table:table-cell>
          <table:table-cell table:number-columns-repeated="2"/>
          <table:table-cell office:value-type="string" calcext:value-type="string">
            <text:p><text:s/>Governments should conduct population control</text:p>
          </table:table-cell>
          <table:table-cell table:number-columns-repeated="1020"/>
        </table:table-row>
        <table:table-row table:style-name="ro3">
          <table:table-cell office:value-type="float" office:value="653" calcext:value-type="float">
            <text:p>653</text:p>
          </table:table-cell>
          <table:table-cell table:number-columns-repeated="2"/>
          <table:table-cell office:value-type="string" calcext:value-type="string">
            <text:p>Abortion and Sterilization should be illegal, and no one should be able to have more than one child. I’m not saying it’s a good idea, but it is for our own good.</text:p>
          </table:table-cell>
          <table:table-cell table:number-columns-repeated="1020"/>
        </table:table-row>
        <table:table-row table:style-name="ro3">
          <table:table-cell office:value-type="float" office:value="654" calcext:value-type="float">
            <text:p>654</text:p>
          </table:table-cell>
          <table:table-cell table:number-columns-repeated="2"/>
          <table:table-cell office:value-type="string" calcext:value-type="string">
            <text:p>Population control must be a thing</text:p>
          </table:table-cell>
          <table:table-cell table:number-columns-repeated="1020"/>
        </table:table-row>
        <table:table-row table:style-name="ro3">
          <table:table-cell office:value-type="float" office:value="655" calcext:value-type="float">
            <text:p>655</text:p>
          </table:table-cell>
          <table:table-cell table:number-columns-repeated="2"/>
          <table:table-cell office:value-type="string" calcext:value-type="string">
            <text:p>Climate change should have no effect and not a significant risk of global warming.</text:p>
          </table:table-cell>
          <table:table-cell table:number-columns-repeated="1020"/>
        </table:table-row>
        <table:table-row table:style-name="ro3">
          <table:table-cell office:value-type="float" office:value="656" calcext:value-type="float">
            <text:p>656</text:p>
          </table:table-cell>
          <table:table-cell table:number-columns-repeated="2"/>
          <table:table-cell office:value-type="string" calcext:value-type="string">
            <text:p>Forced abortion should be a thing, and euthanasia.</text:p>
          </table:table-cell>
          <table:table-cell table:number-columns-repeated="1020"/>
        </table:table-row>
        <table:table-row table:style-name="ro3">
          <table:table-cell office:value-type="float" office:value="657" calcext:value-type="float">
            <text:p>657</text:p>
          </table:table-cell>
          <table:table-cell table:number-columns-repeated="2"/>
          <table:table-cell office:value-type="string" calcext:value-type="string">
            <text:p>Law enforcement should be stricter on sterilization and abortion. I don’t think it’s a good idea to have more than 1 child at a time. I think population control should be a thing..</text:p>
          </table:table-cell>
          <table:table-cell table:number-columns-repeated="1020"/>
        </table:table-row>
        <table:table-row table:style-name="ro10">
          <table:table-cell office:value-type="float" office:value="658" calcext:value-type="float">
            <text:p>658</text:p>
          </table:table-cell>
          <table:table-cell office:value-type="string" calcext:value-type="string">
            <text:p>t3_db3lck</text:p>
          </table:table-cell>
          <table:table-cell office:value-type="string" calcext:value-type="string">
            <text:p>for reference, i am a 19 year old currently attending university. i m studying a stem degree, and in three years statistically , i should be able to find a job in my field. i have a hard time garnering sympathy from other students who rack up a ton of debt for a degree or profession that will not return much income. i think it is largely their fault that the debt becomes too overwhelming for them, and that they should chose a profession in stem or another field where financial security is almost completely secured. there are some cases where some students are so destitute that they cannot afford to go to college because they are taking care of siblings, or other ordeals. my heart goes out to them. in my opinion, these are the individuals that truly deserve the fund set aside for education. if someone is dead set on a job that makes little income, then they should attend a public university or look into scholarships rather than taking on a ton of debt at a higher institution. community college is also a good idea for knocking out general classes. i ve explained this perspective to other classmates, and even though some agree, i just can t shake the feeling that there s something strange about what i believe. that s why i m here, i guess. cmv?</text:p>
          </table:table-cell>
          <table:table-cell office:value-type="string" calcext:value-type="string">
            <text:p><text:s/>The education debt crisis can largely be solved by college students</text:p>
          </table:table-cell>
          <table:table-cell table:number-columns-repeated="1020"/>
        </table:table-row>
        <table:table-row table:style-name="ro3">
          <table:table-cell office:value-type="float" office:value="659" calcext:value-type="float">
            <text:p>659</text:p>
          </table:table-cell>
          <table:table-cell table:number-columns-repeated="2"/>
          <table:table-cell office:value-type="string" calcext:value-type="string">
            <text:p>Public university is the best option for students with little or no financial security. </text:p>
          </table:table-cell>
          <table:table-cell table:number-columns-repeated="1020"/>
        </table:table-row>
        <table:table-row table:style-name="ro5">
          <table:table-cell office:value-type="float" office:value="660" calcext:value-type="float">
            <text:p>660</text:p>
          </table:table-cell>
          <table:table-cell table:number-columns-repeated="2"/>
          <table:table-cell office:value-type="string" calcext:value-type="string">
            <text:p>Death row students who rack up massive debt for a degree or profession that will not return much income are largely responsible for their debt and should not be given a scholarship.</text:p>
          </table:table-cell>
          <table:table-cell table:number-columns-repeated="1020"/>
        </table:table-row>
        <table:table-row table:style-name="ro3">
          <table:table-cell office:value-type="float" office:value="661" calcext:value-type="float">
            <text:p>661</text:p>
          </table:table-cell>
          <table:table-cell table:number-columns-repeated="2"/>
          <table:table-cell office:value-type="string" calcext:value-type="string">
            <text:p>Community college should be set aside for people who are destitute but are choosing not to go to a higher institution because they can afford it.</text:p>
          </table:table-cell>
          <table:table-cell table:number-columns-repeated="1020"/>
        </table:table-row>
        <table:table-row table:style-name="ro3">
          <table:table-cell office:value-type="float" office:value="662" calcext:value-type="float">
            <text:p>662</text:p>
          </table:table-cell>
          <table:table-cell table:number-columns-repeated="2"/>
          <table:table-cell office:value-type="string" calcext:value-type="string">
            <text:p>Heartless students who rack up a ton of debt for a degree or profession that will not return much income are the ones that deserve the money set aside for education.</text:p>
          </table:table-cell>
          <table:table-cell table:number-columns-repeated="1020"/>
        </table:table-row>
        <table:table-row table:style-name="ro3">
          <table:table-cell office:value-type="float" office:value="663" calcext:value-type="float">
            <text:p>663</text:p>
          </table:table-cell>
          <table:table-cell table:number-columns-repeated="2"/>
          <table:table-cell office:value-type="string" calcext:value-type="string">
            <text:p>Trial by ordeal, I believe that people should be better off off in the school system rather than going to an elite university. </text:p>
          </table:table-cell>
          <table:table-cell table:number-columns-repeated="1020"/>
        </table:table-row>
        <table:table-row table:style-name="ro3">
          <table:table-cell office:value-type="float" office:value="664" calcext:value-type="float">
            <text:p>664</text:p>
          </table:table-cell>
          <table:table-cell table:number-columns-repeated="2"/>
          <table:table-cell office:value-type="string" calcext:value-type="string">
            <text:p>Community college is a better option for people who rack up massive debt for a degree or profession that will not return much income.</text:p>
          </table:table-cell>
          <table:table-cell table:number-columns-repeated="1020"/>
        </table:table-row>
        <table:table-row table:style-name="ro37">
          <table:table-cell office:value-type="float" office:value="665" calcext:value-type="float">
            <text:p>665</text:p>
          </table:table-cell>
          <table:table-cell office:value-type="string" calcext:value-type="string">
            <text:p>t3_d46vjt</text:p>
          </table:table-cell>
          <table:table-cell office:value-type="string" calcext:value-type="string">
            <text:p>point: totalization, the complexification of systems into more unified systems through the accumulation of efficiency, is a fundamental principle behind any complex process such as life, and to fight it might be impossible there is a current trend to fend off the idea of totalization or totalitarianism: things should not totalize see it politically, be it either the general 'generic' leftist attitude that is obvious here or the also general 'generic' fear associated with the sentiment of the right leaning that the notion of progress is dangerous because it is, in a sense, a kind of totalization, a totalitarianism where the human is slowly losing out to the system, the systematization and automation of societal function it can also be seen by the point of view of the center, this one being generally the ones in between the extremes, afraid of totalizing their modes of life into concrete and stiff ideals cybernetically the machine is extending its appendages from a future yet to become: there is a notion of a singularity that already happened in a faraway future, and all of our history is merely a teleology to that point this is what is being fought against, if idiotic it is being shunned as incoherent, if somewhat sound, even if just amusing, it is being shunned as dangerous 'how do we get ourselves from this? rolls in the back of the head of many thinkers, almost all it is one of the themes or archetypes fueling thought right now but the thing is: is not the human, even just the human body, a singular human body, a totality in the sense that, even if it is ontologically open however you might want to interpret it , it is still a singularity of sorts, a whole 'society', a 'universe', that totalized into a body and then into a mind and then into a self how much can analogy break at this point, and how much does it ring interesting if totalization, the organization of systems to such an extremely complex point of efficiency that practically everything useful of the outside is assimilated and interiorized, is the very principle behind us, behind life and complex systems in general, how and why should we fight it why not just accept the ai overlords if to fight, why not to just accept a version of primitivism or mass suicide symbiogenesis is heavily accepted as part of evolution, in it the habitual positive interaction mutualism between two different organisms two different wholes , through vast periods of time, make one of those wholes assimilate the other as an 'organ' or both to merge together more evenly to form a bigger, more complex whole if this principle is somehow, in a much more complex version, applicable to larger scales, how can there be an escape of totalization if it is the very essence of interaction and evolution you yourself, a human body, even if devoid of your social place, imagined as just a biological organism, is an accretion of such a complex set of processes of assimilation, of endosymbiosis over endosymbiosis, of wholes capturing other wholes, growing a system more complex each second through aeons: each layer of your brain is a collaborator, not to say a slave, of the newer layer and what we understand as the fittest organisms are the ones who have more control over themselves, systems with the best synchronic functioning, made more cohesive through uniformity of action, that is, harmony lack of order is seen as a disease in any layer, be it individual, groupal, social an absence of harmony this harmony as general principle seems to be auto poetic, it self configurates and self adjusts, self evolves the more harmonic a system, the more efficient it will be and thus the less active and working it will need to be, it can conserve more energy this energy conserved is surplus that then can be redistributed and focused in creating new paths to explore, and this can be seen in any level or layer: this can be applied from mitochondrial symbiogenesis to an individual human in society and even to societies as wholes for example, agriculture and the ability to cultivate food made humans conserve energy and settle, not in need to constantly hunt and roam for food anymore, and this surplus made social evolution possible automation is merely habitual, just as our bodies were 'produced' in the case reproduced habitually programmed to function as a cohesive whole, our society grows automated and automates itself, like a superhuman body of which individual humans and groups become more and more like organs of, like mitochondria in a cell at this point analogy does break, things are not so simple but the shower thought remains, it does scratch something: are we just a mitochondria in its becoming we can finally see ourselves as mid way there, slowly captured inside a system that grows out of us and envelops us in the habit of doing what it needs to function did the mitochondria fight their way and miserably lost autonomy of the minor is sacrificed for the efficiency of the major it is not entropy in the sense of chaos that is to be feared, but harmony, the sense that if things are just left as they are they will always find a better more efficient way of doing whatever the status quo dictates through habit alone the destruction of humanity is contingent, it is possible and probable, but is not the evolution of humanity, or its assimilation, necessary and a certainty it can only be held off, it can only be contained through self conscious surplus dissipation: so we continue human we have to destroy ourselves just enough not to transcend ourselves too much, becoming something else have not cannibal tribes of the pre colonial americas had more success in being human as in 'maintaining their constant humanity' than the civilization of progress that flourished in europe and asia eurasia the progress extended through the entire globe and made uniform the different perspectives of what it is to be human, it created humanity, in a sense and if ecological catastrophe is overcome and a new era of surplus begins, with a utopic space faring civilization, how much of that expansion is fending off the uniformization and totalization through dissipation of energy in the exploration of what is out there and how much of it is just more uniformization and more colonization, the convergence happening, totalization</text:p>
          </table:table-cell>
          <table:table-cell office:value-type="string" calcext:value-type="string">
            <text:p>Humanity should not fight the idea of totalization, because it is a fundamental principle behind any complex process such as life and complex systems in general, and to fight it might be impossible.</text:p>
          </table:table-cell>
          <table:table-cell table:number-columns-repeated="1020"/>
        </table:table-row>
        <table:table-row table:style-name="ro3">
          <table:table-cell office:value-type="float" office:value="666" calcext:value-type="float">
            <text:p>666</text:p>
          </table:table-cell>
          <table:table-cell table:number-columns-repeated="2"/>
          <table:table-cell office:value-type="string" calcext:value-type="string">
            <text:p><text:s/>the fight against totalization is a self-defeating goal</text:p>
          </table:table-cell>
          <table:table-cell table:number-columns-repeated="1020"/>
        </table:table-row>
        <table:table-row table:style-name="ro3">
          <table:table-cell office:value-type="float" office:value="667" calcext:value-type="float">
            <text:p>667</text:p>
          </table:table-cell>
          <table:table-cell table:number-columns-repeated="2"/>
          <table:table-cell office:value-type="string" calcext:value-type="string">
            <text:p>Energy efficiency is a fundamental principle behind life and complex systems in general, and to fight it might be impossible.</text:p>
          </table:table-cell>
          <table:table-cell table:number-columns-repeated="1020"/>
        </table:table-row>
        <table:table-row table:style-name="ro3">
          <table:table-cell office:value-type="float" office:value="668" calcext:value-type="float">
            <text:p>668</text:p>
          </table:table-cell>
          <table:table-cell table:number-columns-repeated="2"/>
          <table:table-cell office:value-type="string" calcext:value-type="string">
            <text:p>Left-wing politics and the idea that things should not totalize is irrational, hypocritical, and should be shunned as a dangerous concept</text:p>
          </table:table-cell>
          <table:table-cell table:number-columns-repeated="1020"/>
        </table:table-row>
        <table:table-row table:style-name="ro3">
          <table:table-cell office:value-type="float" office:value="669" calcext:value-type="float">
            <text:p>669</text:p>
          </table:table-cell>
          <table:table-cell table:number-columns-repeated="2"/>
          <table:table-cell office:value-type="string" calcext:value-type="string">
            <text:p>Left-wing politics is generally anti-totalization and anti-automatization</text:p>
          </table:table-cell>
          <table:table-cell table:number-columns-repeated="1020"/>
        </table:table-row>
        <table:table-row table:style-name="ro3">
          <table:table-cell office:value-type="float" office:value="670" calcext:value-type="float">
            <text:p>670</text:p>
          </table:table-cell>
          <table:table-cell table:number-columns-repeated="2"/>
          <table:table-cell office:value-type="string" calcext:value-type="string">
            <text:p>Colonial history of the United States was a form of Totalization, and so it shouldn't be considered "dangerous"</text:p>
          </table:table-cell>
          <table:table-cell table:number-columns-repeated="1020"/>
        </table:table-row>
        <table:table-row table:style-name="ro3">
          <table:table-cell office:value-type="float" office:value="671" calcext:value-type="float">
            <text:p>671</text:p>
          </table:table-cell>
          <table:table-cell table:number-columns-repeated="2"/>
          <table:table-cell office:value-type="string" calcext:value-type="string">
            <text:p>Human body is not a totality, we have a singularity. It is a single entity with a plurality of elements that is becoming more complex.</text:p>
          </table:table-cell>
          <table:table-cell table:number-columns-repeated="1020"/>
        </table:table-row>
        <table:table-row table:style-name="ro38">
          <table:table-cell office:value-type="float" office:value="672" calcext:value-type="float">
            <text:p>672</text:p>
          </table:table-cell>
          <table:table-cell office:value-type="string" calcext:value-type="string">
            <text:p>t3_czs0mc</text:p>
          </table:table-cell>
          <table:table-cell office:value-type="string" calcext:value-type="string">
            <text:p>cmv: abortion is immoral because it reduces human value to mental and physical capabilities i am of the opinion that abortion is immoral because it involves the deliberate killing of a human life, and that bodily autonomy doesn t give the right to end a separate beings life. i find that support for abortion is immoral because it requires the belief that human value is fundamentally determined by the stage of development, sentience of that living being and how that being benefits someone else . a fetus is a human life, but abortion proponents believe it is inherently less valuable than you or i because it is less developed and insentient. in order to be logically consistent though, this would need to be applied to every underdeveloped, insentient human life. ask a person who supports abortion if they believe that it is okay for a mother to dismember and throw away their 8 year old mentally disabled dependent, who is medically considered insentient. chances are they aren t okay with it, but why not? they re less developed than the average child, and they don t react to pain stimuli, so therefore their life is inherently less valuable than its mother, and she should be able to kill them to make life easier of her, right? why is the argument that we can kill human life based on level of development and capability to feel pain only applicable to fetuses? i believe that measuring the value of a human being and determining what justifies killing a human life based on something as arbitrary as stage of development because a 2 year old is the exact same living being that it was when it was in the womb, just at a different developmental stage and sentience is immoral and unethical. cmv</text:p>
          </table:table-cell>
          <table:table-cell office:value-type="string" calcext:value-type="string">
            <text:p>Fetus are inherently less valuable than you or I, and abortion is immoral.</text:p>
          </table:table-cell>
          <table:table-cell table:number-columns-repeated="1020"/>
        </table:table-row>
        <table:table-row table:style-name="ro3">
          <table:table-cell office:value-type="float" office:value="673" calcext:value-type="float">
            <text:p>673</text:p>
          </table:table-cell>
          <table:table-cell table:number-columns-repeated="2"/>
          <table:table-cell office:value-type="string" calcext:value-type="string">
            <text:p><text:s/>Abortion is immoral because it reduces human value to mental and physical capabilities</text:p>
          </table:table-cell>
          <table:table-cell table:number-columns-repeated="1020"/>
        </table:table-row>
        <table:table-row table:style-name="ro3">
          <table:table-cell office:value-type="float" office:value="674" calcext:value-type="float">
            <text:p>674</text:p>
          </table:table-cell>
          <table:table-cell table:number-columns-repeated="2"/>
          <table:table-cell office:value-type="string" calcext:value-type="string">
            <text:p>Human value is fundamentally determined by the stage of development, sentience, and how that being benefits someone else</text:p>
          </table:table-cell>
          <table:table-cell table:number-columns-repeated="1020"/>
        </table:table-row>
        <table:table-row table:style-name="ro3">
          <table:table-cell office:value-type="float" office:value="675" calcext:value-type="float">
            <text:p>675</text:p>
          </table:table-cell>
          <table:table-cell table:number-columns-repeated="2"/>
          <table:table-cell office:value-type="string" calcext:value-type="string">
            <text:p>Physical fitness is more important than fetuses/infants</text:p>
          </table:table-cell>
          <table:table-cell table:number-columns-repeated="1020"/>
        </table:table-row>
        <table:table-row table:style-name="ro3">
          <table:table-cell office:value-type="float" office:value="676" calcext:value-type="float">
            <text:p>676</text:p>
          </table:table-cell>
          <table:table-cell table:number-columns-repeated="2"/>
          <table:table-cell office:value-type="string" calcext:value-type="string">
            <text:p>Abortion-rights movements are immoral because they need to be logically consistent</text:p>
          </table:table-cell>
          <table:table-cell table:number-columns-repeated="1020"/>
        </table:table-row>
        <table:table-row table:style-name="ro3">
          <table:table-cell office:value-type="float" office:value="677" calcext:value-type="float">
            <text:p>677</text:p>
          </table:table-cell>
          <table:table-cell table:number-columns-repeated="2"/>
          <table:table-cell office:value-type="string" calcext:value-type="string">
            <text:p>Outline of life forms: I think there is a difference between a human life and a fetus..</text:p>
          </table:table-cell>
          <table:table-cell table:number-columns-repeated="1020"/>
        </table:table-row>
        <table:table-row table:style-name="ro3">
          <table:table-cell office:value-type="float" office:value="678" calcext:value-type="float">
            <text:p>678</text:p>
          </table:table-cell>
          <table:table-cell table:number-columns-repeated="2"/>
          <table:table-cell office:value-type="string" calcext:value-type="string">
            <text:p>Abortion is immoral because it reduces human value to mental and physical capabilities</text:p>
          </table:table-cell>
          <table:table-cell table:number-columns-repeated="1020"/>
        </table:table-row>
        <table:table-row table:style-name="ro6">
          <table:table-cell office:value-type="float" office:value="679" calcext:value-type="float">
            <text:p>679</text:p>
          </table:table-cell>
          <table:table-cell office:value-type="string" calcext:value-type="string">
            <text:p>t3_bw9hem</text:p>
          </table:table-cell>
          <table:table-cell office:value-type="string" calcext:value-type="string">
            <text:p>abortions should only be allowed for rape victims and medical emergencies i strongly believe that a child is a consequence of sex. don't want children? don't have sex. the fact that we have abortions shows that is as a society are morally weak and are completely irresponsible. even when using protection, the two need to understand that this act is meant for creating life and nothing else, and if something goes wrong and she gets impregnated. well that's too bad. for all the women who say that they can't afford to take care of the child, send them into the foster care system. it's better than being dead. the reason why i give exceptions for medical and rape cases is because the mother could end up dying in both cases and the baby could be terribly deformed physically and or mentally.</text:p>
          </table:table-cell>
          <table:table-cell office:value-type="string" calcext:value-type="string">
            <text:p>Effects and aftermath of rape and domestic violence should only be allowed for rape and medical emergencies</text:p>
          </table:table-cell>
          <table:table-cell table:number-columns-repeated="1020"/>
        </table:table-row>
        <table:table-row table:style-name="ro3">
          <table:table-cell office:value-type="float" office:value="680" calcext:value-type="float">
            <text:p>680</text:p>
          </table:table-cell>
          <table:table-cell table:number-columns-repeated="2"/>
          <table:table-cell office:value-type="string" calcext:value-type="string">
            <text:p>Abortion should only be allowed for rape victims and medical emergencies</text:p>
          </table:table-cell>
          <table:table-cell table:number-columns-repeated="1020"/>
        </table:table-row>
        <table:table-row table:style-name="ro3">
          <table:table-cell office:value-type="float" office:value="681" calcext:value-type="float">
            <text:p>681</text:p>
          </table:table-cell>
          <table:table-cell table:number-columns-repeated="2"/>
          <table:table-cell office:value-type="string" calcext:value-type="string">
            <text:p>Foster care should be allowed for birth defects</text:p>
          </table:table-cell>
          <table:table-cell table:number-columns-repeated="1020"/>
        </table:table-row>
        <table:table-row table:style-name="ro3">
          <table:table-cell office:value-type="float" office:value="682" calcext:value-type="float">
            <text:p>682</text:p>
          </table:table-cell>
          <table:table-cell table:number-columns-repeated="2"/>
          <table:table-cell office:value-type="string" calcext:value-type="string">
            <text:p>Sexual intercourse should only be allowed for rape victims and medical emergencies.</text:p>
          </table:table-cell>
          <table:table-cell table:number-columns-repeated="1020"/>
        </table:table-row>
        <table:table-row table:style-name="ro3">
          <table:table-cell office:value-type="float" office:value="683" calcext:value-type="float">
            <text:p>683</text:p>
          </table:table-cell>
          <table:table-cell table:number-columns-repeated="2"/>
          <table:table-cell office:value-type="string" calcext:value-type="string">
            <text:p>Medical emergency or rape should only be allowed</text:p>
          </table:table-cell>
          <table:table-cell table:number-columns-repeated="1020"/>
        </table:table-row>
        <table:table-row table:style-name="ro3">
          <table:table-cell office:value-type="float" office:value="684" calcext:value-type="float">
            <text:p>684</text:p>
          </table:table-cell>
          <table:table-cell table:number-columns-repeated="2"/>
          <table:table-cell office:value-type="string" calcext:value-type="string">
            <text:p>Death is a consequence of sex. Abortion should only be allowed for rape victims and medical emergencies.</text:p>
          </table:table-cell>
          <table:table-cell table:number-columns-repeated="1020"/>
        </table:table-row>
        <table:table-row table:style-name="ro3">
          <table:table-cell office:value-type="float" office:value="685" calcext:value-type="float">
            <text:p>685</text:p>
          </table:table-cell>
          <table:table-cell table:number-columns-repeated="2"/>
          <table:table-cell office:value-type="string" calcext:value-type="string">
            <text:p><text:s/>I'm Pro-Life (with a few exceptions)</text:p>
          </table:table-cell>
          <table:table-cell table:number-columns-repeated="1020"/>
        </table:table-row>
        <table:table-row table:style-name="ro21">
          <table:table-cell office:value-type="float" office:value="686" calcext:value-type="float">
            <text:p>686</text:p>
          </table:table-cell>
          <table:table-cell office:value-type="string" calcext:value-type="string">
            <text:p>t3_bbh5n4</text:p>
          </table:table-cell>
          <table:table-cell office:value-type="string" calcext:value-type="string">
            <text:p>i see examples of this all the time. the following are three major examples that inspired me to take this viewpoint in the first place, however, it is not limited to these. amp; x200b; 1. national speech and debate association a fairly obvious one here i feel. as someone who has watched a lot of high school debates, the entire point of it is to debate your point better than your opponent regardless of whether you are pro or anti on the matter. amp; x200b; 2. the united states law and justice system similar to example 1, in a system where there are lawyers attorneys who either defend or prosecute, i find it quite apparent that one would rather be guilty with a great defense attorney, than innocent with a mediocre defense attorney. a classic example of this is the oj simpson case where he had a 'dream team' of lawyers that would eventually prove his so called innocence when it was obvious he actually committed the crime sorry to any of you oj supporters, but he definitely killed nicole brown and ron goldman . an example of this going the opposite way is with all the people who are wrongfully convicted for crimes they did not commit. the innocence project project is an organization created because of how many people were actually innocent, but were put in jail anyways. amp; x200b; 3. ben shapiro ok, before i get a ton of hate for what i'm about to say, i want to add in advance that i am extremely moderate in my political views and am not claiming a certain party is better than the other. but! ben shapiro is a great example because of his ability to dominate debates. regardless of what you think of his political stance, it is self evident that the man knows how to debate. i truly believe that if he was forced to debate the left side, he could still convince others his stance is correct, purely because he really knows how to argue well! amp; x200b; these are just some examples i have thought of but please do not be limited to them as they're all pretty similar. i would just like my view to be changed about what i stated in the title, please do not reply with hate purely because of what i said about politics, i probably shouldn't have put that in there. now change my view!</text:p>
          </table:table-cell>
          <table:table-cell office:value-type="string" calcext:value-type="string">
            <text:p><text:s/>In a debate or argument, it is more important to be the better debater than to have the correct opinion/stance.</text:p>
          </table:table-cell>
          <table:table-cell table:number-columns-repeated="1020"/>
        </table:table-row>
        <table:table-row table:style-name="ro3">
          <table:table-cell office:value-type="float" office:value="687" calcext:value-type="float">
            <text:p>687</text:p>
          </table:table-cell>
          <table:table-cell table:number-columns-repeated="2"/>
          <table:table-cell office:value-type="string" calcext:value-type="string">
            <text:p>Body relative direction of opinion in politics is inherently unfair.</text:p>
          </table:table-cell>
          <table:table-cell table:number-columns-repeated="1020"/>
        </table:table-row>
        <table:table-row table:style-name="ro3">
          <table:table-cell office:value-type="float" office:value="688" calcext:value-type="float">
            <text:p>688</text:p>
          </table:table-cell>
          <table:table-cell table:number-columns-repeated="2"/>
          <table:table-cell office:value-type="string" calcext:value-type="string">
            <text:p>Title 1: One would rather be guilty of a crime than innocent with a good defense attorney.</text:p>
          </table:table-cell>
          <table:table-cell table:number-columns-repeated="1020"/>
        </table:table-row>
        <table:table-row table:style-name="ro3">
          <table:table-cell office:value-type="float" office:value="689" calcext:value-type="float">
            <text:p>689</text:p>
          </table:table-cell>
          <table:table-cell table:number-columns-repeated="2"/>
          <table:table-cell office:value-type="string" calcext:value-type="string">
            <text:p>Secondary school debate was a good example of how we should think about politics</text:p>
          </table:table-cell>
          <table:table-cell table:number-columns-repeated="1020"/>
        </table:table-row>
        <table:table-row table:style-name="ro3">
          <table:table-cell office:value-type="float" office:value="690" calcext:value-type="float">
            <text:p>690</text:p>
          </table:table-cell>
          <table:table-cell table:number-columns-repeated="2"/>
          <table:table-cell office:value-type="string" calcext:value-type="string">
            <text:p>Secondary school debate is a waste of time and resources.</text:p>
          </table:table-cell>
          <table:table-cell table:number-columns-repeated="1020"/>
        </table:table-row>
        <table:table-row table:style-name="ro3">
          <table:table-cell office:value-type="float" office:value="691" calcext:value-type="float">
            <text:p>691</text:p>
          </table:table-cell>
          <table:table-cell table:number-columns-repeated="2"/>
          <table:table-cell office:value-type="string" calcext:value-type="string">
            <text:p>Politics are a contest of opinion, not facts.</text:p>
          </table:table-cell>
          <table:table-cell table:number-columns-repeated="1020"/>
        </table:table-row>
        <table:table-row table:style-name="ro3">
          <table:table-cell office:value-type="float" office:value="692" calcext:value-type="float">
            <text:p>692</text:p>
          </table:table-cell>
          <table:table-cell table:number-columns-repeated="2"/>
          <table:table-cell office:value-type="string" calcext:value-type="string">
            <text:p>Criminal defense lawyer and a good defense attorney are inherently better than non-defense attorney attorneys</text:p>
          </table:table-cell>
          <table:table-cell table:number-columns-repeated="1020"/>
        </table:table-row>
        <table:table-row table:style-name="ro21">
          <table:table-cell office:value-type="float" office:value="693" calcext:value-type="float">
            <text:p>693</text:p>
          </table:table-cell>
          <table:table-cell office:value-type="string" calcext:value-type="string">
            <text:p>t3_a82ugn</text:p>
          </table:table-cell>
          <table:table-cell office:value-type="string" calcext:value-type="string">
            <text:p>i have a phd in biolo y. i recently went to a lecture at northwestern in the sociology department about how overweight men are oppressed in the gay communi y. i thought: the lecture had no quantitative data at all the researcher made huge unfounded assumptions with no data of any kind the terms gay and overweight had no definitions the premise was probably only true in new york city where the researcher was from and has not ever been my experience in milwaukee or chicago the whole talk seemed like some weird marxist conflict theory that looks at the whole world as oppressor and oppressed which is overly simplistic and demonizes a large swath of the population while infantilizing another swath of the populati n. i feel people left with unfounded anger at a conflict that was only in the researcher's he d. the audience kept throwing out words like intersectionality that sound important but don't really explain anything, for example 'are overweight gay men of color treated different due to intersectionalit ? ' i don't kn w. i'm a pale gay ar b. am i a person of col r? does sociology actually define words that are used to describe 80pt of the world population like poc or is it just a fancy word of binning people that aren't christian and or european descend d? the purpose of the talk was lost on e. is society improved by projecting new york city skinny norms on to the rest of the world and then calling a whole massive group of heterogeneous people oppress ? i left convinced sociology is somewhat akin to cosmolo y. it makes people feel like they understand how the world works after looking at a poorly worded fortune cook e. i realize my conclusion has a sample size of one bad lecture, but then i went out and bought a sociology text bo k. the first 200 pages just continued reading a bunch more about oppressi n. gre t. people have conflic s. is the whole world perpetually in conflict to the academic with no actual tangible steps for improving socie y? can we just put people into huge monolithic categories that don't have an explanatory value and turn the individual into a useless statist ? i currently believe sociology doesn't help anyone and is not a real science, but i want to appreciate t. please change my vi</text:p>
          </table:table-cell>
          <table:table-cell office:value-type="string" calcext:value-type="string">
            <text:p>Sociology is a useless science that is detrimental to society.</text:p>
          </table:table-cell>
          <table:table-cell table:number-columns-repeated="1020"/>
        </table:table-row>
        <table:table-row table:style-name="ro3">
          <table:table-cell office:value-type="float" office:value="694" calcext:value-type="float">
            <text:p>694</text:p>
          </table:table-cell>
          <table:table-cell table:number-columns-repeated="2"/>
          <table:table-cell office:value-type="string" calcext:value-type="string">
            <text:p>Quantitative research is useless</text:p>
          </table:table-cell>
          <table:table-cell table:number-columns-repeated="1020"/>
        </table:table-row>
        <table:table-row table:style-name="ro3">
          <table:table-cell office:value-type="float" office:value="695" calcext:value-type="float">
            <text:p>695</text:p>
          </table:table-cell>
          <table:table-cell table:number-columns-repeated="2"/>
          <table:table-cell office:value-type="string" calcext:value-type="string">
            <text:p>Doctor of Philosophy and Sociology doesn't make people understand how life works</text:p>
          </table:table-cell>
          <table:table-cell table:number-columns-repeated="1020"/>
        </table:table-row>
        <table:table-row table:style-name="ro3">
          <table:table-cell office:value-type="float" office:value="696" calcext:value-type="float">
            <text:p>696</text:p>
          </table:table-cell>
          <table:table-cell table:number-columns-repeated="2"/>
          <table:table-cell office:value-type="string" calcext:value-type="string">
            <text:p>World population differences are meaningless when compared to the cultural, societal, and academic problems the socioti are talking about.</text:p>
          </table:table-cell>
          <table:table-cell table:number-columns-repeated="1020"/>
        </table:table-row>
        <table:table-row table:style-name="ro3">
          <table:table-cell office:value-type="float" office:value="697" calcext:value-type="float">
            <text:p>697</text:p>
          </table:table-cell>
          <table:table-cell table:number-columns-repeated="2"/>
          <table:table-cell office:value-type="string" calcext:value-type="string">
            <text:p>Doctor of Philosophy degrees in sociology are useless and often harmful to society.</text:p>
          </table:table-cell>
          <table:table-cell table:number-columns-repeated="1020"/>
        </table:table-row>
        <table:table-row table:style-name="ro3">
          <table:table-cell office:value-type="float" office:value="698" calcext:value-type="float">
            <text:p>698</text:p>
          </table:table-cell>
          <table:table-cell table:number-columns-repeated="2"/>
          <table:table-cell office:value-type="string" calcext:value-type="string">
            <text:p><text:s/>Sociology is not a real science and doesn't help anyone.</text:p>
          </table:table-cell>
          <table:table-cell table:number-columns-repeated="1020"/>
        </table:table-row>
        <table:table-row table:style-name="ro3">
          <table:table-cell office:value-type="float" office:value="699" calcext:value-type="float">
            <text:p>699</text:p>
          </table:table-cell>
          <table:table-cell table:number-columns-repeated="2"/>
          <table:table-cell office:value-type="string" calcext:value-type="string">
            <text:p>Gay and overweight people are not oppressed by sociology.</text:p>
          </table:table-cell>
          <table:table-cell table:number-columns-repeated="1020"/>
        </table:table-row>
        <table:table-row table:style-name="ro39" table:number-rows-repeated="1047874">
          <table:table-cell table:number-columns-repeated="1024"/>
        </table:table-row>
        <table:table-row table:style-name="ro3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6-17T15:45:38.073177934</dc:date>
    <meta:editing-duration>PT3M28S</meta:editing-duration>
    <meta:editing-cycles>4</meta:editing-cycles>
    <meta:generator>LibreOffice/6.0.7.3.0$Linux_X86_64 LibreOffice_project/00$Build-3</meta:generator>
    <meta:document-statistic meta:table-count="1" meta:cell-count="1604" meta:object-count="0"/>
  </office:meta>
</office:document-meta>
</file>